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46.956cm"/>
    </style:style>
    <style:style style:name="co3" style:family="table-column">
      <style:table-column-properties fo:break-before="auto" style:column-width="31.111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8.774cm"/>
    </style:style>
    <style:style style:name="co8" style:family="table-column">
      <style:table-column-properties fo:break-before="auto" style:column-width="6.581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>
            <text:p>CodInterno</text:p>
          </table:table-cell>
          <table:table-cell office:value-type="string">
            <text:p>Producto</text:p>
          </table:table-cell>
          <table:table-cell office:value-type="string">
            <text:p>Descripcion</text:p>
          </table:table-cell>
          <table:table-cell office:value-type="string">
            <text:p>idseccion</text:p>
          </table:table-cell>
          <table:table-cell office:value-type="string">
            <text:p>idrubro</text:p>
          </table:table-cell>
          <table:table-cell office:value-type="string">
            <text:p>idsubrubro</text:p>
          </table:table-cell>
          <table:table-cell office:value-type="string">
            <text:p>SubRubro</text:p>
          </table:table-cell>
          <table:table-cell office:value-type="string">
            <text:p>Rubro</text:p>
          </table:table-cell>
          <table:table-cell office:value-type="string">
            <text:p>Seccion</text:p>
          </table:table-cell>
          <table:table-cell table:style-name="Default"/>
        </table:table-row>
        <table:table-row table:style-name="ro2">
          <table:table-cell office:value-type="float" office:value="4250">
            <text:p>4250</text:p>
          </table:table-cell>
          <table:table-cell office:value-type="string">
            <text:p>MINICOMPONENTE 1CD/MP3 - 800W PMPO - FM/AM - C.R.</text:p>
          </table:table-cell>
          <table:table-cell office:value-type="string">
            <text:p>800W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4794">
            <text:p>4794</text:p>
          </table:table-cell>
          <table:table-cell office:value-type="string">
            <text:p>RADIOGRABADOR CON CD/MP3 - AM/FM - 60W PMPO - PUERTO USB - SALIDA P/AURICULARES</text:p>
          </table:table-cell>
          <table:table-cell/>
          <table:table-cell office:value-type="string">
            <text:p>E1</text:p>
          </table:table-cell>
          <table:table-cell table:number-columns-repeated="2" office:value-type="string">
            <text:p>E2</text:p>
          </table:table-cell>
          <table:table-cell office:value-type="string">
            <text:p>REPRODUCTORES</text:p>
          </table:table-cell>
          <table:table-cell office:value-type="string">
            <text:p>AUDIO PORTABLE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5998">
            <text:p>5998</text:p>
          </table:table-cell>
          <table:table-cell office:value-type="string">
            <text:p>HOME THEATER <text:s/>5.1 300W <text:s/>RMS + DVD (DIVX) - RADIO FM - PUERTO USB - CR</text:p>
          </table:table-cell>
          <table:table-cell/>
          <table:table-cell office:value-type="string">
            <text:p>E1</text:p>
          </table:table-cell>
          <table:table-cell office:value-type="string">
            <text:p>E5</text:p>
          </table:table-cell>
          <table:table-cell office:value-type="string">
            <text:p>E9</text:p>
          </table:table-cell>
          <table:table-cell table:number-columns-repeated="2" office:value-type="string">
            <text:p>HOME THEATRE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014">
            <text:p>6014</text:p>
          </table:table-cell>
          <table:table-cell office:value-type="string">
            <text:p>HOME THEATER <text:s/>5.1 300W <text:s/>RMS + DVD- HDMI- RADIO FM - PUERTO USB - KARAOKE -CR</text:p>
          </table:table-cell>
          <table:table-cell/>
          <table:table-cell office:value-type="string">
            <text:p>E1</text:p>
          </table:table-cell>
          <table:table-cell office:value-type="string">
            <text:p>E5</text:p>
          </table:table-cell>
          <table:table-cell office:value-type="string">
            <text:p>E9</text:p>
          </table:table-cell>
          <table:table-cell table:number-columns-repeated="2" office:value-type="string">
            <text:p>HOME THEATRE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261">
            <text:p>6261</text:p>
          </table:table-cell>
          <table:table-cell office:value-type="string">
            <text:p>PARLANTES MULTIMEDIA 5.1 100W RMS - C.R INALAMBRICO</text:p>
          </table:table-cell>
          <table:table-cell/>
          <table:table-cell office:value-type="string">
            <text:p>E1</text:p>
          </table:table-cell>
          <table:table-cell office:value-type="string">
            <text:p>E5</text:p>
          </table:table-cell>
          <table:table-cell office:value-type="string">
            <text:p>E9</text:p>
          </table:table-cell>
          <table:table-cell table:number-columns-repeated="2" office:value-type="string">
            <text:p>HOME THEATRE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262">
            <text:p>6262</text:p>
          </table:table-cell>
          <table:table-cell office:value-type="string">
            <text:p>PARLANTES MULTIMEDIA 5.1 100W RMS - C.R.</text:p>
          </table:table-cell>
          <table:table-cell/>
          <table:table-cell office:value-type="string">
            <text:p>E1</text:p>
          </table:table-cell>
          <table:table-cell office:value-type="string">
            <text:p>E5</text:p>
          </table:table-cell>
          <table:table-cell office:value-type="string">
            <text:p>E9</text:p>
          </table:table-cell>
          <table:table-cell table:number-columns-repeated="2" office:value-type="string">
            <text:p>HOME THEATRE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string">
            <text:p>MINICOMPONENTE 1DVD/MP3 - 50W RMS - CD RIPPING - PUERTO USB - C.R.</text:p>
          </table:table-cell>
          <table:table-cell/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377">
            <text:p>6377</text:p>
          </table:table-cell>
          <table:table-cell office:value-type="string">
            <text:p>LIQ-MINICOMPONENTE 1CD/MP3 2500W - PUERTO USB - C.R.</text:p>
          </table:table-cell>
          <table:table-cell office:value-type="string">
            <text:p><text:s/>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394">
            <text:p>6394</text:p>
          </table:table-cell>
          <table:table-cell office:value-type="string">
            <text:p>LIQ-AUTOESTEREO C/PUERTO USB Y LECTOR MEM CARD </text:p>
          </table:table-cell>
          <table:table-cell office:value-type="string">
            <text:p><text:s/></text:p>
          </table:table-cell>
          <table:table-cell office:value-type="string">
            <text:p>E1</text:p>
          </table:table-cell>
          <table:table-cell office:value-type="string">
            <text:p>E3</text:p>
          </table:table-cell>
          <table:table-cell office:value-type="string">
            <text:p>E5</text:p>
          </table:table-cell>
          <table:table-cell office:value-type="string">
            <text:p>AUTOESTEREOS</text:p>
          </table:table-cell>
          <table:table-cell office:value-type="string">
            <text:p>AUDIO VEHICULAR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424">
            <text:p>6424</text:p>
          </table:table-cell>
          <table:table-cell office:value-type="string">
            <text:p>LIQ-MICROCOMPONENTE 1CD/MP3-AM/FM-CASSETTE-PUERTO USB-C.R</text:p>
          </table:table-cell>
          <table:table-cell office:value-type="string">
            <text:p><text:s/>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0</text:p>
          </table:table-cell>
          <table:table-cell office:value-type="string">
            <text:p>MICRO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string">
            <text:p>MINICOMPONENTE 3CDS/MP3 1900W PMPO - C.R.</text:p>
          </table:table-cell>
          <table:table-cell/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642">
            <text:p>6642</text:p>
          </table:table-cell>
          <table:table-cell office:value-type="string">
            <text:p>MINISISTEMA <text:s/>1CD/DVD/DIVX/MP3 /USB 2.0 -RANURA DE TARJETA SD/MMC/MS- 2500W PMPO - </text:p>
          </table:table-cell>
          <table:table-cell office:value-type="string">
            <text:p><text:s/>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2</text:p>
          </table:table-cell>
          <table:table-cell office:value-type="string">
            <text:p>SISTEMAS MUSICAL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692">
            <text:p>6692</text:p>
          </table:table-cell>
          <table:table-cell office:value-type="string">
            <text:p>Minicomponente-Hi Fi -1Cd-120W Rsm- Usb --Am-Fm -Mp3 -Auxiliar Rca</text:p>
          </table:table-cell>
          <table:table-cell office:value-type="string">
            <text:p>-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Minicomponente 3Cd/Mp3 - 1300W Rsm- Usb - Am-Fm - Mp3-Slot Sd/Mmc - Refuerzo De Graves Max Sound-Rip Plus.Karaoke Dual</text:p>
          </table:table-cell>
          <table:table-cell office:value-type="string">
            <text:p><text:s/>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689">
            <text:p>6689</text:p>
          </table:table-cell>
          <table:table-cell office:value-type="string">
            <text:p>Minicomponente 3Cd/Mp3 - 400W Rsm- Usb - Am-Fm - Mp3 -</text:p>
          </table:table-cell>
          <table:table-cell office:value-type="string">
            <text:p>-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2">
          <table:table-cell office:value-type="float" office:value="6707">
            <text:p>6707</text:p>
          </table:table-cell>
          <table:table-cell office:value-type="string">
            <text:p>REPRODUCTOR DE CD/MP3 -100W PMPO-SD</text:p>
          </table:table-cell>
          <table:table-cell office:value-type="string">
            <text:p><text:s/></text:p>
          </table:table-cell>
          <table:table-cell office:value-type="string">
            <text:p>E1</text:p>
          </table:table-cell>
          <table:table-cell table:number-columns-repeated="2" office:value-type="string">
            <text:p>E2</text:p>
          </table:table-cell>
          <table:table-cell office:value-type="string">
            <text:p>REPRODUCTORES</text:p>
          </table:table-cell>
          <table:table-cell office:value-type="string">
            <text:p>AUDIO PORTABLE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Minicomponente 3Cd/Mp3 -Rms De 800W - Fm/Am -Bass Reflex -Host Usb-Mp3 Link</text:p>
          </table:table-cell>
          <table:table-cell office:value-type="string">
            <text:p>Max Sound, Refuerzo Dinámico De Graves En 3 Pasos, Incredible Surround, Control De Sonido Digital Con 4 Modos, Control Ambiental Virtual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887">
            <text:p>6887</text:p>
          </table:table-cell>
          <table:table-cell office:value-type="string">
            <text:p>Autoestereo-Potencia 50 Watts X 4, <text:s text:c="2"/>Bluetooth, Amplificador <text:s/>Mos-Fet, Apto Para Android Y Iphone. <text:s/>Soporta 2 Teléfonos Al <text:s/>Mismo Tiempo. <text:s/>Usb X 2 <text:s/>(Front / Rear)-Hs-Ivs Tuner, External Mode For Ipod - Puerto Usb,</text:p>
          </table:table-cell>
          <table:table-cell office:value-type="string">
            <text:p>-</text:p>
          </table:table-cell>
          <table:table-cell office:value-type="string">
            <text:p>E1</text:p>
          </table:table-cell>
          <table:table-cell office:value-type="string">
            <text:p>E3</text:p>
          </table:table-cell>
          <table:table-cell office:value-type="string">
            <text:p>E5</text:p>
          </table:table-cell>
          <table:table-cell office:value-type="string">
            <text:p>AUTOESTEREOS</text:p>
          </table:table-cell>
          <table:table-cell office:value-type="string">
            <text:p>AUDIO VEHICULAR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890">
            <text:p>6890</text:p>
          </table:table-cell>
          <table:table-cell office:value-type="string">
            <text:p>Autoestereo-Mosfet <text:s/>Amp <text:s/>45 W X 4, <text:s/>Pantalla Touch Screen <text:s/>3",Bluetooth, <text:s/>Puerto Usb, <text:s/>Sd Slot, <text:s/>Reproduce <text:s/>Video &amp; Audio Digital, <text:s/>Apto Camaras De Vigilancia Y Aproximacion, <text:s/>Rds,</text:p>
          </table:table-cell>
          <table:table-cell office:value-type="string">
            <text:p>-</text:p>
          </table:table-cell>
          <table:table-cell office:value-type="string">
            <text:p>E1</text:p>
          </table:table-cell>
          <table:table-cell office:value-type="string">
            <text:p>E3</text:p>
          </table:table-cell>
          <table:table-cell office:value-type="string">
            <text:p>E5</text:p>
          </table:table-cell>
          <table:table-cell office:value-type="string">
            <text:p>AUTOESTEREOS</text:p>
          </table:table-cell>
          <table:table-cell office:value-type="string">
            <text:p>AUDIO VEHICULAR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891">
            <text:p>6891</text:p>
          </table:table-cell>
          <table:table-cell office:value-type="string">
            <text:p>Autoestereo- Pantalla Touch Screen <text:s/>3",Bluetooth, Puerto Usb, Sd Slot, Reproduce <text:s/>Video &amp; Audio Digital, <text:s/>Incluye Camara Trasera De Video ,Rds,</text:p>
          </table:table-cell>
          <table:table-cell office:value-type="string">
            <text:p>-</text:p>
          </table:table-cell>
          <table:table-cell office:value-type="string">
            <text:p>E1</text:p>
          </table:table-cell>
          <table:table-cell office:value-type="string">
            <text:p>E3</text:p>
          </table:table-cell>
          <table:table-cell office:value-type="string">
            <text:p>E5</text:p>
          </table:table-cell>
          <table:table-cell office:value-type="string">
            <text:p>AUTOESTEREOS</text:p>
          </table:table-cell>
          <table:table-cell office:value-type="string">
            <text:p>AUDIO VEHICULAR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896">
            <text:p>6896</text:p>
          </table:table-cell>
          <table:table-cell office:value-type="string">
            <text:p>Minicomponente -8300W Potencia Maxima (Pmpo) -750W Potencia Real (Rms)</text:p>
          </table:table-cell>
          <table:table-cell office:value-type="string">
            <text:p>-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897">
            <text:p>6897</text:p>
          </table:table-cell>
          <table:table-cell office:value-type="string">
            <text:p>Minicomponente -5500W Potencia Max (Pmpo) -500W Potencia Real (Rms)</text:p>
          </table:table-cell>
          <table:table-cell office:value-type="string">
            <text:p>-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956">
            <text:p>6956</text:p>
          </table:table-cell>
          <table:table-cell office:value-type="string">
            <text:p>Minicomponente Con Super Woofer Triple Y Memoria Interna</text:p>
          </table:table-cell>
          <table:table-cell office:value-type="string">
            <text:p>-</text:p>
          </table:table-cell>
          <table:table-cell office:value-type="string">
            <text:p>E1</text:p>
          </table:table-cell>
          <table:table-cell office:value-type="string">
            <text:p>E6</text:p>
          </table:table-cell>
          <table:table-cell office:value-type="string">
            <text:p>E11</text:p>
          </table:table-cell>
          <table:table-cell office:value-type="string">
            <text:p>MINICOMPONENTES</text:p>
          </table:table-cell>
          <table:table-cell office:value-type="string">
            <text:p>SISTEMAS DE AUDIO</text:p>
          </table:table-cell>
          <table:table-cell office:value-type="string">
            <text:p>AUDIO</text:p>
          </table:table-cell>
          <table:table-cell/>
        </table:table-row>
        <table:table-row table:style-name="ro1">
          <table:table-cell office:value-type="float" office:value="6923">
            <text:p>6923</text:p>
          </table:table-cell>
          <table:table-cell office:value-type="string">
            <text:p>Notebook Positivo Bgh Micro Intel Celeron T3500-2 Gb Ddr3-320 Gb -Wi-Fi-Dvd+/-Rw (Dual Layer)-Windows® 7 Starter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924">
            <text:p>6924</text:p>
          </table:table-cell>
          <table:table-cell office:value-type="string">
            <text:p>Notebook Positivo Bgh Intel Pentium T4500-24Gb Ddr3-500 Gb -Wi-Fi-Dvd-Windows® 7 Home Basic + Ms Office Home &amp; Studio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Notebook Intel Celeron B800- 2 Gb <text:s/>Ddr3 <text:s/>Hdd:320 Gb - Led 14.1 ” Hd- Wifi Conexión Hdmi <text:s/>Webcam 1.3 Mega Pixel <text:s/>Sistema Operativo : Windows 7 Starter -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Notebook Intel Pentium B940 - 2 Gb <text:s/>Ddr3 -Hdd 500 Gb - <text:s/>Wifi - Conexión Hdmi <text:s/>Webcam 1.3 Mega Pixel <text:s/>-Windows 7 Home Premium 64 Bits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888">
            <text:p>6888</text:p>
          </table:table-cell>
          <table:table-cell office:value-type="string">
            <text:p>Estabilizador De Tension "Westpower 500Va" - Proteccion De Cortocircuito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29</text:p>
          </table:table-cell>
          <table:table-cell office:value-type="string">
            <text:p>E78</text:p>
          </table:table-cell>
          <table:table-cell office:value-type="string">
            <text:p>ESTABILIZADORES Y UPS</text:p>
          </table:table-cell>
          <table:table-cell office:value-type="string">
            <text:p>ACCESORIO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889">
            <text:p>6889</text:p>
          </table:table-cell>
          <table:table-cell office:value-type="string">
            <text:p>Notebook G470 Intel B950 -2Gb -Hdd 500Gb -Ddr3-Webcam-Wi-Fi--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Pc Amd Apu A4 -Quad Core -Hd 500Gb - Ddr3 4Gb - Grab.Dvd - Monitor 19" Wide Bangho - Win 7 Starter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0</text:p>
          </table:table-cell>
          <table:table-cell office:value-type="string">
            <text:p>E83</text:p>
          </table:table-cell>
          <table:table-cell table:number-columns-repeated="2" office:value-type="string">
            <text:p>COMPUTADORA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856">
            <text:p>6856</text:p>
          </table:table-cell>
          <table:table-cell office:value-type="string">
            <text:p>Impresora Hp Photosmart D110a-All-In-One -Impresión, Copiado, Escaneo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1</text:p>
          </table:table-cell>
          <table:table-cell office:value-type="string">
            <text:p>E84</text:p>
          </table:table-cell>
          <table:table-cell office:value-type="string">
            <text:p>IMPRESORAS</text:p>
          </table:table-cell>
          <table:table-cell office:value-type="string">
            <text:p>IMPRESIÓN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857">
            <text:p>6857</text:p>
          </table:table-cell>
          <table:table-cell office:value-type="string">
            <text:p>Impresora <text:s/>Laser Monocromática-Interfaz De Usb 2.0 De Alta Velocidad / Red Inalámbrica 802.11 B/G/N -Velocidad (Monocromática): Hasta 20 Ppm En A4 (21 Ppm En Carta</text:p>
          </table:table-cell>
          <table:table-cell office:value-type="string">
            <text:p>-Capacidad Y Tipo De Entrada: Bandeja Estándar Para 150 Hojas</text:p>
          </table:table-cell>
          <table:table-cell office:value-type="string">
            <text:p>E10</text:p>
          </table:table-cell>
          <table:table-cell office:value-type="string">
            <text:p>E31</text:p>
          </table:table-cell>
          <table:table-cell office:value-type="string">
            <text:p>E84</text:p>
          </table:table-cell>
          <table:table-cell office:value-type="string">
            <text:p>IMPRESORAS</text:p>
          </table:table-cell>
          <table:table-cell office:value-type="string">
            <text:p>IMPRESIÓN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858">
            <text:p>6858</text:p>
          </table:table-cell>
          <table:table-cell office:value-type="string">
            <text:p>Impresora <text:s/>Laser Monocromática-Interfaz De Usb 2.0 De Alta Velocidad -600 X 600 Ppp -Bandeja 1 (Bandeja De Papel): Tamaños: A4, A5, B5 Jis, Ejecutivo, Folio, Iso-B5, Extra Oficio, Carta, Oficio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1</text:p>
          </table:table-cell>
          <table:table-cell office:value-type="string">
            <text:p>E84</text:p>
          </table:table-cell>
          <table:table-cell office:value-type="string">
            <text:p>IMPRESORAS</text:p>
          </table:table-cell>
          <table:table-cell office:value-type="string">
            <text:p>IMPRESIÓN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811">
            <text:p>6811</text:p>
          </table:table-cell>
          <table:table-cell office:value-type="string">
            <text:p>Tablet Blackberry Playbook-</text:p>
          </table:table-cell>
          <table:table-cell office:value-type="string">
            <text:p>Dual Core 1 Ghz - 1Gb Ram-Mem Int 16 Gb -Camara 5Mpx-Lcd 7"-Multitactil-</text:p>
          </table:table-cell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696">
            <text:p>6696</text:p>
          </table:table-cell>
          <table:table-cell office:value-type="string">
            <text:p>Pc Intel G440 Sandy Bridge -- Mother Gigabyte S1155ga-H61m-S1- Hd 500Gb - Ddr3 2Gb - Grab.Dvd - Monitor 19" Led</text:p>
          </table:table-cell>
          <table:table-cell office:value-type="string">
            <text:p>-</text:p>
          </table:table-cell>
          <table:table-cell office:value-type="string">
            <text:p>E10</text:p>
          </table:table-cell>
          <table:table-cell office:value-type="string">
            <text:p>E30</text:p>
          </table:table-cell>
          <table:table-cell office:value-type="string">
            <text:p>E83</text:p>
          </table:table-cell>
          <table:table-cell table:number-columns-repeated="2" office:value-type="string">
            <text:p>COMPUTADORAS</text:p>
          </table:table-cell>
          <table:table-cell office:value-type="string">
            <text:p>INFORMÁTICA</text:p>
          </table:table-cell>
          <table:table-cell/>
        </table:table-row>
        <table:table-row table:style-name="ro2">
          <table:table-cell office:value-type="float" office:value="6662">
            <text:p>6662</text:p>
          </table:table-cell>
          <table:table-cell office:value-type="string">
            <text:p>NOTEBOOK BANGHO MICRO INTEL PENTIUM B960 - 2 GB DDR3 DISCO 320 GB - PANTALLA LCD 14" - WIFI - WEB CAM - HDMI - BAT 6C. - W7 HB </text:p>
          </table:table-cell>
          <table:table-cell office:value-type="string">
            <text:p><text:s/></text:p>
          </table:table-cell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2">
          <table:table-cell office:value-type="float" office:value="6663">
            <text:p>6663</text:p>
          </table:table-cell>
          <table:table-cell office:value-type="string">
            <text:p>PC INTEL SANDY BRIDGE 5000 DUAL CORE - HD 500GB - DDR3 2GB - GRAB.DVD - MONITOR 19" WIDE BANGHO - WIN 7 HOME BASIC </text:p>
          </table:table-cell>
          <table:table-cell office:value-type="string">
            <text:p><text:s/></text:p>
          </table:table-cell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2">
          <table:table-cell office:value-type="float" office:value="6517">
            <text:p>6517</text:p>
          </table:table-cell>
          <table:table-cell office:value-type="string">
            <text:p>ESTABILIZADOR DE TENSION "PRYMO 500" - PROTECCION P/INTERNET</text:p>
          </table:table-cell>
          <table:table-cell/>
          <table:table-cell office:value-type="string">
            <text:p>E10</text:p>
          </table:table-cell>
          <table:table-cell office:value-type="string">
            <text:p>E29</text:p>
          </table:table-cell>
          <table:table-cell office:value-type="string">
            <text:p>E78</text:p>
          </table:table-cell>
          <table:table-cell office:value-type="string">
            <text:p>ESTABILIZADORES Y UPS</text:p>
          </table:table-cell>
          <table:table-cell office:value-type="string">
            <text:p>ACCESORIOS</text:p>
          </table:table-cell>
          <table:table-cell office:value-type="string">
            <text:p>INFORMÁTICA</text:p>
          </table:table-cell>
          <table:table-cell/>
        </table:table-row>
        <table:table-row table:style-name="ro2">
          <table:table-cell office:value-type="float" office:value="6390">
            <text:p>6390</text:p>
          </table:table-cell>
          <table:table-cell office:value-type="string">
            <text:p>NOTEBOOK POSITIVO BGH MICRO INTEL CORE i3 - 2 GB DDR3 DISCO 500 GB - PANTALLA LED 14" - WIFI - WEB CAM - HDMI - BAT 6C. - W7 HB</text:p>
          </table:table-cell>
          <table:table-cell/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2">
          <table:table-cell office:value-type="float" office:value="6392">
            <text:p>6392</text:p>
          </table:table-cell>
          <table:table-cell office:value-type="string">
            <text:p>NOTEBOOK POSITIVO BGH MICRO INTEL CORE i5 - 4 GB DDR3 DISCO 640 GB - PANTALLA LED 14" - WIFI - WEB CAM - HDMI - BAT 6C. - W7 HP 64 BITS + KIT 3D (SOFT+LENTE)</text:p>
          </table:table-cell>
          <table:table-cell/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1">
          <table:table-cell office:value-type="float" office:value="6305">
            <text:p>6305</text:p>
          </table:table-cell>
          <table:table-cell office:value-type="string">
            <text:p>Notebook Positivo Bgh Micro Intel Pentium T4500 - 2 Gb Ddr3 Disco 320 Gb - Pantalla Led 14" - Wifi - Web Cam - Hdmi - Bat 6C. - Win 7 Starter + Kit 3D</text:p>
          </table:table-cell>
          <table:table-cell/>
          <table:table-cell office:value-type="string">
            <text:p>E10</text:p>
          </table:table-cell>
          <table:table-cell office:value-type="string">
            <text:p>E34</text:p>
          </table:table-cell>
          <table:table-cell office:value-type="string">
            <text:p>E89</text:p>
          </table:table-cell>
          <table:table-cell table:number-columns-repeated="2" office:value-type="string">
            <text:p>NOTEBOOKS Y NETBOOKS</text:p>
          </table:table-cell>
          <table:table-cell office:value-type="string">
            <text:p>INFORMÁTICA</text:p>
          </table:table-cell>
          <table:table-cell/>
        </table:table-row>
        <table:table-row table:style-name="ro2">
          <table:table-cell office:value-type="float" office:value="6243">
            <text:p>6243</text:p>
          </table:table-cell>
          <table:table-cell office:value-type="string">
            <text:p>MONITOR 22" LCD 1680x1050 WIDESCREEN - TIEMPO DE RESPUESTA 2MS.</text:p>
          </table:table-cell>
          <table:table-cell/>
          <table:table-cell office:value-type="string">
            <text:p>E10</text:p>
          </table:table-cell>
          <table:table-cell office:value-type="string">
            <text:p>E33</text:p>
          </table:table-cell>
          <table:table-cell office:value-type="string">
            <text:p>E88</text:p>
          </table:table-cell>
          <table:table-cell table:number-columns-repeated="2" office:value-type="string">
            <text:p>MONITORES </text:p>
          </table:table-cell>
          <table:table-cell office:value-type="string">
            <text:p>INFORMÁTICA</text:p>
          </table:table-cell>
          <table:table-cell/>
        </table:table-row>
        <table:table-row table:style-name="ro2">
          <table:table-cell office:value-type="float" office:value="4384">
            <text:p>4384</text:p>
          </table:table-cell>
          <table:table-cell office:value-type="string">
            <text:p>TV 21" PANTALLA PLANA ULTRA SLIM - (FLAT) 181 CANALES - TRINORMA - STEREO - APTO TV SATELITAL <text:s/>- C.R.</text:p>
          </table:table-cell>
          <table:table-cell/>
          <table:table-cell office:value-type="string">
            <text:p>E10</text:p>
          </table:table-cell>
          <table:table-cell office:value-type="string">
            <text:p>E33</text:p>
          </table:table-cell>
          <table:table-cell office:value-type="string">
            <text:p>E88</text:p>
          </table:table-cell>
          <table:table-cell table:number-columns-repeated="2" office:value-type="string">
            <text:p>MONITORES </text:p>
          </table:table-cell>
          <table:table-cell office:value-type="string">
            <text:p>INFORMÁTICA</text:p>
          </table:table-cell>
          <table:table-cell/>
        </table:table-row>
        <table:table-row table:style-name="ro2">
          <table:table-cell office:value-type="float" office:value="4313">
            <text:p>4313</text:p>
          </table:table-cell>
          <table:table-cell office:value-type="string">
            <text:p>COCINA 4 HORNALLAS MARRON 51 CM. - PUERTA DE VIDRI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314">
            <text:p>4314</text:p>
          </table:table-cell>
          <table:table-cell office:value-type="string">
            <text:p>COCINA 4 HORNALLAS BLANCA 51 CM. - PUERTA DE VIDRI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315">
            <text:p>4315</text:p>
          </table:table-cell>
          <table:table-cell office:value-type="string">
            <text:p>COCINA 4 HORNALLAS BLANCA 57.5 CM. - C/PARRILLA - PUERTA DE VIDRI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317">
            <text:p>4317</text:p>
          </table:table-cell>
          <table:table-cell office:value-type="string">
            <text:p>COCINA 4 HORNALLAS MARRON 57.5 CM. - C/PARRILLA - PUERTA DE VIDRIO TEMPLADO-MULTIGAS 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318">
            <text:p>4318</text:p>
          </table:table-cell>
          <table:table-cell office:value-type="string">
            <text:p>COCINA 4 HORNALLAS BLANCA 57.5 CM. - C/PARRILLA - PUERTA DE VIDRIO TEMPLADO - HORNO ENLOZADO -MULTIGAS 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294">
            <text:p>4294</text:p>
          </table:table-cell>
          <table:table-cell office:value-type="string">
            <text:p>HELADERA 250 LTS. C/FREEZER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605">
            <text:p>4605</text:p>
          </table:table-cell>
          <table:table-cell office:value-type="string">
            <text:p>COCINA 4 HORNALLAS BLANCA 56 CM. - C/HORNO VISOR AUTOLIMPIANTE - MULTIGAS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608">
            <text:p>4608</text:p>
          </table:table-cell>
          <table:table-cell office:value-type="string">
            <text:p>COCINA 4 HORNALLAS BLANCA 57.5 CM. - PUERTA DE VIDRIO ESPEJADO - MANIJA DE CAÑO CRISTAL - HORNO AUTOLIMPIANTE-MULTIGAS 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609">
            <text:p>4609</text:p>
          </table:table-cell>
          <table:table-cell office:value-type="string">
            <text:p>COCINA 4 HORNALLAS BLANCA 57.5 CM. - ENC.ELECT. - C/PARRILLA - PUERTA DE CRISTAL DOBLE TEMPLADO - HORNO AUTOLIMP C/LUZ-MULTIGAS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610">
            <text:p>4610</text:p>
          </table:table-cell>
          <table:table-cell office:value-type="string">
            <text:p>COCINA 4 HORNALLAS MARRON 57.5 CM. - ENCENDIDO ELECT. - C/PARRILLA - PUERTA DE CRISTAL DOBLE TEMPLADO - HORNO AUTOLIMPIANTE C/LUZ-MULTIGAS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611">
            <text:p>4611</text:p>
          </table:table-cell>
          <table:table-cell office:value-type="string">
            <text:p>COCINA 4 HORNALLAS BLANCA 57.5 CM. - ENCENDIDO ELECT. - C/PARRILLA DESLIZANTE - PUERTA DE CRISTAL DOBLE TEMPLADO - HORNO AUTOLIMPI-MULTIGAS 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string">
            <text:p>COCINA 4 HORNALLAS MARRON 57.5 CM. - ENCENDIDO ELECT. - C/PARRILLA DESLIZANTE - PUERTA DE CRISTAL DOBLE TEMPLADO - HORNO AUTOLIMPI-MULTIGAS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479">
            <text:p>4479</text:p>
          </table:table-cell>
          <table:table-cell office:value-type="string">
            <text:p>HELADERA 380 LTS. C/FREEZER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string">
            <text:p>COCINA 4 HORNALLAS BLANCA 56 CM. - C/HORNO VISOR AUTOLIMPIANTE - MULTIGAS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1">
          <table:table-cell office:value-type="float" office:value="3229">
            <text:p>3229</text:p>
          </table:table-cell>
          <table:table-cell office:value-type="string">
            <text:p>Cocina 4 Hornallas Blanca 53 Cm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3230">
            <text:p>3230</text:p>
          </table:table-cell>
          <table:table-cell office:value-type="string">
            <text:p>COCINA 4 HORNALLAS "LONDON" BLANCA 53 CM. - HORNO AUTOLIMPIANTE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3276">
            <text:p>3276</text:p>
          </table:table-cell>
          <table:table-cell office:value-type="string">
            <text:p>COCINA 4 HORNALLAS ACERO INOXIDABLE 56 CM. - C/PANEL AUTOLIMPIANTE - PLANCHA ACERO - VISOR - LUZ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LAVARROPAS C/SUPERIOR REDONDO 5 KGS. - 5 PROGRAMAS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3500">
            <text:p>3500</text:p>
          </table:table-cell>
          <table:table-cell office:value-type="string">
            <text:p>HORNO ELECTRICO DE PAN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LAVARROPAS C/SUPERIOR 5 KGS. "AQUA" AUTOMATICO 600RPM - 1/2 CARGA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3628">
            <text:p>3628</text:p>
          </table:table-cell>
          <table:table-cell office:value-type="string">
            <text:p>COCINA 4 HORNALLAS BLANCA (PLUS) 53 CM.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1">
          <table:table-cell office:value-type="float" office:value="3701">
            <text:p>3701</text:p>
          </table:table-cell>
          <table:table-cell office:value-type="string">
            <text:p>Heladera 385 Lts. C/Freezer -</text:p>
          </table:table-cell>
          <table:table-cell office:value-type="string">
            <text:p>Sistema De Enfriamiento Skin</text:p>
          </table:table-cell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3734">
            <text:p>3734</text:p>
          </table:table-cell>
          <table:table-cell office:value-type="string">
            <text:p>LAVARROPAS C/FRONTAL 5 KG. 600 RPM - 16 PROGRAMAS - MEDIA CARGA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149">
            <text:p>4149</text:p>
          </table:table-cell>
          <table:table-cell office:value-type="string">
            <text:p>COCINA 4 HORNALLAS ACERO INOXIDABLE 56 CM. - C/PANEL AUTOLIMPIANTE - PLANCHA ACERO - VISOR - LUZ - ENC/ELECTRIC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HELADERA 347 LTS. C/FREEZER - PLAT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1766">
            <text:p>1766</text:p>
          </table:table-cell>
          <table:table-cell office:value-type="string">
            <text:p>LAVARROPAS C/FRONTAL 800 RPM - FUZZY LOGIC - LAVADO RAPIDO - SELECTOR DE TEMPERATURA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1796">
            <text:p>1796</text:p>
          </table:table-cell>
          <table:table-cell office:value-type="string">
            <text:p>FREEZER HORIZONTAL 300 LTS. - ALUMINIO - FR 3300 DUAL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Lavarropas C/Superior 5 Kgs. "Futura S" - 5 Programas-Redondo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1819">
            <text:p>1819</text:p>
          </table:table-cell>
          <table:table-cell office:value-type="string">
            <text:p>LAVARROPAS C/SUPERIOR 5 KGS. "FUTURA A" - 7 PROGRAMAS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1882">
            <text:p>1882</text:p>
          </table:table-cell>
          <table:table-cell office:value-type="string">
            <text:p>HELADERA 294 LTS. C/FREEZER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2499">
            <text:p>2499</text:p>
          </table:table-cell>
          <table:table-cell office:value-type="string">
            <text:p>MICROONDAS 30 LTS. DIGITAL CON GRILL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1</text:p>
          </table:table-cell>
          <table:table-cell office:value-type="string">
            <text:p>MICROOND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2409">
            <text:p>2409</text:p>
          </table:table-cell>
          <table:table-cell office:value-type="string">
            <text:p>EXHIBIDORA VERTICAL "MASTER 4200" 392 LTS. S/CENEF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8</text:p>
          </table:table-cell>
          <table:table-cell office:value-type="string">
            <text:p>HELADERAS EXHIBIDORAS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3232">
            <text:p>3232</text:p>
          </table:table-cell>
          <table:table-cell office:value-type="string">
            <text:p>COCINA 4 HORNALLAS "PREMIUM" ACERO INOXIDABLE 53 CM. - HORNO AUTOLIMPIANTE - HORNO CON ENCENDIDO ELECTRONIC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209">
            <text:p>6209</text:p>
          </table:table-cell>
          <table:table-cell office:value-type="string">
            <text:p>EXHIBIDORA VERTICAL 390 LTS. C/CENEFA - CONDENSACION FORZADA </text:p>
          </table:table-cell>
          <table:table-cell/>
          <table:table-cell office:value-type="string">
            <text:p>E11</text:p>
          </table:table-cell>
          <table:table-cell office:value-type="string">
            <text:p>E36</text:p>
          </table:table-cell>
          <table:table-cell office:value-type="string">
            <text:p>E95</text:p>
          </table:table-cell>
          <table:table-cell office:value-type="string">
            <text:p>FREEZERS VERTICALES Y HORIZONTALES</text:p>
          </table:table-cell>
          <table:table-cell office:value-type="string">
            <text:p>FREEZER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041">
            <text:p>6041</text:p>
          </table:table-cell>
          <table:table-cell office:value-type="string">
            <text:p>LAVARROPAS C/FRONTAL 8 KGS. 1000 RPM - 19 PROGRAMAS - FUZZY LOGIC - LAVADO RAPIDO - PLANCHA FACIL - ANTI ALERGIA - CENTRIFUGADO REGULABLE 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006">
            <text:p>6006</text:p>
          </table:table-cell>
          <table:table-cell office:value-type="string">
            <text:p>HELADERA 265 LTS. C/FREEZER NO FROST "LINEA METALICA"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Heladera 296 Lts. C/Freezer No Frost</text:p>
          </table:table-cell>
          <table:table-cell office:value-type="string">
            <text:p>Linea Metalica</text:p>
          </table:table-cell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277">
            <text:p>6277</text:p>
          </table:table-cell>
          <table:table-cell office:value-type="string">
            <text:p>MICROONDAS 26 LTS. DIGITAL CON GRILL 900W - TECNOLOGIA 3D GOURMET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1</text:p>
          </table:table-cell>
          <table:table-cell office:value-type="string">
            <text:p>MICROOND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string">
            <text:p>HELADERA 365 LTS. C/FREEZER - SISTEMA DE ENFRIAMIENTO SKIN - EFICIENCIA 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055">
            <text:p>6055</text:p>
          </table:table-cell>
          <table:table-cell office:value-type="string">
            <text:p>COCINA 4 HORNALLAS ACERO INOXIDABLE 52 CM. - C/HORNO AUTOLIMPIANTE - VISOR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368">
            <text:p>6368</text:p>
          </table:table-cell>
          <table:table-cell office:value-type="string">
            <text:p>LAVARROPAS C/FRONTAL 8 KGS. 1200 RPM - 18 PROGRAMAS - FUZZY LOGIC - LAVADO RAPIDO - LAVADO LANA - CENTRIFUGADO REGULABLE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string">
            <text:p>MICROONDAS 26 LTS. DIGITAL CON GRILL 900W - TECNOLOGIA 3D GOURMET - PUERTO USB + PEN DRIVE 2GB DE REGAL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1</text:p>
          </table:table-cell>
          <table:table-cell office:value-type="string">
            <text:p>MICROOND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352">
            <text:p>6352</text:p>
          </table:table-cell>
          <table:table-cell office:value-type="string">
            <text:p>MICROONDAS 23 LTS. DIGITAL CON GRILL 800W - ACERO INOXIDABLE 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1</text:p>
          </table:table-cell>
          <table:table-cell office:value-type="string">
            <text:p>MICROOND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353">
            <text:p>6353</text:p>
          </table:table-cell>
          <table:table-cell office:value-type="string">
            <text:p>HORNO ELECTRICO 24 LTS. - REGULADOR DE TEMPERATURA - TERMOSTATO AJUSTABLE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354">
            <text:p>6354</text:p>
          </table:table-cell>
          <table:table-cell office:value-type="string">
            <text:p>HORNO ELECTRICO 28 LTS. - REGULADOR DE TEMPERATURA - TERMOSTATO AJUSTABLE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10">
            <text:p>6410</text:p>
          </table:table-cell>
          <table:table-cell office:value-type="string">
            <text:p>LIQ-LAVARROPAS C/FRONTAL 1000 RPM-FUZZY LOGIC-LAVADO RAPIDO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0">
            <text:p>6430</text:p>
          </table:table-cell>
          <table:table-cell office:value-type="string">
            <text:p>HELADERA 265 LTS. C/FREEZER - SISTEMA DE ENFRIAMIENTO SKIN - EFICIENCIA 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1">
            <text:p>6431</text:p>
          </table:table-cell>
          <table:table-cell office:value-type="string">
            <text:p>HELADERA 265 LTS. C/FREEZER "LINEA METALICA" - SISTEMA DE ENFRIAMIENTO SKIN - EFICIENCIA 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2">
            <text:p>6432</text:p>
          </table:table-cell>
          <table:table-cell office:value-type="string">
            <text:p>HELADERA 365 LTS. C/FREEZER "LINEA METALICA" SISTEMA DE ENFRIAMIENTO SKIN - EFICIENCIA 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3">
            <text:p>6433</text:p>
          </table:table-cell>
          <table:table-cell office:value-type="string">
            <text:p>HELADERA 385 LTS. C/FREEZER - SISTEMA DE ENFRIAMIENTO SKIN - EFICIENCIA 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4">
            <text:p>6434</text:p>
          </table:table-cell>
          <table:table-cell office:value-type="string">
            <text:p>HELADERA 385 LTS. C/FREEZER "LINEA METALICA" SISTEMA DE ENFRIAMIENTO SKIN - EFICIENCIA 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5">
            <text:p>6435</text:p>
          </table:table-cell>
          <table:table-cell office:value-type="string">
            <text:p>HELADERA 360 LTS. C/FREEZER - SISTEMA DE ENFRIAMIENTO SKIN - EFICIENCIA 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6">
            <text:p>6436</text:p>
          </table:table-cell>
          <table:table-cell office:value-type="string">
            <text:p>HELADERA 385 LTS. C/FREEZER - SISTEMA DE ENFRIAMIENTO SKIN - EFICIENCIA 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7">
            <text:p>6437</text:p>
          </table:table-cell>
          <table:table-cell office:value-type="string">
            <text:p>MICROONDAS 28 LTS. DIGITAL 900W.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1</text:p>
          </table:table-cell>
          <table:table-cell office:value-type="string">
            <text:p>MICROOND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8">
            <text:p>6438</text:p>
          </table:table-cell>
          <table:table-cell office:value-type="string">
            <text:p>COCINA 4 HORNALLAS BLANCA 56 CM. - C/HORNO VISOR AUTOLIMPIANTE - PLANCHA ACERO - ENCENDIDO ELECTRONICO - LUZ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39">
            <text:p>6439</text:p>
          </table:table-cell>
          <table:table-cell office:value-type="string">
            <text:p>COCINA 4 HORNALLAS ACERO INOXIDABLE 56 CM. - C/HORNO VISOR AUTOLIMPIANTE - PLANCHA ACERO - ENCENDIDO ELECTRONICO - LUZ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18">
            <text:p>6418</text:p>
          </table:table-cell>
          <table:table-cell office:value-type="string">
            <text:p>LIQ-LAVARROPAS C/FRONTAL 800 RPM-FUZZY LOGIC-LAVADO RAPIDO-SELECTOR DE TEMPERATURA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21">
            <text:p>6421</text:p>
          </table:table-cell>
          <table:table-cell office:value-type="string">
            <text:p>LIQ-LAVARROPAS C/SUPERIOR <text:s/>15 KGS-700 RPM-FUZZY LOGIC-5 PROGRAMAS -10 NIVELES DE AGUA-DOBLE ENTRADA (FRIA-CAL)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22">
            <text:p>6422</text:p>
          </table:table-cell>
          <table:table-cell office:value-type="string">
            <text:p>LIQ-LAVARROPAS C/SUP 5 KGS 600 RPM <text:s/>"AQUA" AUTOMATICO -1/2 CARGA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500">
            <text:p>6500</text:p>
          </table:table-cell>
          <table:table-cell office:value-type="string">
            <text:p>HELADERA 320 LTS. C/FREEZER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string">
            <text:p>HELADERA 360 LTS. C/FREEZER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56">
            <text:p>6456</text:p>
          </table:table-cell>
          <table:table-cell office:value-type="string">
            <text:p>MICROONDAS 28 LTS. DIGITAL CON GRILL - SILVER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1</text:p>
          </table:table-cell>
          <table:table-cell office:value-type="string">
            <text:p>MICROOND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59">
            <text:p>6459</text:p>
          </table:table-cell>
          <table:table-cell office:value-type="string">
            <text:p>COCINA 4 HORNALLAS BLANCA 56 CM. - C/HORNO VISOR - ENCENDIDO ELECTRONICO - TERMOSTAT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76">
            <text:p>6476</text:p>
          </table:table-cell>
          <table:table-cell office:value-type="string">
            <text:p>SECARROPAS CENTRIFUGO 6.3 KGS - BLANCO - 2730 RPM - 300W.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3</text:p>
          </table:table-cell>
          <table:table-cell office:value-type="string">
            <text:p>SECARROPA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477">
            <text:p>6477</text:p>
          </table:table-cell>
          <table:table-cell office:value-type="string">
            <text:p>SECARROPAS CENTRIFUGO 6.3 KGS - ACERO INOXIDABLE - 2730 RPM - 300W.</text:p>
          </table:table-cell>
          <table:table-cell/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3</text:p>
          </table:table-cell>
          <table:table-cell office:value-type="string">
            <text:p>SECARROPA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382">
            <text:p>5382</text:p>
          </table:table-cell>
          <table:table-cell office:value-type="string">
            <text:p>HORNO ELECTRICO 44 LTS. EASY CLEAN BLANCO - TERMOSTATO ELECTRONICO DE 40º A 300º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343">
            <text:p>5343</text:p>
          </table:table-cell>
          <table:table-cell office:value-type="string">
            <text:p>FREEZER HORIZONTAL 340 LTS. - FULL DUAL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6</text:p>
          </table:table-cell>
          <table:table-cell office:value-type="string">
            <text:p>E95</text:p>
          </table:table-cell>
          <table:table-cell office:value-type="string">
            <text:p>FREEZERS VERTICALES Y HORIZONTALES</text:p>
          </table:table-cell>
          <table:table-cell office:value-type="string">
            <text:p>FREEZER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352">
            <text:p>5352</text:p>
          </table:table-cell>
          <table:table-cell office:value-type="string">
            <text:p>Freezer Horizontal 252 Lts. - Full Dual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6</text:p>
          </table:table-cell>
          <table:table-cell office:value-type="string">
            <text:p>E95</text:p>
          </table:table-cell>
          <table:table-cell office:value-type="string">
            <text:p>FREEZERS VERTICALES Y HORIZONTALES</text:p>
          </table:table-cell>
          <table:table-cell office:value-type="string">
            <text:p>FREEZER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353">
            <text:p>5353</text:p>
          </table:table-cell>
          <table:table-cell office:value-type="string">
            <text:p>FREEZER HORIZONTAL 520 LTS. 2 PUERTAS - FULL DUAL</text:p>
          </table:table-cell>
          <table:table-cell/>
          <table:table-cell office:value-type="string">
            <text:p>E11</text:p>
          </table:table-cell>
          <table:table-cell office:value-type="string">
            <text:p>E36</text:p>
          </table:table-cell>
          <table:table-cell office:value-type="string">
            <text:p>E95</text:p>
          </table:table-cell>
          <table:table-cell office:value-type="string">
            <text:p>FREEZERS VERTICALES Y HORIZONTALES</text:p>
          </table:table-cell>
          <table:table-cell office:value-type="string">
            <text:p>FREEZER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368">
            <text:p>5368</text:p>
          </table:table-cell>
          <table:table-cell office:value-type="string">
            <text:p>EXHIBIDORA VERTICAL 470 LTS. S/CENEFA - CONDENSACION FORZADA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8</text:p>
          </table:table-cell>
          <table:table-cell office:value-type="string">
            <text:p>HELADERAS EXHIBIDORAS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389">
            <text:p>5389</text:p>
          </table:table-cell>
          <table:table-cell office:value-type="string">
            <text:p>HORNO ELECTRICO 40 LTS. - REGULADOR DE TEMPERATURA - TERMOSTATO AJUSTABLE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410">
            <text:p>5410</text:p>
          </table:table-cell>
          <table:table-cell office:value-type="string">
            <text:p>LAVARROPAS C/SUPERIOR 13.5 KGS. 800 RPM - FUZZY LOGIC - 5 PROGRAMAS - 10 NIVELES DE AGUA</text:p>
          </table:table-cell>
          <table:table-cell office:value-type="string">
            <text:p>2895.02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4838">
            <text:p>4838</text:p>
          </table:table-cell>
          <table:table-cell office:value-type="string">
            <text:p>Lavarropas C/Frontal 1000 Rpm-Fuzzy Logic - Lavado Rapido - Selector De Temperatura</text:p>
          </table:table-cell>
          <table:table-cell office:value-type="string">
            <text:p>-Fuzzy Logic - Lavado Rapido - Selector De Temperatura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213">
            <text:p>5213</text:p>
          </table:table-cell>
          <table:table-cell office:value-type="string">
            <text:p>FREEZER HORIZONTAL 410 LTS. - ALUMINIO - FR 4500 DUAL</text:p>
          </table:table-cell>
          <table:table-cell/>
          <table:table-cell office:value-type="string">
            <text:p>E11</text:p>
          </table:table-cell>
          <table:table-cell office:value-type="string">
            <text:p>E36</text:p>
          </table:table-cell>
          <table:table-cell office:value-type="string">
            <text:p>E95</text:p>
          </table:table-cell>
          <table:table-cell office:value-type="string">
            <text:p>FREEZERS VERTICALES Y HORIZONTALES</text:p>
          </table:table-cell>
          <table:table-cell office:value-type="string">
            <text:p>FREEZER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5298">
            <text:p>5298</text:p>
          </table:table-cell>
          <table:table-cell office:value-type="string">
            <text:p>COCINA 4 HORNALLAS "MASTER FULL" ACERO INOXIDABLE 56 CM. - HORNO AUTOLIMPIANTE - PUERTA DE HORNO C/DOBLE VIDRI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string">
            <text:p>HORNO ELECTRICO 30 LTS. - REGULADOR DE TEMPERATURA - TERMOSTATO AJUSTABLE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646">
            <text:p>6646</text:p>
          </table:table-cell>
          <table:table-cell office:value-type="string">
            <text:p>LAVARROPAS C/SUPERIOR 7 KGS. 800 RPM - DOBLE ENTRADA (FRIA Y CALIENTE) 6 PROGRAMAS BOMBA DESAGOTE 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FREEZER HORIZONTAL 230 LTS. - ALUMINIO - FR 2500 <text:s/>DUAL</text:p>
          </table:table-cell>
          <table:table-cell/>
          <table:table-cell office:value-type="string">
            <text:p>E11</text:p>
          </table:table-cell>
          <table:table-cell office:value-type="string">
            <text:p>E36</text:p>
          </table:table-cell>
          <table:table-cell office:value-type="string">
            <text:p>E95</text:p>
          </table:table-cell>
          <table:table-cell office:value-type="string">
            <text:p>FREEZERS VERTICALES Y HORIZONTALES</text:p>
          </table:table-cell>
          <table:table-cell office:value-type="string">
            <text:p>FREEZER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505">
            <text:p>6505</text:p>
          </table:table-cell>
          <table:table-cell office:value-type="string">
            <text:p>HORNO ELECTRICO 30 LTS. - 1600W TERMOSTATO AJUSTABLE - C/CONVECCION Y SPIEDO</text:p>
          </table:table-cell>
          <table:table-cell/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683">
            <text:p>6683</text:p>
          </table:table-cell>
          <table:table-cell office:value-type="string">
            <text:p>PARRILLA ELECTRICA-2000W-PROTECTOR DE VIENTO -CORTE AUTOMATICO-LUZ INDICADORA-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708">
            <text:p>6708</text:p>
          </table:table-cell>
          <table:table-cell office:value-type="string">
            <text:p>PARRILLA ELECTRICA GRILL SIN TAPA - SUPERFICIE ANTIADHERENTE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712">
            <text:p>6712</text:p>
          </table:table-cell>
          <table:table-cell office:value-type="string">
            <text:p>Horno Electrico De Pan - Mezcla, Amasa Y Hornea Pan-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2</text:p>
          </table:table-cell>
          <table:table-cell office:value-type="string">
            <text:p>HORNO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748">
            <text:p>6748</text:p>
          </table:table-cell>
          <table:table-cell office:value-type="string">
            <text:p>Heladera 239 Lts. C/Freezer 60 Lts- Plata-Sistema Cycle Defrost-</text:p>
          </table:table-cell>
          <table:table-cell office:value-type="string">
            <text:p>-Luz Interior-Descongelamiento Automatico-Luz Interior-Rejilla Sup Para Recipientes Verticales</text:p>
          </table:table-cell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750">
            <text:p>6750</text:p>
          </table:table-cell>
          <table:table-cell office:value-type="string">
            <text:p>Heladera 329 Lts. C/Freezer 79 Ltrs-Plata <text:s/>-No Frost-Control Electronico De Funciones</text:p>
          </table:table-cell>
          <table:table-cell office:value-type="string">
            <text:p>-Alarma Puerta Abierta-Estantes Antiderrames-Frost Free-</text:p>
          </table:table-cell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751">
            <text:p>6751</text:p>
          </table:table-cell>
          <table:table-cell office:value-type="string">
            <text:p>Freezer Horizontal 223 Lts. - Full Dual-</text:p>
          </table:table-cell>
          <table:table-cell office:value-type="string">
            <text:p>-Cerrojo En Tapa-Canasto Contenedor-Reg De Temperatura-Ruedas-</text:p>
          </table:table-cell>
          <table:table-cell office:value-type="string">
            <text:p>E11</text:p>
          </table:table-cell>
          <table:table-cell office:value-type="string">
            <text:p>E36</text:p>
          </table:table-cell>
          <table:table-cell office:value-type="string">
            <text:p>E95</text:p>
          </table:table-cell>
          <table:table-cell office:value-type="string">
            <text:p>FREEZERS VERTICALES Y HORIZONTALES</text:p>
          </table:table-cell>
          <table:table-cell office:value-type="string">
            <text:p>FREEZER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string">
            <text:p>Freezer Horizontal 290 Lts. - Full Dual-</text:p>
          </table:table-cell>
          <table:table-cell office:value-type="string">
            <text:p>--Cerrojo En Tapa-Canasto Contenedor-Reg De Temperatura-Ruedas-</text:p>
          </table:table-cell>
          <table:table-cell office:value-type="string">
            <text:p>E11</text:p>
          </table:table-cell>
          <table:table-cell office:value-type="string">
            <text:p>E36</text:p>
          </table:table-cell>
          <table:table-cell office:value-type="string">
            <text:p>E95</text:p>
          </table:table-cell>
          <table:table-cell office:value-type="string">
            <text:p>FREEZERS VERTICALES Y HORIZONTALES</text:p>
          </table:table-cell>
          <table:table-cell office:value-type="string">
            <text:p>FREEZER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725">
            <text:p>6725</text:p>
          </table:table-cell>
          <table:table-cell office:value-type="string">
            <text:p>COCINA 4 HORNALLAS BLANCA 56CM. - C/HORNO VISOR 64 LTRS- ENCENDIDO ELECTRONICO - TERMOSTATO-MULTIGAS 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726">
            <text:p>6726</text:p>
          </table:table-cell>
          <table:table-cell office:value-type="string">
            <text:p>COCINA 4 HORNALLAS INOX 56CM. - C/HORNO VISOR 64 LTRS- ENCENDIDO ELECTRONICO - TERMOSTATO-MULTIGAS </text:p>
          </table:table-cell>
          <table:table-cell office:value-type="string">
            <text:p><text:s/>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815">
            <text:p>6815</text:p>
          </table:table-cell>
          <table:table-cell office:value-type="string">
            <text:p>Microondas 25 Lts. Digital Con Grill</text:p>
          </table:table-cell>
          <table:table-cell office:value-type="string">
            <text:p>Grill Digital Silver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1</text:p>
          </table:table-cell>
          <table:table-cell office:value-type="string">
            <text:p>MICROOND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829">
            <text:p>6829</text:p>
          </table:table-cell>
          <table:table-cell office:value-type="string">
            <text:p>Purificador De Cocina -Marron-Blanco-Caudal De Aspiración: 250 M3/H. Luz Incorporada. 3 Velocidades. Función Aspirante (Extractor). Función Purificador (Depurador). Motor De Gran Potencia. Bajo Nivel De Ruido. 220 V - 50 Hz - 140W. Medidas: Ancho 63,6 Cm, Alto 15 Cm, Prof. 53 Cm.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4</text:p>
          </table:table-cell>
          <table:table-cell office:value-type="string">
            <text:p>EXTRACTORES, PURIFICADORES Y CAMPAN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830">
            <text:p>6830</text:p>
          </table:table-cell>
          <table:table-cell office:value-type="string">
            <text:p>Purificador De Cocina-Acero Inoxidable-Motor De 125W. Absorción: 390M3/H. Panel De Control Con Botonera. Luz Piloto De Encendido Y Apagado. Con Salida Y Filtro Lavable. Opcional Sin Salida Con Filtro De Carbón. Visera De Vidrio Rebatible. Con 2 Luces De 40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4</text:p>
          </table:table-cell>
          <table:table-cell office:value-type="string">
            <text:p>EXTRACTORES, PURIFICADORES Y CAMPAN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846">
            <text:p>6846</text:p>
          </table:table-cell>
          <table:table-cell office:value-type="string">
            <text:p>Lavarropas -Capacidad 6 Kilos-Centrifugado Hasta 1.000 Rpm-24 Combinaciones De Lavado-Lavado A Medida: Selector De Temperatura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847">
            <text:p>6847</text:p>
          </table:table-cell>
          <table:table-cell office:value-type="string">
            <text:p>Lavarropas Aqua 360 7Kgs-Eficiencia Aa Energética Y Lavado-Display Led-Alarma Fin De Lavado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848">
            <text:p>6848</text:p>
          </table:table-cell>
          <table:table-cell office:value-type="string">
            <text:p>Lavarropas Aqua 360 8 Kgs-Eficiencia Aa Energética Y Lavado-Display Led-Alarma Fin De Lavado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100</text:p>
          </table:table-cell>
          <table:table-cell office:value-type="string">
            <text:p>LAVARROPAS 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892">
            <text:p>6892</text:p>
          </table:table-cell>
          <table:table-cell office:value-type="string">
            <text:p>Microondas Atma 23L. Digital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1</text:p>
          </table:table-cell>
          <table:table-cell office:value-type="string">
            <text:p>MICROOND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880">
            <text:p>6880</text:p>
          </table:table-cell>
          <table:table-cell office:value-type="string">
            <text:p>Lavarropas Lpa1/5 C/Superior Redondo 5 Kgs. - Motor Alladio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8</text:p>
          </table:table-cell>
          <table:table-cell office:value-type="string">
            <text:p>E99</text:p>
          </table:table-cell>
          <table:table-cell office:value-type="string">
            <text:p>LAVARROPAS SEMIAUTOMÁTICOS</text:p>
          </table:table-cell>
          <table:table-cell office:value-type="string">
            <text:p>LAVADO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926">
            <text:p>6926</text:p>
          </table:table-cell>
          <table:table-cell office:value-type="string">
            <text:p>Cocina 4 Hornallas "Premium" Acero Inoxidable 53 Cm. - Horno Autolimpiante - Horno Con Encendido Electronico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927">
            <text:p>6927</text:p>
          </table:table-cell>
          <table:table-cell office:value-type="string">
            <text:p>Cocina 4 Hornallas "London" Blanca 53 Cm. - Horno Autolimpiante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5</text:p>
          </table:table-cell>
          <table:table-cell office:value-type="string">
            <text:p>E90</text:p>
          </table:table-cell>
          <table:table-cell office:value-type="string">
            <text:p>COCINAS A GAS Y ELECTRICAS</text:p>
          </table:table-cell>
          <table:table-cell office:value-type="string">
            <text:p>COCIN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Heladera 347 Lts. C/Freezer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983">
            <text:p>6983</text:p>
          </table:table-cell>
          <table:table-cell office:value-type="string">
            <text:p>Heladera 385 Lts. C/Freezer "Linea Metalica" Sistema De Enfriamiento Skin - Eficiencia A</text:p>
          </table:table-cell>
          <table:table-cell office:value-type="string">
            <text:p>-</text:p>
          </table:table-cell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HELADERA 290LTS. C/CONGELADOR</text:p>
          </table:table-cell>
          <table:table-cell/>
          <table:table-cell office:value-type="string">
            <text:p>E11</text:p>
          </table:table-cell>
          <table:table-cell office:value-type="string">
            <text:p>E37</text:p>
          </table:table-cell>
          <table:table-cell office:value-type="string">
            <text:p>E97</text:p>
          </table:table-cell>
          <table:table-cell office:value-type="string">
            <text:p>HELADERAS C/FREEZER</text:p>
          </table:table-cell>
          <table:table-cell office:value-type="string">
            <text:p>HELADERAS</text:p>
          </table:table-cell>
          <table:table-cell office:value-type="string">
            <text:p>LINEA BLANCA</text:p>
          </table:table-cell>
          <table:table-cell/>
        </table:table-row>
        <table:table-row table:style-name="ro2">
          <table:table-cell office:value-type="float" office:value="6989">
            <text:p>6989</text:p>
          </table:table-cell>
          <table:table-cell office:value-type="string">
            <text:p>Placard 2 Puertas-Caoba-2 Cajones</text:p>
          </table:table-cell>
          <table:table-cell office:value-type="string">
            <text:p>Terminacion Externa E Interna Correderas Metalicas En Cajones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5</text:p>
          </table:table-cell>
          <table:table-cell office:value-type="string">
            <text:p>PLAC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864">
            <text:p>6864</text:p>
          </table:table-cell>
          <table:table-cell office:value-type="string">
            <text:p>Modular 1,81X1.35X0.40</text:p>
          </table:table-cell>
          <table:table-cell office:value-type="string">
            <text:p>Centro De Entr. Cedro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4</text:p>
          </table:table-cell>
          <table:table-cell office:value-type="string">
            <text:p>MODUL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865">
            <text:p>6865</text:p>
          </table:table-cell>
          <table:table-cell office:value-type="string">
            <text:p>Modular 1,81X1,35X0.40</text:p>
          </table:table-cell>
          <table:table-cell office:value-type="string">
            <text:p>Centro De Entr. Teka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4</text:p>
          </table:table-cell>
          <table:table-cell office:value-type="string">
            <text:p>MODUL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429">
            <text:p>6429</text:p>
          </table:table-cell>
          <table:table-cell office:value-type="string">
            <text:p>CAMA 1 PLAZA "LAURINA" C/2CAJONES + CUNA FUNCIONAL C/5CAJONES BLANCO C/ROSA 110x88x197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string">
            <text:p>Placard 3 Puertas-Caoba-Dos Cajones, Terminacion Externa E Interna</text:p>
          </table:table-cell>
          <table:table-cell office:value-type="string">
            <text:p>-Correderas Metalicas En Cajones.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5</text:p>
          </table:table-cell>
          <table:table-cell office:value-type="string">
            <text:p>PLAC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742">
            <text:p>6742</text:p>
          </table:table-cell>
          <table:table-cell office:value-type="string">
            <text:p>Placard 3 Puertas-Roble- Dos Cajones, Terminacion Externa E Interna</text:p>
          </table:table-cell>
          <table:table-cell office:value-type="string">
            <text:p>Corredera Metalica En Cajones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5</text:p>
          </table:table-cell>
          <table:table-cell office:value-type="string">
            <text:p>PLAC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743">
            <text:p>6743</text:p>
          </table:table-cell>
          <table:table-cell office:value-type="string">
            <text:p>Placard 4 Puertas-Caoba- Dos Cajones, Terminacion Externa E Interna</text:p>
          </table:table-cell>
          <table:table-cell office:value-type="string">
            <text:p>-Correderas Metalicas En Cajones.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08</text:p>
          </table:table-cell>
          <table:table-cell office:value-type="string">
            <text:p>JUEGOS DE COMEDOR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744">
            <text:p>6744</text:p>
          </table:table-cell>
          <table:table-cell office:value-type="string">
            <text:p>Placard 4 Puertas-Roble- Dos Cajones,Terminacion Externa E Interna</text:p>
          </table:table-cell>
          <table:table-cell office:value-type="string">
            <text:p>-Correderas Metalicas En Cajones.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5</text:p>
          </table:table-cell>
          <table:table-cell office:value-type="string">
            <text:p>PLAC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745">
            <text:p>6745</text:p>
          </table:table-cell>
          <table:table-cell office:value-type="string">
            <text:p>Placard 6 Puertas-Caoba- Dos Cajones, Terminacion Externa E Interna</text:p>
          </table:table-cell>
          <table:table-cell office:value-type="string">
            <text:p>-Correderas Metalicas En Cajones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5</text:p>
          </table:table-cell>
          <table:table-cell office:value-type="string">
            <text:p>PLAC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746">
            <text:p>6746</text:p>
          </table:table-cell>
          <table:table-cell office:value-type="string">
            <text:p>Placard 6 Puertas-Roble- Dos Cajones, Terminacion Externa E Interna</text:p>
          </table:table-cell>
          <table:table-cell office:value-type="string">
            <text:p>-Correderas Metalicas En Cajones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5</text:p>
          </table:table-cell>
          <table:table-cell office:value-type="string">
            <text:p>PLAC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38">
            <text:p>6638</text:p>
          </table:table-cell>
          <table:table-cell office:value-type="string">
            <text:p>JUEGO DE DORMITORIO "IMPERIAL" CAÑO 1 CAMA 2 PLAZAS + 2 MESAS DE LUZ CON ESTANTES + 1 DRESSOIR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6</text:p>
          </table:table-cell>
          <table:table-cell office:value-type="string">
            <text:p>JUEGOS DE DORMITORIO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39">
            <text:p>6639</text:p>
          </table:table-cell>
          <table:table-cell office:value-type="string">
            <text:p>CAMA CUCHETA ENTERIZA "LASER" - (CAÑO 2")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6</text:p>
          </table:table-cell>
          <table:table-cell office:value-type="string">
            <text:p>JUEGOS DE DORMITORIO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50">
            <text:p>6650</text:p>
          </table:table-cell>
          <table:table-cell office:value-type="string">
            <text:p>MUEBLE MULTIUSO CON PORTA BOTELLAS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2</text:p>
          </table:table-cell>
          <table:table-cell office:value-type="string">
            <text:p>MUEBLES DE COCINA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string">
            <text:p>MODULAR PARA TV -AUDIO-VIDEO CEDRO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4</text:p>
          </table:table-cell>
          <table:table-cell office:value-type="string">
            <text:p>MODUL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52">
            <text:p>6652</text:p>
          </table:table-cell>
          <table:table-cell office:value-type="string">
            <text:p>RACK PARA TV, AUDIO Y VIDEO H/46 " C/PUERTA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4</text:p>
          </table:table-cell>
          <table:table-cell office:value-type="string">
            <text:p>MODUL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53">
            <text:p>6653</text:p>
          </table:table-cell>
          <table:table-cell office:value-type="string">
            <text:p>ORGANIZADOR, DE LIMPIEZA 2 PUERTAS BLANCO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2</text:p>
          </table:table-cell>
          <table:table-cell office:value-type="string">
            <text:p>MUEBLES DE COCINA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54">
            <text:p>6654</text:p>
          </table:table-cell>
          <table:table-cell office:value-type="string">
            <text:p>MESA RACK P/TV,AUD.Y VIDEO C/CRIST. Y RUEDAS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29">
            <text:p>6629</text:p>
          </table:table-cell>
          <table:table-cell office:value-type="string">
            <text:p>MODULAR ARTICULO 106 <text:s/>CAOBA- 160X40X157 (80872)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4</text:p>
          </table:table-cell>
          <table:table-cell office:value-type="string">
            <text:p>MODUL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630">
            <text:p>6630</text:p>
          </table:table-cell>
          <table:table-cell office:value-type="string">
            <text:p>MODULAR " ART 106" CAOBA - 160X40X157 (800872)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4</text:p>
          </table:table-cell>
          <table:table-cell office:value-type="string">
            <text:p>MODUL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5107">
            <text:p>5107</text:p>
          </table:table-cell>
          <table:table-cell office:value-type="string">
            <text:p>RACK P/MICROONDAS Y HORNO - BLANCO C/DOS PUERTAS Y UN CAJON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2</text:p>
          </table:table-cell>
          <table:table-cell office:value-type="string">
            <text:p>MUEBLES DE COCINA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string">
            <text:p>MESA DE PC CEDRO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715">
            <text:p>4715</text:p>
          </table:table-cell>
          <table:table-cell office:value-type="string">
            <text:p>MESA DE PC C/ALZADA - HAYA C/AZUL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string">
            <text:p>MESA DE AUDIO/TV/VIDEO CEDRO C/RUEDAS - HASTA 29"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720">
            <text:p>4720</text:p>
          </table:table-cell>
          <table:table-cell office:value-type="string">
            <text:p>MESA DE PC C/ALZADA <text:s/>Y ESTANTES - CEDRO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string">
            <text:p>FUTON "SOHO" GUATAMBU 3 POSICIONES WENGUE + COLCHON 140X190 (ECOCUERO)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09</text:p>
          </table:table-cell>
          <table:table-cell office:value-type="string">
            <text:p>JUEGOS DE LIVING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string">
            <text:p>FUTON "MAXIMO" GUATAMBU 3 POSICIONES WENGUE + COLCHON 140X190 (ECOCUERO)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09</text:p>
          </table:table-cell>
          <table:table-cell office:value-type="string">
            <text:p>JUEGOS DE LIVING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973">
            <text:p>4973</text:p>
          </table:table-cell>
          <table:table-cell office:value-type="string">
            <text:p>MESA RATONA GUATAMBU - WENGUE 50X120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975">
            <text:p>4975</text:p>
          </table:table-cell>
          <table:table-cell office:value-type="string">
            <text:p>JUEGO DE COMEDOR "VERONA" WENGUE - MESA 1.40X1.00 + 6 SILLAS "VIVIAN" TAPIZADAS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08</text:p>
          </table:table-cell>
          <table:table-cell office:value-type="string">
            <text:p>JUEGOS DE COMEDOR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5013">
            <text:p>5013</text:p>
          </table:table-cell>
          <table:table-cell office:value-type="string">
            <text:p>ORGANIZADOR DE CALZADO TRES PUERTAS - CAOBA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6</text:p>
          </table:table-cell>
          <table:table-cell office:value-type="string">
            <text:p>ORGANIZADORES DE PLANCHADO Y FRUTE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5413">
            <text:p>5413</text:p>
          </table:table-cell>
          <table:table-cell office:value-type="string">
            <text:p>JUEGO DE COMEDOR "VERONA" WENGUE - MESA 1.35X1.35 + 8 SILLAS "VIVIAN" TAPIZADAS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08</text:p>
          </table:table-cell>
          <table:table-cell office:value-type="string">
            <text:p>JUEGOS DE COMEDOR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426">
            <text:p>6426</text:p>
          </table:table-cell>
          <table:table-cell office:value-type="string">
            <text:p>LIQ-TABLA DE PLANCHAR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6</text:p>
          </table:table-cell>
          <table:table-cell office:value-type="string">
            <text:p>ORGANIZADORES DE PLANCHADO Y FRUTE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396">
            <text:p>6396</text:p>
          </table:table-cell>
          <table:table-cell office:value-type="string">
            <text:p>LIQ-CAMA MARINERA <text:s/>AUXILIAR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6</text:p>
          </table:table-cell>
          <table:table-cell office:value-type="string">
            <text:p>JUEGOS DE DORMITORIO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374">
            <text:p>6374</text:p>
          </table:table-cell>
          <table:table-cell office:value-type="string">
            <text:p>LIQ-RESPALDO SOMMIER 2 PLAZAS "LAZARO"CAOBA -183X4X128</text:p>
          </table:table-cell>
          <table:table-cell office:value-type="string">
            <text:p><text:s/></text:p>
          </table:table-cell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835">
            <text:p>4835</text:p>
          </table:table-cell>
          <table:table-cell office:value-type="string">
            <text:p>ORGANIZADOR MULTIUSO 2 PUERTAS BLANCO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2</text:p>
          </table:table-cell>
          <table:table-cell office:value-type="string">
            <text:p>MUEBLES DE COCINA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6019">
            <text:p>6019</text:p>
          </table:table-cell>
          <table:table-cell office:value-type="string">
            <text:p>MESA DE LUZ 2 CAJONES "LINEA JUVENIL EXPRESS" BLANCA - 48X36X62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2482">
            <text:p>2482</text:p>
          </table:table-cell>
          <table:table-cell office:value-type="string">
            <text:p>PIECERA "MODENA" TABACO C/PARRILLA - P/RESPALDO "Modena 1" (5962)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3186">
            <text:p>3186</text:p>
          </table:table-cell>
          <table:table-cell office:value-type="string">
            <text:p>CAMA "TEEN" AUXILIAR BLANCO</text:p>
          </table:table-cell>
          <table:table-cell/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6</text:p>
          </table:table-cell>
          <table:table-cell office:value-type="string">
            <text:p>JUEGOS DE DORMITORIO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1659">
            <text:p>1659</text:p>
          </table:table-cell>
          <table:table-cell office:value-type="string">
            <text:p>JUEGO DE COMEDOR "POCKER" - MESA REDONDA 0.90 + 4 SILLAS APILABLES TAPIZADO FANTASIA</text:p>
          </table:table-cell>
          <table:table-cell/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4</text:p>
          </table:table-cell>
          <table:table-cell office:value-type="string">
            <text:p>JUEGOS DE COMEDOR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1660">
            <text:p>1660</text:p>
          </table:table-cell>
          <table:table-cell office:value-type="string">
            <text:p>JUEGO DE MESA "PUB" + 2 BANQUETAS CON ASIENTO DE ALUMINIO FUNDIDO</text:p>
          </table:table-cell>
          <table:table-cell/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4</text:p>
          </table:table-cell>
          <table:table-cell office:value-type="string">
            <text:p>JUEGOS DE COMEDOR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1565">
            <text:p>1565</text:p>
          </table:table-cell>
          <table:table-cell office:value-type="string">
            <text:p>JUEGO DE COMEDOR "VALENCIA" MESA 1.20x0.60 + 4 SILLAS (CAÑO) APILABLES</text:p>
          </table:table-cell>
          <table:table-cell/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4</text:p>
          </table:table-cell>
          <table:table-cell office:value-type="string">
            <text:p>JUEGOS DE COMEDOR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1567">
            <text:p>1567</text:p>
          </table:table-cell>
          <table:table-cell office:value-type="string">
            <text:p>CAMA 1 PLAZA "NEON" - CAÑO 3"</text:p>
          </table:table-cell>
          <table:table-cell/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6</text:p>
          </table:table-cell>
          <table:table-cell office:value-type="string">
            <text:p>JUEGOS DE DORMITORIO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1568">
            <text:p>1568</text:p>
          </table:table-cell>
          <table:table-cell office:value-type="string">
            <text:p>CAMA CUCHETA SUPERPUESTA "NEON" - CAÑO 3" DESMONTABLE</text:p>
          </table:table-cell>
          <table:table-cell/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6</text:p>
          </table:table-cell>
          <table:table-cell office:value-type="string">
            <text:p>JUEGOS DE DORMITORIO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3643">
            <text:p>3643</text:p>
          </table:table-cell>
          <table:table-cell office:value-type="string">
            <text:p>BAHIUT "FIRENZE" TABACO C/MAPLE 90x180x48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08</text:p>
          </table:table-cell>
          <table:table-cell office:value-type="string">
            <text:p>JUEGOS DE COMEDOR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3652">
            <text:p>3652</text:p>
          </table:table-cell>
          <table:table-cell office:value-type="string">
            <text:p>MESA DE AUDIO/TV/VIDEO "FIRENZE" TABACO 65x116x45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3653">
            <text:p>3653</text:p>
          </table:table-cell>
          <table:table-cell office:value-type="string">
            <text:p>MESA DE AUDIO/TV/VIDEO "FIRENZE" TABACO C/MAPLE 65x116x45 ( 8142)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3658">
            <text:p>3658</text:p>
          </table:table-cell>
          <table:table-cell office:value-type="string">
            <text:p>CUNA FUNCIONAL C/3CAJONES Y ESTANTES <text:s/>BLANCO C/CELESTE 110x88x197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3667">
            <text:p>3667</text:p>
          </table:table-cell>
          <table:table-cell office:value-type="string">
            <text:p>MESA DE LUZ 3 CAJONES BLANCA C/VERDE 52x48x38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3513">
            <text:p>3513</text:p>
          </table:table-cell>
          <table:table-cell office:value-type="string">
            <text:p>JUEGO DE COMEDOR "FIESTA" MESA DE CAÑO 3" 1.50x0.80 TAPA MELAMINA C/BORDE PVC + 6 SILLAS RESP. ANATOMICO TAPIZADAS</text:p>
          </table:table-cell>
          <table:table-cell/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4</text:p>
          </table:table-cell>
          <table:table-cell office:value-type="string">
            <text:p>JUEGOS DE COMEDOR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509">
            <text:p>4509</text:p>
          </table:table-cell>
          <table:table-cell office:value-type="string">
            <text:p>MARCO DE ESPEJO - CAOBA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510">
            <text:p>4510</text:p>
          </table:table-cell>
          <table:table-cell office:value-type="string">
            <text:p>COMODA 4 CAJONES 1 PUERTA "LINEA EXPRESS" - CAOBA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string">
            <text:p>MESA P/LCD TABACO JAPONES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 table:style-name="Default"/>
        </table:table-row>
        <table:table-row table:style-name="ro2">
          <table:table-cell office:value-type="float" office:value="4528">
            <text:p>4528</text:p>
          </table:table-cell>
          <table:table-cell office:value-type="string">
            <text:p>CUNA TRADICIONAL BLANCA - 114X133X78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 table:style-name="Default"/>
        </table:table-row>
        <table:table-row table:style-name="ro2">
          <table:table-cell office:value-type="float" office:value="4529">
            <text:p>4529</text:p>
          </table:table-cell>
          <table:table-cell office:value-type="string">
            <text:p>CUNA TRADICIONAL BLANCA - 143X68X905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0</text:p>
          </table:table-cell>
          <table:table-cell office:value-type="string">
            <text:p>JUEGOS DE DORMITORIO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 table:style-name="Default"/>
        </table:table-row>
        <table:table-row table:style-name="ro2">
          <table:table-cell office:value-type="float" office:value="4535">
            <text:p>4535</text:p>
          </table:table-cell>
          <table:table-cell office:value-type="string">
            <text:p>PLACARD 3 PUERTAS CORREDIZAS 4 CAJONES - TABACO/NEGRO/GRIS - 2325X2401X568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5</text:p>
          </table:table-cell>
          <table:table-cell office:value-type="string">
            <text:p>PLAC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 table:style-name="Default"/>
        </table:table-row>
        <table:table-row table:style-name="ro2">
          <table:table-cell office:value-type="float" office:value="4549">
            <text:p>4549</text:p>
          </table:table-cell>
          <table:table-cell office:value-type="string">
            <text:p>SOFA + CAMA AUXILIAR - CAOBA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09</text:p>
          </table:table-cell>
          <table:table-cell office:value-type="string">
            <text:p>JUEGOS DE LIVING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 table:style-name="Default"/>
        </table:table-row>
        <table:table-row table:style-name="ro2">
          <table:table-cell office:value-type="float" office:value="4704">
            <text:p>4704</text:p>
          </table:table-cell>
          <table:table-cell office:value-type="string">
            <text:p>MESA DE PC "IBIZA" C/ALZADA Y ESTANTE - CAOBA (ARMADO)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3</text:p>
          </table:table-cell>
          <table:table-cell office:value-type="string">
            <text:p>MESAS DE TV, AUDIO, PC Y OT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724">
            <text:p>4724</text:p>
          </table:table-cell>
          <table:table-cell office:value-type="string">
            <text:p>CENTRO DE PLANCHADO - BLANCO C/RUEDAS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6</text:p>
          </table:table-cell>
          <table:table-cell office:value-type="string">
            <text:p>ORGANIZADORES DE PLANCHADO Y FRUTERO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207">
            <text:p>4207</text:p>
          </table:table-cell>
          <table:table-cell office:value-type="string">
            <text:p>TABLA DE PLANCHAR "PREMIUM" C/BRAZO REBATIBLE</text:p>
          </table:table-cell>
          <table:table-cell/>
          <table:table-cell office:value-type="string">
            <text:p>E12</text:p>
          </table:table-cell>
          <table:table-cell office:value-type="string">
            <text:p>E39</text:p>
          </table:table-cell>
          <table:table-cell office:value-type="string">
            <text:p>E104</text:p>
          </table:table-cell>
          <table:table-cell office:value-type="string">
            <text:p>JUEGOS DE COMEDOR</text:p>
          </table:table-cell>
          <table:table-cell office:value-type="string">
            <text:p>CAÑO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373">
            <text:p>4373</text:p>
          </table:table-cell>
          <table:table-cell office:value-type="string">
            <text:p>PLACARD 4 PUERTAS 2 CAJONES ROBLE (24RO) - 115X47X182</text:p>
          </table:table-cell>
          <table:table-cell/>
          <table:table-cell office:value-type="string">
            <text:p>E12</text:p>
          </table:table-cell>
          <table:table-cell office:value-type="string">
            <text:p>E40</text:p>
          </table:table-cell>
          <table:table-cell office:value-type="string">
            <text:p>E115</text:p>
          </table:table-cell>
          <table:table-cell office:value-type="string">
            <text:p>PLACARES</text:p>
          </table:table-cell>
          <table:table-cell office:value-type="string">
            <text:p>MADERA , MDF, MDP Y PLACAS</text:p>
          </table:table-cell>
          <table:table-cell office:value-type="string">
            <text:p>MUEBLES</text:p>
          </table:table-cell>
          <table:table-cell/>
        </table:table-row>
        <table:table-row table:style-name="ro2">
          <table:table-cell office:value-type="float" office:value="4664">
            <text:p>4664</text:p>
          </table:table-cell>
          <table:table-cell office:value-type="string">
            <text:p>EXTRACTOR DE JUGOS (FRUTAS Y VEGETALES) 700W - FILTRO DE ACERO INOX - 2 VEL - COLECTOR DE PULPA Y JARRA P/JUGO</text:p>
          </table:table-cell>
          <table:table-cell/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2</text:p>
          </table:table-cell>
          <table:table-cell office:value-type="string">
            <text:p>ASPIRADORAS Y BARREALFOMBRAS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4493">
            <text:p>4493</text:p>
          </table:table-cell>
          <table:table-cell office:value-type="string">
            <text:p>DEPILADORA "SKIN BIKINI" ELECTRICA - 2 CABEZALES - C/CARGADOR - CEP/DE LIMPIEZA - LAVABLE</text:p>
          </table:table-cell>
          <table:table-cell/>
          <table:table-cell office:value-type="string">
            <text:p>E13</text:p>
          </table:table-cell>
          <table:table-cell office:value-type="string">
            <text:p>E41</text:p>
          </table:table-cell>
          <table:table-cell office:value-type="string">
            <text:p>E118</text:p>
          </table:table-cell>
          <table:table-cell office:value-type="string">
            <text:p>DEPILADORAS</text:p>
          </table:table-cell>
          <table:table-cell office:value-type="string">
            <text:p>CUIDADO PERSONAL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4100">
            <text:p>4100</text:p>
          </table:table-cell>
          <table:table-cell office:value-type="string">
            <text:p>PAVA ELECTRICA 1.7 LT.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1832">
            <text:p>1832</text:p>
          </table:table-cell>
          <table:table-cell office:value-type="string">
            <text:p>PAVA ELECTRICA 1 LT.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5853">
            <text:p>5853</text:p>
          </table:table-cell>
          <table:table-cell office:value-type="string">
            <text:p>PAVA ELECTRICA 1.7 LT. C/INDICADOR DE TEMPERATURA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043">
            <text:p>6043</text:p>
          </table:table-cell>
          <table:table-cell office:value-type="string">
            <text:p>CAFETERA 1,5 LTS. ACERO - PANTALLA LCD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8</text:p>
          </table:table-cell>
          <table:table-cell office:value-type="string">
            <text:p>CAFETE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226">
            <text:p>6226</text:p>
          </table:table-cell>
          <table:table-cell office:value-type="string">
            <text:p>PLANCHA SECA - 1000W.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28</text:p>
          </table:table-cell>
          <table:table-cell office:value-type="string">
            <text:p>PLANCH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308">
            <text:p>6308</text:p>
          </table:table-cell>
          <table:table-cell office:value-type="string">
            <text:p>PLANCHA C/VAPOR "ULTRASTEAM BRUSH" 800W - PERMITE PLANCHAR SIN TABLA - ARO PARA COLGAR - ESTUCHE PARA GUARDAR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28</text:p>
          </table:table-cell>
          <table:table-cell office:value-type="string">
            <text:p>PLANCH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309">
            <text:p>6309</text:p>
          </table:table-cell>
          <table:table-cell office:value-type="string">
            <text:p>SET DE COCINA 9 PIEZAS "INGENIO" - CACEROLA 20CM. TAPA VIDRIO - OLLA 24CM. T.V. - 2 MANGOS PEQUEÑOS - 1 MANGO - TAPA PLASTICO 24 - BOTON DE TAPA C/IMAN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40</text:p>
          </table:table-cell>
          <table:table-cell office:value-type="string">
            <text:p>FABRICA DE PAST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458">
            <text:p>6458</text:p>
          </table:table-cell>
          <table:table-cell office:value-type="string">
            <text:p>CAFETERA 12 POCILLOS -1000 W C/TIMER Y RELOJ DIGITAL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8</text:p>
          </table:table-cell>
          <table:table-cell office:value-type="string">
            <text:p>CAFETE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478">
            <text:p>6478</text:p>
          </table:table-cell>
          <table:table-cell office:value-type="string">
            <text:p>CAFETERA 1.25 LTS. JARRA METALICA C/FILTRO PERMANENTE - SISTEMA ANTIGOTEO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8</text:p>
          </table:table-cell>
          <table:table-cell office:value-type="string">
            <text:p>CAFETE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EXPRIMIDOR DE CITRICOS 1 LT. <text:s/>250W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5</text:p>
          </table:table-cell>
          <table:table-cell office:value-type="string">
            <text:p>EXPRIMIDORES Y EXTRACTORES DE JUGO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569">
            <text:p>6569</text:p>
          </table:table-cell>
          <table:table-cell office:value-type="string">
            <text:p>PLANCHA SECA 1300W - SUELA DE ACERO INOXIDABLE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28</text:p>
          </table:table-cell>
          <table:table-cell office:value-type="string">
            <text:p>PLANCH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570">
            <text:p>6570</text:p>
          </table:table-cell>
          <table:table-cell office:value-type="string">
            <text:p>PLANCHA SECA 1300W - C/ROCIADOR - SUELA DE ACERO INOXIDABLE</text:p>
          </table:table-cell>
          <table:table-cell/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28</text:p>
          </table:table-cell>
          <table:table-cell office:value-type="string">
            <text:p>PLANCH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string">
            <text:p>Afeitadora New Rotary-Rotatoria Con 3 Cabezales De Corte Y Cuello Pivotante Lavable Pantalla Lcd</text:p>
          </table:table-cell>
          <table:table-cell office:value-type="string">
            <text:p>Rotatoria Con 3 Cabezales De Corte Y Cuello Pivotante Lavable Pantalla Lcd</text:p>
          </table:table-cell>
          <table:table-cell office:value-type="string">
            <text:p>E13</text:p>
          </table:table-cell>
          <table:table-cell office:value-type="string">
            <text:p>E41</text:p>
          </table:table-cell>
          <table:table-cell office:value-type="string">
            <text:p>E117</text:p>
          </table:table-cell>
          <table:table-cell office:value-type="string">
            <text:p>AFEITADORAS</text:p>
          </table:table-cell>
          <table:table-cell office:value-type="string">
            <text:p>CUIDADO PERSONAL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764">
            <text:p>6764</text:p>
          </table:table-cell>
          <table:table-cell office:value-type="string">
            <text:p>Afeitadora New Rotary-Rotatoria Con 3 Cabezales De Corte Flexible Y Cuello Pivotante Cuchillas De Acero Inox.</text:p>
          </table:table-cell>
          <table:table-cell office:value-type="string">
            <text:p>Rotatoria Con 3 Cabezales De Corte Flexible Y Cuello Pivotante Cuchillas De Acero Inox.</text:p>
          </table:table-cell>
          <table:table-cell office:value-type="string">
            <text:p>E13</text:p>
          </table:table-cell>
          <table:table-cell office:value-type="string">
            <text:p>E41</text:p>
          </table:table-cell>
          <table:table-cell office:value-type="string">
            <text:p>E117</text:p>
          </table:table-cell>
          <table:table-cell office:value-type="string">
            <text:p>AFEITADORAS</text:p>
          </table:table-cell>
          <table:table-cell office:value-type="string">
            <text:p>CUIDADO PERSONAL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710">
            <text:p>6710</text:p>
          </table:table-cell>
          <table:table-cell office:value-type="string">
            <text:p>AFEITADORA ELECTRICA <text:s/>-SMART FOIL-RECORTADORA DOS CARAS-PEINE AJUSTABLE-LAVABLE 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1</text:p>
          </table:table-cell>
          <table:table-cell office:value-type="string">
            <text:p>E117</text:p>
          </table:table-cell>
          <table:table-cell office:value-type="string">
            <text:p>AFEITADORAS</text:p>
          </table:table-cell>
          <table:table-cell office:value-type="string">
            <text:p>CUIDADO PERSONAL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711">
            <text:p>6711</text:p>
          </table:table-cell>
          <table:table-cell office:value-type="string">
            <text:p>AFEITADORA ELECTRICA <text:s/>-SMART FOIL-FREE FLOAT-CABEZAL FINO DE PRECISION-LAVABLE 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1</text:p>
          </table:table-cell>
          <table:table-cell office:value-type="string">
            <text:p>E117</text:p>
          </table:table-cell>
          <table:table-cell office:value-type="string">
            <text:p>AFEITADORAS</text:p>
          </table:table-cell>
          <table:table-cell office:value-type="string">
            <text:p>CUIDADO PERSONAL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72">
            <text:p>6672</text:p>
          </table:table-cell>
          <table:table-cell office:value-type="string">
            <text:p>MAQUINA DE COSER ELECTRICA <text:s/>"DINÁMICA"- CROCHET Y BOBINA DE ACERO-OJAL 4P. RECTO, SULFILA Y 2 BORDA 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4</text:p>
          </table:table-cell>
          <table:table-cell office:value-type="string">
            <text:p>MAQUINAS DE COSER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73">
            <text:p>6673</text:p>
          </table:table-cell>
          <table:table-cell office:value-type="string">
            <text:p>Maquina De Coser Electrica - "Dinamica Ii"- Crochet Y Bobina De Acero-Ojal 4P. Recto, Sulfila Y 2 Borda Enhe. Aut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4</text:p>
          </table:table-cell>
          <table:table-cell office:value-type="string">
            <text:p>MAQUINAS DE COSER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string">
            <text:p>MAQUINA DE COSER ELECTRICA <text:s/>"VÉCTRA"- CROCHET Y BOBINA DE OJAL 1P. RECTO SULFILA Y 21 BORDA. ENHE. AUT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4</text:p>
          </table:table-cell>
          <table:table-cell office:value-type="string">
            <text:p>MAQUINAS DE COSER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75">
            <text:p>6675</text:p>
          </table:table-cell>
          <table:table-cell office:value-type="string">
            <text:p>MAQUINA DE COSER ELECTRICA <text:s/>"VIRTUOSA"- CROCHET Y BOBINA DE ACERO-OJAL 1P. RECTO SULFILA Y 23 BORDA. ENHE. AUT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4</text:p>
          </table:table-cell>
          <table:table-cell office:value-type="string">
            <text:p>MAQUINAS DE COSER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76">
            <text:p>6676</text:p>
          </table:table-cell>
          <table:table-cell office:value-type="string">
            <text:p>MAQUINA DE COSER ELECTRICA <text:s/>"ARTISTA"- CROCHET Y BOBINA DE ACERO-OJAL 1P. RECTO SULFILA Y 32 BORDA. ENHE. AUT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4</text:p>
          </table:table-cell>
          <table:table-cell office:value-type="string">
            <text:p>MAQUINAS DE COSER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77">
            <text:p>6677</text:p>
          </table:table-cell>
          <table:table-cell office:value-type="string">
            <text:p>MAQUINA DE COSER ELECTRICA <text:s/>"LOCK 1040"- 4 HILOS. CON ENHE. AUTOM.DOBLADILLO INCORPOR-MESA REBATIBLE. CUCHILLA VIDIA. DIFERENCIAL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4</text:p>
          </table:table-cell>
          <table:table-cell office:value-type="string">
            <text:p>MAQUINAS DE COSER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79">
            <text:p>6679</text:p>
          </table:table-cell>
          <table:table-cell office:value-type="string">
            <text:p>Pava Electrica -Ventana Para Nivel De Agua-Bloqueo De Seguridad De Tapa-Interruptor On-Off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80">
            <text:p>6680</text:p>
          </table:table-cell>
          <table:table-cell office:value-type="string">
            <text:p>CAFETERA ELECTRICA-FUNCION ANTIGOTEO-FILTRO REMOVIBLE-CRISTAL RESISTENTE AL CALOR-800W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8</text:p>
          </table:table-cell>
          <table:table-cell office:value-type="string">
            <text:p>CAFETE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81">
            <text:p>6681</text:p>
          </table:table-cell>
          <table:table-cell office:value-type="string">
            <text:p>EXPRIMIDORA ELECTRICA -CAPACIDAD MAX 1.2L-VENTANA CON DISPLAY-2CONOS AJUSTABLES -30W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5</text:p>
          </table:table-cell>
          <table:table-cell office:value-type="string">
            <text:p>EXPRIMIDORES Y EXTRACTORES DE JUGO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682">
            <text:p>6682</text:p>
          </table:table-cell>
          <table:table-cell office:value-type="string">
            <text:p>TOSTADORA ELECTRICA - PARA 2 PANES BANDEJA PARA MIGAS DESLIZABLE-800W</text:p>
          </table:table-cell>
          <table:table-cell office:value-type="string">
            <text:p><text:s/>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41</text:p>
          </table:table-cell>
          <table:table-cell office:value-type="string">
            <text:p>BALANZAS DE COCINA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817">
            <text:p>6817</text:p>
          </table:table-cell>
          <table:table-cell office:value-type="string">
            <text:p>Tostadora Kelvinator</text:p>
          </table:table-cell>
          <table:table-cell office:value-type="string">
            <text:p>Para Pan Frances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2</text:p>
          </table:table-cell>
          <table:table-cell office:value-type="string">
            <text:p>TOSTA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819">
            <text:p>6819</text:p>
          </table:table-cell>
          <table:table-cell office:value-type="string">
            <text:p>Cafetera Con Timer Digital</text:p>
          </table:table-cell>
          <table:table-cell office:value-type="string">
            <text:p>Medidor De Intensida 15 Pocillos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8</text:p>
          </table:table-cell>
          <table:table-cell office:value-type="string">
            <text:p>CAFETE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881">
            <text:p>6881</text:p>
          </table:table-cell>
          <table:table-cell office:value-type="string">
            <text:p>Multiprocesadora Con Licuadora - 600W - 3 Vel.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29</text:p>
          </table:table-cell>
          <table:table-cell office:value-type="string">
            <text:p>PROCESA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882">
            <text:p>6882</text:p>
          </table:table-cell>
          <table:table-cell office:value-type="string">
            <text:p>Multiprocesadora - 600W - 3 Vel.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29</text:p>
          </table:table-cell>
          <table:table-cell office:value-type="string">
            <text:p>PROCESA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09">
            <text:p>6909</text:p>
          </table:table-cell>
          <table:table-cell office:value-type="string">
            <text:p>Pava Electrica -1,5 Litros. De Acero Inoxidable. Apagado Automático A Los 80º Y A Los 100º. Temperatura Ideal Para Mate. Calentamiento Rápido.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10">
            <text:p>6910</text:p>
          </table:table-cell>
          <table:table-cell office:value-type="string">
            <text:p>Pava Electrica- 1,8 Litros. Cuerpo Plástico. Apagado Automático A Los 80º Y A Los 100º. Temperatura Ideal Para Mate. Calentamiento Rápido. Pico Vertedor. Luz Piloto.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11">
            <text:p>6911</text:p>
          </table:table-cell>
          <table:table-cell office:value-type="string">
            <text:p>Pava Electrica- Temperatura Ideal Para Mate. Calentamiento Rápido. Pico Vertedor. Luz Piloto.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12">
            <text:p>6912</text:p>
          </table:table-cell>
          <table:table-cell office:value-type="string">
            <text:p>Pava Electrica- Calentamiento Rápido. Pico Vertedor. Luz Piloto.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13">
            <text:p>6913</text:p>
          </table:table-cell>
          <table:table-cell office:value-type="string">
            <text:p>Aspiradora-1600 W De Potencia -Posee Filtros Hepa Para Filtrar Ácaros Y Bacterias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2</text:p>
          </table:table-cell>
          <table:table-cell office:value-type="string">
            <text:p>ASPIRADORAS Y BARREALFOMBRAS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14">
            <text:p>6914</text:p>
          </table:table-cell>
          <table:table-cell office:value-type="string">
            <text:p>Aspiradora- <text:s/>1800 W De Potencia | Posee Filtros Hepa Para Filtrar Ácaros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2</text:p>
          </table:table-cell>
          <table:table-cell office:value-type="string">
            <text:p>ASPIRADORAS Y BARREALFOMBRAS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29">
            <text:p>6929</text:p>
          </table:table-cell>
          <table:table-cell office:value-type="string">
            <text:p>Masajeador Cervical <text:s/>Mc2-200</text:p>
          </table:table-cell>
          <table:table-cell office:value-type="string">
            <text:p>Con Calor Mc2-200</text:p>
          </table:table-cell>
          <table:table-cell office:value-type="string">
            <text:p>E13</text:p>
          </table:table-cell>
          <table:table-cell office:value-type="string">
            <text:p>E44</text:p>
          </table:table-cell>
          <table:table-cell office:value-type="string">
            <text:p>E145</text:p>
          </table:table-cell>
          <table:table-cell office:value-type="string">
            <text:p>MASAJEADORES</text:p>
          </table:table-cell>
          <table:table-cell office:value-type="string">
            <text:p>SALUD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30">
            <text:p>6930</text:p>
          </table:table-cell>
          <table:table-cell office:value-type="string">
            <text:p>Masajeador Cervical Mc-3-200</text:p>
          </table:table-cell>
          <table:table-cell office:value-type="string">
            <text:p>Con Calor Mc3-200</text:p>
          </table:table-cell>
          <table:table-cell office:value-type="string">
            <text:p>E13</text:p>
          </table:table-cell>
          <table:table-cell office:value-type="string">
            <text:p>E44</text:p>
          </table:table-cell>
          <table:table-cell office:value-type="string">
            <text:p>E145</text:p>
          </table:table-cell>
          <table:table-cell office:value-type="string">
            <text:p>MASAJEADORES</text:p>
          </table:table-cell>
          <table:table-cell office:value-type="string">
            <text:p>SALUD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31">
            <text:p>6931</text:p>
          </table:table-cell>
          <table:table-cell office:value-type="string">
            <text:p>Kit De Cabello Gk3-900</text:p>
          </table:table-cell>
          <table:table-cell office:value-type="string">
            <text:p>Cortabarba 8 En 1 Gk3-900</text:p>
          </table:table-cell>
          <table:table-cell office:value-type="string">
            <text:p>E13</text:p>
          </table:table-cell>
          <table:table-cell office:value-type="string">
            <text:p>E41</text:p>
          </table:table-cell>
          <table:table-cell office:value-type="string">
            <text:p>E122</text:p>
          </table:table-cell>
          <table:table-cell office:value-type="string">
            <text:p>CORTADORAS DE CABELLOS</text:p>
          </table:table-cell>
          <table:table-cell office:value-type="string">
            <text:p>CUIDADO PERSONAL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32">
            <text:p>6932</text:p>
          </table:table-cell>
          <table:table-cell office:value-type="string">
            <text:p>Cortador De Cabello Hc7-200</text:p>
          </table:table-cell>
          <table:table-cell office:value-type="string">
            <text:p>Cuchilla Titanio Yceramica Accesorios Hc7-200</text:p>
          </table:table-cell>
          <table:table-cell office:value-type="string">
            <text:p>E13</text:p>
          </table:table-cell>
          <table:table-cell office:value-type="string">
            <text:p>E41</text:p>
          </table:table-cell>
          <table:table-cell office:value-type="string">
            <text:p>E122</text:p>
          </table:table-cell>
          <table:table-cell office:value-type="string">
            <text:p>CORTADORAS DE CABELLOS</text:p>
          </table:table-cell>
          <table:table-cell office:value-type="string">
            <text:p>CUIDADO PERSONAL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33">
            <text:p>6933</text:p>
          </table:table-cell>
          <table:table-cell office:value-type="string">
            <text:p>Pava Electrica Capacidad De 1,5 Lts-Filtro Para Asegurar La Pureza Y Calidad Del Agua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3</text:p>
          </table:table-cell>
          <table:table-cell office:value-type="string">
            <text:p>PAVAS ELECTRIC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64">
            <text:p>6964</text:p>
          </table:table-cell>
          <table:table-cell office:value-type="string">
            <text:p>Multiprocesadora Selecta 600 W</text:p>
          </table:table-cell>
          <table:table-cell office:value-type="string">
            <text:p>Con Chopper, Picador,Licuadora Y Flitro Jugo +Accesorios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29</text:p>
          </table:table-cell>
          <table:table-cell office:value-type="string">
            <text:p>PROCESA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66">
            <text:p>6966</text:p>
          </table:table-cell>
          <table:table-cell office:value-type="string">
            <text:p>Procesadora Manual Mastercherry 400 W</text:p>
          </table:table-cell>
          <table:table-cell office:value-type="string">
            <text:p>Chopper Para Picar +Accesorios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29</text:p>
          </table:table-cell>
          <table:table-cell office:value-type="string">
            <text:p>PROCESA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67">
            <text:p>6967</text:p>
          </table:table-cell>
          <table:table-cell office:value-type="string">
            <text:p>Procesadora+Licuadora+Batidora Totalmix 500W</text:p>
          </table:table-cell>
          <table:table-cell office:value-type="string">
            <text:p>Licua, Bate, Pica, Rebana, Y Ralla+ Accesorios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7</text:p>
          </table:table-cell>
          <table:table-cell office:value-type="string">
            <text:p>BATI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68">
            <text:p>6968</text:p>
          </table:table-cell>
          <table:table-cell office:value-type="string">
            <text:p>Procesadora Manual Cherryplus <text:s/>400W</text:p>
          </table:table-cell>
          <table:table-cell office:value-type="string">
            <text:p>Doble Batidor, Vaso Graduador 2 Velocidades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7</text:p>
          </table:table-cell>
          <table:table-cell office:value-type="string">
            <text:p>BATI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69">
            <text:p>6969</text:p>
          </table:table-cell>
          <table:table-cell office:value-type="string">
            <text:p>Licuadora <text:s/>Frutty 600 W</text:p>
          </table:table-cell>
          <table:table-cell office:value-type="string">
            <text:p>Con Molinillo De Cafe Cap 1,2 Lts 3 Velocidades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6</text:p>
          </table:table-cell>
          <table:table-cell office:value-type="string">
            <text:p>LICUA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70">
            <text:p>6970</text:p>
          </table:table-cell>
          <table:table-cell office:value-type="string">
            <text:p>Licuadora Rouling 600 W</text:p>
          </table:table-cell>
          <table:table-cell office:value-type="string">
            <text:p>Licuadora+Filtrajugo De Acero Inox Cap. 1,5 Lts. 3 Veloc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6</text:p>
          </table:table-cell>
          <table:table-cell office:value-type="string">
            <text:p>LICUA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string">
            <text:p>Licuadora Frappy 600 W-Con Molinillo De Cafe Cap. 1,7 Lts. 3 Veloc+Pulsador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2</text:p>
          </table:table-cell>
          <table:table-cell office:value-type="string">
            <text:p>E136</text:p>
          </table:table-cell>
          <table:table-cell office:value-type="string">
            <text:p>LICUADORAS</text:p>
          </table:table-cell>
          <table:table-cell office:value-type="string">
            <text:p>ELECTRODOMÉSTICOS DE COCINA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6982">
            <text:p>6982</text:p>
          </table:table-cell>
          <table:table-cell office:value-type="string">
            <text:p>Lustraspiradora C/Paños Abrillantadores-800W-Protector Perimetral-Color Dorado</text:p>
          </table:table-cell>
          <table:table-cell office:value-type="string">
            <text:p>-</text:p>
          </table:table-cell>
          <table:table-cell office:value-type="string">
            <text:p>E13</text:p>
          </table:table-cell>
          <table:table-cell office:value-type="string">
            <text:p>E43</text:p>
          </table:table-cell>
          <table:table-cell office:value-type="string">
            <text:p>E143</text:p>
          </table:table-cell>
          <table:table-cell office:value-type="string">
            <text:p>LUSTRAASPIRADORAS</text:p>
          </table:table-cell>
          <table:table-cell office:value-type="string">
            <text:p>ELECTRODOMÉSTICOS DEL HOGAR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SECADOR DE CABELLO "VIAGGIO" 1200W (VERDE)</text:p>
          </table:table-cell>
          <table:table-cell/>
          <table:table-cell office:value-type="string">
            <text:p>E13</text:p>
          </table:table-cell>
          <table:table-cell office:value-type="string">
            <text:p>E41</text:p>
          </table:table-cell>
          <table:table-cell office:value-type="string">
            <text:p>E121</text:p>
          </table:table-cell>
          <table:table-cell office:value-type="string">
            <text:p>SECADOR DE CABELLOS</text:p>
          </table:table-cell>
          <table:table-cell office:value-type="string">
            <text:p>CUIDADO PERSONAL</text:p>
          </table:table-cell>
          <table:table-cell office:value-type="string">
            <text:p>PEQUEÑOS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BICICLETA R.16 PLAYERA DAMA C/CANASTO Y GUARD.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BICICLETA R.12 CROSS VARON/NENA CON PIÑON LIBRE Y FRENO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826">
            <text:p>6826</text:p>
          </table:table-cell>
          <table:table-cell office:value-type="string">
            <text:p>Bicicleta R.20 Freestyle 36 Rayos –Acero Cromada Bmx Std</text:p>
          </table:table-cell>
          <table:table-cell office:value-type="string">
            <text:p>Acero Cromada Bmx Std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827">
            <text:p>6827</text:p>
          </table:table-cell>
          <table:table-cell office:value-type="string">
            <text:p>Bicicleta R.20 Freestyle 36 Rayos -Bmx Std Pulida</text:p>
          </table:table-cell>
          <table:table-cell office:value-type="string">
            <text:p>Bmx Std Pulida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820">
            <text:p>6820</text:p>
          </table:table-cell>
          <table:table-cell office:value-type="string">
            <text:p>Bicicleta R.12 Mtb Varon-Ruedas Con Rayos-Camara Y Cubierta</text:p>
          </table:table-cell>
          <table:table-cell office:value-type="string">
            <text:p>Ruedas Con Rayos-Camara Y Cubierta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821">
            <text:p>6821</text:p>
          </table:table-cell>
          <table:table-cell office:value-type="string">
            <text:p>Bicicleta R.12 Mtb Nena-Rueda Con Rayos Camara Y Cubiertas</text:p>
          </table:table-cell>
          <table:table-cell office:value-type="string">
            <text:p>Rueda Con Rayos Camara Y Cubiertas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714">
            <text:p>6714</text:p>
          </table:table-cell>
          <table:table-cell office:value-type="string">
            <text:p>BATERIA P/AUTO PRESTOLITE 36X18X19 90 AH (PA90MD)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5</text:p>
          </table:table-cell>
          <table:table-cell office:value-type="string">
            <text:p>E150</text:p>
          </table:table-cell>
          <table:table-cell office:value-type="string">
            <text:p>BATERIAS</text:p>
          </table:table-cell>
          <table:table-cell office:value-type="string">
            <text:p>AUTOMOVILE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715">
            <text:p>6715</text:p>
          </table:table-cell>
          <table:table-cell office:value-type="string">
            <text:p>BATERIA PARA AUTO PRESTOLITE 33X17X24 100AH (PA100LE)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5</text:p>
          </table:table-cell>
          <table:table-cell office:value-type="string">
            <text:p>E150</text:p>
          </table:table-cell>
          <table:table-cell office:value-type="string">
            <text:p>BATERIAS</text:p>
          </table:table-cell>
          <table:table-cell office:value-type="string">
            <text:p>AUTOMOVILE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716">
            <text:p>6716</text:p>
          </table:table-cell>
          <table:table-cell office:value-type="string">
            <text:p>BATERIA P/AUTO PRESTOLITE 51X21X24 150 AH (PPA150TD)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5</text:p>
          </table:table-cell>
          <table:table-cell office:value-type="string">
            <text:p>E150</text:p>
          </table:table-cell>
          <table:table-cell office:value-type="string">
            <text:p>BATERIAS</text:p>
          </table:table-cell>
          <table:table-cell office:value-type="string">
            <text:p>AUTOMOVILE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717">
            <text:p>6717</text:p>
          </table:table-cell>
          <table:table-cell office:value-type="string">
            <text:p>BATERIA P/AUTO PRESTOLITE 24X18X18 60 AH.(PA60DD)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5</text:p>
          </table:table-cell>
          <table:table-cell office:value-type="string">
            <text:p>E150</text:p>
          </table:table-cell>
          <table:table-cell office:value-type="string">
            <text:p>BATERIAS</text:p>
          </table:table-cell>
          <table:table-cell office:value-type="string">
            <text:p>AUTOMOVILE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718">
            <text:p>6718</text:p>
          </table:table-cell>
          <table:table-cell office:value-type="string">
            <text:p>BATERIA P/AUTO PRESTOLITE 28X18X18 70AH (PA70ND)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5</text:p>
          </table:table-cell>
          <table:table-cell office:value-type="string">
            <text:p>E150</text:p>
          </table:table-cell>
          <table:table-cell office:value-type="string">
            <text:p>BATERIAS</text:p>
          </table:table-cell>
          <table:table-cell office:value-type="string">
            <text:p>AUTOMOVILE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719">
            <text:p>6719</text:p>
          </table:table-cell>
          <table:table-cell office:value-type="string">
            <text:p>BATERIA P/AUTO PRESTOLITE 32X18X23 90 AH (PA90LD)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5</text:p>
          </table:table-cell>
          <table:table-cell office:value-type="string">
            <text:p>E150</text:p>
          </table:table-cell>
          <table:table-cell office:value-type="string">
            <text:p>BATERIAS</text:p>
          </table:table-cell>
          <table:table-cell office:value-type="string">
            <text:p>AUTOMOVILE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636">
            <text:p>6636</text:p>
          </table:table-cell>
          <table:table-cell office:value-type="string">
            <text:p>BICICLETA R.20 T.T. 1008- 3 VEL. VARON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637">
            <text:p>6637</text:p>
          </table:table-cell>
          <table:table-cell office:value-type="string">
            <text:p>BICICLETA R.20 FREE CROSS PINTADO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640">
            <text:p>6640</text:p>
          </table:table-cell>
          <table:table-cell office:value-type="string">
            <text:p>Bicicleta R.20 Free Style 36 Rayos -Aluminio Pintada - Bmx Std (2000/Api)</text:p>
          </table:table-cell>
          <table:table-cell office:value-type="string">
            <text:p>Aluminio Pintada - Bmx Std (2000/Api)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641">
            <text:p>6641</text:p>
          </table:table-cell>
          <table:table-cell office:value-type="string">
            <text:p>Bicicleta R.20 Freestyle 36 Rayos -Aluminio Pulida -Bmx-Std (2000/Apl)</text:p>
          </table:table-cell>
          <table:table-cell office:value-type="string">
            <text:p>Aluminio Pulida -Bmx-Std (2000/Apl)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BICICLETA R.20 FREESTYLE 48 RAYOS - ROTOR - CROMADA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68">
            <text:p>5868</text:p>
          </table:table-cell>
          <table:table-cell office:value-type="string">
            <text:p>Bicicleta R.12 Bmx Varon -</text:p>
          </table:table-cell>
          <table:table-cell office:value-type="string">
            <text:p>Tipo Americano (243)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69">
            <text:p>5869</text:p>
          </table:table-cell>
          <table:table-cell office:value-type="string">
            <text:p>Bicicleta R.12 Bmx Nena -</text:p>
          </table:table-cell>
          <table:table-cell office:value-type="string">
            <text:p>Tipo Americano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70">
            <text:p>5870</text:p>
          </table:table-cell>
          <table:table-cell office:value-type="string">
            <text:p>Bicicleta R.16 Cross "Y" Varon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71">
            <text:p>5871</text:p>
          </table:table-cell>
          <table:table-cell office:value-type="string">
            <text:p>Bicicleta R.16 "Princesa" Dama-</text:p>
          </table:table-cell>
          <table:table-cell office:value-type="string">
            <text:p>Lully Bike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72">
            <text:p>5872</text:p>
          </table:table-cell>
          <table:table-cell office:value-type="string">
            <text:p>Bicicleta R.20 "Princesa" Dama-Lully Bike</text:p>
          </table:table-cell>
          <table:table-cell office:value-type="string">
            <text:p>Lully Bike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73">
            <text:p>5873</text:p>
          </table:table-cell>
          <table:table-cell office:value-type="string">
            <text:p>BICICLETA R.16 CROSS "COOL BOY" VARON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74">
            <text:p>5874</text:p>
          </table:table-cell>
          <table:table-cell office:value-type="string">
            <text:p>BICICLETA R.20 CROSS "COOL BOY" VARON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78">
            <text:p>5878</text:p>
          </table:table-cell>
          <table:table-cell office:value-type="string">
            <text:p>BICICLETA R.16 TIPO MOTO "MOTO BIKE" VARON C/SUSPENSION TRASERA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5881">
            <text:p>5881</text:p>
          </table:table-cell>
          <table:table-cell office:value-type="string">
            <text:p>Bicicleta R.26 T.T. - 18 Vel. Varon Cambios Ty18</text:p>
          </table:table-cell>
          <table:table-cell office:value-type="string">
            <text:p><text:s/></text:p>
          </table:table-cell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3</text:p>
          </table:table-cell>
          <table:table-cell office:value-type="string">
            <text:p>RODADOS IGUAL O MAY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2316">
            <text:p>2316</text:p>
          </table:table-cell>
          <table:table-cell office:value-type="string">
            <text:p>BICICLETA R.12 INFLABLE "PIRUETAS" VARON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string">
            <text:p>BICICLETA R.12 INFLABLE "PIRUETAS" DAMA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1187">
            <text:p>1187</text:p>
          </table:table-cell>
          <table:table-cell office:value-type="string">
            <text:p>BICICLETA R.20 "SASHA" DAMA C/CANASTO GUARD. Y PORTAEQ.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1207">
            <text:p>1207</text:p>
          </table:table-cell>
          <table:table-cell office:value-type="string">
            <text:p>BICICLETA R.20 FREESTYLE 48 RAYOS - ROTOR - PROFESIONAL P/COMPETICION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BICICLETA R.26 T.T. - 18 VEL. COMUN <text:s/>Y SUSP. DELANTERA - BICOLOR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3</text:p>
          </table:table-cell>
          <table:table-cell office:value-type="string">
            <text:p>RODADOS IGUAL O MAY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BICICLETA R.20 BMX "DARK" CROSS VARON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4067">
            <text:p>4067</text:p>
          </table:table-cell>
          <table:table-cell office:value-type="string">
            <text:p>BICICLETA R.26 T.T. - 18 VEL. CROMADA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3</text:p>
          </table:table-cell>
          <table:table-cell office:value-type="string">
            <text:p>RODADOS IGUAL O MAY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3832">
            <text:p>3832</text:p>
          </table:table-cell>
          <table:table-cell office:value-type="string">
            <text:p>BATERIA BOSCH PARA AUTO MED 25X18X18 CM - 55 AH (8040)</text:p>
          </table:table-cell>
          <table:table-cell/>
          <table:table-cell office:value-type="string">
            <text:p>E14</text:p>
          </table:table-cell>
          <table:table-cell office:value-type="string">
            <text:p>E45</text:p>
          </table:table-cell>
          <table:table-cell office:value-type="string">
            <text:p>E150</text:p>
          </table:table-cell>
          <table:table-cell office:value-type="string">
            <text:p>BATERIAS</text:p>
          </table:table-cell>
          <table:table-cell office:value-type="string">
            <text:p>AUTOMOVILE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3833">
            <text:p>3833</text:p>
          </table:table-cell>
          <table:table-cell office:value-type="string">
            <text:p>BATERIA BOSCH PARA AUTO MED 28X18X18 CM - 63 AH (8060)</text:p>
          </table:table-cell>
          <table:table-cell/>
          <table:table-cell office:value-type="string">
            <text:p>E14</text:p>
          </table:table-cell>
          <table:table-cell office:value-type="string">
            <text:p>E45</text:p>
          </table:table-cell>
          <table:table-cell office:value-type="string">
            <text:p>E150</text:p>
          </table:table-cell>
          <table:table-cell office:value-type="string">
            <text:p>BATERIAS</text:p>
          </table:table-cell>
          <table:table-cell office:value-type="string">
            <text:p>AUTOMOVILE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3843">
            <text:p>3843</text:p>
          </table:table-cell>
          <table:table-cell office:value-type="string">
            <text:p>BICICLETA R.16 "SASHA" DAMA C/CANASTO GUARD. Y PORTAEQ.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4435">
            <text:p>4435</text:p>
          </table:table-cell>
          <table:table-cell office:value-type="string">
            <text:p>BICICLETA R.26 T.T. - 18 VEL. VARON/DAMA - BICOLOR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3</text:p>
          </table:table-cell>
          <table:table-cell office:value-type="string">
            <text:p>RODADOS IGUAL O MAY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4319">
            <text:p>4319</text:p>
          </table:table-cell>
          <table:table-cell office:value-type="string">
            <text:p>BICICLETA R.16 BMX "DARK" CROSS VARON</text:p>
          </table:table-cell>
          <table:table-cell/>
          <table:table-cell office:value-type="string">
            <text:p>E14</text:p>
          </table:table-cell>
          <table:table-cell office:value-type="string">
            <text:p>E46</text:p>
          </table:table-cell>
          <table:table-cell office:value-type="string">
            <text:p>E152</text:p>
          </table:table-cell>
          <table:table-cell office:value-type="string">
            <text:p>RODADOS MENOR A 26"</text:p>
          </table:table-cell>
          <table:table-cell office:value-type="string">
            <text:p>BICICLETAS</text:p>
          </table:table-cell>
          <table:table-cell office:value-type="string">
            <text:p>RODADOS</text:p>
          </table:table-cell>
          <table:table-cell/>
        </table:table-row>
        <table:table-row table:style-name="ro2">
          <table:table-cell office:value-type="float" office:value="4618">
            <text:p>4618</text:p>
          </table:table-cell>
          <table:table-cell office:value-type="string">
            <text:p>Celular 2121/2120 C/Camara Digital - Reproduce Mp3 - Radio Fm - Mem. Exp. (Hasta 2 Gb) - Gprs -S/Memoria Incluida <text:s/>Linea Personal C/Tarjeta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196">
            <text:p>6196</text:p>
          </table:table-cell>
          <table:table-cell office:value-type="string">
            <text:p>CELULAR OT306 C/CAMARA DIGITAL - MP3 Y FM - MEMORIA EXP. - LINTERNA - LINEA PERSONAL C/TARJETA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397">
            <text:p>6397</text:p>
          </table:table-cell>
          <table:table-cell office:value-type="string">
            <text:p>LIQ-CELULAR 2330 C/CAMARA VGA-RADIO-FM-LINEA LIBRE</text:p>
          </table:table-cell>
          <table:table-cell office:value-type="string">
            <text:p><text:s/>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399">
            <text:p>6399</text:p>
          </table:table-cell>
          <table:table-cell office:value-type="string">
            <text:p>LIQ-CELULAR W205 CCAM 1.3MP-REP MP3-1.8"-FM-MEM-EX-BLUEETOOTH</text:p>
          </table:table-cell>
          <table:table-cell office:value-type="string">
            <text:p><text:s/>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389">
            <text:p>6389</text:p>
          </table:table-cell>
          <table:table-cell office:value-type="string">
            <text:p>Celular "Skin" 7110 Blanco/Negro C/Camara Digital 2Mp - P. Tactil 2.8" - Mp3 Y Fm - Bluetooth - Opera Mini 5 - Libre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468">
            <text:p>6468</text:p>
          </table:table-cell>
          <table:table-cell office:value-type="string">
            <text:p>CELULAR OT880 C/CAMARA DIGITAL 2MP - SLIDER QWERTY - P.TACTIL - MP3 Y FM - BLUETOOTH - LINEA CLARO C/TARJETA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272">
            <text:p>6272</text:p>
          </table:table-cell>
          <table:table-cell office:value-type="string">
            <text:p>Celular "Xperia"- X8 Black 3G Hspa C/Camara Digital 3.2Mp - P. Tactil 3" - Mp3 Y Fm - Bluetooth - Wi Fi Y Gps - Android - Libr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string">
            <text:p>CELULAR "SPIRO" STEALTH BLACK C/CAMARA DIGITAL 2MP - MP3 Y FM - BLUETOOTH - TRACK ID - LIBRE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275">
            <text:p>6275</text:p>
          </table:table-cell>
          <table:table-cell office:value-type="string">
            <text:p>Celular "Fengli" -Ck15 Black Txt Pro C/Camara Digital 3.2Mp - P. Tactil - Mp3 Y Fm - Bluetooth - Wi Fi - Qwerty - Libr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276">
            <text:p>6276</text:p>
          </table:table-cell>
          <table:table-cell office:value-type="string">
            <text:p>Celular "Fengli" -Ck15 White Txt Pro C/Camara Digital 3.2Mp - P. Tactil - Mp3 Y Fm - Bluetooth - Wi Fi - Qwerty - Libr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306">
            <text:p>6306</text:p>
          </table:table-cell>
          <table:table-cell office:value-type="string">
            <text:p>CELULAR "OPTIMUS ME" 3G C/CAMARA DIGITAL 3MP - P.TACTIL 2.8" - MP3 Y FM - WI FI Y GPS - BLUETOOTH - ANDROID 2.2 - LINEA PERSONAL C/TARJETA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5719">
            <text:p>5719</text:p>
          </table:table-cell>
          <table:table-cell office:value-type="string">
            <text:p>CELULAR "SWEET" GS500 C/CAMARA DIGITAL 3MP - MP3/4 Y FM - PANTALLA TACTIL - LINEA PERSONAL C/TARJETA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5762">
            <text:p>5762</text:p>
          </table:table-cell>
          <table:table-cell office:value-type="string">
            <text:p>CELULAR "GEEK" 8107 C/CAMARA DIGITAL 2MP - P. TACTIL 2.8" - MP3 Y FM - BLUETOOTH - WI FI - QWERTY - OPERA MINI - LIBRE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5775">
            <text:p>5775</text:p>
          </table:table-cell>
          <table:table-cell office:value-type="string">
            <text:p>Celular X2-</text:p>
          </table:table-cell>
          <table:table-cell office:value-type="string">
            <text:p>C/Camara Digital 5Mp C/Flash Led - Mp3 Y Fm - Bluetooth - Linea Personal C/Tarjeta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5825">
            <text:p>5825</text:p>
          </table:table-cell>
          <table:table-cell office:value-type="string">
            <text:p>CELULAR "IVY" E2530 C/CAMARA DIGITAL 1.3 MP - MP3 - BLUETOOTH - LINEA PERSONAL C/TARJETA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617">
            <text:p>6617</text:p>
          </table:table-cell>
          <table:table-cell office:value-type="string">
            <text:p>CELULAR <text:s/>EX118-XT <text:s/>C/CAMARA DIGITAL 3MP - REPRODUCE MP3 -FM- MEM. EXP HASTA 32GB - QWERTY - BLUETOOTH-LINEA PERSONAL C/TARJETA</text:p>
          </table:table-cell>
          <table:table-cell office:value-type="string">
            <text:p><text:s/>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606">
            <text:p>6606</text:p>
          </table:table-cell>
          <table:table-cell office:value-type="string">
            <text:p>TELEFONO INALAMBRICO 1.9 GHZ FRECUENCIA DECT 6.0 CALLER ID -NEGRO</text:p>
          </table:table-cell>
          <table:table-cell office:value-type="string">
            <text:p><text:s/></text:p>
          </table:table-cell>
          <table:table-cell office:value-type="string">
            <text:p>E15</text:p>
          </table:table-cell>
          <table:table-cell office:value-type="string">
            <text:p>E50</text:p>
          </table:table-cell>
          <table:table-cell office:value-type="string">
            <text:p>E159</text:p>
          </table:table-cell>
          <table:table-cell office:value-type="string">
            <text:p>INALÁMBRICOS Y CON CABLE</text:p>
          </table:table-cell>
          <table:table-cell office:value-type="string">
            <text:p>TELEFONÍA DOMICILIARIA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611">
            <text:p>6611</text:p>
          </table:table-cell>
          <table:table-cell office:value-type="string">
            <text:p>TELEFONO DE MESA CABLE 10 MEMORIAS -BLANCO (AGW)</text:p>
          </table:table-cell>
          <table:table-cell office:value-type="string">
            <text:p><text:s/></text:p>
          </table:table-cell>
          <table:table-cell office:value-type="string">
            <text:p>E15</text:p>
          </table:table-cell>
          <table:table-cell office:value-type="string">
            <text:p>E50</text:p>
          </table:table-cell>
          <table:table-cell office:value-type="string">
            <text:p>E159</text:p>
          </table:table-cell>
          <table:table-cell office:value-type="string">
            <text:p>INALÁMBRICOS Y CON CABLE</text:p>
          </table:table-cell>
          <table:table-cell office:value-type="string">
            <text:p>TELEFONÍA DOMICILIARIA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string">
            <text:p>CELULAR C305 C/CAMARA 2MP - MP3 Y FM - BLUETOOTH - WI FI - QWERTY - LINEA PERSONAL C/TARJETA</text:p>
          </table:table-cell>
          <table:table-cell/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738">
            <text:p>6738</text:p>
          </table:table-cell>
          <table:table-cell office:value-type="string">
            <text:p>Celular C2-01 C/Camara Digital 3.2Mp - Mp3 Y Fm - Bluetooth Stereo 2.1</text:p>
          </table:table-cell>
          <table:table-cell office:value-type="string">
            <text:p>-Personal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793">
            <text:p>6793</text:p>
          </table:table-cell>
          <table:table-cell office:value-type="string">
            <text:p>Celular E2220 <text:s/>-Mp3 - Mp4-Radio Fm - Mem/Ex <text:s/>2Gb + Funda Femenina - Linea Libre</text:p>
          </table:table-cell>
          <table:table-cell office:value-type="string">
            <text:p>Mp3 - Mp4-Radio Fm - Mem/Ex <text:s/>2Gb - Bluetooth Stereo - Linea Libre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794">
            <text:p>6794</text:p>
          </table:table-cell>
          <table:table-cell office:value-type="string">
            <text:p>Celular C3300- - Mp4-Radio Fm - Mem/Ex <text:s/>2Gb -Diseño Candy- Bluetooth Stereo - Linea Libre</text:p>
          </table:table-cell>
          <table:table-cell office:value-type="string">
            <text:p>- Linea Libre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796">
            <text:p>6796</text:p>
          </table:table-cell>
          <table:table-cell office:value-type="string">
            <text:p>Celular C3222-Chat-Punchdoble Sim -1.3 Mpx-Mp3 - Mp4-Radio Fm - Mem/Ex <text:s/>2Gb - Bluetooth Stereo - Linea Libre</text:p>
          </table:table-cell>
          <table:table-cell office:value-type="string">
            <text:p>- Linea Libre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797">
            <text:p>6797</text:p>
          </table:table-cell>
          <table:table-cell office:value-type="string">
            <text:p>Celular S3350-Trevi-2 Mpx -Mp3 - Mp4-Radio Fm - Mem/Ex <text:s/>2Gb + Funda Femenina De Regalo -Iinea Libre</text:p>
          </table:table-cell>
          <table:table-cell office:value-type="string">
            <text:p>- Linea Libre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798">
            <text:p>6798</text:p>
          </table:table-cell>
          <table:table-cell office:value-type="string">
            <text:p>Celular B3410-Delphi-2 Mpx-Mp3 - Mp4-Radio Fm - Mem/Ex <text:s/>2Gb - Bluetooth Stereo - Linea Libre</text:p>
          </table:table-cell>
          <table:table-cell office:value-type="string">
            <text:p>2 Mpx-Mp3 - Mp4-Radio Fm - Mem/Ex <text:s/>2Gb - Bluetooth Stereo - Linea Libre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799">
            <text:p>6799</text:p>
          </table:table-cell>
          <table:table-cell office:value-type="string">
            <text:p>Celular S5260-Star 2-Facebook-Twitter-3.15 Mpx-Wi-Fi- Mp3 - Mp4-Radio Fm Rds - Mem/Ex <text:s/>2Gb - Bluetooth Stereo - Linea Libr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04">
            <text:p>6804</text:p>
          </table:table-cell>
          <table:table-cell office:value-type="string">
            <text:p>Celular B5510-Galaxy Y Pro-Cpu 823 Mhz -3.15 Mpx -Wi-Fi + Kit Caja Nate Naturals Revlon--Linea Libre</text:p>
          </table:table-cell>
          <table:table-cell office:value-type="string">
            <text:p>-Linea Libre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05">
            <text:p>6805</text:p>
          </table:table-cell>
          <table:table-cell office:value-type="string">
            <text:p>Celular S5830 Galaxy Ace-Cpu Adreno 200 -5 Mpx -Wi-Fi-Mem Exp 2Gb-Gps-Agps-Os Android V2.2-Bluethoot V2.1-Linea Libre</text:p>
          </table:table-cell>
          <table:table-cell office:value-type="string">
            <text:p>-Linea Libre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665">
            <text:p>6665</text:p>
          </table:table-cell>
          <table:table-cell office:value-type="string">
            <text:p>CELULAR "IVY" E2530 BLISTER C/CHIP <text:s/>C/CAMARA DIGITAL 1.3 MP - MP3 - BLUETOOTH - LINEA PERSONAL C/TARJETA</text:p>
          </table:table-cell>
          <table:table-cell office:value-type="string">
            <text:p>BLISTER C/CHIP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666">
            <text:p>6666</text:p>
          </table:table-cell>
          <table:table-cell office:value-type="string">
            <text:p>CELULAR "OPTIMUS 7" E900 <text:s/>C/CAMARA DIGITAL 5 MP - MP3 - BLUETOOTH -1GHZ-GPS-WI-FI -VIDEO HD 720P- LINEA PERSONAL C/TARJETA</text:p>
          </table:table-cell>
          <table:table-cell office:value-type="string">
            <text:p><text:s/>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22">
            <text:p>6822</text:p>
          </table:table-cell>
          <table:table-cell office:value-type="string">
            <text:p>Celular 500--5 Mpx-- 2Gb Memoria Interna-- Procesador 1Ghz-Symbian Anna Os-Sms, Mms, Email, Push Mail-Tarjeta Personal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24">
            <text:p>6824</text:p>
          </table:table-cell>
          <table:table-cell office:value-type="string">
            <text:p>Celular Y-2 Mpx-Wi-Fi-Bluetooth-Audio De 3,5 Mm-Tarjeta Personal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59">
            <text:p>6859</text:p>
          </table:table-cell>
          <table:table-cell office:value-type="string">
            <text:p>Celular "Asha 303"-Camara 3.2-Wi-Fi-3.5G-Mp3-Fm Rds-Tarjeta Personal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67">
            <text:p>6867</text:p>
          </table:table-cell>
          <table:table-cell office:value-type="string">
            <text:p>Celular Ot-710A-Slider -Mp3-Fm Rds-Bluetooth-Vga-Facebook-Twitter-Libr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68">
            <text:p>6868</text:p>
          </table:table-cell>
          <table:table-cell office:value-type="string">
            <text:p>Celular One Touch 706--1.3 Mpx-Fm Rds-Wap-Bluetooth-Mp3-Libr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string">
            <text:p>Celular Ot-813-Qwerty-Tactil-2 Mpx-Wi-Fi-Mp3-Fm Rds-Bluetooth-Vga-Libr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71">
            <text:p>6871</text:p>
          </table:table-cell>
          <table:table-cell office:value-type="string">
            <text:p>Celular Ot-890-Tactil-2Mpx-Wi-Fi-Fm Rds-Bluetooth-Android 2.1-Libr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50">
            <text:p>6850</text:p>
          </table:table-cell>
          <table:table-cell office:value-type="string">
            <text:p>Celular "Milestone 3"-Xt860-Solana-8Mpx- Radio Fm-Mp3 &amp; Mp4 -Tactil Capacitivo-Android 2,3 (Gingerbread)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51">
            <text:p>6851</text:p>
          </table:table-cell>
          <table:table-cell office:value-type="string">
            <text:p>Celular "Mini Pro" -5Mp Flash-Wi-Fi-Detector De Caras/Sonrisas-Gps-Fm-Social Apss-Hotspot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52">
            <text:p>6852</text:p>
          </table:table-cell>
          <table:table-cell office:value-type="string">
            <text:p>Celular "Livecoconut" -Blk-White-5Mp Flash-Gps -Wi-Fi-Fm-Social Apss-Hotspot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53">
            <text:p>6853</text:p>
          </table:table-cell>
          <table:table-cell office:value-type="string">
            <text:p>Celular "Xperia Neo" 5 Mp Flash-Gps-Wi-Fi-Fm-Social Apss-Hot Spot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54">
            <text:p>6854</text:p>
          </table:table-cell>
          <table:table-cell office:value-type="string">
            <text:p>Celular "Defy + Mb526"-5 Mpx-Mp3 &amp; Mp4-Fm-Navegador-Social Apss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60">
            <text:p>6860</text:p>
          </table:table-cell>
          <table:table-cell office:value-type="string">
            <text:p>Celular "Xt316"-Camara 3Mp-Mp3-Wi-Fi-Fm-Android Gingerbread-Tarjeta Personal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string">
            <text:p>Celular "Ex225 Social"-Camara 3 Mpx-Wi-Fi-3G-Bluetooth-Qwerty -Tarjeta Personal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75">
            <text:p>6875</text:p>
          </table:table-cell>
          <table:table-cell office:value-type="string">
            <text:p>Camara De Fotos Digital-16,1 Mp,6,1 Mp, Zoom Opt 5X,Lcd 3¨, Sweep Panorama, Graba En Hd-Memoria De 8 Gb + Estuche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7</text:p>
          </table:table-cell>
          <table:table-cell office:value-type="string">
            <text:p>CELULARES LIBRE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98">
            <text:p>6898</text:p>
          </table:table-cell>
          <table:table-cell office:value-type="string">
            <text:p>Celular "Xt615" Motosmart Plus-8 Mp- Autofocus-Led Flash-Mp3-Mp4-Fm-Rds-Tarjeta Personal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810">
            <text:p>6810</text:p>
          </table:table-cell>
          <table:table-cell office:value-type="string">
            <text:p>Celular Chat E222-Qwerty -Cámara Vga-Bluetooth,-Ranura Microsd Para Memoria Y Radio Fm.Linea Personal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928">
            <text:p>6928</text:p>
          </table:table-cell>
          <table:table-cell office:value-type="string">
            <text:p>Celular "Ch@T 527"- 2 Megapixels, Wi-Fi, Bluetooth, Gps, Radio Fm-Tarjeta Personal</text:p>
          </table:table-cell>
          <table:table-cell office:value-type="string">
            <text:p>-</text:p>
          </table:table-cell>
          <table:table-cell office:value-type="string">
            <text:p>E15</text:p>
          </table:table-cell>
          <table:table-cell office:value-type="string">
            <text:p>E48</text:p>
          </table:table-cell>
          <table:table-cell office:value-type="string">
            <text:p>E155</text:p>
          </table:table-cell>
          <table:table-cell office:value-type="string">
            <text:p>CELULARES PREPAGOS</text:p>
          </table:table-cell>
          <table:table-cell office:value-type="string">
            <text:p>CELULARES</text:p>
          </table:table-cell>
          <table:table-cell office:value-type="string">
            <text:p>TELEFONÍA</text:p>
          </table:table-cell>
          <table:table-cell/>
        </table:table-row>
        <table:table-row table:style-name="ro2">
          <table:table-cell office:value-type="float" office:value="6903">
            <text:p>6903</text:p>
          </table:table-cell>
          <table:table-cell office:value-type="string">
            <text:p>Cinta De Caminar <text:s/>Motorizada Cx1-Cinta Motorizada Plegable. Motor 1.5 Hp Corriente Continua. Velocidad 1 A 10 Km. Computadora Digital. 8 Programas De Entrenamiento. Sistema Hand Pulse. Teclas De Operaciones En Los Barrales-Llave De Seguridad.</text:p>
          </table:table-cell>
          <table:table-cell office:value-type="string">
            <text:p>-</text:p>
          </table:table-cell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9</text:p>
          </table:table-cell>
          <table:table-cell office:value-type="string">
            <text:p>CINTAS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6918">
            <text:p>6918</text:p>
          </table:table-cell>
          <table:table-cell office:value-type="string">
            <text:p>Cinta De Caminar Motorizada-Para Caminar Y Trotar Plegable Carga Maxima 180 Kgs</text:p>
          </table:table-cell>
          <table:table-cell office:value-type="string">
            <text:p>-</text:p>
          </table:table-cell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9</text:p>
          </table:table-cell>
          <table:table-cell office:value-type="string">
            <text:p>CINTAS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6919">
            <text:p>6919</text:p>
          </table:table-cell>
          <table:table-cell office:value-type="string">
            <text:p>Caminador Eliptico-Doble Funcion Con Asiento Magnetico 8 Niveles De Carga</text:p>
          </table:table-cell>
          <table:table-cell office:value-type="string">
            <text:p>-</text:p>
          </table:table-cell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7</text:p>
          </table:table-cell>
          <table:table-cell office:value-type="string">
            <text:p>ENTRENADOR ELIPTICO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6921">
            <text:p>6921</text:p>
          </table:table-cell>
          <table:table-cell office:value-type="string">
            <text:p>Multigym-Banco De Pesas Plegable-4 Niveles De Inclinacion-150X77x101</text:p>
          </table:table-cell>
          <table:table-cell office:value-type="string">
            <text:p>-</text:p>
          </table:table-cell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81</text:p>
          </table:table-cell>
          <table:table-cell office:value-type="string">
            <text:p>MULTIGYM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6922">
            <text:p>6922</text:p>
          </table:table-cell>
          <table:table-cell office:value-type="string">
            <text:p>Multigym-Banco De Pesas-Estacio De Ejercioo Mariposa -Plegable 4 Niveles</text:p>
          </table:table-cell>
          <table:table-cell office:value-type="string">
            <text:p>-</text:p>
          </table:table-cell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81</text:p>
          </table:table-cell>
          <table:table-cell office:value-type="string">
            <text:p>MULTIGYM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6828">
            <text:p>6828</text:p>
          </table:table-cell>
          <table:table-cell office:value-type="string">
            <text:p>Bicicleta Fija Magnetica -Hi Tech C/Computadora (Velocidad-Tiempo-Distancia-Calorías Consumidas) Asiento Grande</text:p>
          </table:table-cell>
          <table:table-cell office:value-type="string">
            <text:p>Hi Tech C/Computadora (Velocidad-Tiempo-Distancia-Calorías Consumidas) Asiento Grande</text:p>
          </table:table-cell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6</text:p>
          </table:table-cell>
          <table:table-cell office:value-type="string">
            <text:p>BICICLETAS FIJAS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6427">
            <text:p>6427</text:p>
          </table:table-cell>
          <table:table-cell office:value-type="string">
            <text:p>LIQ-TENDEDERO GIRATORIO -TENDERSOL-C/BASE DE CEMENTO </text:p>
          </table:table-cell>
          <table:table-cell office:value-type="string">
            <text:p><text:s/></text:p>
          </table:table-cell>
          <table:table-cell office:value-type="string">
            <text:p>E16</text:p>
          </table:table-cell>
          <table:table-cell office:value-type="string">
            <text:p>E53</text:p>
          </table:table-cell>
          <table:table-cell office:value-type="string">
            <text:p>E183</text:p>
          </table:table-cell>
          <table:table-cell office:value-type="string">
            <text:p>SILLAS, SILLONES Y REPOSERAS</text:p>
          </table:table-cell>
          <table:table-cell office:value-type="string">
            <text:p>JARDIN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5893">
            <text:p>5893</text:p>
          </table:table-cell>
          <table:table-cell office:value-type="string">
            <text:p>MULTIGYM - PESAS REMOVIBLES RECUBIERTAS EN PLASTICO</text:p>
          </table:table-cell>
          <table:table-cell/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81</text:p>
          </table:table-cell>
          <table:table-cell office:value-type="string">
            <text:p>MULTIGYM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5896">
            <text:p>5896</text:p>
          </table:table-cell>
          <table:table-cell office:value-type="string">
            <text:p>BICICLETA FIJA MECANICA C/COMPUTADORA (VELOCIDAD-TIEMPO-DISTANCIA-CALORÍAS CONSUMIDAS)</text:p>
          </table:table-cell>
          <table:table-cell/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6</text:p>
          </table:table-cell>
          <table:table-cell office:value-type="string">
            <text:p>BICICLETAS FIJAS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5897">
            <text:p>5897</text:p>
          </table:table-cell>
          <table:table-cell office:value-type="string">
            <text:p>ENTRENADOR ELIPTICO C/COMPUTADORA (VELOCIDAD-TIEMPO-DISTANCIA-CALORÍAS CONSUMIDAS)</text:p>
          </table:table-cell>
          <table:table-cell/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7</text:p>
          </table:table-cell>
          <table:table-cell office:value-type="string">
            <text:p>ENTRENADOR ELIPTICO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5898">
            <text:p>5898</text:p>
          </table:table-cell>
          <table:table-cell office:value-type="string">
            <text:p>ENTRENADOR ELIPTICO MAGNETICO C/COMPUTADORA (VELOCIDAD-TIEMPO-DISTANCIA-CALORÍAS CONSUMIDAS) - SIST. HAND PULSE</text:p>
          </table:table-cell>
          <table:table-cell/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7</text:p>
          </table:table-cell>
          <table:table-cell office:value-type="string">
            <text:p>ENTRENADOR ELIPTICO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5900">
            <text:p>5900</text:p>
          </table:table-cell>
          <table:table-cell office:value-type="string">
            <text:p>ENTRENADOR DE PIERNAS Y GLUTEOS "LEG FITNESS" - PLEGABLE</text:p>
          </table:table-cell>
          <table:table-cell/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7</text:p>
          </table:table-cell>
          <table:table-cell office:value-type="string">
            <text:p>ENTRENADOR ELIPTICO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5901">
            <text:p>5901</text:p>
          </table:table-cell>
          <table:table-cell office:value-type="string">
            <text:p>ENTRENADOR DE ABDOMINALES "AB KING PRO" - DISEÑO ERGONOMICO Mod: KB5066</text:p>
          </table:table-cell>
          <table:table-cell/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7</text:p>
          </table:table-cell>
          <table:table-cell office:value-type="string">
            <text:p>ENTRENADOR ELIPTICO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5902">
            <text:p>5902</text:p>
          </table:table-cell>
          <table:table-cell office:value-type="string">
            <text:p>ENTRENADOR DE ABDOMINALES "AB CIRCLE" CIRCULO RODANTE C/3 NIVELES DE ESFUERZO</text:p>
          </table:table-cell>
          <table:table-cell/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7</text:p>
          </table:table-cell>
          <table:table-cell office:value-type="string">
            <text:p>ENTRENADOR ELIPTICO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6030">
            <text:p>6030</text:p>
          </table:table-cell>
          <table:table-cell office:value-type="string">
            <text:p>PLATAFORMA VIBRATORIA - POTENCIA 1.5HP 200W - CARGA MAXIMA 120KG.</text:p>
          </table:table-cell>
          <table:table-cell/>
          <table:table-cell office:value-type="string">
            <text:p>E16</text:p>
          </table:table-cell>
          <table:table-cell office:value-type="string">
            <text:p>E52</text:p>
          </table:table-cell>
          <table:table-cell office:value-type="string">
            <text:p>E178</text:p>
          </table:table-cell>
          <table:table-cell office:value-type="string">
            <text:p>ESCALADORAS</text:p>
          </table:table-cell>
          <table:table-cell office:value-type="string">
            <text:p>GIMNASIO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1262">
            <text:p>1262</text:p>
          </table:table-cell>
          <table:table-cell office:value-type="string">
            <text:p>CARPA P/4 PERSONAS "SUNTERRA" PLUS M.5986</text:p>
          </table:table-cell>
          <table:table-cell/>
          <table:table-cell office:value-type="string">
            <text:p>E16</text:p>
          </table:table-cell>
          <table:table-cell office:value-type="string">
            <text:p>E51</text:p>
          </table:table-cell>
          <table:table-cell office:value-type="string">
            <text:p>E160</text:p>
          </table:table-cell>
          <table:table-cell office:value-type="string">
            <text:p>CARPAS</text:p>
          </table:table-cell>
          <table:table-cell office:value-type="string">
            <text:p>CAMPING</text:p>
          </table:table-cell>
          <table:table-cell office:value-type="string">
            <text:p>TIEMPO LIBRE</text:p>
          </table:table-cell>
          <table:table-cell/>
        </table:table-row>
        <table:table-row table:style-name="ro2">
          <table:table-cell office:value-type="float" office:value="4101">
            <text:p>4101</text:p>
          </table:table-cell>
          <table:table-cell office:value-type="string">
            <text:p>Tv 21" Pantalla Plana (Ultra Slim) 181 Canales</text:p>
          </table:table-cell>
          <table:table-cell office:value-type="string">
            <text:p>- Trinorma - Sonido Stereo - F/Sleep - C.R.</text:p>
          </table:table-cell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89</text:p>
          </table:table-cell>
          <table:table-cell office:value-type="string">
            <text:p>TELEVISORES HASTA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3722">
            <text:p>3722</text:p>
          </table:table-cell>
          <table:table-cell office:value-type="string">
            <text:p>TV 21" PANTALLA PLANA (ULTRA SLIM) - TRINORMA - JUEGOS - SONIDO SURROUND/STEREO/SAP - C.R.</text:p>
          </table:table-cell>
          <table:table-cell/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89</text:p>
          </table:table-cell>
          <table:table-cell office:value-type="string">
            <text:p>TELEVISORES HASTA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413">
            <text:p>6413</text:p>
          </table:table-cell>
          <table:table-cell office:value-type="string">
            <text:p>TV 21" PANTALLA PLANA (ULTRA SLIM) 181 CANALES - FUNCION SLEEP - C.R.</text:p>
          </table:table-cell>
          <table:table-cell/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89</text:p>
          </table:table-cell>
          <table:table-cell office:value-type="string">
            <text:p>TELEVISORES HASTA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414">
            <text:p>6414</text:p>
          </table:table-cell>
          <table:table-cell office:value-type="string">
            <text:p>TV LCD 24" ALTA RESOLUCION 1080p FULL HD - PUERTO USB - 1 ENTRADA HDMI</text:p>
          </table:table-cell>
          <table:table-cell office:value-type="string">
            <text:p>-</text:p>
          </table:table-cell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89</text:p>
          </table:table-cell>
          <table:table-cell office:value-type="string">
            <text:p>TELEVISORES HASTA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415">
            <text:p>6415</text:p>
          </table:table-cell>
          <table:table-cell office:value-type="string">
            <text:p>TV LCD 32" ALTA RESOLUCION 1366X768 - 2 PUERTOS USB - 3 CONECTORES HMDI - HD READY</text:p>
          </table:table-cell>
          <table:table-cell/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416">
            <text:p>6416</text:p>
          </table:table-cell>
          <table:table-cell office:value-type="string">
            <text:p>TV LCD 32" ALTA RESOLUCION 1080p SINTONIZADOR DIGITAL - FULL HD - 2 PUERTOS USB - 3 CONECTORES HMDI</text:p>
          </table:table-cell>
          <table:table-cell/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441">
            <text:p>6441</text:p>
          </table:table-cell>
          <table:table-cell office:value-type="string">
            <text:p>TV LCD 32" ALTA RESOLUCION 1920X1080 FULL HD - HDMI x 3 - PUERTO USB + SOPORTE (Z-1064)</text:p>
          </table:table-cell>
          <table:table-cell/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442">
            <text:p>6442</text:p>
          </table:table-cell>
          <table:table-cell office:value-type="string">
            <text:p>TV LCD 32" ALTA RESOLUCION 1366X768 HD - HDMI x 3 - PUERTO USB + SOPORTE (Z-1064)</text:p>
          </table:table-cell>
          <table:table-cell/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260">
            <text:p>6260</text:p>
          </table:table-cell>
          <table:table-cell office:value-type="string">
            <text:p>TV LCD 32" ALTA RESOLUCION 1920X1080 FULL HD - 2 CONECTORES HDMI C/EASY LINK - P. DIGITAL CRISTAL CLEAR. - PUERTO USB .</text:p>
          </table:table-cell>
          <table:table-cell office:value-type="string">
            <text:p>X1</text:p>
          </table:table-cell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89</text:p>
          </table:table-cell>
          <table:table-cell office:value-type="string">
            <text:p>TELEVISORES HASTA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5049">
            <text:p>5049</text:p>
          </table:table-cell>
          <table:table-cell office:value-type="string">
            <text:p>KIT PRE-PAGO DIRECTV C/DECODIFICADOR Y ANTENA 90 CM.</text:p>
          </table:table-cell>
          <table:table-cell/>
          <table:table-cell office:value-type="string">
            <text:p>E17</text:p>
          </table:table-cell>
          <table:table-cell office:value-type="string">
            <text:p>E54</text:p>
          </table:table-cell>
          <table:table-cell office:value-type="string">
            <text:p>E185</text:p>
          </table:table-cell>
          <table:table-cell office:value-type="string">
            <text:p>SOPORTE P/TV</text:p>
          </table:table-cell>
          <table:table-cell office:value-type="string">
            <text:p>ACCESORIO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907">
            <text:p>6907</text:p>
          </table:table-cell>
          <table:table-cell office:value-type="string">
            <text:p>Tv Lcd 32"-1366X768p-Sintonizador Digital-Hdmi-Usb</text:p>
          </table:table-cell>
          <table:table-cell office:value-type="string">
            <text:p>-</text:p>
          </table:table-cell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908">
            <text:p>6908</text:p>
          </table:table-cell>
          <table:table-cell office:value-type="string">
            <text:p>Blu-Ray Disc Y Dvd Reproductor-Full Hd 1080P-Salida De Videop Full Hd1080p-Bd-Live 2.8 Para Contenidos Online -Usb 2.0</text:p>
          </table:table-cell>
          <table:table-cell office:value-type="string">
            <text:p>-</text:p>
          </table:table-cell>
          <table:table-cell office:value-type="string">
            <text:p>E17</text:p>
          </table:table-cell>
          <table:table-cell office:value-type="string">
            <text:p>E55</text:p>
          </table:table-cell>
          <table:table-cell office:value-type="string">
            <text:p>E186</text:p>
          </table:table-cell>
          <table:table-cell office:value-type="string">
            <text:p>DVD HOGAR</text:p>
          </table:table-cell>
          <table:table-cell office:value-type="string">
            <text:p>DVD HOGAR Y PORTABLE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958">
            <text:p>6958</text:p>
          </table:table-cell>
          <table:table-cell office:value-type="string">
            <text:p>Dvd Reproductor- Hd 720P Divx -Usb Plus -Reproduce Dvd (Ntsc)/Cd</text:p>
          </table:table-cell>
          <table:table-cell office:value-type="string">
            <text:p>-</text:p>
          </table:table-cell>
          <table:table-cell office:value-type="string">
            <text:p>E17</text:p>
          </table:table-cell>
          <table:table-cell office:value-type="string">
            <text:p>E55</text:p>
          </table:table-cell>
          <table:table-cell office:value-type="string">
            <text:p>E187</text:p>
          </table:table-cell>
          <table:table-cell office:value-type="string">
            <text:p>DVD PORTABLE</text:p>
          </table:table-cell>
          <table:table-cell office:value-type="string">
            <text:p>DVD HOGAR Y PORTABLE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700">
            <text:p>6700</text:p>
          </table:table-cell>
          <table:table-cell office:value-type="string">
            <text:p>TV LCD 32" <text:s/>ALTA RESOLUCION FULL HD SINTONIZADOR DIGITAL-HDMI <text:s/></text:p>
          </table:table-cell>
          <table:table-cell office:value-type="string">
            <text:p><text:s/></text:p>
          </table:table-cell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701">
            <text:p>6701</text:p>
          </table:table-cell>
          <table:table-cell office:value-type="string">
            <text:p>TV LCD 32" <text:s/>ALTA RESOLUCION <text:s/>FULL HD SINTONIZADOR DIGITAL-HDMI </text:p>
          </table:table-cell>
          <table:table-cell office:value-type="string">
            <text:p><text:s/></text:p>
          </table:table-cell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693">
            <text:p>6693</text:p>
          </table:table-cell>
          <table:table-cell office:value-type="string">
            <text:p>Dvd Reproductor - Full Hd 1080P - Usb-Hdmi-Graba A Usb-Karaoke -</text:p>
          </table:table-cell>
          <table:table-cell office:value-type="string">
            <text:p>-</text:p>
          </table:table-cell>
          <table:table-cell office:value-type="string">
            <text:p>E17</text:p>
          </table:table-cell>
          <table:table-cell office:value-type="string">
            <text:p>E55</text:p>
          </table:table-cell>
          <table:table-cell office:value-type="string">
            <text:p>E186</text:p>
          </table:table-cell>
          <table:table-cell office:value-type="string">
            <text:p>DVD HOGAR</text:p>
          </table:table-cell>
          <table:table-cell office:value-type="string">
            <text:p>DVD HOGAR Y PORTABLE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694">
            <text:p>6694</text:p>
          </table:table-cell>
          <table:table-cell office:value-type="string">
            <text:p>DVD REPRODUCTOR -DVD-DIVX.MP3-WMA-CD-JPEG-ESCANEO PROGRESIVO-SALIDA DE AUDIO ANALOGICA Y DIGITAL</text:p>
          </table:table-cell>
          <table:table-cell office:value-type="string">
            <text:p><text:s/></text:p>
          </table:table-cell>
          <table:table-cell office:value-type="string">
            <text:p>E17</text:p>
          </table:table-cell>
          <table:table-cell office:value-type="string">
            <text:p>E55</text:p>
          </table:table-cell>
          <table:table-cell office:value-type="string">
            <text:p>E186</text:p>
          </table:table-cell>
          <table:table-cell office:value-type="string">
            <text:p>DVD HOGAR</text:p>
          </table:table-cell>
          <table:table-cell office:value-type="string">
            <text:p>DVD HOGAR Y PORTABLE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695">
            <text:p>6695</text:p>
          </table:table-cell>
          <table:table-cell office:value-type="string">
            <text:p>TV LCD 32" <text:s/>ALTA RESOLUCION 1920X1080P HD SINTONIZADOR DIGITAL-HDMI <text:s/></text:p>
          </table:table-cell>
          <table:table-cell office:value-type="string">
            <text:p><text:s/></text:p>
          </table:table-cell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737">
            <text:p>6737</text:p>
          </table:table-cell>
          <table:table-cell office:value-type="string">
            <text:p>Dvd Reproductor-Usb Media Link-Reproduce Cd, Cd-R/Cd-Rw, Cd De Video/Svcd, Dvd, Divx, Dvd+R/+Rw</text:p>
          </table:table-cell>
          <table:table-cell office:value-type="string">
            <text:p>-</text:p>
          </table:table-cell>
          <table:table-cell office:value-type="string">
            <text:p>E17</text:p>
          </table:table-cell>
          <table:table-cell office:value-type="string">
            <text:p>E55</text:p>
          </table:table-cell>
          <table:table-cell office:value-type="string">
            <text:p>E186</text:p>
          </table:table-cell>
          <table:table-cell office:value-type="string">
            <text:p>DVD HOGAR</text:p>
          </table:table-cell>
          <table:table-cell office:value-type="string">
            <text:p>DVD HOGAR Y PORTABLE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720">
            <text:p>6720</text:p>
          </table:table-cell>
          <table:table-cell office:value-type="string">
            <text:p>TV LCD 32" <text:s/>ALTA RESOLUCION FULL HD SINTONIZADOR DIGITAL-HDMI </text:p>
          </table:table-cell>
          <table:table-cell office:value-type="string">
            <text:p><text:s/></text:p>
          </table:table-cell>
          <table:table-cell office:value-type="string">
            <text:p>E17</text:p>
          </table:table-cell>
          <table:table-cell office:value-type="string">
            <text:p>E57</text:p>
          </table:table-cell>
          <table:table-cell office:value-type="string">
            <text:p>E190</text:p>
          </table:table-cell>
          <table:table-cell office:value-type="string">
            <text:p>TELEVISORES MAS DE 29"</text:p>
          </table:table-cell>
          <table:table-cell office:value-type="string">
            <text:p>TELEVISORES</text:p>
          </table:table-cell>
          <table:table-cell office:value-type="string">
            <text:p>TV &amp; VIDEO</text:p>
          </table:table-cell>
          <table:table-cell/>
        </table:table-row>
        <table:table-row table:style-name="ro2">
          <table:table-cell office:value-type="float" office:value="6834">
            <text:p>6834</text:p>
          </table:table-cell>
          <table:table-cell office:value-type="string">
            <text:p>Hamaca</text:p>
          </table:table-cell>
          <table:table-cell office:value-type="string">
            <text:p>Duo 1,70 Mts Con Apoyapie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6</text:p>
          </table:table-cell>
          <table:table-cell office:value-type="string">
            <text:p>ACCESORIOS</text:p>
          </table:table-cell>
          <table:table-cell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35">
            <text:p>6835</text:p>
          </table:table-cell>
          <table:table-cell office:value-type="string">
            <text:p>Karting</text:p>
          </table:table-cell>
          <table:table-cell office:value-type="string">
            <text:p>Con Patonas Asiento Anatomico Regulable Bocina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36">
            <text:p>6836</text:p>
          </table:table-cell>
          <table:table-cell office:value-type="string">
            <text:p>Tobogan Junior</text:p>
          </table:table-cell>
          <table:table-cell office:value-type="string">
            <text:p>Tabla Fibra Vidrio 3 Escalones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6</text:p>
          </table:table-cell>
          <table:table-cell office:value-type="string">
            <text:p>ACCESORIOS</text:p>
          </table:table-cell>
          <table:table-cell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37">
            <text:p>6837</text:p>
          </table:table-cell>
          <table:table-cell office:value-type="string">
            <text:p>Espadas Con Escudo</text:p>
          </table:table-cell>
          <table:table-cell office:value-type="string">
            <text:p>Blister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38">
            <text:p>6838</text:p>
          </table:table-cell>
          <table:table-cell office:value-type="string">
            <text:p>Pistola Espacial</text:p>
          </table:table-cell>
          <table:table-cell office:value-type="string">
            <text:p>Con Sonido Y Luces En Caja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39">
            <text:p>6839</text:p>
          </table:table-cell>
          <table:table-cell office:value-type="string">
            <text:p>Set De Aeropuerto</text:p>
          </table:table-cell>
          <table:table-cell office:value-type="string">
            <text:p>En Caja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40">
            <text:p>6840</text:p>
          </table:table-cell>
          <table:table-cell office:value-type="string">
            <text:p>Muñeco T/Transformers</text:p>
          </table:table-cell>
          <table:table-cell office:value-type="string">
            <text:p>En Caja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string">
            <text:p>Set Estacion De Policia</text:p>
          </table:table-cell>
          <table:table-cell office:value-type="string">
            <text:p>En Caja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42">
            <text:p>6842</text:p>
          </table:table-cell>
          <table:table-cell office:value-type="string">
            <text:p>Tren <text:s/>Grande</text:p>
          </table:table-cell>
          <table:table-cell office:value-type="string">
            <text:p>En Caja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43">
            <text:p>6843</text:p>
          </table:table-cell>
          <table:table-cell office:value-type="string">
            <text:p>Carretilla Grande Playera</text:p>
          </table:table-cell>
          <table:table-cell office:value-type="string">
            <text:p>En Bolsa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44">
            <text:p>6844</text:p>
          </table:table-cell>
          <table:table-cell office:value-type="string">
            <text:p>Dinosaurio Grande</text:p>
          </table:table-cell>
          <table:table-cell office:value-type="string">
            <text:p>Con Luces En Caja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6</text:p>
          </table:table-cell>
          <table:table-cell office:value-type="string">
            <text:p>ACCESORIOS</text:p>
          </table:table-cell>
          <table:table-cell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845">
            <text:p>6845</text:p>
          </table:table-cell>
          <table:table-cell office:value-type="string">
            <text:p>Patinetas</text:p>
          </table:table-cell>
          <table:table-cell office:value-type="string">
            <text:p>Con Luces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404">
            <text:p>6404</text:p>
          </table:table-cell>
          <table:table-cell office:value-type="string">
            <text:p>LIQ-CUATRICICLO (RODADO A CADENA)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204">
            <text:p>6204</text:p>
          </table:table-cell>
          <table:table-cell office:value-type="string">
            <text:p>COCHE PARAGUAS "FRUGI" 8 RUEDAS 6" - CAPOTA EUROPEA 3 POS. - CANASTO - CUBREPIE - RECLINABLE</text:p>
          </table:table-cell>
          <table:table-cell/>
          <table:table-cell office:value-type="string">
            <text:p>E2</text:p>
          </table:table-cell>
          <table:table-cell office:value-type="string">
            <text:p>E9</text:p>
          </table:table-cell>
          <table:table-cell office:value-type="string">
            <text:p>E18</text:p>
          </table:table-cell>
          <table:table-cell office:value-type="string">
            <text:p>COCHECITOS</text:p>
          </table:table-cell>
          <table:table-cell office:value-type="string">
            <text:p>MOVILIARIO BB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205">
            <text:p>6205</text:p>
          </table:table-cell>
          <table:table-cell office:value-type="string">
            <text:p>COCHE DE PASEO "SOL" 4 RUEDAS DE 7" Y 2 DE 8" - SIST. OHF DE PLEGADO - CONVERTIBLE EN COCHE CUNA - CAPOTA EUROPEA - BANDEJAS PORTAOBJETOS</text:p>
          </table:table-cell>
          <table:table-cell/>
          <table:table-cell office:value-type="string">
            <text:p>E2</text:p>
          </table:table-cell>
          <table:table-cell office:value-type="string">
            <text:p>E9</text:p>
          </table:table-cell>
          <table:table-cell office:value-type="string">
            <text:p>E18</text:p>
          </table:table-cell>
          <table:table-cell office:value-type="string">
            <text:p>COCHECITOS</text:p>
          </table:table-cell>
          <table:table-cell office:value-type="string">
            <text:p>MOVILIARIO BB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206">
            <text:p>6206</text:p>
          </table:table-cell>
          <table:table-cell office:value-type="string">
            <text:p>COCHE DE PASEO "PRETO" 4 RUEDAS 8.5" Y 2 <text:s/>9.5" - SIST. OHF DE PLEGADO - CUBREPIE - CAPOTA C/BOLSILLO - RECLINABLE - BANDEJA SUP.</text:p>
          </table:table-cell>
          <table:table-cell/>
          <table:table-cell office:value-type="string">
            <text:p>E2</text:p>
          </table:table-cell>
          <table:table-cell office:value-type="string">
            <text:p>E9</text:p>
          </table:table-cell>
          <table:table-cell office:value-type="string">
            <text:p>E18</text:p>
          </table:table-cell>
          <table:table-cell office:value-type="string">
            <text:p>COCHECITOS</text:p>
          </table:table-cell>
          <table:table-cell office:value-type="string">
            <text:p>MOVILIARIO BB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35">
            <text:p>6035</text:p>
          </table:table-cell>
          <table:table-cell office:value-type="string">
            <text:p>COCHE CUNA 8 RUEDAS DE 6" "CLASSIC" CANASTO GRANDE DE TELA - CAPOTA EUROPEA 3 POS. - CUBREPIE - MANIJA REBATIBLE</text:p>
          </table:table-cell>
          <table:table-cell/>
          <table:table-cell office:value-type="string">
            <text:p>E2</text:p>
          </table:table-cell>
          <table:table-cell office:value-type="string">
            <text:p>E9</text:p>
          </table:table-cell>
          <table:table-cell office:value-type="string">
            <text:p>E18</text:p>
          </table:table-cell>
          <table:table-cell office:value-type="string">
            <text:p>COCHECITOS</text:p>
          </table:table-cell>
          <table:table-cell office:value-type="string">
            <text:p>MOVILIARIO BB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67">
            <text:p>6067</text:p>
          </table:table-cell>
          <table:table-cell office:value-type="string">
            <text:p>JGO DE MESA "LUDO MATIC LUCKY CHESS"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69">
            <text:p>6069</text:p>
          </table:table-cell>
          <table:table-cell office:value-type="string">
            <text:p>DOMINO SAN REMO ECOLOGICO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70">
            <text:p>6070</text:p>
          </table:table-cell>
          <table:table-cell office:value-type="string">
            <text:p>JGO DE MESA "LOTERIA" LUJO 48 CART/BOL/MADERA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71">
            <text:p>6071</text:p>
          </table:table-cell>
          <table:table-cell office:value-type="string">
            <text:p>BALDE C/BLOQUES 60 PZAS SAN REMO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73">
            <text:p>6073</text:p>
          </table:table-cell>
          <table:table-cell office:value-type="string">
            <text:p>JGO DE MESA "TORRE APILABLE" MADERA 54 PZAS. - CAJA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74">
            <text:p>6074</text:p>
          </table:table-cell>
          <table:table-cell office:value-type="string">
            <text:p>JGO. DE BOWLING SAN REMO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75">
            <text:p>6075</text:p>
          </table:table-cell>
          <table:table-cell office:value-type="string">
            <text:p>APRENDE ANDAR SAN REMO CAJA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77">
            <text:p>6077</text:p>
          </table:table-cell>
          <table:table-cell office:value-type="string">
            <text:p>SHOPPING CART ROSA/LILA FIORELLA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79">
            <text:p>6079</text:p>
          </table:table-cell>
          <table:table-cell office:value-type="string">
            <text:p>JGO DE MESA "RULETA" - CAJA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84">
            <text:p>6084</text:p>
          </table:table-cell>
          <table:table-cell office:value-type="string">
            <text:p>FABRICA DE SELLOS SAN REMO CAJA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85">
            <text:p>6085</text:p>
          </table:table-cell>
          <table:table-cell office:value-type="string">
            <text:p>BOMBO DE MADERA Y CUERO C/PALITOS N°3 GDE.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87">
            <text:p>6087</text:p>
          </table:table-cell>
          <table:table-cell office:value-type="string">
            <text:p>JGO DE MESA "FORMA PALABRAS" DE LUJO JAQUE - CAJA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89">
            <text:p>6089</text:p>
          </table:table-cell>
          <table:table-cell office:value-type="string">
            <text:p>SET ESPADA+ESCUDO <text:s/>BLISTER CARTON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090">
            <text:p>6090</text:p>
          </table:table-cell>
          <table:table-cell office:value-type="string">
            <text:p>JGO DE MESA "AJEDREZ" DE LUJO C/CAJA VISORA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116">
            <text:p>6116</text:p>
          </table:table-cell>
          <table:table-cell office:value-type="string">
            <text:p>JGO. DIDACTICO TREN ENCASTRE DE MADERA C/1 VAGON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117">
            <text:p>6117</text:p>
          </table:table-cell>
          <table:table-cell office:value-type="string">
            <text:p>JGO DE MESA "LUCKY CHESS" DE LUXE SAN REMO - CAJA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118">
            <text:p>6118</text:p>
          </table:table-cell>
          <table:table-cell office:value-type="string">
            <text:p>APRENDE ANDAR SAN REMO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123">
            <text:p>6123</text:p>
          </table:table-cell>
          <table:table-cell office:value-type="string">
            <text:p>JGO DE MESA "CAMINO AL EXITO" JAQUE - CAJA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125">
            <text:p>6125</text:p>
          </table:table-cell>
          <table:table-cell office:value-type="string">
            <text:p>SET DE BOXEO INFANTIL CHICO C/BOLSA+GUANTES PVC - SAN REMO 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128">
            <text:p>6128</text:p>
          </table:table-cell>
          <table:table-cell office:value-type="string">
            <text:p>JGO DE MESA "PENTATLON" JAQUE - CAJA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129">
            <text:p>6129</text:p>
          </table:table-cell>
          <table:table-cell office:value-type="string">
            <text:p>JGO DE MESA "CONQUISTA GLOBAL" JAQUE - CAJA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6132">
            <text:p>6132</text:p>
          </table:table-cell>
          <table:table-cell office:value-type="string">
            <text:p>JGO DE MESA "GARABATEANDO" JAQUE - CAJA</text:p>
          </table:table-cell>
          <table:table-cell office:value-type="string">
            <text:p><text:s/></text:p>
          </table:table-cell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1618">
            <text:p>1618</text:p>
          </table:table-cell>
          <table:table-cell office:value-type="string">
            <text:p>BEBOTE "ALICIA" (EN CAJA) C/MECHONCITO</text:p>
          </table:table-cell>
          <table:table-cell/>
          <table:table-cell office:value-type="string">
            <text:p>E2</text:p>
          </table:table-cell>
          <table:table-cell office:value-type="string">
            <text:p>E8</text:p>
          </table:table-cell>
          <table:table-cell office:value-type="string">
            <text:p>E15</text:p>
          </table:table-cell>
          <table:table-cell table:number-columns-repeated="2" office:value-type="string">
            <text:p>JUGUETES</text:p>
          </table:table-cell>
          <table:table-cell office:value-type="string">
            <text:p>BEBES / NIÑOS</text:p>
          </table:table-cell>
          <table:table-cell/>
        </table:table-row>
        <table:table-row table:style-name="ro2">
          <table:table-cell office:value-type="float" office:value="4680">
            <text:p>4680</text:p>
          </table:table-cell>
          <table:table-cell office:value-type="string">
            <text:p>Sabanas 1 Y ½ Plazas - Linea Disney (Infantil)-</text:p>
          </table:table-cell>
          <table:table-cell office:value-type="string">
            <text:p>-</text:p>
          </table:table-cell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string">
            <text:p>SABANAS 2 Y ½ PLAZAS - LINEA PRATA - 150 HILO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4682">
            <text:p>4682</text:p>
          </table:table-cell>
          <table:table-cell office:value-type="string">
            <text:p>SABANAS 1 Y ½ PLAZAS - 150 HILO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4683">
            <text:p>4683</text:p>
          </table:table-cell>
          <table:table-cell office:value-type="string">
            <text:p>SABANAS 2 Y ½ PLAZAS - 180 HILO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4685">
            <text:p>4685</text:p>
          </table:table-cell>
          <table:table-cell office:value-type="string">
            <text:p>ACOLCHADO 2 Y ½ PLAZAS - CARAMEL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5</text:p>
          </table:table-cell>
          <table:table-cell office:value-type="string">
            <text:p>ACOLCHADO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4687">
            <text:p>4687</text:p>
          </table:table-cell>
          <table:table-cell office:value-type="string">
            <text:p>ACOLCHADO 1 Y ½ PLAZAS - LINEA INFANTIL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5</text:p>
          </table:table-cell>
          <table:table-cell office:value-type="string">
            <text:p>ACOLCHADO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5858">
            <text:p>5858</text:p>
          </table:table-cell>
          <table:table-cell office:value-type="string">
            <text:p>SABANAS 1 Y ½ PLAZAS - PERCAL 144 HILO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5859">
            <text:p>5859</text:p>
          </table:table-cell>
          <table:table-cell office:value-type="string">
            <text:p>SABANAS 2 Y ½ PLAZAS - PERCAL 144 HILO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5753">
            <text:p>5753</text:p>
          </table:table-cell>
          <table:table-cell office:value-type="string">
            <text:p>FRAZADA <text:s/>POLAR 1 Y ½ PLAZAS - LINEA DISNEY (INFANTIL)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7</text:p>
          </table:table-cell>
          <table:table-cell office:value-type="string">
            <text:p>FRAZAD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5866">
            <text:p>5866</text:p>
          </table:table-cell>
          <table:table-cell office:value-type="string">
            <text:p>JUEGO TOALLA Y TOALLON - 500 GRS. (A55500)</text:p>
          </table:table-cell>
          <table:table-cell/>
          <table:table-cell office:value-type="string">
            <text:p>E3</text:p>
          </table:table-cell>
          <table:table-cell office:value-type="string">
            <text:p>E11</text:p>
          </table:table-cell>
          <table:table-cell office:value-type="string">
            <text:p>E24</text:p>
          </table:table-cell>
          <table:table-cell office:value-type="string">
            <text:p>TOALLAS</text:p>
          </table:table-cell>
          <table:table-cell office:value-type="string">
            <text:p>ROPA DE BAÑO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5867">
            <text:p>5867</text:p>
          </table:table-cell>
          <table:table-cell office:value-type="string">
            <text:p>JUEGO TOALLA Y TOALLON</text:p>
          </table:table-cell>
          <table:table-cell/>
          <table:table-cell office:value-type="string">
            <text:p>E3</text:p>
          </table:table-cell>
          <table:table-cell office:value-type="string">
            <text:p>E11</text:p>
          </table:table-cell>
          <table:table-cell office:value-type="string">
            <text:p>E24</text:p>
          </table:table-cell>
          <table:table-cell office:value-type="string">
            <text:p>TOALLAS</text:p>
          </table:table-cell>
          <table:table-cell office:value-type="string">
            <text:p>ROPA DE BAÑO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string">
            <text:p>SABANAS 2 Y ½ PLAZAS - 132 HILO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string">
            <text:p>CORTINA "CORTEZA" (2 UNIDADES 150x210)</text:p>
          </table:table-cell>
          <table:table-cell/>
          <table:table-cell office:value-type="string">
            <text:p>E3</text:p>
          </table:table-cell>
          <table:table-cell office:value-type="string">
            <text:p>E10</text:p>
          </table:table-cell>
          <table:table-cell office:value-type="string">
            <text:p>E23</text:p>
          </table:table-cell>
          <table:table-cell office:value-type="string">
            <text:p>CORTINAS</text:p>
          </table:table-cell>
          <table:table-cell office:value-type="string">
            <text:p>DECORACIÓN HOGAR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253">
            <text:p>6253</text:p>
          </table:table-cell>
          <table:table-cell office:value-type="string">
            <text:p>Sabanas Queen Size <text:s/>- 250 Hilos (100% Algodon)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266">
            <text:p>6266</text:p>
          </table:table-cell>
          <table:table-cell office:value-type="string">
            <text:p>COLCHA PORTUGUESA 2 Y ½ PLAZA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6</text:p>
          </table:table-cell>
          <table:table-cell office:value-type="string">
            <text:p>CUBRECAM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267">
            <text:p>6267</text:p>
          </table:table-cell>
          <table:table-cell office:value-type="string">
            <text:p>COLCHA PORTUGUESA 2 Y ½ PLAZAS - DOBLE TRAMADO - TELA ESPAÑOLA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5</text:p>
          </table:table-cell>
          <table:table-cell office:value-type="string">
            <text:p>ACOLCHADO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342">
            <text:p>6342</text:p>
          </table:table-cell>
          <table:table-cell office:value-type="string">
            <text:p>COLCHA 1 Y ½ PLAZAS - LINEA DISNEY Mod: COVER (INFANTIL) 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6</text:p>
          </table:table-cell>
          <table:table-cell office:value-type="string">
            <text:p>CUBRECAM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343">
            <text:p>6343</text:p>
          </table:table-cell>
          <table:table-cell office:value-type="string">
            <text:p>CORTINA INFANTIL - LINEA DISNEY (2 UNIDADES 150x210)</text:p>
          </table:table-cell>
          <table:table-cell/>
          <table:table-cell office:value-type="string">
            <text:p>E3</text:p>
          </table:table-cell>
          <table:table-cell office:value-type="string">
            <text:p>E10</text:p>
          </table:table-cell>
          <table:table-cell office:value-type="string">
            <text:p>E23</text:p>
          </table:table-cell>
          <table:table-cell office:value-type="string">
            <text:p>CORTINAS</text:p>
          </table:table-cell>
          <table:table-cell office:value-type="string">
            <text:p>DECORACIÓN HOGAR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4923">
            <text:p>4923</text:p>
          </table:table-cell>
          <table:table-cell office:value-type="string">
            <text:p>ACOLCHADO KING CARAMEL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5</text:p>
          </table:table-cell>
          <table:table-cell office:value-type="string">
            <text:p>ACOLCHADO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5136">
            <text:p>5136</text:p>
          </table:table-cell>
          <table:table-cell office:value-type="string">
            <text:p>SABANAS 2 PLAZAS - 144 HILO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5137">
            <text:p>5137</text:p>
          </table:table-cell>
          <table:table-cell office:value-type="string">
            <text:p>SABANAS 2 Y ½ PLAZAS EN CAJA - PERCAL 180 HILOS (111-2-1 AR639)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5751">
            <text:p>5751</text:p>
          </table:table-cell>
          <table:table-cell office:value-type="string">
            <text:p>ACOLCHADO 2 Y ½ PLAZAS</text:p>
          </table:table-cell>
          <table:table-cell/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5</text:p>
          </table:table-cell>
          <table:table-cell office:value-type="string">
            <text:p>ACOLCHADO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624">
            <text:p>6624</text:p>
          </table:table-cell>
          <table:table-cell office:value-type="string">
            <text:p>Frazada De Piel 2 ½ Pesada Galant</text:p>
          </table:table-cell>
          <table:table-cell office:value-type="string">
            <text:p><text:s/></text:p>
          </table:table-cell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7</text:p>
          </table:table-cell>
          <table:table-cell office:value-type="string">
            <text:p>FRAZAD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625">
            <text:p>6625</text:p>
          </table:table-cell>
          <table:table-cell office:value-type="string">
            <text:p>FRAZADA DE PIEL CON CORDERITO <text:s/>2 ½ <text:s/>PLAZA REVERSIBLE</text:p>
          </table:table-cell>
          <table:table-cell office:value-type="string">
            <text:p><text:s/></text:p>
          </table:table-cell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7</text:p>
          </table:table-cell>
          <table:table-cell office:value-type="string">
            <text:p>FRAZAD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626">
            <text:p>6626</text:p>
          </table:table-cell>
          <table:table-cell office:value-type="string">
            <text:p>FRAZADA DE PIEL <text:s/>INFANTIL 1 ½</text:p>
          </table:table-cell>
          <table:table-cell office:value-type="string">
            <text:p><text:s/></text:p>
          </table:table-cell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7</text:p>
          </table:table-cell>
          <table:table-cell office:value-type="string">
            <text:p>FRAZAD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627">
            <text:p>6627</text:p>
          </table:table-cell>
          <table:table-cell office:value-type="string">
            <text:p>SABANAS 1 PLAZAS - 144 HILOS</text:p>
          </table:table-cell>
          <table:table-cell office:value-type="string">
            <text:p><text:s/></text:p>
          </table:table-cell>
          <table:table-cell office:value-type="string">
            <text:p>E3</text:p>
          </table:table-cell>
          <table:table-cell office:value-type="string">
            <text:p>E12</text:p>
          </table:table-cell>
          <table:table-cell office:value-type="string">
            <text:p>E28</text:p>
          </table:table-cell>
          <table:table-cell office:value-type="string">
            <text:p>SABANAS</text:p>
          </table:table-cell>
          <table:table-cell office:value-type="string">
            <text:p>ROPA DE CAMA</text:p>
          </table:table-cell>
          <table:table-cell office:value-type="string">
            <text:p>BLANCO</text:p>
          </table:table-cell>
          <table:table-cell/>
        </table:table-row>
        <table:table-row table:style-name="ro2">
          <table:table-cell office:value-type="float" office:value="6872">
            <text:p>6872</text:p>
          </table:table-cell>
          <table:table-cell office:value-type="string">
            <text:p>Camara De Fotos Digital-14.1 Mpx-Zoom Optico 4X.Lcd-Sweep Panorama+Memoria 8Gb+Estuche</text:p>
          </table:table-cell>
          <table:table-cell office:value-type="string">
            <text:p>-</text:p>
          </table:table-cell>
          <table:table-cell office:value-type="string">
            <text:p>E4</text:p>
          </table:table-cell>
          <table:table-cell office:value-type="string">
            <text:p>E14</text:p>
          </table:table-cell>
          <table:table-cell office:value-type="string">
            <text:p>E30</text:p>
          </table:table-cell>
          <table:table-cell office:value-type="string">
            <text:p>ANALÓGICAS Y DIGITALES</text:p>
          </table:table-cell>
          <table:table-cell office:value-type="string">
            <text:p>FOTOGRÁFICAS</text:p>
          </table:table-cell>
          <table:table-cell office:value-type="string">
            <text:p>CÁMARAS</text:p>
          </table:table-cell>
          <table:table-cell/>
        </table:table-row>
        <table:table-row table:style-name="ro2">
          <table:table-cell office:value-type="float" office:value="6873">
            <text:p>6873</text:p>
          </table:table-cell>
          <table:table-cell office:value-type="string">
            <text:p>Camara De Fotos Digital -14,1 Mp, Zoom Opt 5X, Lcd 2,7¨, Sweep Panorama, Graba Hd-+ Memoria De 8 Gb + Estuche</text:p>
          </table:table-cell>
          <table:table-cell office:value-type="string">
            <text:p>-</text:p>
          </table:table-cell>
          <table:table-cell office:value-type="string">
            <text:p>E4</text:p>
          </table:table-cell>
          <table:table-cell office:value-type="string">
            <text:p>E14</text:p>
          </table:table-cell>
          <table:table-cell office:value-type="string">
            <text:p>E30</text:p>
          </table:table-cell>
          <table:table-cell office:value-type="string">
            <text:p>ANALÓGICAS Y DIGITALES</text:p>
          </table:table-cell>
          <table:table-cell office:value-type="string">
            <text:p>FOTOGRÁFICAS</text:p>
          </table:table-cell>
          <table:table-cell office:value-type="string">
            <text:p>CÁMARAS</text:p>
          </table:table-cell>
          <table:table-cell/>
        </table:table-row>
        <table:table-row table:style-name="ro2">
          <table:table-cell office:value-type="float" office:value="6874">
            <text:p>6874</text:p>
          </table:table-cell>
          <table:table-cell office:value-type="string">
            <text:p>Camara De Fotos Digital-16,1 Mp, Zoom Opt 5X,Lcd 2,7¨,-Sweep Panorama-Graba En Hd+Memoria 8Gb+Estuche</text:p>
          </table:table-cell>
          <table:table-cell office:value-type="string">
            <text:p>-</text:p>
          </table:table-cell>
          <table:table-cell office:value-type="string">
            <text:p>E4</text:p>
          </table:table-cell>
          <table:table-cell office:value-type="string">
            <text:p>E14</text:p>
          </table:table-cell>
          <table:table-cell office:value-type="string">
            <text:p>E30</text:p>
          </table:table-cell>
          <table:table-cell office:value-type="string">
            <text:p>ANALÓGICAS Y DIGITALES</text:p>
          </table:table-cell>
          <table:table-cell office:value-type="string">
            <text:p>FOTOGRÁFICAS</text:p>
          </table:table-cell>
          <table:table-cell office:value-type="string">
            <text:p>CÁMARAS</text:p>
          </table:table-cell>
          <table:table-cell/>
        </table:table-row>
        <table:table-row table:style-name="ro2">
          <table:table-cell office:value-type="float" office:value="6884">
            <text:p>6884</text:p>
          </table:table-cell>
          <table:table-cell office:value-type="string">
            <text:p>Video Camara Digital-Filma En <text:s/>Hd Con Sitema 1080P Output, <text:s/>Konica Minolta Lens, <text:s/>1,5 Megapixels Cmos, Zoom Dinámico De 70X Y Optico De <text:s/>40 X . Auto Rec. <text:s text:c="2"/>Estabilizador De Imagen (Ais), Detector De Rostros, Slot Para Tarjetas Sd, <text:s/>Sdhc. <text:s/>Conector Hdmi</text:p>
          </table:table-cell>
          <table:table-cell office:value-type="string">
            <text:p>-</text:p>
          </table:table-cell>
          <table:table-cell office:value-type="string">
            <text:p>E4</text:p>
          </table:table-cell>
          <table:table-cell office:value-type="string">
            <text:p>E15</text:p>
          </table:table-cell>
          <table:table-cell office:value-type="string">
            <text:p>E31</text:p>
          </table:table-cell>
          <table:table-cell office:value-type="string">
            <text:p>ANALÓGICAS Y DIGITALES</text:p>
          </table:table-cell>
          <table:table-cell office:value-type="string">
            <text:p>VIDEOCÁMARAS</text:p>
          </table:table-cell>
          <table:table-cell office:value-type="string">
            <text:p>CÁMARAS</text:p>
          </table:table-cell>
          <table:table-cell/>
        </table:table-row>
        <table:table-row table:style-name="ro2">
          <table:table-cell office:value-type="float" office:value="6876">
            <text:p>6876</text:p>
          </table:table-cell>
          <table:table-cell office:value-type="string">
            <text:p>Camara De Fotos Digital-16 Mp, 5X Zoom Opt-Doble Pantalla 1,5¨Y 3¨, Wifi, Filma En Hd- + Memoria 8 Gb + Estuche</text:p>
          </table:table-cell>
          <table:table-cell office:value-type="string">
            <text:p>-</text:p>
          </table:table-cell>
          <table:table-cell office:value-type="string">
            <text:p>E4</text:p>
          </table:table-cell>
          <table:table-cell office:value-type="string">
            <text:p>E14</text:p>
          </table:table-cell>
          <table:table-cell office:value-type="string">
            <text:p>E30</text:p>
          </table:table-cell>
          <table:table-cell office:value-type="string">
            <text:p>ANALÓGICAS Y DIGITALES</text:p>
          </table:table-cell>
          <table:table-cell office:value-type="string">
            <text:p>FOTOGRÁFICAS</text:p>
          </table:table-cell>
          <table:table-cell office:value-type="string">
            <text:p>CÁMARAS</text:p>
          </table:table-cell>
          <table:table-cell/>
        </table:table-row>
        <table:table-row table:style-name="ro2">
          <table:table-cell office:value-type="float" office:value="6877">
            <text:p>6877</text:p>
          </table:table-cell>
          <table:table-cell office:value-type="string">
            <text:p>Camara De Fotos Digital-16 Mp, Pantalla Rebatible, Lcd 3¨, Zoom Opt. 5X-Memoria De 8 Gb + Estuche</text:p>
          </table:table-cell>
          <table:table-cell office:value-type="string">
            <text:p>-</text:p>
          </table:table-cell>
          <table:table-cell office:value-type="string">
            <text:p>E4</text:p>
          </table:table-cell>
          <table:table-cell office:value-type="string">
            <text:p>E14</text:p>
          </table:table-cell>
          <table:table-cell office:value-type="string">
            <text:p>E30</text:p>
          </table:table-cell>
          <table:table-cell office:value-type="string">
            <text:p>ANALÓGICAS Y DIGITALES</text:p>
          </table:table-cell>
          <table:table-cell office:value-type="string">
            <text:p>FOTOGRÁFICAS</text:p>
          </table:table-cell>
          <table:table-cell office:value-type="string">
            <text:p>CÁMARAS</text:p>
          </table:table-cell>
          <table:table-cell/>
        </table:table-row>
        <table:table-row table:style-name="ro2">
          <table:table-cell office:value-type="float" office:value="6994">
            <text:p>6994</text:p>
          </table:table-cell>
          <table:table-cell office:value-type="string">
            <text:p>Video Camara Digital-1920X1080 Full Hd-25X Opt. Zoom , 200X Dig. Zoom, 5.3 Mp, Lcd 2,7¨,Memoria Int 8Gb</text:p>
          </table:table-cell>
          <table:table-cell office:value-type="string">
            <text:p>-</text:p>
          </table:table-cell>
          <table:table-cell office:value-type="string">
            <text:p>E4</text:p>
          </table:table-cell>
          <table:table-cell office:value-type="string">
            <text:p>E15</text:p>
          </table:table-cell>
          <table:table-cell office:value-type="string">
            <text:p>E31</text:p>
          </table:table-cell>
          <table:table-cell office:value-type="string">
            <text:p>ANALÓGICAS Y DIGITALES</text:p>
          </table:table-cell>
          <table:table-cell office:value-type="string">
            <text:p>VIDEOCÁMARAS</text:p>
          </table:table-cell>
          <table:table-cell office:value-type="string">
            <text:p>CÁMARAS</text:p>
          </table:table-cell>
          <table:table-cell/>
        </table:table-row>
        <table:table-row table:style-name="ro2">
          <table:table-cell office:value-type="float" office:value="6357">
            <text:p>6357</text:p>
          </table:table-cell>
          <table:table-cell office:value-type="string">
            <text:p>VIDEO CAMARA DIGITAL ULTRACOMPACTA - FOTOS EN 8 MP - ZOOM OPT. 4X - SD HASTA 32 GB - BATERIA RECARGABLE POR USB - CONEXION HDMI </text:p>
          </table:table-cell>
          <table:table-cell/>
          <table:table-cell office:value-type="string">
            <text:p>E4</text:p>
          </table:table-cell>
          <table:table-cell office:value-type="string">
            <text:p>E15</text:p>
          </table:table-cell>
          <table:table-cell office:value-type="string">
            <text:p>E31</text:p>
          </table:table-cell>
          <table:table-cell office:value-type="string">
            <text:p>ANALÓGICAS Y DIGITALES</text:p>
          </table:table-cell>
          <table:table-cell office:value-type="string">
            <text:p>VIDEOCÁMARAS</text:p>
          </table:table-cell>
          <table:table-cell office:value-type="string">
            <text:p>CÁMARAS</text:p>
          </table:table-cell>
          <table:table-cell/>
        </table:table-row>
        <table:table-row table:style-name="ro2">
          <table:table-cell office:value-type="float" office:value="6984">
            <text:p>6984</text:p>
          </table:table-cell>
          <table:table-cell office:value-type="string">
            <text:p>Colchon 0.80X1.90X0.26 "Luxor" (Resortes) - Jackard-Con Pillow Top</text:p>
          </table:table-cell>
          <table:table-cell office:value-type="string">
            <text:p>-</text:p>
          </table:table-cell>
          <table:table-cell office:value-type="string">
            <text:p>E5</text:p>
          </table:table-cell>
          <table:table-cell office:value-type="string">
            <text:p>E17</text:p>
          </table:table-cell>
          <table:table-cell office:value-type="string">
            <text:p>E34</text:p>
          </table:table-cell>
          <table:table-cell office:value-type="string">
            <text:p>COLCHONES RESORTE</text:p>
          </table:table-cell>
          <table:table-cell table:number-columns-repeated="2" office:value-type="string">
            <text:p>COLCHONES</text:p>
          </table:table-cell>
          <table:table-cell/>
        </table:table-row>
        <table:table-row table:style-name="ro2">
          <table:table-cell office:value-type="float" office:value="922">
            <text:p>922</text:p>
          </table:table-cell>
          <table:table-cell office:value-type="string">
            <text:p>COLCHON 1.40X1.90X0.20 "REAL" ESPUMA 24 KG. - MATELASSE</text:p>
          </table:table-cell>
          <table:table-cell/>
          <table:table-cell office:value-type="string">
            <text:p>E5</text:p>
          </table:table-cell>
          <table:table-cell office:value-type="string">
            <text:p>E17</text:p>
          </table:table-cell>
          <table:table-cell office:value-type="string">
            <text:p>E33</text:p>
          </table:table-cell>
          <table:table-cell office:value-type="string">
            <text:p>COLCHONES ESPUMA</text:p>
          </table:table-cell>
          <table:table-cell table:number-columns-repeated="2" office:value-type="string">
            <text:p>COLCHONES</text:p>
          </table:table-cell>
          <table:table-cell/>
        </table:table-row>
        <table:table-row table:style-name="ro2">
          <table:table-cell office:value-type="float" office:value="6697">
            <text:p>6697</text:p>
          </table:table-cell>
          <table:table-cell office:value-type="string">
            <text:p>CONJ. ELITE DUAL (COLCHON 2X1,60 MTS+ 2 SOMMIER 0,80X 2 MTS.)</text:p>
          </table:table-cell>
          <table:table-cell office:value-type="string">
            <text:p><text:s/></text:p>
          </table:table-cell>
          <table:table-cell office:value-type="string">
            <text:p>E5</text:p>
          </table:table-cell>
          <table:table-cell office:value-type="string">
            <text:p>E18</text:p>
          </table:table-cell>
          <table:table-cell office:value-type="string">
            <text:p>E35</text:p>
          </table:table-cell>
          <table:table-cell table:number-columns-repeated="2" office:value-type="string">
            <text:p>CONJUNTOS</text:p>
          </table:table-cell>
          <table:table-cell office:value-type="string">
            <text:p>COLCHONES</text:p>
          </table:table-cell>
          <table:table-cell/>
        </table:table-row>
        <table:table-row table:style-name="ro2">
          <table:table-cell office:value-type="float" office:value="6698">
            <text:p>6698</text:p>
          </table:table-cell>
          <table:table-cell office:value-type="string">
            <text:p>CONJ. ROYAL COLCHON 2X1,60 MTS.+ 2 SOMMIER 0,80 X 2 MTS</text:p>
          </table:table-cell>
          <table:table-cell office:value-type="string">
            <text:p><text:s/></text:p>
          </table:table-cell>
          <table:table-cell office:value-type="string">
            <text:p>E5</text:p>
          </table:table-cell>
          <table:table-cell office:value-type="string">
            <text:p>E18</text:p>
          </table:table-cell>
          <table:table-cell office:value-type="string">
            <text:p>E35</text:p>
          </table:table-cell>
          <table:table-cell table:number-columns-repeated="2" office:value-type="string">
            <text:p>CONJUNTOS</text:p>
          </table:table-cell>
          <table:table-cell office:value-type="string">
            <text:p>COLCHONES</text:p>
          </table:table-cell>
          <table:table-cell/>
        </table:table-row>
        <table:table-row table:style-name="ro2">
          <table:table-cell office:value-type="float" office:value="6379">
            <text:p>6379</text:p>
          </table:table-cell>
          <table:table-cell office:value-type="string">
            <text:p>LIQ-PLAY STATION II - INCLUYE 1 JOYSTICKS</text:p>
          </table:table-cell>
          <table:table-cell office:value-type="string">
            <text:p><text:s/></text:p>
          </table:table-cell>
          <table:table-cell office:value-type="string">
            <text:p>E6</text:p>
          </table:table-cell>
          <table:table-cell office:value-type="string">
            <text:p>E20</text:p>
          </table:table-cell>
          <table:table-cell office:value-type="string">
            <text:p>E37</text:p>
          </table:table-cell>
          <table:table-cell table:number-columns-repeated="2" office:value-type="string">
            <text:p>VIDEOJUEGOS</text:p>
          </table:table-cell>
          <table:table-cell office:value-type="string">
            <text:p>CONSOLAS</text:p>
          </table:table-cell>
          <table:table-cell/>
        </table:table-row>
        <table:table-row table:style-name="ro2">
          <table:table-cell office:value-type="float" office:value="6300">
            <text:p>6300</text:p>
          </table:table-cell>
          <table:table-cell office:value-type="string">
            <text:p>AIRE ACONDICIONADO SPLIT 3000 FGS. FRIO SOLO - ALTA EFICIENCIA - C.R.</text:p>
          </table:table-cell>
          <table:table-cell/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9</text:p>
          </table:table-cell>
          <table:table-cell office:value-type="string">
            <text:p>ACONDICIONADOR SPLIT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440">
            <text:p>6440</text:p>
          </table:table-cell>
          <table:table-cell office:value-type="string">
            <text:p>AIRE ACONDICIONADO SPLIT 4400 FGS. FRIO SOLO "NATURAL SENSE" - C.R.</text:p>
          </table:table-cell>
          <table:table-cell/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9</text:p>
          </table:table-cell>
          <table:table-cell office:value-type="string">
            <text:p>ACONDICIONADOR SPLIT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string">
            <text:p>AIRE ACONDICIONADO PORTATIL 2300 FGS. FRIO/CALOR (COMPRESOR TOSHIBA) - TIMER - C.R.</text:p>
          </table:table-cell>
          <table:table-cell/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40</text:p>
          </table:table-cell>
          <table:table-cell office:value-type="string">
            <text:p>CLIMATIZADOR PORTÁTIL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string">
            <text:p>SISTEMA DE CALENTAMIENTO DE AGUA CONTINUO - 7 NIVELES DE POTENCIA - SELECTOR DE TEMPERATURA</text:p>
          </table:table-cell>
          <table:table-cell/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1</text:p>
          </table:table-cell>
          <table:table-cell office:value-type="string">
            <text:p>CALEFON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5909">
            <text:p>5909</text:p>
          </table:table-cell>
          <table:table-cell office:value-type="string">
            <text:p>AIRE ACONDICIONADO 4500 FGS. FRIO SOLO</text:p>
          </table:table-cell>
          <table:table-cell/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8</text:p>
          </table:table-cell>
          <table:table-cell office:value-type="string">
            <text:p>ACONDICIONADOR VENTANA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011">
            <text:p>6011</text:p>
          </table:table-cell>
          <table:table-cell office:value-type="string">
            <text:p>CALOVENTOR SPLIT CERAMICO 2000W -- TIMER DE 7.5 HS - C.R.- (MTH-58 MT)-(SC-58 SILVER CROWN)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8</text:p>
          </table:table-cell>
          <table:table-cell office:value-type="string">
            <text:p>CALOVENTORES SPLIT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013">
            <text:p>6013</text:p>
          </table:table-cell>
          <table:table-cell office:value-type="string">
            <text:p>CALOVENTOR 2000W <text:s/>Modelo: SC-806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7</text:p>
          </table:table-cell>
          <table:table-cell office:value-type="string">
            <text:p>CALOVEN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5963">
            <text:p>5963</text:p>
          </table:table-cell>
          <table:table-cell office:value-type="string">
            <text:p>VENTILADOR DE PIE INDUSTRIAL 30" - METALICO 260W</text:p>
          </table:table-cell>
          <table:table-cell office:value-type="float" office:value="1165">
            <text:p>1165</text:p>
          </table:table-cell>
          <table:table-cell office:value-type="string">
            <text:p>E7</text:p>
          </table:table-cell>
          <table:table-cell office:value-type="string">
            <text:p>E24</text:p>
          </table:table-cell>
          <table:table-cell office:value-type="string">
            <text:p>E52</text:p>
          </table:table-cell>
          <table:table-cell office:value-type="string">
            <text:p>VENTILADORES DE PIE</text:p>
          </table:table-cell>
          <table:table-cell office:value-type="string">
            <text:p>VENTILACIO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105">
            <text:p>6105</text:p>
          </table:table-cell>
          <table:table-cell office:value-type="string">
            <text:p>AIRE ACONDICIONADO 3000 FGS. FRIO SOLO PHW3510/11</text:p>
          </table:table-cell>
          <table:table-cell/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8</text:p>
          </table:table-cell>
          <table:table-cell office:value-type="string">
            <text:p>ACONDICIONADOR VENTANA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5570">
            <text:p>5570</text:p>
          </table:table-cell>
          <table:table-cell office:value-type="string">
            <text:p>AIRE ACONDICIONADO 3000 FGS. FRIO SOLO</text:p>
          </table:table-cell>
          <table:table-cell/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8</text:p>
          </table:table-cell>
          <table:table-cell office:value-type="string">
            <text:p>ACONDICIONADOR VENTANA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VENTILADOR DE PIE 20" - METALICO</text:p>
          </table:table-cell>
          <table:table-cell/>
          <table:table-cell office:value-type="string">
            <text:p>E7</text:p>
          </table:table-cell>
          <table:table-cell office:value-type="string">
            <text:p>E24</text:p>
          </table:table-cell>
          <table:table-cell office:value-type="string">
            <text:p>E52</text:p>
          </table:table-cell>
          <table:table-cell office:value-type="string">
            <text:p>VENTILADORES DE PIE</text:p>
          </table:table-cell>
          <table:table-cell office:value-type="string">
            <text:p>VENTILACIO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4643">
            <text:p>4643</text:p>
          </table:table-cell>
          <table:table-cell office:value-type="string">
            <text:p>CALEFACTOR A GAS DE TIRO BALANCEADO COLOR TIZA - 2.000 KCAL/H. HORIZONTAL</text:p>
          </table:table-cell>
          <table:table-cell office:value-type="string">
            <text:p>E2b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4112">
            <text:p>4112</text:p>
          </table:table-cell>
          <table:table-cell office:value-type="string">
            <text:p>VENTILADOR DE PIE 20" - METALICO 110W</text:p>
          </table:table-cell>
          <table:table-cell/>
          <table:table-cell office:value-type="string">
            <text:p>E7</text:p>
          </table:table-cell>
          <table:table-cell office:value-type="string">
            <text:p>E24</text:p>
          </table:table-cell>
          <table:table-cell office:value-type="string">
            <text:p>E52</text:p>
          </table:table-cell>
          <table:table-cell office:value-type="string">
            <text:p>VENTILADORES DE PIE</text:p>
          </table:table-cell>
          <table:table-cell office:value-type="string">
            <text:p>VENTILACIO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4014">
            <text:p>4014</text:p>
          </table:table-cell>
          <table:table-cell office:value-type="string">
            <text:p>AIRE ACONDICIONADO SPLIT 5100 FGS. FRIO SOLO "ECO LIFE" - C.R.</text:p>
          </table:table-cell>
          <table:table-cell office:value-type="string">
            <text:p><text:s/></text:p>
          </table:table-cell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9</text:p>
          </table:table-cell>
          <table:table-cell office:value-type="string">
            <text:p>ACONDICIONADOR SPLIT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1871">
            <text:p>1871</text:p>
          </table:table-cell>
          <table:table-cell office:value-type="string">
            <text:p>ESTUFA DE CUARZO - 400W - 2 TUBOS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7</text:p>
          </table:table-cell>
          <table:table-cell office:value-type="string">
            <text:p>CALOVEN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1875">
            <text:p>1875</text:p>
          </table:table-cell>
          <table:table-cell office:value-type="string">
            <text:p>CALEFACTOR INFRARROJO "TROPICAL" 1600W - COLOR BEIGE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1877">
            <text:p>1877</text:p>
          </table:table-cell>
          <table:table-cell office:value-type="string">
            <text:p>RADIADOR PANEL RADIANTE INFRAROJO "INFRARED" 2400W - NEGRO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9</text:p>
          </table:table-cell>
          <table:table-cell office:value-type="string">
            <text:p>RADIAD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1924">
            <text:p>1924</text:p>
          </table:table-cell>
          <table:table-cell office:value-type="string">
            <text:p>ESTUFA HALOGENA OSCILANTE - 1600W - 4 TUBOS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4</text:p>
          </table:table-cell>
          <table:table-cell office:value-type="string">
            <text:p>ESTUFAS HALOGENA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2714">
            <text:p>2714</text:p>
          </table:table-cell>
          <table:table-cell office:value-type="string">
            <text:p>ESTUFA ELECTRICA TURBO 1200W BLANCA C/GIRO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3</text:p>
          </table:table-cell>
          <table:table-cell office:value-type="string">
            <text:p>ESTUFAS ELECTRICA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1513">
            <text:p>1513</text:p>
          </table:table-cell>
          <table:table-cell office:value-type="string">
            <text:p>Calefactor Infrarrojo "Conforama Iontronic" 1400W C/Ionizador, Forzador Y Giro - Negro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13">
            <text:p>6713</text:p>
          </table:table-cell>
          <table:table-cell office:value-type="string">
            <text:p>ESTUFA DE CUARZO ATMA (CH1413E)</text:p>
          </table:table-cell>
          <table:table-cell office:value-type="string">
            <text:p><text:s/>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5</text:p>
          </table:table-cell>
          <table:table-cell office:value-type="string">
            <text:p>ESTUFAS DE CUARZO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84">
            <text:p>6684</text:p>
          </table:table-cell>
          <table:table-cell office:value-type="string">
            <text:p>TERMOTANQUE ELECTRICO BLANCO -VALVULA DE SEGURIDAD MAGNETICA-PILOTO ANALIZADOR-EXTRAVITRIFICADO-60 LITROS </text:p>
          </table:table-cell>
          <table:table-cell office:value-type="string">
            <text:p><text:s/>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2</text:p>
          </table:table-cell>
          <table:table-cell office:value-type="string">
            <text:p>TERMOTANQU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85">
            <text:p>6685</text:p>
          </table:table-cell>
          <table:table-cell office:value-type="string">
            <text:p>TERMOTANQUE ELECTRICO BLANCO -VALVULA DE SEGURIDAD MAGNETICA-PILOTO ANALIZADOR-EXTRAVITRIFICADO -90 LITROS </text:p>
          </table:table-cell>
          <table:table-cell office:value-type="string">
            <text:p><text:s/>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2</text:p>
          </table:table-cell>
          <table:table-cell office:value-type="string">
            <text:p>TERMOTANQU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86">
            <text:p>6686</text:p>
          </table:table-cell>
          <table:table-cell office:value-type="string">
            <text:p>CALOVENTOR POTENCIA 1000W-PORTATIL-INDICADOR LUMINOSO-CON TERMOSTATO POSICION HORIZONTAL/VERTICAL </text:p>
          </table:table-cell>
          <table:table-cell office:value-type="string">
            <text:p><text:s/>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7</text:p>
          </table:table-cell>
          <table:table-cell office:value-type="string">
            <text:p>CALOVEN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53">
            <text:p>6753</text:p>
          </table:table-cell>
          <table:table-cell office:value-type="string">
            <text:p>Calefactor Infrarrojo De 2800 Calorías Hora-Gabinete En Color Beige. Con Piloto Analizador De Gases.</text:p>
          </table:table-cell>
          <table:table-cell office:value-type="string">
            <text:p>Gabinete En Color Beige. Con Piloto Analizador De Gases.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string">
            <text:p>Calefactor Tiro Balanceado, 2300 Calorías Hora-Con Encendido Piezoeléctrico. Extrachato.</text:p>
          </table:table-cell>
          <table:table-cell office:value-type="string">
            <text:p>Color Beige.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string">
            <text:p>Calefactor <text:s/>Tiro Balanceado, 4000 Calorías Hora-Con Encendido Piezoeléctrico , Gabinete Color Beige</text:p>
          </table:table-cell>
          <table:table-cell office:value-type="string">
            <text:p>Color Beige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56">
            <text:p>6756</text:p>
          </table:table-cell>
          <table:table-cell office:value-type="string">
            <text:p>Calefactor <text:s/>Tiro Balanceado, 5000 Calorías Hora-Con Encendido Piezoeléctrico , Gabinete Color Beige</text:p>
          </table:table-cell>
          <table:table-cell office:value-type="string">
            <text:p>Con Encendido Piezoeléctrico , Gabinete Color Beige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57">
            <text:p>6757</text:p>
          </table:table-cell>
          <table:table-cell office:value-type="string">
            <text:p>Convector De 3000 Calorías Hora Sin Salida Al Exterior Con Válvula De Seguridad Y Piloto</text:p>
          </table:table-cell>
          <table:table-cell office:value-type="string">
            <text:p>Analizador De Gases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string">
            <text:p>Convector De 5000 Calorías Hora Sin Salida Al Exterior.</text:p>
          </table:table-cell>
          <table:table-cell office:value-type="string">
            <text:p>Con Válvula De Seguridad Y Piloto Analizador De Gases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59">
            <text:p>6759</text:p>
          </table:table-cell>
          <table:table-cell office:value-type="string">
            <text:p>Caloventor Potencia 1000W-Diseño Clásico - Portátil Con Termostato E Indicador De Luz De Encendidocon Termostato E Indicador De Luz De Encendido</text:p>
          </table:table-cell>
          <table:table-cell office:value-type="string">
            <text:p>Diseño Clásico - Portátil Con Termostato E Indicador De Luz De Encendidocon Termostato E Indicador De Luz De Encendido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47</text:p>
          </table:table-cell>
          <table:table-cell office:value-type="string">
            <text:p>CALOVEN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60">
            <text:p>6760</text:p>
          </table:table-cell>
          <table:table-cell office:value-type="string">
            <text:p>Caloventor Potencia 750W/1500W</text:p>
          </table:table-cell>
          <table:table-cell office:value-type="string">
            <text:p>Elemento De Calor Cerámico Switch De Protección Y Fusible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761">
            <text:p>6761</text:p>
          </table:table-cell>
          <table:table-cell office:value-type="string">
            <text:p>Convector-Potencia Máxima 2000 W-Control Automático De Temperatura Por Termostato- Equipo Protegido Contra Recalentamiento-Apto Para Montar En Pared</text:p>
          </table:table-cell>
          <table:table-cell office:value-type="string">
            <text:p>-</text:p>
          </table:table-cell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1</text:p>
          </table:table-cell>
          <table:table-cell office:value-type="string">
            <text:p>CONVE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807">
            <text:p>6807</text:p>
          </table:table-cell>
          <table:table-cell office:value-type="string">
            <text:p>Termotanque Multigas De Pie 110 Lts.</text:p>
          </table:table-cell>
          <table:table-cell office:value-type="string">
            <text:p>Toma De Agua Superior- Regulador De Temperatura-Blanco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2</text:p>
          </table:table-cell>
          <table:table-cell office:value-type="string">
            <text:p>TERMOTANQU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808">
            <text:p>6808</text:p>
          </table:table-cell>
          <table:table-cell office:value-type="string">
            <text:p>Termotanque Multigas De Pie 150 Lts.Sensor-Conexion Superior.Blanco</text:p>
          </table:table-cell>
          <table:table-cell office:value-type="string">
            <text:p>-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2</text:p>
          </table:table-cell>
          <table:table-cell office:value-type="string">
            <text:p>TERMOTANQU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809">
            <text:p>6809</text:p>
          </table:table-cell>
          <table:table-cell office:value-type="string">
            <text:p>Termotanque Multigas P/Colgar 75 Lts.</text:p>
          </table:table-cell>
          <table:table-cell office:value-type="string">
            <text:p>Conexion Superior-Sensor-Blanco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2</text:p>
          </table:table-cell>
          <table:table-cell office:value-type="string">
            <text:p>TERMOTANQU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48">
            <text:p>6648</text:p>
          </table:table-cell>
          <table:table-cell office:value-type="string">
            <text:p>CALEFON A GAS 12 LTS. BLANCO - TIRO NATURAL- COBRE- C/VALVULA DE SEGURIDAD</text:p>
          </table:table-cell>
          <table:table-cell office:value-type="string">
            <text:p><text:s/>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1</text:p>
          </table:table-cell>
          <table:table-cell office:value-type="string">
            <text:p>CALEFON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56">
            <text:p>6656</text:p>
          </table:table-cell>
          <table:table-cell office:value-type="string">
            <text:p>AIRE ACONDICIONADO 4500 FGS. FRIO SOLO <text:s/>S/CONTROL</text:p>
          </table:table-cell>
          <table:table-cell office:value-type="string">
            <text:p>(5230 WATTS). FRÍO. TIMER. OSCILADOR DE AIRE. VENTILACIÓN. FUNCIÓN SLEEP. FUNCIÓN SWING. DESHUMIDIFICACIÓN.</text:p>
          </table:table-cell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8</text:p>
          </table:table-cell>
          <table:table-cell office:value-type="string">
            <text:p>ACONDICIONADOR VENTANA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57">
            <text:p>6657</text:p>
          </table:table-cell>
          <table:table-cell office:value-type="string">
            <text:p>TERMOTANQUE ELECTRICO COLOR ACERO - CAPACIDAD 50 LITROS - VÁLVULA DE SEGURIDAD UNIDIRECCIONAL + TERMOSTATO + TERMÓMETRO + PREVENCIÓN DE FUGAS</text:p>
          </table:table-cell>
          <table:table-cell office:value-type="string">
            <text:p>PESO NETO 20 KG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2</text:p>
          </table:table-cell>
          <table:table-cell office:value-type="string">
            <text:p>TERMOTANQU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58">
            <text:p>6658</text:p>
          </table:table-cell>
          <table:table-cell office:value-type="string">
            <text:p>TERMOTANQUE ELECTRICO-COLOR ACERO - CAPACIDAD 80 LITROS -VÁLVULA DE SEGURIDAD UNIDIRECCIONAL + TERMOSTATO + TERMÓMETRO + PREVENCIÓN DE FUGAS</text:p>
          </table:table-cell>
          <table:table-cell office:value-type="string">
            <text:p>PESO NETO 25,9 KG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2</text:p>
          </table:table-cell>
          <table:table-cell office:value-type="string">
            <text:p>TERMOTANQU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59">
            <text:p>6659</text:p>
          </table:table-cell>
          <table:table-cell office:value-type="string">
            <text:p>TERMOTANQUE ELECTRICO-COLOR ACERO - CAPACIDAD 100 LITROS- VÁLVULA DE SEGURIDAD UNIDIRECCIONAL + TERMOSTATO + TERMÓMETRO + PREVENCIÓN DE FUGAS</text:p>
          </table:table-cell>
          <table:table-cell office:value-type="string">
            <text:p>PESO NETO 29,8 KG.</text:p>
          </table:table-cell>
          <table:table-cell office:value-type="string">
            <text:p>E7</text:p>
          </table:table-cell>
          <table:table-cell office:value-type="string">
            <text:p>E22</text:p>
          </table:table-cell>
          <table:table-cell office:value-type="string">
            <text:p>E42</text:p>
          </table:table-cell>
          <table:table-cell office:value-type="string">
            <text:p>TERMOTANQUES</text:p>
          </table:table-cell>
          <table:table-cell office:value-type="string">
            <text:p>AGUA CALIENTE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string">
            <text:p>Aire Acondicionado 3000 Fgs. Frio Solo</text:p>
          </table:table-cell>
          <table:table-cell office:value-type="string">
            <text:p>-</text:p>
          </table:table-cell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8</text:p>
          </table:table-cell>
          <table:table-cell office:value-type="string">
            <text:p>ACONDICIONADOR VENTANA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CALEFACTOR INFRARROJO "ION HEATER" 1600W C/IONIZADOR Y FORZADOR - GRIS OSCURO</text:p>
          </table:table-cell>
          <table:table-cell/>
          <table:table-cell office:value-type="string">
            <text:p>E7</text:p>
          </table:table-cell>
          <table:table-cell office:value-type="string">
            <text:p>E23</text:p>
          </table:table-cell>
          <table:table-cell office:value-type="string">
            <text:p>E50</text:p>
          </table:table-cell>
          <table:table-cell office:value-type="string">
            <text:p>CALEFACTORES</text:p>
          </table:table-cell>
          <table:table-cell office:value-type="string">
            <text:p>CALEFACCIÓN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980">
            <text:p>6980</text:p>
          </table:table-cell>
          <table:table-cell office:value-type="string">
            <text:p>Aire Acondicionado 4500 Fgs. Frio Solo</text:p>
          </table:table-cell>
          <table:table-cell office:value-type="string">
            <text:p>-</text:p>
          </table:table-cell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8</text:p>
          </table:table-cell>
          <table:table-cell office:value-type="string">
            <text:p>ACONDICIONADOR VENTANA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895">
            <text:p>6895</text:p>
          </table:table-cell>
          <table:table-cell office:value-type="string">
            <text:p>Aire Acondicionado Compacto 3000 Frigorías (3480 Watts). Frío. Oscilador De Aire. Ventilación. Función Sleep. Función Swing. Deshumidificación.</text:p>
          </table:table-cell>
          <table:table-cell office:value-type="string">
            <text:p>Con Contro Remoto</text:p>
          </table:table-cell>
          <table:table-cell office:value-type="string">
            <text:p>E7</text:p>
          </table:table-cell>
          <table:table-cell office:value-type="string">
            <text:p>E21</text:p>
          </table:table-cell>
          <table:table-cell office:value-type="string">
            <text:p>E38</text:p>
          </table:table-cell>
          <table:table-cell office:value-type="string">
            <text:p>ACONDICIONADOR VENTANA</text:p>
          </table:table-cell>
          <table:table-cell office:value-type="string">
            <text:p>ACONDICIONADORES</text:p>
          </table:table-cell>
          <table:table-cell office:value-type="string">
            <text:p>FRIO / CALOR</text:p>
          </table:table-cell>
          <table:table-cell/>
        </table:table-row>
        <table:table-row table:style-name="ro2">
          <table:table-cell office:value-type="float" office:value="6616">
            <text:p>6616</text:p>
          </table:table-cell>
          <table:table-cell office:value-type="string">
            <text:p>AMOLADORA ANGULAR 4"-810W RPM10500 DIAMETRO DE DISCO 115MM HYUNDAI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2</text:p>
          </table:table-cell>
          <table:table-cell office:value-type="string">
            <text:p>AMOLADORAS MANUALE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1569">
            <text:p>1569</text:p>
          </table:table-cell>
          <table:table-cell office:value-type="string">
            <text:p>SIERRA CALADORA 450W</text:p>
          </table:table-cell>
          <table:table-cell/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8</text:p>
          </table:table-cell>
          <table:table-cell office:value-type="string">
            <text:p>SIERRAS CALADORA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75">
            <text:p>6375</text:p>
          </table:table-cell>
          <table:table-cell office:value-type="string">
            <text:p>LIQ-MOTOSIERRA NAFTERA 52 CM3-ESPADA 20-2.2HP-7500 RPM (JLD52)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8</text:p>
          </table:table-cell>
          <table:table-cell office:value-type="string">
            <text:p>SIERRAS CALADORA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78">
            <text:p>6378</text:p>
          </table:table-cell>
          <table:table-cell office:value-type="string">
            <text:p>LIQ-MOTOSIERRA NAFTERA 52 CC3-ESPADA 20-CADENA CARLTON (2501)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8</text:p>
          </table:table-cell>
          <table:table-cell office:value-type="string">
            <text:p>SIERRAS CALADORA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13">
            <text:p>6313</text:p>
          </table:table-cell>
          <table:table-cell office:value-type="string">
            <text:p>CORTADORA DE CESPED 1000W - CORTE 320MM C/BOLSA RECOLECTORA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5</text:p>
          </table:table-cell>
          <table:table-cell office:value-type="string">
            <text:p>E55</text:p>
          </table:table-cell>
          <table:table-cell office:value-type="string">
            <text:p>CORTADORAS DE CESPED</text:p>
          </table:table-cell>
          <table:table-cell office:value-type="string">
            <text:p>JARDÍN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14">
            <text:p>6314</text:p>
          </table:table-cell>
          <table:table-cell office:value-type="string">
            <text:p>CORTADORA DE CESPED 1500W - CORTE 400MM - C/BOLSA RECOLECTORA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5</text:p>
          </table:table-cell>
          <table:table-cell office:value-type="string">
            <text:p>E55</text:p>
          </table:table-cell>
          <table:table-cell office:value-type="string">
            <text:p>CORTADORAS DE CESPED</text:p>
          </table:table-cell>
          <table:table-cell office:value-type="string">
            <text:p>JARDÍN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15">
            <text:p>6315</text:p>
          </table:table-cell>
          <table:table-cell office:value-type="string">
            <text:p>BORDEADORA DE CESPED PROFESIONAL 710W - GIRO 180° - DIAMETRO DE CORTE 10" - CABEZAL DE CORTE AJUSTABLE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5</text:p>
          </table:table-cell>
          <table:table-cell office:value-type="string">
            <text:p>E57</text:p>
          </table:table-cell>
          <table:table-cell office:value-type="string">
            <text:p>BORDEADORAS</text:p>
          </table:table-cell>
          <table:table-cell office:value-type="string">
            <text:p>JARDÍN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16">
            <text:p>6316</text:p>
          </table:table-cell>
          <table:table-cell office:value-type="string">
            <text:p>BORDEADORA DE CESPED PROFESIONAL 350W - DIAMETRO DE CORTE 10"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5</text:p>
          </table:table-cell>
          <table:table-cell office:value-type="string">
            <text:p>E57</text:p>
          </table:table-cell>
          <table:table-cell office:value-type="string">
            <text:p>BORDEADORAS</text:p>
          </table:table-cell>
          <table:table-cell office:value-type="string">
            <text:p>JARDÍN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17">
            <text:p>6317</text:p>
          </table:table-cell>
          <table:table-cell office:value-type="string">
            <text:p>DESMALEZADORA NAFTERA 43 CM3 - ARNES - CABEZAL C/CUCHILLA Y TANZA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5</text:p>
          </table:table-cell>
          <table:table-cell office:value-type="string">
            <text:p>E56</text:p>
          </table:table-cell>
          <table:table-cell office:value-type="string">
            <text:p>DESMALEZADORAS</text:p>
          </table:table-cell>
          <table:table-cell office:value-type="string">
            <text:p>JARDÍN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18">
            <text:p>6318</text:p>
          </table:table-cell>
          <table:table-cell office:value-type="string">
            <text:p>DESMALEZADORA NAFTERA 52 CM3 - ARNES - CABEZAL C/CUCHILLA Y TANZA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5</text:p>
          </table:table-cell>
          <table:table-cell office:value-type="string">
            <text:p>E56</text:p>
          </table:table-cell>
          <table:table-cell office:value-type="string">
            <text:p>DESMALEZADORAS</text:p>
          </table:table-cell>
          <table:table-cell office:value-type="string">
            <text:p>JARDÍN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19">
            <text:p>6319</text:p>
          </table:table-cell>
          <table:table-cell office:value-type="string">
            <text:p>MOTOSIERRA NAFTERA 52 CM3 - ESPADA 18" - 2.2KW - 8.5KG 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8</text:p>
          </table:table-cell>
          <table:table-cell office:value-type="string">
            <text:p>SIERRAS CALADORA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1">
            <text:p>6321</text:p>
          </table:table-cell>
          <table:table-cell office:value-type="string">
            <text:p>COMPRESOR 2HP TANQUE DE 24 LTS. - 2850 RPM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0</text:p>
          </table:table-cell>
          <table:table-cell office:value-type="string">
            <text:p>COMPRESORE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2">
            <text:p>6322</text:p>
          </table:table-cell>
          <table:table-cell office:value-type="string">
            <text:p>AMOLADORA ANGULAR 7" 900W - R.P.M 10500 - DIAMETRO DE DISCO:180MM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2</text:p>
          </table:table-cell>
          <table:table-cell office:value-type="string">
            <text:p>AMOLADORAS MANUALE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3">
            <text:p>6323</text:p>
          </table:table-cell>
          <table:table-cell office:value-type="string">
            <text:p>AMOLADORA ANGULAR 7" 1800W - R.P.M 8000 - DIAMETRO DE DISCO:180MM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2</text:p>
          </table:table-cell>
          <table:table-cell office:value-type="string">
            <text:p>AMOLADORAS MANUALE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4">
            <text:p>6324</text:p>
          </table:table-cell>
          <table:table-cell office:value-type="string">
            <text:p>AMOLADORA ANGULAR 9" 2000W - RPM:10500 - DIAMETRO DE DISCO:230MM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2</text:p>
          </table:table-cell>
          <table:table-cell office:value-type="string">
            <text:p>AMOLADORAS MANUALE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5">
            <text:p>6325</text:p>
          </table:table-cell>
          <table:table-cell office:value-type="string">
            <text:p>TALADRO 550W C/PERCUTOR - 13MM + KIT DE BROCAS Y ESTUCHE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70</text:p>
          </table:table-cell>
          <table:table-cell office:value-type="string">
            <text:p>TALADRO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string">
            <text:p>ATORNILLADOR A BATERIA (Ni-Cd) -INDICADOR DE CARGA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4</text:p>
          </table:table-cell>
          <table:table-cell office:value-type="string">
            <text:p>ATORNILLADORA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7">
            <text:p>6327</text:p>
          </table:table-cell>
          <table:table-cell office:value-type="string">
            <text:p>SIERRA CIRCULAR 1200W - RPM:5000 - DIAMETRO DISCO :185mm - COLECTOR DE POLVO 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9</text:p>
          </table:table-cell>
          <table:table-cell office:value-type="string">
            <text:p>SIERRAS CIRCULARE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8">
            <text:p>6328</text:p>
          </table:table-cell>
          <table:table-cell office:value-type="string">
            <text:p>TALADRO A BATERIA 18V Ni-Cd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70</text:p>
          </table:table-cell>
          <table:table-cell office:value-type="string">
            <text:p>TALADRO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29">
            <text:p>6329</text:p>
          </table:table-cell>
          <table:table-cell office:value-type="string">
            <text:p>SIERRA CALADORA 350W RPM:0-3000/min - CORTE MAX:55mm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5</text:p>
          </table:table-cell>
          <table:table-cell office:value-type="string">
            <text:p>CEPILLO ELECTRICO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30">
            <text:p>6330</text:p>
          </table:table-cell>
          <table:table-cell office:value-type="string">
            <text:p>LIJADORA ORBITAL 200W - RPM:11000 - BASE 90x187MM - COLECTOR DE POLVO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6</text:p>
          </table:table-cell>
          <table:table-cell office:value-type="string">
            <text:p>LIJADORA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31">
            <text:p>6331</text:p>
          </table:table-cell>
          <table:table-cell office:value-type="string">
            <text:p>CEPILLO ELECTRICO,RPM:14000,710W,BASE 82X2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5</text:p>
          </table:table-cell>
          <table:table-cell office:value-type="string">
            <text:p>CEPILLO ELECTRICO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332">
            <text:p>6332</text:p>
          </table:table-cell>
          <table:table-cell office:value-type="string">
            <text:p>COMPRESOR 2HP TANQUE DE 50 LTS. + 2850 RPM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6</text:p>
          </table:table-cell>
          <table:table-cell office:value-type="string">
            <text:p>E60</text:p>
          </table:table-cell>
          <table:table-cell office:value-type="string">
            <text:p>COMPRESORES</text:p>
          </table:table-cell>
          <table:table-cell office:value-type="string">
            <text:p>TALLER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403">
            <text:p>6403</text:p>
          </table:table-cell>
          <table:table-cell office:value-type="string">
            <text:p>LIQ-CORTADORA DE CESPED 1.5 HP-CORTE 500MM C/RECOLECTOR</text:p>
          </table:table-cell>
          <table:table-cell office:value-type="string">
            <text:p><text:s/></text:p>
          </table:table-cell>
          <table:table-cell office:value-type="string">
            <text:p>E8</text:p>
          </table:table-cell>
          <table:table-cell office:value-type="string">
            <text:p>E25</text:p>
          </table:table-cell>
          <table:table-cell office:value-type="string">
            <text:p>E55</text:p>
          </table:table-cell>
          <table:table-cell office:value-type="string">
            <text:p>CORTADORAS DE CESPED</text:p>
          </table:table-cell>
          <table:table-cell office:value-type="string">
            <text:p>JARDÍN</text:p>
          </table:table-cell>
          <table:table-cell office:value-type="string">
            <text:p>HERRAMIENTAS</text:p>
          </table:table-cell>
          <table:table-cell/>
        </table:table-row>
        <table:table-row table:style-name="ro2">
          <table:table-cell office:value-type="float" office:value="6445">
            <text:p>6445</text:p>
          </table:table-cell>
          <table:table-cell office:value-type="string">
            <text:p>BICICLETA R.26 T.T. - 21 VEL. CUADRO "OV." ALUMINIO - SUSPENSION DELANTERA - FRENO V-BRAKE - SHIMANO TX50 - LLANTAS ALUMIN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49">
            <text:p>6449</text:p>
          </table:table-cell>
          <table:table-cell office:value-type="string">
            <text:p>TV 21" PANTALLA PLANA (ULTRA SLIM) 181 CANALES - FUNCION SLEEP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51">
            <text:p>6451</text:p>
          </table:table-cell>
          <table:table-cell office:value-type="string">
            <text:p>AUTOESTEREO CD/MP3 50W x 4 - FRENTE DESMONTABLE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55">
            <text:p>6455</text:p>
          </table:table-cell>
          <table:table-cell office:value-type="string">
            <text:p>MICROONDAS 20 LTS. DIGITAL CON GRILL -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75">
            <text:p>6475</text:p>
          </table:table-cell>
          <table:table-cell office:value-type="string">
            <text:p>AIRE ACONDICIONADO PORTATIL 3000 FGS. FRIO/CALOR (COMPRESOR TOSHIBA) - TIMER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string">
            <text:p>MINICOMPONENTE 1 DVD/MP3 - 1500W PMPO - DIVX - PUERTO USB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69">
            <text:p>6469</text:p>
          </table:table-cell>
          <table:table-cell office:value-type="string">
            <text:p>CELULAR "YIZO" W150 C/CAMARA DIGITAL 2MP - P. TACTIL - MP3 Y FM - TRACK ID - BLUETOOTH - LINEA CLARO C/TARJE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70">
            <text:p>6470</text:p>
          </table:table-cell>
          <table:table-cell office:value-type="string">
            <text:p>CELULAR N720 3G HSPA C/CAMARA DIGITAL 3.2MP - P. TACTIL 2.8" - MP3 Y FM - BLUETOOTH - WI FI Y GPS - ANDROID - LINEA CLARO C/TARJE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72">
            <text:p>6472</text:p>
          </table:table-cell>
          <table:table-cell office:value-type="string">
            <text:p>DVD REPRODUCTOR 5.1 - HDMI - PUERTO USB - C.R. (incluye cable hdmi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62">
            <text:p>6462</text:p>
          </table:table-cell>
          <table:table-cell office:value-type="string">
            <text:p>NOTEBOOK PHILCO MICRO INTEL PENTIUM B940 DUAL CORE - 4 GB DDR3 DISCO 500 GB - PANTALLA LED 14" - WIFI - WEB CAM - HDMI - BAT 6C. - W7HP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string">
            <text:p>NOTEBOOK NBX MICRO INTEL CORE i3 2310 - 4 GB DDR3 DISCO 750 GB - PANTALLA LED 14" - WIFI - WEB CAM - HDMI - BAT 6C. - W7 HP 64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string">
            <text:p>NOTEBOOK NBX MICRO INTEL CORE i3 2310 - 4 GB DDR3 DISCO 500 GB - PANTALLA LED 14" - WIFI - WEB CAM - HDMI - BAT 6C. - W7 HP 64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66">
            <text:p>6466</text:p>
          </table:table-cell>
          <table:table-cell office:value-type="string">
            <text:p>REPOSERA PLASTICA PILETERA 1.95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string">
            <text:p>JUEGO DE COMEDOR "MIKA" MESA DE CAÑO CUADRADO CROMADO 1.50x0.80 TAPA MELAMINA + 6 SILLAS RESPALDO WENGU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0">
            <text:p>6480</text:p>
          </table:table-cell>
          <table:table-cell office:value-type="string">
            <text:p>JUEGO DE COMEDOR "PRAGA MASTER" MESA DE CAÑO CUADRADO CROMADO 1.50x0.80 TAPA CRISTAL + 6 SILLAS TAPIZADAS ROJ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string">
            <text:p>MESA P/QUINCHO 2.40x0.90 TAPA MELAMINA HAYA BORDE DE PVC - PATAS PLEGABL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2">
            <text:p>6482</text:p>
          </table:table-cell>
          <table:table-cell office:value-type="string">
            <text:p>SILLA CASINO - ESTRUCTURA DE ACERO C/TABLILLAS PLASTICAS (NYLON) - PEG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3">
            <text:p>6483</text:p>
          </table:table-cell>
          <table:table-cell office:value-type="string">
            <text:p>MESA REDONDA P/JARDIN FIBRA DE VIDRIO 0.9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4">
            <text:p>6484</text:p>
          </table:table-cell>
          <table:table-cell office:value-type="string">
            <text:p>SILLON CAÑO C/TIRAS DE PVC - APIL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5">
            <text:p>6485</text:p>
          </table:table-cell>
          <table:table-cell office:value-type="string">
            <text:p>SOMBRILLA ESTRUCTURA DE CAÑO - DIAMETRO 2 MTS. - TE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6">
            <text:p>6486</text:p>
          </table:table-cell>
          <table:table-cell office:value-type="string">
            <text:p>SOMBRILLA ESTRUCTURA DE CAÑO - DIAMETRO 1.80 MTS. - TE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8">
            <text:p>6488</text:p>
          </table:table-cell>
          <table:table-cell office:value-type="string">
            <text:p>REPOSERA DE CAÑO C/TIRAS DE PVC - 4 POSICIONES - 2 RUED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89">
            <text:p>6489</text:p>
          </table:table-cell>
          <table:table-cell office:value-type="string">
            <text:p>MESA CUADRADA APILABLE 0.65x0.65 - TAPA PLASTICA - PATAS DE CAÑ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0">
            <text:p>6490</text:p>
          </table:table-cell>
          <table:table-cell office:value-type="string">
            <text:p>CARPA P/6 PERSONAS "AMANECER" TIPO CANADIENSE - 2.40x2.00x1.70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1">
            <text:p>6491</text:p>
          </table:table-cell>
          <table:table-cell office:value-type="string">
            <text:p>CARPA P/6 PERSONAS "EXPRESS" TIPO CANADIENSE - 2.40x2.00x1.70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2">
            <text:p>6492</text:p>
          </table:table-cell>
          <table:table-cell office:value-type="string">
            <text:p>MESA VALIJA P/CAMPING 64x80x60 (extendida) C/4 BANQUITOS TIJ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3">
            <text:p>6493</text:p>
          </table:table-cell>
          <table:table-cell office:value-type="string">
            <text:p>COLUMNA POTENCIADA 150W RMS - 2 PARLANTES DE 15" + 2 TWETTERS - PUERTO USB - MP3 - FM - SD CARD - ENTRADA RCA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4">
            <text:p>6494</text:p>
          </table:table-cell>
          <table:table-cell office:value-type="string">
            <text:p>COLUMNA POTENCIADA 120W RMS - 2 PARLANTES DE 10" + 2 TWETTERS - PUERTO USB - MP3 - FM - SD CARD - ENTRADA RCA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5">
            <text:p>6495</text:p>
          </table:table-cell>
          <table:table-cell office:value-type="string">
            <text:p>COLUMNA POTENCIADA 135W RMS - 1 PARLANTE DE 15" - PUERTO USB - MP3 - FM - SD CARD - ENTRADA RCA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6">
            <text:p>6496</text:p>
          </table:table-cell>
          <table:table-cell office:value-type="string">
            <text:p>COLUMNA POTENCIADA 100W RMS - 2 PARLANTES DE 10" + 2 TWETTERS - 2 ENTRADAS AUXILIARES - ECUALIZADOR GRAF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8">
            <text:p>6498</text:p>
          </table:table-cell>
          <table:table-cell office:value-type="string">
            <text:p>SECARROPAS CENTRIFUGO "WIND STEEL" 5.5 KG - GABINETE ACERO INOXIDABLE MATE - 2800 RP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499">
            <text:p>6499</text:p>
          </table:table-cell>
          <table:table-cell office:value-type="string">
            <text:p>TV LCD 32" ALTA RESOLUCION 1366X768 SINTONIZADOR DIGITAL SATVD-T - 2 PUERTOS USB - 3 CONECTORES HMDI 1.3 - PARLANTES INTEGRAD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33">
            <text:p>6333</text:p>
          </table:table-cell>
          <table:table-cell office:value-type="string">
            <text:p>BICICLETA R.20 PLAYERA ALUMINIO DAMA C/CANASTO, GUARDABARROS Y PORTAEQUIPAJ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35">
            <text:p>6335</text:p>
          </table:table-cell>
          <table:table-cell office:value-type="string">
            <text:p>BICICLETA R.16 PLAYERA ALUMINIO DAMA C/CANASTO, GUARDABARROS Y PORTAEQUIPAJ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36">
            <text:p>6336</text:p>
          </table:table-cell>
          <table:table-cell office:value-type="string">
            <text:p>BICICLETA R.26 PASEO "GRACE" DAMA C/CANASTO, GUARDABARROS Y PORTAEQUIPAJE - FRENOS V BRAKE RESINA - LLANTAS ALUMIN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39">
            <text:p>6339</text:p>
          </table:table-cell>
          <table:table-cell office:value-type="string">
            <text:p>BICICLETA R.26 T.T. - 18 VEL. CUADRO ALUMINIO - SUSPENSION DELANTERA - STEN AHEA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40">
            <text:p>6340</text:p>
          </table:table-cell>
          <table:table-cell office:value-type="string">
            <text:p>BICICLETA R.26 T.T. - 21 VEL. "HYDRO" CUADRO ALUMINIO - SUSPENSION DELANTERA - SHIMANO TX5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41">
            <text:p>6341</text:p>
          </table:table-cell>
          <table:table-cell office:value-type="string">
            <text:p>BICICLETA R.28 PASEO "NORDICA" DAMA C/CANASTO Y PORTAEQUIPAJ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12">
            <text:p>6312</text:p>
          </table:table-cell>
          <table:table-cell office:value-type="string">
            <text:p>CAFETERA 12 POCILLOS C/JARRA TERMI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44">
            <text:p>6344</text:p>
          </table:table-cell>
          <table:table-cell office:value-type="string">
            <text:p>MESA DE LUZ 2 CAJONES 1 ESPACIO MARFIL - 52x42x3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50">
            <text:p>6350</text:p>
          </table:table-cell>
          <table:table-cell office:value-type="string">
            <text:p>CAMA 2 PLAZAS "ELITE" TABACO C/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string">
            <text:p>TV LCD 32" ALTA RESOLUCION 1366X768 - PUERTO USB - CONECTORES HMDI 1.3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64">
            <text:p>6264</text:p>
          </table:table-cell>
          <table:table-cell office:value-type="string">
            <text:p>FLETE DENTRO DE PARANA</text:p>
          </table:table-cell>
          <table:table-cell office:value-type="string">
            <text:p>X1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74">
            <text:p>6274</text:p>
          </table:table-cell>
          <table:table-cell office:value-type="string">
            <text:p>CELULAR "YIZO" BLACK C/CAMARA DIGITAL 2MP - P. TACTIL - MP3 Y FM - TRACK ID - BLUETOOTH - LIBR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54">
            <text:p>6254</text:p>
          </table:table-cell>
          <table:table-cell office:value-type="string">
            <text:p>COLCHA "CORTEZA" 2 Y ½ PLAZAS C/FUNDA ALMOHAD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55">
            <text:p>6255</text:p>
          </table:table-cell>
          <table:table-cell office:value-type="string">
            <text:p>COLCHA "CORTEZA" 1 Y ½ PLAZAS C/FUNDA ALMOHAD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61">
            <text:p>6061</text:p>
          </table:table-cell>
          <table:table-cell office:value-type="string">
            <text:p>ESTUFA DE CUARZO 14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57">
            <text:p>6257</text:p>
          </table:table-cell>
          <table:table-cell office:value-type="string">
            <text:p>COLCHA "MANTA PORTUGUESA" 1 Y ½ PLAZAS C/FUNDA ALMOHAD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58">
            <text:p>6258</text:p>
          </table:table-cell>
          <table:table-cell office:value-type="string">
            <text:p>COLCHA "MANTA PORTUGUESA" 2 Y ½ PLAZAS C/FUNDA ALMOHAD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303">
            <text:p>6303</text:p>
          </table:table-cell>
          <table:table-cell office:value-type="string">
            <text:p>ANAFE ELECTRICO 2 PLACAS - 1500W PL. GRANDE Y 750W PL. PEQUEÑA - 2 TERMOSTATOS - 2 LUCES INDICADORAS - LINEA AC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78">
            <text:p>6278</text:p>
          </table:table-cell>
          <table:table-cell office:value-type="string">
            <text:p>MICROONDAS 19 LTS. 700W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83">
            <text:p>6283</text:p>
          </table:table-cell>
          <table:table-cell office:value-type="string">
            <text:p>COMBO COCINA 1.20M BLANCO (INCLUYE ALACENA + BAJO MESADA + BACHA 1.20M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84">
            <text:p>6284</text:p>
          </table:table-cell>
          <table:table-cell office:value-type="string">
            <text:p>DESPENSERO 2 PUERTAS BLANCO - 60x32x18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86">
            <text:p>6286</text:p>
          </table:table-cell>
          <table:table-cell office:value-type="string">
            <text:p>JUEGO LIVING "GIUDY" (2+1+1) - RUS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91">
            <text:p>6291</text:p>
          </table:table-cell>
          <table:table-cell office:value-type="string">
            <text:p>EXTRACTOR DE JUGOS (FRUTAS Y VEGETALES) 500W - FILTRO DE ACERO INOX - 2 VEL - COLECTOR DE PULPA Y JARRA P/JUGO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92">
            <text:p>6292</text:p>
          </table:table-cell>
          <table:table-cell office:value-type="string">
            <text:p>RADIOGRABADOR CON CD/MP3 - AM/FM - 200W PMPO - PUERTO USB - SINTONIZADOR DIGI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93">
            <text:p>6293</text:p>
          </table:table-cell>
          <table:table-cell office:value-type="string">
            <text:p>RADIOGRABADOR CON CD/MP3 - AM/FM - 150W PMPO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94">
            <text:p>6294</text:p>
          </table:table-cell>
          <table:table-cell office:value-type="string">
            <text:p>RADIOGRABADOR CON CD/MP3 - AM/FM - 100W PMPO - PUERTO USB Y ENTRADA AUXILIAR - DISPLAY LC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96">
            <text:p>6296</text:p>
          </table:table-cell>
          <table:table-cell office:value-type="string">
            <text:p>MINICOMPONENTE 1CD/MP3 - PUERTO USB <text:s/>- SLOT P/TARJETA SD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97">
            <text:p>6297</text:p>
          </table:table-cell>
          <table:table-cell office:value-type="string">
            <text:p>MINICOMPONENTE 1CD/MP3 - 60W RMS - PUERTO USB - C.R.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98">
            <text:p>6298</text:p>
          </table:table-cell>
          <table:table-cell office:value-type="string">
            <text:p>MESA DE AUDIO/TV/VIDEO RACK "VIENA" MAPLE - 92X92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99">
            <text:p>6299</text:p>
          </table:table-cell>
          <table:table-cell office:value-type="string">
            <text:p>MESA P/LAPTOP "MIDIA" BLANCO C/ROSA - 143X76X49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08">
            <text:p>6108</text:p>
          </table:table-cell>
          <table:table-cell office:value-type="string">
            <text:p>BICICLETA R.26 T.T. - 18 VEL.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11">
            <text:p>6111</text:p>
          </table:table-cell>
          <table:table-cell office:value-type="string">
            <text:p>BICICLETA R.20 TIPO MOTO "MOTO BIKE" VARON C/SUSPENSION TRAS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12">
            <text:p>6112</text:p>
          </table:table-cell>
          <table:table-cell office:value-type="string">
            <text:p>BICICLETA R.20 FREESTYLE 48 RAYOS - ALUMINIO PINTADA - ROTOR - BMX PROFESION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14">
            <text:p>6114</text:p>
          </table:table-cell>
          <table:table-cell office:value-type="string">
            <text:p>JGO DE MESA "DERROCHE" SAN REMO</text:p>
          </table:table-cell>
          <table:table-cell office:value-type="string">
            <text:p>X1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36">
            <text:p>6036</text:p>
          </table:table-cell>
          <table:table-cell office:value-type="string">
            <text:p>CUNA BOLSO PLEGABLE - PISO DOBLE ALTURA - CAMBIADOR Y MOSQUITERO - C/RUED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string">
            <text:p>CUNA BOLSO PLEGABLE - PISO DOBLE ALTURA - SISTEMA ROCKING (MECEDORA) C/MUSICA - CAMBIADOR Y MOSQUITERO - C/RUED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38">
            <text:p>6038</text:p>
          </table:table-cell>
          <table:table-cell office:value-type="string">
            <text:p>LAVARROPAS C/SUPERIOR 6 KGS. 800 RPM - 18 PROGRAMAS - FUZZY LOGIC - START DELAY - LAVADO RAPIDO - PLANCHA FACIL - ANTI ALERG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39">
            <text:p>6039</text:p>
          </table:table-cell>
          <table:table-cell office:value-type="string">
            <text:p>LAVARROPAS C/FRONTAL 7 KGS. 600 RPM - 19 PROGRAMAS - FUZZY LOGIC - LAVADO RAPIDO - PLANCHA FACIL - ANTI ALERGIA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40">
            <text:p>6040</text:p>
          </table:table-cell>
          <table:table-cell office:value-type="string">
            <text:p>LAVARROPAS C/FRONTAL 7 KGS. 1000 RPM - 19 PROGRAMAS - FUZZY LOGIC - LAVADO RAPIDO - PLANCHA FACIL - ANTI ALERGIA - CENTRIFUGADO REGULABLE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44">
            <text:p>6044</text:p>
          </table:table-cell>
          <table:table-cell office:value-type="string">
            <text:p>PAVA ELECTRICA 1.7 LTS. 2200W ACERO - PANTALLA LC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46">
            <text:p>6046</text:p>
          </table:table-cell>
          <table:table-cell office:value-type="string">
            <text:p>EXPRIMIDOR DE CITRICOS 1 LT. ACERO 60W - C/PICO VERTE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48">
            <text:p>6048</text:p>
          </table:table-cell>
          <table:table-cell office:value-type="string">
            <text:p>AUTOESTEREO CD/MP4 - FULL FUNCTION + BLUETOOTH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7">
            <text:p>6227</text:p>
          </table:table-cell>
          <table:table-cell office:value-type="string">
            <text:p>BORDEADORA DE CESPED PROFESIONAL 450W C/BASE PROTECTORA</text:p>
          </table:table-cell>
          <table:table-cell office:value-type="string">
            <text:p>VER CODIGO PRODUCTO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8">
            <text:p>6228</text:p>
          </table:table-cell>
          <table:table-cell office:value-type="string">
            <text:p>CORTADORA DE CESPED 3/4 HP - CORTE 350MM - CARCASA DE AC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9">
            <text:p>6229</text:p>
          </table:table-cell>
          <table:table-cell office:value-type="string">
            <text:p>CORTADORA DE CESPED 3/4 HP - CORTE 350MM - CARCASA DE ACERO - C/RECOLEC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30">
            <text:p>6230</text:p>
          </table:table-cell>
          <table:table-cell office:value-type="string">
            <text:p>CORTADORA DE CESPED 1 HP - CORTE 400MM - CARCASA DE ACERO - C/RECOLEC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32">
            <text:p>6232</text:p>
          </table:table-cell>
          <table:table-cell office:value-type="string">
            <text:p>SARTEN "LINEA PULIDA" GRANDE - ESMALTADO C/TAP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33">
            <text:p>6233</text:p>
          </table:table-cell>
          <table:table-cell office:value-type="string">
            <text:p>PAELLERA "LINEA PULIDA" GRANDE - ESMALTADA C/TAP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46">
            <text:p>6246</text:p>
          </table:table-cell>
          <table:table-cell office:value-type="string">
            <text:p>CAMA 1 PLAZA (CAÑO 3") TUBU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48">
            <text:p>6248</text:p>
          </table:table-cell>
          <table:table-cell office:value-type="string">
            <text:p>LAVAVAJILLAS BLANCO 12 CUBIERT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52">
            <text:p>6252</text:p>
          </table:table-cell>
          <table:table-cell office:value-type="string">
            <text:p>SABANAS 2 Y ½ PLAZAS - 180 HILOS (100% ALGODON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11">
            <text:p>6211</text:p>
          </table:table-cell>
          <table:table-cell office:value-type="string">
            <text:p>SILLON "RUBI" APILABLE PLASTICO C/PATAS DE CAÑ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13">
            <text:p>6213</text:p>
          </table:table-cell>
          <table:table-cell office:value-type="string">
            <text:p>SOMBRILLA ESTRUCTURA DE ALUMINIO - DIAMETRO 2 MTS. - TELA POLIEST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14">
            <text:p>6214</text:p>
          </table:table-cell>
          <table:table-cell office:value-type="string">
            <text:p>SOMBRILLA ESTRUCTURA DE MADERA - DIAMETRO 2.70 MTS. - TELA POLIEST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16">
            <text:p>6216</text:p>
          </table:table-cell>
          <table:table-cell office:value-type="string">
            <text:p>SILLON PLEGABLE C/COVERSOL 7/8 ALUMINIO - APOYABRAZOS DE PLAS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17">
            <text:p>6217</text:p>
          </table:table-cell>
          <table:table-cell office:value-type="string">
            <text:p>REPOSERA PLEGABLE C/COVERSOL CAÑO 1" - 5 POSICIONES - APOYABRAZOS DE CAÑO ELIP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18">
            <text:p>6218</text:p>
          </table:table-cell>
          <table:table-cell office:value-type="string">
            <text:p>CAFETERA 1.3 LTS. C/FILTRO PERMANENTE - SISTEMA ANTIGOTE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0">
            <text:p>6220</text:p>
          </table:table-cell>
          <table:table-cell office:value-type="string">
            <text:p>CONTROL REMOTO UNIVERS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1">
            <text:p>6221</text:p>
          </table:table-cell>
          <table:table-cell office:value-type="string">
            <text:p>PILAS AAA - RECARGABLES (BLISTER X4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2">
            <text:p>6222</text:p>
          </table:table-cell>
          <table:table-cell office:value-type="string">
            <text:p>AURICULAR C/CONTROL DE VOLUMEN - CABLE 6 M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3">
            <text:p>6223</text:p>
          </table:table-cell>
          <table:table-cell office:value-type="string">
            <text:p>AURICULAR C/REJILLAS DE VENTILACION BASS BEA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4">
            <text:p>6224</text:p>
          </table:table-cell>
          <table:table-cell office:value-type="string">
            <text:p>PARLANTES P/COMPUTADORAS PORTATILES - CONEXION USB - APTO P/MAC Y PC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225">
            <text:p>6225</text:p>
          </table:table-cell>
          <table:table-cell office:value-type="string">
            <text:p>TELEFONO INALAMBRICO - CONTESTADORA DIGITAL - PANTALLA ILUMINADA - IDENTIFICADOR DE LLAMADA - MANOS LIBRES - AGENDA 50 CONTACT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41">
            <text:p>6141</text:p>
          </table:table-cell>
          <table:table-cell office:value-type="string">
            <text:p>GAZEBO "BASIC GREEN" ACERO 300X300X24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42">
            <text:p>6142</text:p>
          </table:table-cell>
          <table:table-cell office:value-type="string">
            <text:p>GAZEBO "BASIC BLUE" ACERO 300X300X24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43">
            <text:p>6143</text:p>
          </table:table-cell>
          <table:table-cell office:value-type="string">
            <text:p>BICICLETA R.26 T.T. - 18 VEL. CAMBIO SHIMANO TZ2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44">
            <text:p>6144</text:p>
          </table:table-cell>
          <table:table-cell office:value-type="string">
            <text:p>BICICLETA R.26 T.T. - 18 VEL. DOBLE SUSPENSION - ACERO PINTADO - SHIMANO TZ20 - C/ACCESORIOS DE ALUMINIO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51">
            <text:p>6151</text:p>
          </table:table-cell>
          <table:table-cell office:value-type="string">
            <text:p>PLACARD 3 PUERTAS 2 CAJONES BLANCO (23BL) - LINEA JUVENIL EXPRESS 87X47X18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52">
            <text:p>6152</text:p>
          </table:table-cell>
          <table:table-cell office:value-type="string">
            <text:p>COMODA 4 CAJONES 1 PUERTA "LINEA JUVENIL EXPRESS" - BLAN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55">
            <text:p>6155</text:p>
          </table:table-cell>
          <table:table-cell office:value-type="string">
            <text:p>COMODA "SERIE 6" CAOBA - 132X44X8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58">
            <text:p>6158</text:p>
          </table:table-cell>
          <table:table-cell office:value-type="string">
            <text:p>CARPA P/2 PERSONAS "PRO ALTAI" M.5979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59">
            <text:p>6159</text:p>
          </table:table-cell>
          <table:table-cell office:value-type="string">
            <text:p>CARPA P/4 PERSONAS "LICANRAY" M.5923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60">
            <text:p>6160</text:p>
          </table:table-cell>
          <table:table-cell office:value-type="string">
            <text:p>CARPA P/6 PERSONAS "LICANRAY" M.5924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61">
            <text:p>6161</text:p>
          </table:table-cell>
          <table:table-cell office:value-type="string">
            <text:p>CARPA P/4 PERSONAS "HOLLIDAY" + COME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66">
            <text:p>6166</text:p>
          </table:table-cell>
          <table:table-cell office:value-type="string">
            <text:p>PLANCHA P/CABELLO "LINEA MINI" CAR EDITION - CABLE CON ENCHUFE PARA ENCENDEDOR DE AU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67">
            <text:p>6167</text:p>
          </table:table-cell>
          <table:table-cell office:value-type="string">
            <text:p>SECADOR DE CABELLO "RAGAZZA" - 2 VELOCIDADES Y COOL SHOT - COLOR ROS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74">
            <text:p>6174</text:p>
          </table:table-cell>
          <table:table-cell office:value-type="string">
            <text:p>MULTISTYLER "TOO CHIC" PLANCHA ALISADORA + FRIZZE + RIZADOR 32MM + CEPILLO 19M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88">
            <text:p>6188</text:p>
          </table:table-cell>
          <table:table-cell office:value-type="string">
            <text:p>SECARROPAS CENTRIFUGO "WIND S" 5.5 KG - GABINETE POLYCRON BLANCO - 2800 RPM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89">
            <text:p>6189</text:p>
          </table:table-cell>
          <table:table-cell office:value-type="string">
            <text:p>SECARROPAS CENTRIFUGO "WIND B" 5.5 KG - GABINETE ACERO BLANCO PREPINTADO - 2800 RPM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93">
            <text:p>6193</text:p>
          </table:table-cell>
          <table:table-cell office:value-type="string">
            <text:p>PAVA ELECTRICA C/CONTROL DE TEMPERATU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96">
            <text:p>6096</text:p>
          </table:table-cell>
          <table:table-cell office:value-type="string">
            <text:p>MONITOR 19" LCD 1400x900 WIDESCREEN - TIEMPO DE RESPUESTA 2 M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98">
            <text:p>6098</text:p>
          </table:table-cell>
          <table:table-cell office:value-type="string">
            <text:p>SECADOR DE CABELLO "LINEA G-PRO" 2100W INFRAROJO - ERGONOMICO - 2 VEL. 4 TEMP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99">
            <text:p>6099</text:p>
          </table:table-cell>
          <table:table-cell office:value-type="string">
            <text:p>SECADOR DE CABELLO "PRO-2800" 1500W - NEGRO - 2 VEL. 2 TEMP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ESA REDONDA "LEBLON" NEGRA 0.8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00">
            <text:p>6100</text:p>
          </table:table-cell>
          <table:table-cell office:value-type="string">
            <text:p>TABLET PROLINE M709 TELECHIPS - PANTALLA 7" 4GB MEM. INT. - 2 PUERTOS USB - WI-FI - HDMI - LECTOR MICRO SD - ANDROID 2.3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01">
            <text:p>6101</text:p>
          </table:table-cell>
          <table:table-cell office:value-type="string">
            <text:p>VENTILADOR DE PIE INDUSTRIAL 26" - METALICO 21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02">
            <text:p>6102</text:p>
          </table:table-cell>
          <table:table-cell office:value-type="string">
            <text:p>VENTILADOR DE PIE INDUSTRIAL 30" - METALICO 265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104">
            <text:p>6104</text:p>
          </table:table-cell>
          <table:table-cell office:value-type="string">
            <text:p>AIRE ACONDICIONADO SPLIT 6000 FGS. <text:s/>FRIO SOLO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64">
            <text:p>5964</text:p>
          </table:table-cell>
          <table:table-cell office:value-type="string">
            <text:p>TURBO VENTILADOR 20" - PALAS METALICAS - 3 VELOCIDADES 160W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66">
            <text:p>5966</text:p>
          </table:table-cell>
          <table:table-cell office:value-type="string">
            <text:p>RADIOGRABADOR CON CD/MP3 - AM/FM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69">
            <text:p>5969</text:p>
          </table:table-cell>
          <table:table-cell office:value-type="string">
            <text:p>MULTICOCINA ELECTRICA - TAPA DE VIDRIO - (Paellera, Parrilla, Horno, Sarten, Olla 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string">
            <text:p>PANQUEQUERA ELECTRICA - SUPERFICIE ANTIADHER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71">
            <text:p>5971</text:p>
          </table:table-cell>
          <table:table-cell office:value-type="string">
            <text:p>EXTRACTOR DE JUGOS CENTRIFUG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75">
            <text:p>5975</text:p>
          </table:table-cell>
          <table:table-cell office:value-type="string">
            <text:p>LIQ-CONVECTOR TURBO - 2000W SELECTOR DE TEMPERATURA Y CORTE DE SEGURIDA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76">
            <text:p>5976</text:p>
          </table:table-cell>
          <table:table-cell office:value-type="string">
            <text:p>LIQ-ESTUFA HALOGENA 800W - CORTE ANTI-CAIDA - 2 TEMP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79">
            <text:p>5979</text:p>
          </table:table-cell>
          <table:table-cell office:value-type="string">
            <text:p>LIQ-PLANCHA SECA - 1000W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84">
            <text:p>5984</text:p>
          </table:table-cell>
          <table:table-cell office:value-type="string">
            <text:p>LIQ-TOSTADORA P/2 REBANADAS DE PAN - FUNCION CALENTAR Y DESCONGE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85">
            <text:p>5985</text:p>
          </table:table-cell>
          <table:table-cell office:value-type="string">
            <text:p>LIQ-BALANZA DE COCINA 2KG PLASTICO/ALTO IMPAC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string">
            <text:p>LIQ-ONDULADORA DE CABELLO 13MM GIRA CABLE DE 360º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87">
            <text:p>5987</text:p>
          </table:table-cell>
          <table:table-cell office:value-type="string">
            <text:p>LIQ-PLANCHA P/CABELLO FLEQUILLERA C/LAS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88">
            <text:p>5988</text:p>
          </table:table-cell>
          <table:table-cell office:value-type="string">
            <text:p>LIQ-PLANCHA P/CABELLO FLEQUILLERA ULTRAFIN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89">
            <text:p>5989</text:p>
          </table:table-cell>
          <table:table-cell office:value-type="string">
            <text:p>LIQ-PLANCHA P/CABELLO PROFESION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90">
            <text:p>5990</text:p>
          </table:table-cell>
          <table:table-cell office:value-type="string">
            <text:p>LIQ-SECADOR DE CABELLO 1200W CROMADO - FUNCION FRIO C/PICO 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string">
            <text:p>LIQ-SECADOR DE CABELLO 700W - ULTRA COMPACTO - MOTOR POTENCI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94">
            <text:p>5994</text:p>
          </table:table-cell>
          <table:table-cell office:value-type="string">
            <text:p>LIQ-ESTUFA HALOGENA OSCILANTE - 1200W - 3 TUB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95">
            <text:p>5995</text:p>
          </table:table-cell>
          <table:table-cell office:value-type="string">
            <text:p>LIQ-CALEFACTOR A KEROSENE - MECHA HIDROFUGA - MALLA DE ACERO - 5 L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96">
            <text:p>5996</text:p>
          </table:table-cell>
          <table:table-cell office:value-type="string">
            <text:p>LIQ-CALEFON A GAS "AUTOMATICO" A BOTONERA 14 LTS. / MI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XPRIMIDOR DE CITRICOS ELECTR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03">
            <text:p>6003</text:p>
          </table:table-cell>
          <table:table-cell office:value-type="string">
            <text:p>CAMA CUCHETA SUPERPUESTA "DESMONTABLE" CAÑO 3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09">
            <text:p>6009</text:p>
          </table:table-cell>
          <table:table-cell office:value-type="string">
            <text:p>PLANCHA P/CABELLO "MINI GIRL" CERAMIC JADE - LED - ESTUCHE (3237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10">
            <text:p>6010</text:p>
          </table:table-cell>
          <table:table-cell office:value-type="string">
            <text:p>PLANCHA P/CABELLO NANOCERAMICA Y JADE - PLACAS EXTRA LARGAS - THERMO CONTROL DIGITAL (140ºC A 230ºC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33">
            <text:p>6033</text:p>
          </table:table-cell>
          <table:table-cell office:value-type="string">
            <text:p>COCHE JOGGER 3 RUEDAS DE 12" "ALPHA" - DEL. GIR. TRAS. FRENO - CAPOTA EUROPEA - SISTEMA DE PLEGADO OHF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34">
            <text:p>6034</text:p>
          </table:table-cell>
          <table:table-cell office:value-type="string">
            <text:p>COCHE TRAVEL SYSTEM 6 RUEDAS DE 7.5" C/PORTABEBE "VOYAGE" 4 POSICIONES - PLEGADO OHF - CANASTO Y CUBREPIE - MANIJA REVERSI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18">
            <text:p>6018</text:p>
          </table:table-cell>
          <table:table-cell office:value-type="string">
            <text:p>CHIFFONIER 5 CAJONES "LINEA JUVENIL EXPRESS" -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20">
            <text:p>6020</text:p>
          </table:table-cell>
          <table:table-cell office:value-type="string">
            <text:p>CAMA 1 PLAZA "FIONA" BLANCA - LINEA JUVENIL EXPRESS 85X196X93(560470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21">
            <text:p>6021</text:p>
          </table:table-cell>
          <table:table-cell office:value-type="string">
            <text:p>CUNA FUNCIONAL (CAMA) BLANCA - LINEA JUVENIL EXPRESS 86X196X105(55970-55969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027">
            <text:p>6027</text:p>
          </table:table-cell>
          <table:table-cell office:value-type="string">
            <text:p>MODULAR "PAINEL PALAS" NEGRO C/BLANCO - 141X180X52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11">
            <text:p>5911</text:p>
          </table:table-cell>
          <table:table-cell office:value-type="string">
            <text:p>CORTADOR DE CABELLO C/15 CONFIGURACIONES DE LARGO - RECARGABLE -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12">
            <text:p>5912</text:p>
          </table:table-cell>
          <table:table-cell office:value-type="string">
            <text:p>SECADOR DE CABELLO 2000W "ROBERTO GIORDANO" JADE ION - COMPAC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52">
            <text:p>5952</text:p>
          </table:table-cell>
          <table:table-cell office:value-type="string">
            <text:p>PARLANTES MULTIMEDIA 5.1 - ENTRADA USB Y TARJ. MEM. - RADIO FM - C.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53">
            <text:p>5953</text:p>
          </table:table-cell>
          <table:table-cell office:value-type="string">
            <text:p>PARLANTES MULTIMEDIA 5.1 - POTENCIA 80W RMS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54">
            <text:p>5954</text:p>
          </table:table-cell>
          <table:table-cell office:value-type="string">
            <text:p>PARLANTES MULTIMEDIA 5.1 - POTENCIA 2500W PMPO - ENTRADA USB Y SD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55">
            <text:p>5955</text:p>
          </table:table-cell>
          <table:table-cell office:value-type="string">
            <text:p>GRILL ELECTRICO - SUPERFICIE ANTIADHERENTE - DISEÑO INCLINADO P/ELIMINAR GRASA DE ALIMENT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58">
            <text:p>5958</text:p>
          </table:table-cell>
          <table:table-cell office:value-type="string">
            <text:p>PAVA ELECTRICA ACERO C/SELECTOR DE TEMPERATURA - CORTE DE SEGURIDA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60">
            <text:p>5960</text:p>
          </table:table-cell>
          <table:table-cell office:value-type="string">
            <text:p>SECADOR MODELADOR 900W + ACCESORI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61">
            <text:p>5961</text:p>
          </table:table-cell>
          <table:table-cell office:value-type="string">
            <text:p>SECADOR DE CABELLO 2000W - IONICO C/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962">
            <text:p>5962</text:p>
          </table:table-cell>
          <table:table-cell office:value-type="string">
            <text:p>SECADOR DE CABELLO P/VIAJE 950W - COMPACTO - MANGO PLEG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99">
            <text:p>5899</text:p>
          </table:table-cell>
          <table:table-cell office:value-type="string">
            <text:p>AIR STEPPER (ESCALADOR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82">
            <text:p>5882</text:p>
          </table:table-cell>
          <table:table-cell office:value-type="string">
            <text:p>BICICLETA R.26 T.T. - 21 VEL. "JUMBO" SUSP. DELANTERA - CAMBIO Y MANIJAS SHIMANO TZ20 - FRENOS V BRAKE </text:p>
          </table:table-cell>
          <table:table-cell office:value-type="string">
            <text:p>811/3 MEJORAD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85">
            <text:p>5885</text:p>
          </table:table-cell>
          <table:table-cell office:value-type="string">
            <text:p>BICICLETA R.26 T.T. - 18 VEL. SUSPENSION DELANTERA - SHIMANO TZ20 - FRENO V-BRAKE ALUMIN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91">
            <text:p>5891</text:p>
          </table:table-cell>
          <table:table-cell office:value-type="string">
            <text:p>SKATE JUNIOR 4 RUED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92">
            <text:p>5892</text:p>
          </table:table-cell>
          <table:table-cell office:value-type="string">
            <text:p>WAVEBOARD TIPO RIPSTICK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56">
            <text:p>5756</text:p>
          </table:table-cell>
          <table:table-cell office:value-type="string">
            <text:p>ACOLCHADO 2 Y ½ PLAZAS - KING SIZE - MICROFIBRA CORAL FLEEC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58">
            <text:p>5758</text:p>
          </table:table-cell>
          <table:table-cell office:value-type="string">
            <text:p>SABANA 1 Y ½ PLAZA AJUST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64">
            <text:p>5864</text:p>
          </table:table-cell>
          <table:table-cell office:value-type="string">
            <text:p>FRAZADA POLAR LISA 2 Y ½ PLA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65">
            <text:p>5865</text:p>
          </table:table-cell>
          <table:table-cell office:value-type="string">
            <text:p>JUEGO TOALLA Y TOALLON BORDADO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80">
            <text:p>5880</text:p>
          </table:table-cell>
          <table:table-cell office:value-type="string">
            <text:p>BICICLETA R.26 T.T. - 18 VEL. DOBLE SUSPENSION - ACERO PINTADO - SHIMANO TZ2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75">
            <text:p>5575</text:p>
          </table:table-cell>
          <table:table-cell office:value-type="string">
            <text:p>HELADERA 340 LTS. C/FREEZER <text:s/>- BLANCA TEXTURAD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81">
            <text:p>5581</text:p>
          </table:table-cell>
          <table:table-cell office:value-type="string">
            <text:p>SECARROPAS CENTRIFUGO 6.3 KGS -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82">
            <text:p>5582</text:p>
          </table:table-cell>
          <table:table-cell office:value-type="string">
            <text:p>SECARROPAS CENTRIFUGO 6.3 KGS - ACERO INOXIDABLE</text:p>
          </table:table-cell>
          <table:table-cell office:value-type="string">
            <text:p><text:s/>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93">
            <text:p>5593</text:p>
          </table:table-cell>
          <table:table-cell office:value-type="string">
            <text:p>LIQ-REEL "AMAZONAS" 6000 - ROTATIV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96">
            <text:p>5596</text:p>
          </table:table-cell>
          <table:table-cell office:value-type="string">
            <text:p>LIQ-COLCHON INFLABLE CAMPING MIRAGE DOBLE 139X188X21CM - C/INFLADOR INCORPORADO M.8554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98">
            <text:p>5598</text:p>
          </table:table-cell>
          <table:table-cell office:value-type="string">
            <text:p>LIQ-TELEFONO INALAMBRICO - LLAMADA EN ESPERA - IDENT/LLAMADA - LCD C/LUZ DE FON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99">
            <text:p>5599</text:p>
          </table:table-cell>
          <table:table-cell office:value-type="string">
            <text:p>LIQ-TELEFONO INALAMBRICO - PANTALLA LCD - CONTESTADORA DIGITAL - LLAMADA EN ESPERA - IDENT/DE LLAMADA - ALTAVO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01">
            <text:p>5601</text:p>
          </table:table-cell>
          <table:table-cell office:value-type="string">
            <text:p>LIQ-DEPILADORA "SILK-EPIL" <text:s/>FUNCION MASAJEADOR - C/GUANTE FR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02">
            <text:p>5602</text:p>
          </table:table-cell>
          <table:table-cell office:value-type="string">
            <text:p>LIQ-DEPILADORA "SILK-EPIL XELLE" - FUNCION MASAJEADOR - SISTEMA 40 PIN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06">
            <text:p>5606</text:p>
          </table:table-cell>
          <table:table-cell office:value-type="string">
            <text:p>LIQ-MULTIPROCESADORA 450W C/LICUADORA "LADY LAB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12">
            <text:p>5612</text:p>
          </table:table-cell>
          <table:table-cell office:value-type="string">
            <text:p>LIQ-MINICOMPONENTE 1CD/MP3 - 8000W PMPO - PUERTO USB - CASSETTE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28">
            <text:p>5628</text:p>
          </table:table-cell>
          <table:table-cell office:value-type="string">
            <text:p>LIQ-HOME THEATER 5.1 + DVD (DIV X) 105 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29">
            <text:p>5629</text:p>
          </table:table-cell>
          <table:table-cell office:value-type="string">
            <text:p>LIQ-FAX PANASONIC - CONTESTADORA DIGITAL - COMPACTO - GRABA HASTA 15 MINUTOS - CONT/AUTOMÁ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41">
            <text:p>5641</text:p>
          </table:table-cell>
          <table:table-cell office:value-type="string">
            <text:p>LIQ-NEBULIZADOR ULTRASON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42">
            <text:p>5642</text:p>
          </table:table-cell>
          <table:table-cell office:value-type="string">
            <text:p>LIQ-TURBO VENTILADOR 20" OSCILANTE REJILLA - PALA PLASTICA (4 ASPAS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43">
            <text:p>5643</text:p>
          </table:table-cell>
          <table:table-cell office:value-type="string">
            <text:p>LIQ-VENTILADOR DE PIE 18" - PALA PLASTI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45">
            <text:p>5645</text:p>
          </table:table-cell>
          <table:table-cell office:value-type="string">
            <text:p>LIQ-PLAY STATION II - INCLUYE DOS JOYSTICK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54">
            <text:p>5654</text:p>
          </table:table-cell>
          <table:table-cell office:value-type="string">
            <text:p>LIQ-VENTILADOR DE PIE 16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55">
            <text:p>5655</text:p>
          </table:table-cell>
          <table:table-cell office:value-type="string">
            <text:p>LIQ-VENTILADOR DE PIE 18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56">
            <text:p>5656</text:p>
          </table:table-cell>
          <table:table-cell office:value-type="string">
            <text:p>LIQ-VENTILADOR DE PIE 17" OSCILANTE REJILLA - PALA METALICA C/IONIZADOR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62">
            <text:p>5662</text:p>
          </table:table-cell>
          <table:table-cell office:value-type="string">
            <text:p>CALEFACTOR ELECTRICO POR CONVECCION 1800W - TERMOSTATO - FORMATO SIMILAR A CALEFACTOR A GAS - 87X70X4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63">
            <text:p>5663</text:p>
          </table:table-cell>
          <table:table-cell office:value-type="string">
            <text:p>ESTUFA GARRAFERA INFRARROJA 1900/3800 CAL. C/RUEDAS GIRATORIAS - VALV. SEG. - ANALIZADOR ATMOSFERICO - REG. DE GAS Y MANGUERA INCLUID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65">
            <text:p>5665</text:p>
          </table:table-cell>
          <table:table-cell office:value-type="string">
            <text:p>MINICOMPONENTE 3CDS/MP3 - PUERTO USB - RANURA P/TARJ. SD - C.R.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68">
            <text:p>5668</text:p>
          </table:table-cell>
          <table:table-cell office:value-type="string">
            <text:p>LAVAVAJILLAS ACERO INOXIDABLE 6 CUBIERTOS - 6 PROGRAMAS - DISPLAY - LAVADO RAPIDO Y DIFERIDO - 55X44X5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81">
            <text:p>5681</text:p>
          </table:table-cell>
          <table:table-cell office:value-type="string">
            <text:p>AFEITADORA ELECTRICA 3 CABEZALES - RECARGABLE - <text:s/>LAVABLE EN AGU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82">
            <text:p>5682</text:p>
          </table:table-cell>
          <table:table-cell office:value-type="string">
            <text:p>DEPILADORA - CABEZAL PIVOTANTE - 2 VELOCIDADES - LUZ DE LE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83">
            <text:p>5683</text:p>
          </table:table-cell>
          <table:table-cell office:value-type="string">
            <text:p>RADIOGRABADOR CON CD/MP3 - AM/FM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88">
            <text:p>5688</text:p>
          </table:table-cell>
          <table:table-cell office:value-type="string">
            <text:p>BATERIA P/ VEHICULO 12V. - 53 AH. - 24X18X18 (UB560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89">
            <text:p>5689</text:p>
          </table:table-cell>
          <table:table-cell office:value-type="string">
            <text:p>BATERIA P/ VEHICULO 12V. - 110 AH. - 33X18X22 (UB920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90">
            <text:p>5690</text:p>
          </table:table-cell>
          <table:table-cell office:value-type="string">
            <text:p>BATERIA P/ VEHICULO 12V. - 155 AH. - 52X23X2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91">
            <text:p>5691</text:p>
          </table:table-cell>
          <table:table-cell office:value-type="string">
            <text:p>SECARROPAS CENTRIFUGO 5 KG. - GABINETE PINTADO - TAMBOR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92">
            <text:p>5692</text:p>
          </table:table-cell>
          <table:table-cell office:value-type="string">
            <text:p>SECARROPAS CENTRIFUGO 5 KG. - GABINETE Y TAMBOR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93">
            <text:p>5693</text:p>
          </table:table-cell>
          <table:table-cell office:value-type="string">
            <text:p>RADIOGRABADOR CON CD/MP3 - AM/FM - 100W PMP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695">
            <text:p>5695</text:p>
          </table:table-cell>
          <table:table-cell office:value-type="string">
            <text:p>SET DE COCINA 2 PIEZAS - CACEROLA PASTERA 6.5LTS. - COLADOR DE PASTAS 24 CM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00">
            <text:p>5700</text:p>
          </table:table-cell>
          <table:table-cell office:value-type="string">
            <text:p>TV 21" PANTALLA PLANA (ULTRA SLIM) PANTALLA GIRATORIA 45º 181 CANALES - TRINORMA - AV STEREO - C.R.</text:p>
          </table:table-cell>
          <table:table-cell office:value-type="string">
            <text:p>968.83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03">
            <text:p>5703</text:p>
          </table:table-cell>
          <table:table-cell office:value-type="string">
            <text:p>LIQ-LUZ DE EMERGENCIA - 7 LUCES LED - BAT/RECARGABLE - ENCENDIDO AUT. - 3 NIV DE LU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string">
            <text:p>LIQ-CAMARA WEB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19">
            <text:p>5419</text:p>
          </table:table-cell>
          <table:table-cell office:value-type="string">
            <text:p>PARLANTES MULTIMEDIA 2.1 - POTENCIA 40W RM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29">
            <text:p>5429</text:p>
          </table:table-cell>
          <table:table-cell office:value-type="string">
            <text:p>EXTRACTOR DE JUGOS (FRUTAS Y VEGETALES) 700W "EXTRAJUG" - 1.8 L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30">
            <text:p>5430</text:p>
          </table:table-cell>
          <table:table-cell office:value-type="string">
            <text:p>OLLA ELECTRICA "MINICHEFF" 1000W - 1.5 LTS C/TAPA DE VIDR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31">
            <text:p>5431</text:p>
          </table:table-cell>
          <table:table-cell office:value-type="string">
            <text:p>PAVA ELECTRICA "RONDA" BLANCA <text:s/>- 20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47">
            <text:p>5447</text:p>
          </table:table-cell>
          <table:table-cell office:value-type="string">
            <text:p>TENDEDERO GIRATORIO "TENDERSOL" C/BASE DE CEMEN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49">
            <text:p>5449</text:p>
          </table:table-cell>
          <table:table-cell office:value-type="string">
            <text:p>SOPORTE P/LCD DE 19" A 32" Y DV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56">
            <text:p>5456</text:p>
          </table:table-cell>
          <table:table-cell office:value-type="string">
            <text:p>PERCHERO VALET TABACO - 120x47x39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59">
            <text:p>5459</text:p>
          </table:table-cell>
          <table:table-cell office:value-type="string">
            <text:p>RACK P/MICROONDAS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60">
            <text:p>5460</text:p>
          </table:table-cell>
          <table:table-cell office:value-type="string">
            <text:p>RACK P/HORNOS Y MICROONDAS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61">
            <text:p>5461</text:p>
          </table:table-cell>
          <table:table-cell office:value-type="string">
            <text:p>VENTILADOR DE PIE 18" - PALA AVION PLASTICA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62">
            <text:p>5462</text:p>
          </table:table-cell>
          <table:table-cell office:value-type="string">
            <text:p>VENTILADOR DE PIE 18" - PALA AVION PLASTICA -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63">
            <text:p>5463</text:p>
          </table:table-cell>
          <table:table-cell office:value-type="string">
            <text:p>TURBO VENTILADOR 12" - BLANCO/GRIS - REJILLA GIRATOR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65">
            <text:p>5465</text:p>
          </table:table-cell>
          <table:table-cell office:value-type="string">
            <text:p>MICROCOMPONENTE 1DVD/MP3 - PUERTO USB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66">
            <text:p>5466</text:p>
          </table:table-cell>
          <table:table-cell office:value-type="string">
            <text:p>MICROCOMPONENTE 1CD/MP3 - PUERTO USB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68">
            <text:p>5468</text:p>
          </table:table-cell>
          <table:table-cell office:value-type="string">
            <text:p>DEPILADORA "DUO FULL" - DOBLE CABEZAL (DEPILACION - MASAJE - EXFOLIACION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70">
            <text:p>5470</text:p>
          </table:table-cell>
          <table:table-cell office:value-type="string">
            <text:p>TENSIOMETRO DIGITAL DE BRAZ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75">
            <text:p>5475</text:p>
          </table:table-cell>
          <table:table-cell office:value-type="string">
            <text:p>ARO BASQUET METAL REGLAMENTARIO SAN REM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77">
            <text:p>5477</text:p>
          </table:table-cell>
          <table:table-cell office:value-type="string">
            <text:p>TRICICLO SAN REM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79">
            <text:p>5479</text:p>
          </table:table-cell>
          <table:table-cell office:value-type="string">
            <text:p>BANCO DE TRABAJO SAN REM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81">
            <text:p>5481</text:p>
          </table:table-cell>
          <table:table-cell office:value-type="string">
            <text:p>ESTACION DE SERVICIO METALCAR 2 PIS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82">
            <text:p>5482</text:p>
          </table:table-cell>
          <table:table-cell office:value-type="string">
            <text:p>LOCOMOTORA ARRASTRE SAN REM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87">
            <text:p>5487</text:p>
          </table:table-cell>
          <table:table-cell office:value-type="string">
            <text:p>JGO. DE LIMPIEZA FIOREL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89">
            <text:p>5489</text:p>
          </table:table-cell>
          <table:table-cell office:value-type="string">
            <text:p>CARRITO CARGO DE PLAY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93">
            <text:p>5493</text:p>
          </table:table-cell>
          <table:table-cell office:value-type="string">
            <text:p>ARCO DE FUTBOL SAN REM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04">
            <text:p>5504</text:p>
          </table:table-cell>
          <table:table-cell office:value-type="string">
            <text:p>JUEGO DE DORMITORIO "CENICIENTA" - CAMA (14510) + MESA DE LUZ (14512) + COMODA (14514) + ROPERO 3 PUERTAS (14513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06">
            <text:p>5506</text:p>
          </table:table-cell>
          <table:table-cell office:value-type="string">
            <text:p>JUEGO DE DORMITORIO "MICKEY" - CAMA (14100) + MESA DE LUZ (14101) + ROPERO (14102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17">
            <text:p>5517</text:p>
          </table:table-cell>
          <table:table-cell office:value-type="string">
            <text:p>MAQUINA DE COSER ELECTRICA P/ALTA COSTURA Y QUILTING - 100 FUNCIONES / 48 DISEÑOS DE PUNTADAS - OJAL AUTOMATICO EN 1 PASO - ENHEBRADOR AUTOMA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29">
            <text:p>5529</text:p>
          </table:table-cell>
          <table:table-cell office:value-type="string">
            <text:p>PLANCHA P/CABELLO CERAMIC JADE ION E67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30">
            <text:p>5530</text:p>
          </table:table-cell>
          <table:table-cell office:value-type="string">
            <text:p>SECADOR DE CABELLO K10 - 2000W "ROBERTO GIORDANO" JADE-ION - COOL SHO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31">
            <text:p>5531</text:p>
          </table:table-cell>
          <table:table-cell office:value-type="string">
            <text:p>TELEFONO C/CALLER I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32">
            <text:p>5532</text:p>
          </table:table-cell>
          <table:table-cell office:value-type="string">
            <text:p>DEPILADORA "SMOOTH &amp; SILKY" C/42 PIN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33">
            <text:p>5533</text:p>
          </table:table-cell>
          <table:table-cell office:value-type="string">
            <text:p>DEPILADORA "SMOOTH &amp; SILKY" C/42 PINZAS Y CABEZAL DE RECAMB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36">
            <text:p>5536</text:p>
          </table:table-cell>
          <table:table-cell office:value-type="string">
            <text:p>COCHE PARA MUÑECA C/CAPOTA FIOREL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41">
            <text:p>5541</text:p>
          </table:table-cell>
          <table:table-cell office:value-type="string">
            <text:p>SECADOR DE CABELLO "SUPER COMPACT 3.6" 2200W TOURMALINE ROJO/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42">
            <text:p>5542</text:p>
          </table:table-cell>
          <table:table-cell office:value-type="string">
            <text:p>MOLINILLO DE CAF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43">
            <text:p>5543</text:p>
          </table:table-cell>
          <table:table-cell office:value-type="string">
            <text:p>MOLINILLO DE CAFE CON REGULADOR DE MOLIEND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51">
            <text:p>5551</text:p>
          </table:table-cell>
          <table:table-cell office:value-type="string">
            <text:p>BIBLIOTECA C/ESTANTES CAOBA - 75X30X18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53">
            <text:p>5553</text:p>
          </table:table-cell>
          <table:table-cell office:value-type="string">
            <text:p>BIBLIOTECA C/ESTANTES Y PUERTAS CAOBA - 75X30X18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55">
            <text:p>5555</text:p>
          </table:table-cell>
          <table:table-cell office:value-type="string">
            <text:p>JUEGO LIVING "CONFORT" (2+1+1) - RUS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60">
            <text:p>5560</text:p>
          </table:table-cell>
          <table:table-cell office:value-type="string">
            <text:p>PARLANTES MULTIMEDIA 2.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561">
            <text:p>5561</text:p>
          </table:table-cell>
          <table:table-cell office:value-type="string">
            <text:p>PARLANTES MULTIMEDIA 2.1 - 240W PMP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52">
            <text:p>5752</text:p>
          </table:table-cell>
          <table:table-cell office:value-type="string">
            <text:p>ACOLCHADO 1 Y ½ PLA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34">
            <text:p>4834</text:p>
          </table:table-cell>
          <table:table-cell office:value-type="string">
            <text:p>TABLA DE PLANCHAR 970X250X360 PIE ANTIDESLIZABLE AZU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67">
            <text:p>5767</text:p>
          </table:table-cell>
          <table:table-cell office:value-type="string">
            <text:p>FRAZADA POLAR LISA 2 Y ½ PLA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68">
            <text:p>5768</text:p>
          </table:table-cell>
          <table:table-cell office:value-type="string">
            <text:p>PLANCHA P/CABELLO "LINEA IHT" GOLD EDITION - IONIZACION - MEMORIA - BOLSO TERMICO LUJ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69">
            <text:p>5769</text:p>
          </table:table-cell>
          <table:table-cell office:value-type="string">
            <text:p>SECADOR DE CABELLO "COMPACT 3.6" 2200W GOLD EDITION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70">
            <text:p>5770</text:p>
          </table:table-cell>
          <table:table-cell office:value-type="string">
            <text:p>TENSIOMETRO DIGITAL LCD "JUMBO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71">
            <text:p>5771</text:p>
          </table:table-cell>
          <table:table-cell office:value-type="string">
            <text:p>NEBULIZADOR ULTRASONICO PORTATIL UT-80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72">
            <text:p>5772</text:p>
          </table:table-cell>
          <table:table-cell office:value-type="string">
            <text:p>NEBULIZADOR COMPRESOR A PISTON C300 B 220 <text:s text:c="6"/>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47">
            <text:p>5747</text:p>
          </table:table-cell>
          <table:table-cell office:value-type="string">
            <text:p>JUEGO DE COMEDOR 03 - MESA DE CAÑO 1"1/2 RECTANGULAR 1.40 X 0.80 + 6 S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48">
            <text:p>5748</text:p>
          </table:table-cell>
          <table:table-cell office:value-type="string">
            <text:p>JUEGO DE COMEDOR 11 - MESA DE CAÑO 3" RECTANGULAR 1.40 X 0.80 + 6 S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49">
            <text:p>5749</text:p>
          </table:table-cell>
          <table:table-cell office:value-type="string">
            <text:p>JUEGO DE COMEDOR 23 - MESA DE CAÑO 1 y 1/2" RECTANGULAR 1.40 X 0.80 + 6 SILLAS</text:p>
          </table:table-cell>
          <table:table-cell office:value-type="string">
            <text:p><text:s/>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50">
            <text:p>5750</text:p>
          </table:table-cell>
          <table:table-cell office:value-type="string">
            <text:p>JUEGO DE COMEDOR 27 - MESA DE CAÑO 1"1/2 RECTANGULAR 1.40 X 0.80 + 6 SILLAS</text:p>
          </table:table-cell>
          <table:table-cell office:value-type="string">
            <text:p><text:s/>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83">
            <text:p>5383</text:p>
          </table:table-cell>
          <table:table-cell office:value-type="string">
            <text:p>HORNO ELECTRICO 44 LTS. GOURMET C/GRILL BLANCO - AUTOLIMPIANTE - TERMOSTATO 50º A 320º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85">
            <text:p>5385</text:p>
          </table:table-cell>
          <table:table-cell office:value-type="string">
            <text:p>TERMOTANQUE ELECTRICO P/COLGAR 10 LTS. COMPACTO - C/PROTECCION CERAMICA (CGA1015 K51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86">
            <text:p>5386</text:p>
          </table:table-cell>
          <table:table-cell office:value-type="string">
            <text:p>CALEFON ELECTRICO C/DUCHADOR ERGONOMICO - SELECTOR DE TEMPERATURA LUMINOSO 3 POSICION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87">
            <text:p>5387</text:p>
          </table:table-cell>
          <table:table-cell office:value-type="string">
            <text:p>CALEFON ELECTRICO C/GRIFERIA METALICA - SELECTOR DE TEMPERATURA LUMINOSO 3 POSICION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string">
            <text:p>EXTRACTOR DE JUGOS CENTRIFUGO 35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94">
            <text:p>5394</text:p>
          </table:table-cell>
          <table:table-cell office:value-type="string">
            <text:p>PAVA ELECTRICA 1.7 LT. - P/MATE - CORTE AUTOMA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string">
            <text:p>VENTILADOR DE PIE INDUSTRIAL 26" - METALICO 230W (M-65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02">
            <text:p>5402</text:p>
          </table:table-cell>
          <table:table-cell office:value-type="string">
            <text:p>VENTILADOR DE PIE INDUSTRIAL 30" - METALICO 260W (M-75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05">
            <text:p>5405</text:p>
          </table:table-cell>
          <table:table-cell office:value-type="string">
            <text:p>ANAFE ELECTRICO 1 PLACA - REGULADOR DE TEMPERATURA - TERMOSTATO AUTOMATICO - PROTECCION POR SOBRECALENTAMIEN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06">
            <text:p>5406</text:p>
          </table:table-cell>
          <table:table-cell office:value-type="string">
            <text:p>ANAFE ELECTRICO 2 PLACAS - REGULADOR DE TEMPERATURA - TERMOSTATO AUTOMATICO - PROTECCION POR SOBRECALENTAMIEN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407">
            <text:p>5407</text:p>
          </table:table-cell>
          <table:table-cell office:value-type="string">
            <text:p>PAVA ELECTRICA 1.7 LTS. S/CORTE P/MA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78">
            <text:p>5378</text:p>
          </table:table-cell>
          <table:table-cell office:value-type="string">
            <text:p>PARLANTES MULTIMEDIA 5.1 - 300W PMP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80">
            <text:p>5380</text:p>
          </table:table-cell>
          <table:table-cell office:value-type="string">
            <text:p>MULTICOCINA ELECTRICA - TAPA DE VIDRIO - (Paellera, Parrilla, Horno, Sarten, Olla 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81">
            <text:p>5381</text:p>
          </table:table-cell>
          <table:table-cell office:value-type="string">
            <text:p>TOSTADORA ELECTRICA ACERO (TUESTA - DESCONGELA Y RECALIENTA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44">
            <text:p>5344</text:p>
          </table:table-cell>
          <table:table-cell office:value-type="string">
            <text:p>REEL "MARINER" 6000 - ROTATIV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45">
            <text:p>5345</text:p>
          </table:table-cell>
          <table:table-cell office:value-type="string">
            <text:p>REEL "MARINER" 6500 - ROTATIV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46">
            <text:p>5346</text:p>
          </table:table-cell>
          <table:table-cell office:value-type="string">
            <text:p>REEL "MARINER" 7000 - ROTATIV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27">
            <text:p>5827</text:p>
          </table:table-cell>
          <table:table-cell office:value-type="string">
            <text:p>CORTADOR DE CABELLO GC700A RECARG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28">
            <text:p>5828</text:p>
          </table:table-cell>
          <table:table-cell office:value-type="string">
            <text:p>AFEITADORA ELECTRICA FOIL C/2 LAMINAS DE CORTE FLEXIBLES - RECARG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29">
            <text:p>5829</text:p>
          </table:table-cell>
          <table:table-cell office:value-type="string">
            <text:p>AFEITADORA ELECTRICA FOIL C/3 LAMINAS DE CORTE FLEXIBLES - RECARGABLE - LAV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30">
            <text:p>5830</text:p>
          </table:table-cell>
          <table:table-cell office:value-type="string">
            <text:p>AFEITADORA ELECTRICA 2 CABEZALES FLEXIBLES - ROTATIVA - RECARG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31">
            <text:p>5831</text:p>
          </table:table-cell>
          <table:table-cell office:value-type="string">
            <text:p>CORTADOR DE CABELLO C/22 PIE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32">
            <text:p>5832</text:p>
          </table:table-cell>
          <table:table-cell office:value-type="string">
            <text:p>CORTADOR DE CABELLO C/16 PIE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33">
            <text:p>5833</text:p>
          </table:table-cell>
          <table:table-cell office:value-type="string">
            <text:p>SANDWICHERA C/SUPERFICIE ANTIADHERENTE - TAPA EN AC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38">
            <text:p>5838</text:p>
          </table:table-cell>
          <table:table-cell office:value-type="string">
            <text:p>PARRILLA ELECTRICA C/TAPA DE VIDRIO TEMPLADO - 5 NIVELES DE TEMP. - SUPERFICIE ANTIADHER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39">
            <text:p>5839</text:p>
          </table:table-cell>
          <table:table-cell office:value-type="string">
            <text:p>SANDWICHERA 700W C/SUPERFICIE ANTIADHER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40">
            <text:p>5840</text:p>
          </table:table-cell>
          <table:table-cell office:value-type="string">
            <text:p>TOSTADORA ELECTRICA ACERO INOXIDABLE 950W - 7 NIVELES DE TOST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42">
            <text:p>5842</text:p>
          </table:table-cell>
          <table:table-cell office:value-type="string">
            <text:p>GRILL ELECTRICO - SUPERFICIE ANTIADHERENTE - 5 NIVELES DE TEMPERATU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43">
            <text:p>5843</text:p>
          </table:table-cell>
          <table:table-cell office:value-type="string">
            <text:p>SECARROPAS CENTRIFUGO 6.2KG -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47">
            <text:p>5847</text:p>
          </table:table-cell>
          <table:table-cell office:value-type="string">
            <text:p>ATORNILLADOR C/KIT 100 PIE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48">
            <text:p>5848</text:p>
          </table:table-cell>
          <table:table-cell office:value-type="string">
            <text:p>AMOLADORA ANGULAR 4 ½ " 720W (DISCO 115MM) C/KI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52">
            <text:p>5852</text:p>
          </table:table-cell>
          <table:table-cell office:value-type="string">
            <text:p>MICROCOMPONENTE 1CD/MP3 - RADIO AM/FM - DISPLAY LCD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77">
            <text:p>5777</text:p>
          </table:table-cell>
          <table:table-cell office:value-type="string">
            <text:p>REEL"RUBITRON" 40 - FR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78">
            <text:p>5778</text:p>
          </table:table-cell>
          <table:table-cell office:value-type="string">
            <text:p>REEL"RUBITRON" 50 - FR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79">
            <text:p>5779</text:p>
          </table:table-cell>
          <table:table-cell office:value-type="string">
            <text:p>REEL"GALAXY" FD 540 - FR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80">
            <text:p>5780</text:p>
          </table:table-cell>
          <table:table-cell office:value-type="string">
            <text:p>REEL"GALAXY" FD 550 - FR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82">
            <text:p>5782</text:p>
          </table:table-cell>
          <table:table-cell office:value-type="string">
            <text:p>REEL"ULTIMATE" 7000 - ROTATIV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83">
            <text:p>5783</text:p>
          </table:table-cell>
          <table:table-cell office:value-type="string">
            <text:p>REEL"BLACK STONE" 40 - FR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84">
            <text:p>5784</text:p>
          </table:table-cell>
          <table:table-cell office:value-type="string">
            <text:p>LICUADORA DE MANO - 2 VELOCIDADES - MANGO DESMONTABLE 15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86">
            <text:p>5786</text:p>
          </table:table-cell>
          <table:table-cell office:value-type="string">
            <text:p>REEL"BLACK STONE" 50 - FR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87">
            <text:p>5787</text:p>
          </table:table-cell>
          <table:table-cell office:value-type="string">
            <text:p>CAÑA "DINAMITE" 1.80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88">
            <text:p>5788</text:p>
          </table:table-cell>
          <table:table-cell office:value-type="string">
            <text:p>CAÑA "DINAMITE" 2.10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89">
            <text:p>5789</text:p>
          </table:table-cell>
          <table:table-cell office:value-type="string">
            <text:p>CAÑA "THUNDER" 1.95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90">
            <text:p>5790</text:p>
          </table:table-cell>
          <table:table-cell office:value-type="string">
            <text:p>CAÑA "DINAMITE" 2.70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91">
            <text:p>5791</text:p>
          </table:table-cell>
          <table:table-cell office:value-type="string">
            <text:p>CAÑA "THUNDER" 1.80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92">
            <text:p>5792</text:p>
          </table:table-cell>
          <table:table-cell office:value-type="string">
            <text:p>CAÑA "GLADIATOR" 1.95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93">
            <text:p>5793</text:p>
          </table:table-cell>
          <table:table-cell office:value-type="string">
            <text:p>CAÑA "GLADIATOR" 2.10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799">
            <text:p>5799</text:p>
          </table:table-cell>
          <table:table-cell office:value-type="string">
            <text:p>LIQ-PELOTAS X 12 DE GOMA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00">
            <text:p>5800</text:p>
          </table:table-cell>
          <table:table-cell office:value-type="string">
            <text:p>LIQ-PLANCHA P/CABELLO "LINEA NANO SILVER" CERAMIC ION (CP1MHP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01">
            <text:p>5801</text:p>
          </table:table-cell>
          <table:table-cell office:value-type="string">
            <text:p>LIQ-PLANCHA P/CABELLO CERAMIC TURMALINA "STYLE PRO" PANTALLA LED Y GIRA C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string">
            <text:p>LIQ-SECADOR DE CABELLO "VIAGGIO" 1200W (VERDE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03">
            <text:p>5803</text:p>
          </table:table-cell>
          <table:table-cell office:value-type="string">
            <text:p>LIQ-SECADOR DE CABELLO 2000W 3X "PROTECTION" C/DIFUSOR - CERAMICA+TOURMALINA+ION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04">
            <text:p>5804</text:p>
          </table:table-cell>
          <table:table-cell office:value-type="string">
            <text:p>LIQ-SECADOR DE CABELLO "STYLE PRO" - CERAMICA+TOURMALINA - C/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05">
            <text:p>5805</text:p>
          </table:table-cell>
          <table:table-cell office:value-type="string">
            <text:p>LIQ-SECADOR DE CABELLO 1900W CERAMIC JADE - ION "P1 2000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08">
            <text:p>5808</text:p>
          </table:table-cell>
          <table:table-cell office:value-type="string">
            <text:p>LIQ-PLANCHA P/CABELLO "LINEA IHT" STANDARD CERAMIC LASER ION (CP6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09">
            <text:p>5809</text:p>
          </table:table-cell>
          <table:table-cell office:value-type="string">
            <text:p>LIQ-CELULAR W100 SAMBA SLIDER C/CAMARA DIGITAL 2MP - BLUETOOTH - MP3 - FM <text:s/>- MEM/EX <text:s/>- LINEA PERSONAL C/TARJE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14">
            <text:p>5814</text:p>
          </table:table-cell>
          <table:table-cell office:value-type="string">
            <text:p>LIQ-PLAY STATION II - INCLUYE DOS CONTROLES ANALOGICOS + 1 MEMORY CAR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17">
            <text:p>5817</text:p>
          </table:table-cell>
          <table:table-cell office:value-type="string">
            <text:p>LIQ-CORTADORA DE CESPED 1 HP - CORTE 450MM C/RECOLEC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PLANCHA P/CABELLO ANGOSTA - TEFLON TURMALIN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20">
            <text:p>5820</text:p>
          </table:table-cell>
          <table:table-cell office:value-type="string">
            <text:p>MAQUINA DE COSER ELECTRICA - 32 FUNCIONES / 26 DISEÑOS DE PUNTADAS (1 Y 2 AGUJAS) - OJAL AUTOMATICO EN 4 PAS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821">
            <text:p>5821</text:p>
          </table:table-cell>
          <table:table-cell office:value-type="string">
            <text:p>MAQUINA DE COSER ELECTRICA "VERONA" 20 DISEÑOS DE PUNTADAS - OJAL AUTOMATICO EN 4 PASOS - BRAZO LIBRE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47">
            <text:p>5147</text:p>
          </table:table-cell>
          <table:table-cell office:value-type="string">
            <text:p>BOLSO TERMICO - CAPACIDAD P/12 LATAS - VERD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5148">
            <text:p>5148</text:p>
          </table:table-cell>
          <table:table-cell office:value-type="string">
            <text:p>CARPA P/2 PERSONAS "PRO ALPINA" M.1591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49">
            <text:p>5149</text:p>
          </table:table-cell>
          <table:table-cell office:value-type="string">
            <text:p>CARPA P/4 PERSONAS "PRO ALPINA" M.1591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50">
            <text:p>5150</text:p>
          </table:table-cell>
          <table:table-cell office:value-type="string">
            <text:p>CARPA P/6 PERSONAS "PRO ALPINA" M.1591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51">
            <text:p>5151</text:p>
          </table:table-cell>
          <table:table-cell office:value-type="string">
            <text:p>CARPA P/4 PERSONAS "ALTAI XR 4" M.1590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52">
            <text:p>5152</text:p>
          </table:table-cell>
          <table:table-cell office:value-type="string">
            <text:p>CARPA P/6 PERSONAS "PRO ALTAI" M.5996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5154">
            <text:p>5154</text:p>
          </table:table-cell>
          <table:table-cell office:value-type="string">
            <text:p>CARPA P/2 PERSONAS "CAMPER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55">
            <text:p>5155</text:p>
          </table:table-cell>
          <table:table-cell office:value-type="string">
            <text:p>CARPA P/4 PERSONAS "CAMPER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56">
            <text:p>5156</text:p>
          </table:table-cell>
          <table:table-cell office:value-type="string">
            <text:p>CARPA P/6 PERSONAS "CAMPER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60">
            <text:p>5160</text:p>
          </table:table-cell>
          <table:table-cell office:value-type="string">
            <text:p>FAROL MICRO LED 16L - 3A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64">
            <text:p>5164</text:p>
          </table:table-cell>
          <table:table-cell office:value-type="string">
            <text:p>FAROL MICRO LED 8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65">
            <text:p>5165</text:p>
          </table:table-cell>
          <table:table-cell office:value-type="string">
            <text:p>FAROL MINI PORT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CARRO BAR "MANHATTAN" BLANCO - C/4 RUEDAS Y ACCESORI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5181">
            <text:p>5181</text:p>
          </table:table-cell>
          <table:table-cell office:value-type="string">
            <text:p>MESA P/LAPTOP "MIDIA" IMBUIA C/NEGRO - 143X76X49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82">
            <text:p>5182</text:p>
          </table:table-cell>
          <table:table-cell office:value-type="string">
            <text:p>MESA DE AUDIO/TV/VIDEO RACK "HAVANNA" CAOBA - 116X89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85">
            <text:p>5185</text:p>
          </table:table-cell>
          <table:table-cell office:value-type="string">
            <text:p>MESA P/LCD "TROIA" RACK IMBUIA C/NEGRO - 128X67X47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string">
            <text:p>MESA P/LCD "TROIA" RACK CARVALHO FERROSO - 128X67X47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87">
            <text:p>5187</text:p>
          </table:table-cell>
          <table:table-cell office:value-type="string">
            <text:p>MODULAR "HOME SION" TABACO C/BLANCO - 195X190 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OCINA A VAPOR "VAPORELLA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02">
            <text:p>5202</text:p>
          </table:table-cell>
          <table:table-cell office:value-type="string">
            <text:p>CAFETERA 12 POCILLOS C/FILTRO PERMAN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04">
            <text:p>5204</text:p>
          </table:table-cell>
          <table:table-cell office:value-type="string">
            <text:p>PARLANTE DE ESCRITORIO - ENTRADA P/TARJETA MMC/SD - BATERIA RECARGABLE POR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05">
            <text:p>5205</text:p>
          </table:table-cell>
          <table:table-cell office:value-type="string">
            <text:p>RADIO PORTATIL DUAL AM/F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07">
            <text:p>5207</text:p>
          </table:table-cell>
          <table:table-cell office:value-type="string">
            <text:p>MESA P/LCD "SION" RACK CARVALHO FERROSO - 162X70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11">
            <text:p>5211</text:p>
          </table:table-cell>
          <table:table-cell office:value-type="string">
            <text:p>PARRILLA ELECTRI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5115">
            <text:p>5115</text:p>
          </table:table-cell>
          <table:table-cell office:value-type="string">
            <text:p>TECLADO FLEXIBLE DE GOM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22">
            <text:p>5122</text:p>
          </table:table-cell>
          <table:table-cell office:value-type="string">
            <text:p>CALCULADORA KEYPA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5123">
            <text:p>5123</text:p>
          </table:table-cell>
          <table:table-cell office:value-type="string">
            <text:p>EXTRACTOR DE JUGOS CENTRIFUGO 7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25">
            <text:p>5125</text:p>
          </table:table-cell>
          <table:table-cell office:value-type="string">
            <text:p>PLANCHA P/CABELLO CERAMIC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5127">
            <text:p>5127</text:p>
          </table:table-cell>
          <table:table-cell office:value-type="string">
            <text:p>PLANCHA P/CABELLO ANGOSTA CERAMIC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28">
            <text:p>5128</text:p>
          </table:table-cell>
          <table:table-cell office:value-type="string">
            <text:p>CORTADOR DE VELLO FACIAL 8 EN 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29">
            <text:p>5129</text:p>
          </table:table-cell>
          <table:table-cell office:value-type="string">
            <text:p>TV LCD 32" ALTA RESOLUCION 1920X1080 FULL HD - HDMI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32">
            <text:p>5132</text:p>
          </table:table-cell>
          <table:table-cell office:value-type="string">
            <text:p>TURBO VENTILADOR 18" - PALAS METALICAS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33">
            <text:p>5133</text:p>
          </table:table-cell>
          <table:table-cell office:value-type="string">
            <text:p>TURBO VENTILADOR 20" - PALAS METALICAS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35">
            <text:p>5135</text:p>
          </table:table-cell>
          <table:table-cell office:value-type="string">
            <text:p>AIRE ACONDICIONADO SPLIT 3000 FGS. FRIO SOLO "NATURAL SENSE"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99">
            <text:p>5299</text:p>
          </table:table-cell>
          <table:table-cell office:value-type="string">
            <text:p>BALANZA DE COCINA DIGITAL 5KG. - LUZ EN DISPLAY - INDICADOR EN BATER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04">
            <text:p>5304</text:p>
          </table:table-cell>
          <table:table-cell office:value-type="string">
            <text:p>CENTRO DE PLANCHADO - BLANCO - 110X36X88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17">
            <text:p>5317</text:p>
          </table:table-cell>
          <table:table-cell office:value-type="string">
            <text:p>PLATAFORMA VIBRATORIA DUAL - MOTOR 500 Y 250 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19">
            <text:p>5319</text:p>
          </table:table-cell>
          <table:table-cell office:value-type="string">
            <text:p>CAFETERA EXPRESS C/BOMBA - 15 BAR DE PRESION - CAPUCCINO SYSTEM - FILTRO PARA 1/2 TAZAS - DEPOSITO DE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20">
            <text:p>5320</text:p>
          </table:table-cell>
          <table:table-cell office:value-type="string">
            <text:p>CAFETERA EXPRESS C/BOMBA - 15 BAR DE PRESION - CAPUCCINO SYSTEM - FILTRO PARA 1/2 TAZAS - DEPOSITO DE AC. INOX. - PORTA FILTRO C/SIST. P/CREMA Y PAST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23">
            <text:p>5323</text:p>
          </table:table-cell>
          <table:table-cell office:value-type="string">
            <text:p>EXPRIMIDOR DE CITRICOS 1 LT. - GIRA EN AMBOS SENTIDOS - FILTRO DE PULPA AJUST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24">
            <text:p>5324</text:p>
          </table:table-cell>
          <table:table-cell office:value-type="string">
            <text:p>CAFETERA C/FILTRO 1.25 LTS. - SISTEMA ANTIGOTE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325">
            <text:p>5325</text:p>
          </table:table-cell>
          <table:table-cell office:value-type="string">
            <text:p>TOSTADORA P/2 REBANADAS DE PAN - 7 POSICIONES - TIMER - 7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string">
            <text:p>BALANZA DE COCINA DIGI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15">
            <text:p>5215</text:p>
          </table:table-cell>
          <table:table-cell office:value-type="string">
            <text:p>PLANCHA P/CABELLO "MINI CREATIVITY" CERAMIC JADE - LED - EMPUÑADURA DE CUERO - ESTUCH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16">
            <text:p>5216</text:p>
          </table:table-cell>
          <table:table-cell office:value-type="string">
            <text:p>PLANCHA P/CABELLO "ABSOLUTE" CERAMIC TITANIUM INFRARROJO ION - PROTECCION DUAL - EMPUÑADURA DE CU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22">
            <text:p>5222</text:p>
          </table:table-cell>
          <table:table-cell office:value-type="string">
            <text:p>ALACENA 1 PUERTA TABACO - 40X30X6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23">
            <text:p>5223</text:p>
          </table:table-cell>
          <table:table-cell office:value-type="string">
            <text:p>ALACENA 1 PUERTA CAOBA - 40X30X6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24">
            <text:p>5224</text:p>
          </table:table-cell>
          <table:table-cell office:value-type="string">
            <text:p>BAJO MESADA 3 CAJONES 1 PUERTA CAOBA - 100X50X8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25">
            <text:p>5225</text:p>
          </table:table-cell>
          <table:table-cell office:value-type="string">
            <text:p>BAJO MESADA 3 CAJONES 1 PUERTA TABACO - 100X50X8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34">
            <text:p>5234</text:p>
          </table:table-cell>
          <table:table-cell office:value-type="string">
            <text:p>BAJO MESADA 1 PUERTA CAOBA - 40X50X8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35">
            <text:p>5235</text:p>
          </table:table-cell>
          <table:table-cell office:value-type="string">
            <text:p>BAJO MESADA 1 PUERTA TABACO - 40X50X8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36">
            <text:p>5236</text:p>
          </table:table-cell>
          <table:table-cell office:value-type="string">
            <text:p>DESPENSERO 1 PUERTA CAOBA - 40X30X20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37">
            <text:p>5237</text:p>
          </table:table-cell>
          <table:table-cell office:value-type="string">
            <text:p>DESPENSERO 1 PUERTA TABACO - 40X30X20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38">
            <text:p>5238</text:p>
          </table:table-cell>
          <table:table-cell office:value-type="string">
            <text:p>SOPORTE P/ TV 29" - ANCHO MAXIMO 82 CM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39">
            <text:p>5239</text:p>
          </table:table-cell>
          <table:table-cell office:value-type="string">
            <text:p>JUEGO DE MENSULAS P/AIRE ACONDICIONADO 1800/3000 FG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40">
            <text:p>5240</text:p>
          </table:table-cell>
          <table:table-cell office:value-type="string">
            <text:p>JUEGO DE MENSULAS P/AIRE ACONDICIONADO 3000/6000 FG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41">
            <text:p>5241</text:p>
          </table:table-cell>
          <table:table-cell office:value-type="string">
            <text:p>TERMO ACERO INOXIDABLE 1 LT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42">
            <text:p>5242</text:p>
          </table:table-cell>
          <table:table-cell office:value-type="string">
            <text:p>LAVARROPAS C/SUPERIOR 13.5 KGS. 800 RPM - FUZZY LOGIC - 5 PROGRAMAS - 10 NIVELES DE AGUA - DOBLE ENTRADA (FRIA Y CALIENTE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46">
            <text:p>5246</text:p>
          </table:table-cell>
          <table:table-cell office:value-type="string">
            <text:p>GONZALO PRUEBA 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47">
            <text:p>5247</text:p>
          </table:table-cell>
          <table:table-cell office:value-type="string">
            <text:p>GONZALO PRUEBA 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50">
            <text:p>5250</text:p>
          </table:table-cell>
          <table:table-cell office:value-type="string">
            <text:p>ALMOHADA 0.70X0.44 "DUAL SENSE" - Centro de espuma de alta densidad Hiper-Soft rodea por fibra acrilica, tela Percal 180 hilos, bolsa de PVC con cierre y mani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51">
            <text:p>5251</text:p>
          </table:table-cell>
          <table:table-cell office:value-type="string">
            <text:p>COLCHON 0.80X1.90X0.22 "SUPER LUJO" ESPUMA ALTA DENSIDAD 28KG. - JACKAR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52">
            <text:p>5252</text:p>
          </table:table-cell>
          <table:table-cell office:value-type="string">
            <text:p>COLCHON 1.40X1.90X0.22 "SUPER LUJO" ESPUMA ALTA DENSIDAD 28KG. - JACKAR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58">
            <text:p>5258</text:p>
          </table:table-cell>
          <table:table-cell office:value-type="string">
            <text:p>SANDWICHERA NEGRA C/DETALLES EN AC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59">
            <text:p>5259</text:p>
          </table:table-cell>
          <table:table-cell office:value-type="string">
            <text:p>SANDWICHERA GRILL 3 EN 1 (SANDWICHERA + WAFFLERA + GRILL) NEGRA C/DETALLES EN AC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62">
            <text:p>5262</text:p>
          </table:table-cell>
          <table:table-cell office:value-type="string">
            <text:p>EXTRACTOR DE JUGOS (FRUTAS Y VEGETALES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63">
            <text:p>5263</text:p>
          </table:table-cell>
          <table:table-cell office:value-type="string">
            <text:p>CAFETERA C/FILTRO 1.5 LTS. NEG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64">
            <text:p>5264</text:p>
          </table:table-cell>
          <table:table-cell office:value-type="string">
            <text:p>CAFETERA C/FILTRO Y TIMER 1.5 LTS. NEG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65">
            <text:p>5265</text:p>
          </table:table-cell>
          <table:table-cell office:value-type="string">
            <text:p>DEPILADORA "SILK-EPIL XELLE" Cabezal de piernas, facial y zonas sensibles - Masajes en 4 direcciones - SoftLift - SmartLight - Guante Frío - 2 Velocidades - Estuche de viaj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66">
            <text:p>5266</text:p>
          </table:table-cell>
          <table:table-cell office:value-type="string">
            <text:p>DEPILADORA "SILK-EPIL XELLE" Cabezal de piernas - Masajes en 4 direcciones - SoftLift - SmartLight - Guante Frío - 2 Velocidades - Estuche de viaj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67">
            <text:p>5267</text:p>
          </table:table-cell>
          <table:table-cell office:value-type="string">
            <text:p>DEPILADORA "SILK-EPIL" - 1 VELOCIDA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73">
            <text:p>5273</text:p>
          </table:table-cell>
          <table:table-cell office:value-type="string">
            <text:p>DEPILADORA "SATINELLE" <text:s/>2 VELOCIDAD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75">
            <text:p>5275</text:p>
          </table:table-cell>
          <table:table-cell office:value-type="string">
            <text:p>PLANCHA P/CABELLO "SALON STRAIGHT PRO XL" SELECTOR DIGITAL DE TEMPERATU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78">
            <text:p>5278</text:p>
          </table:table-cell>
          <table:table-cell office:value-type="string">
            <text:p>EXTRACTOR DE JUGOS "CUCINA" (FRUTAS Y VEGETALES) 550W - 0.7 L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79">
            <text:p>5279</text:p>
          </table:table-cell>
          <table:table-cell office:value-type="string">
            <text:p>PLANCHA C/VAP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80">
            <text:p>5280</text:p>
          </table:table-cell>
          <table:table-cell office:value-type="string">
            <text:p>PAVA ELECTRICA S/CORTE P/MA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82">
            <text:p>5282</text:p>
          </table:table-cell>
          <table:table-cell office:value-type="string">
            <text:p>PAVA ELECTRICA 1.8 LTS. SELECTOR P/MATE - CORTE AUTOMA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85">
            <text:p>5285</text:p>
          </table:table-cell>
          <table:table-cell office:value-type="string">
            <text:p>CAFETERA 12 POCILLOS 1.25 LTS. DISPOSITIVO ANTIGOTEO - JARRA DE VIDRIO CONI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86">
            <text:p>5286</text:p>
          </table:table-cell>
          <table:table-cell office:value-type="string">
            <text:p>CAFETERA 12 POCILLOS C/FILTRO PERMAN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87">
            <text:p>5287</text:p>
          </table:table-cell>
          <table:table-cell office:value-type="string">
            <text:p>SANDWICHERA C/SUPERFICIE ANTIADHER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88">
            <text:p>5288</text:p>
          </table:table-cell>
          <table:table-cell office:value-type="string">
            <text:p>VAPORIERA C/3 BOWLS TRANSPARENTES + TAPA - 1.3 LTS. - COCCION RAPID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89">
            <text:p>5289</text:p>
          </table:table-cell>
          <table:table-cell office:value-type="string">
            <text:p>TOSTADORA P/2 REBANADAS DE PAN - FUNCION CALENTAR Y DESCONGE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90">
            <text:p>5290</text:p>
          </table:table-cell>
          <table:table-cell office:value-type="string">
            <text:p>TOSTADORA ELECTRICA - REGULADOR DE TEMPERATURA DE 7 NIVELES - EXPULSION AUTOMATI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291">
            <text:p>5291</text:p>
          </table:table-cell>
          <table:table-cell office:value-type="string">
            <text:p>CUCHILLO ELECTRICO - DISEÑO ERGONOMICO - CUCHILLAS DE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24">
            <text:p>4924</text:p>
          </table:table-cell>
          <table:table-cell office:value-type="string">
            <text:p>AIR STEPPER - MONITOR ELECTRÓNICO (PASOS POR MINUTO-CUENTAPASOS-TIEMPO-CALORÍAS-SCAN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31">
            <text:p>4931</text:p>
          </table:table-cell>
          <table:table-cell office:value-type="string">
            <text:p>PERCHERO "SA.MO.VA." CAÑ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940">
            <text:p>4940</text:p>
          </table:table-cell>
          <table:table-cell office:value-type="string">
            <text:p>CAMPANA ASPIRANTE ACERO C/MOTOR Y CONO DE SALIDA - 60CM (600X500X360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944">
            <text:p>4944</text:p>
          </table:table-cell>
          <table:table-cell office:value-type="string">
            <text:p>AIRE ACONDICIONADO SPLIT 3000 FGS. FRIO SOLO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46">
            <text:p>4946</text:p>
          </table:table-cell>
          <table:table-cell office:value-type="string">
            <text:p>AIRE ACONDICIONADO SPLIT 4500 FGS. FRIO SOL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48">
            <text:p>4948</text:p>
          </table:table-cell>
          <table:table-cell office:value-type="string">
            <text:p>VENTILADOR DE PIE 16" - PALA PLASTICA - 3 VEL. - ALT/REG. -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52">
            <text:p>4952</text:p>
          </table:table-cell>
          <table:table-cell office:value-type="string">
            <text:p>PORTICO 3 JUEGOS CON CABALLITO, HAMACA SIMPLE Y ESCALADOR - PINT EPOXI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66">
            <text:p>4966</text:p>
          </table:table-cell>
          <table:table-cell office:value-type="string">
            <text:p>TOBOGAN 4 ESCALONES CAÑO Y FIBRA DE VIDR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69">
            <text:p>4969</text:p>
          </table:table-cell>
          <table:table-cell office:value-type="string">
            <text:p>MESA RATONA GUATAMBU - WENGUE 50X6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71">
            <text:p>4971</text:p>
          </table:table-cell>
          <table:table-cell office:value-type="string">
            <text:p>MESA RATONA GUATAMBU - WENGUE 50X9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21">
            <text:p>4721</text:p>
          </table:table-cell>
          <table:table-cell office:value-type="string">
            <text:p>TABLA DE PLANCHAR 36 X 120 CM - STANDAR - C/POSA ROP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40">
            <text:p>4840</text:p>
          </table:table-cell>
          <table:table-cell office:value-type="string">
            <text:p>BORDEADORA DE CESPED PROFESIONAL 830W C/BASE PROTECTO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41">
            <text:p>4841</text:p>
          </table:table-cell>
          <table:table-cell office:value-type="string">
            <text:p>BORDEADORA DE CESPED PROFESIONAL 700W C/BASE PROTECTORA (BM700W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string">
            <text:p>REPRODUCTOR DE MP5 4GB - CAMARA 10 MP - DISPLAY LCD 2.4" - RADIO FM - <text:s/>GRABADOR DE VOZ Y VIDEOS - USB - SALIDA TV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43">
            <text:p>4843</text:p>
          </table:table-cell>
          <table:table-cell office:value-type="string">
            <text:p>REPRODUCTOR DE MP5 4GB "TACTIL" DISPLAY LCD 2.4" - RADIO FM - CAM/ DE FOTOS - GRABADOR DE VOZ Y VIDEOS - USB - SALIDA TV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48">
            <text:p>4848</text:p>
          </table:table-cell>
          <table:table-cell office:value-type="string">
            <text:p>RELOJ PULSERA HOMBRE 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53">
            <text:p>4853</text:p>
          </table:table-cell>
          <table:table-cell office:value-type="string">
            <text:p>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56">
            <text:p>4856</text:p>
          </table:table-cell>
          <table:table-cell office:value-type="string">
            <text:p>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62">
            <text:p>4862</text:p>
          </table:table-cell>
          <table:table-cell office:value-type="string">
            <text:p>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63">
            <text:p>4863</text:p>
          </table:table-cell>
          <table:table-cell office:value-type="string">
            <text:p>RELOJ PULSERA MUJER ANALOGICO - CROCO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64">
            <text:p>4864</text:p>
          </table:table-cell>
          <table:table-cell office:value-type="string">
            <text:p>RELOJ PULSERA MUJER ANALOGICO - JEWERL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65">
            <text:p>4865</text:p>
          </table:table-cell>
          <table:table-cell office:value-type="string">
            <text:p>RELOJ PULSERA MUJER ANALOGICO - FANTAS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67">
            <text:p>4867</text:p>
          </table:table-cell>
          <table:table-cell office:value-type="string">
            <text:p>RELOJ PULSERA MUJER ANALOGICO - FANTAS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70">
            <text:p>4870</text:p>
          </table:table-cell>
          <table:table-cell office:value-type="string">
            <text:p>RELOJ PULSERA MUJER ANALOGICO - BLACK &amp; WHITE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75">
            <text:p>4875</text:p>
          </table:table-cell>
          <table:table-cell office:value-type="string">
            <text:p>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79">
            <text:p>4879</text:p>
          </table:table-cell>
          <table:table-cell office:value-type="string">
            <text:p>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CORTADOR DE VELLOS <text:s/>NARIZ, OREJAS Y DELINEAMIENTO DE CEJ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881">
            <text:p>4881</text:p>
          </table:table-cell>
          <table:table-cell office:value-type="string">
            <text:p>RELOJ PULSERA MUJER ANALOGICO - FANTAS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98">
            <text:p>4898</text:p>
          </table:table-cell>
          <table:table-cell office:value-type="string">
            <text:p>MESA DE LUZ "CARISMA CLASSIS" CALIFORNIA C/AVELA - PATAS METALICAS - 520X550X39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899">
            <text:p>4899</text:p>
          </table:table-cell>
          <table:table-cell office:value-type="string">
            <text:p>COMODA "CARISMA CLASSIS" CALIFORNIA C/AVELA - PATAS METALICAS Y ESTANTE DE VIDRIO - 910X1100X48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ARQUEADOR DE PESTAÑAS A PI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904">
            <text:p>4904</text:p>
          </table:table-cell>
          <table:table-cell office:value-type="string">
            <text:p>MESA DE AUDIO/TV/VIDEO RACK "DALLAS" TABACO - 100X85X37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05">
            <text:p>4905</text:p>
          </table:table-cell>
          <table:table-cell office:value-type="string">
            <text:p>MESA DE AUDIO/TV/VIDEO RACK "HAVANNA" TABACO - 116X89X45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06">
            <text:p>4906</text:p>
          </table:table-cell>
          <table:table-cell office:value-type="string">
            <text:p>MESA P/LCD "TROIA" RACK TABACO C/MAPLE - 128X67X47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07">
            <text:p>4907</text:p>
          </table:table-cell>
          <table:table-cell office:value-type="string">
            <text:p>RELOJ PULSERA HOMBRE ANALOGICO - SPOR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DEPILADOR DE CEJAS A PI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910">
            <text:p>4910</text:p>
          </table:table-cell>
          <table:table-cell office:value-type="string">
            <text:p>RELOJ PULSERA MUJER ANALOGICO - JEWERL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string">
            <text:p>RELOJ PULSERA MUJER ANALOGICO - FANTAS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LIMA DE UÑAS A PI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921">
            <text:p>4921</text:p>
          </table:table-cell>
          <table:table-cell office:value-type="string">
            <text:p>LAVAVAJILLAS 12 CUBIERTOS - 5 PROGRAMAS DE LAVADO - CONTROL ELECTRON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57">
            <text:p>5057</text:p>
          </table:table-cell>
          <table:table-cell office:value-type="string">
            <text:p>LAVARROPAS C/FRONTAL 8 KGS. 1200 RPM - 12 PROG. - PANEL DE CONTROL DIGITAL - DISPLAY LE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61">
            <text:p>5061</text:p>
          </table:table-cell>
          <table:table-cell office:value-type="string">
            <text:p>CELULAR 5230 C/CAMARA DIGITAL 2MP - PANTALLA TACTIL - MP3 Y FM - BLUETOOTH - GPS - LINEA PERSONAL C/TARJE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64">
            <text:p>5064</text:p>
          </table:table-cell>
          <table:table-cell office:value-type="string">
            <text:p>PLANCHA P/CABELLO "LINEA TITANIUM" IHT TITANIUM + BOLSO TERM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65">
            <text:p>5065</text:p>
          </table:table-cell>
          <table:table-cell office:value-type="string">
            <text:p>PLANCHA P/CABELLO "LINEA TITANIUM" LASER TITANIU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66">
            <text:p>5066</text:p>
          </table:table-cell>
          <table:table-cell office:value-type="string">
            <text:p>PLANCHA P/CABELLO "LINEA TITANIUM" MINI TITANIUM CP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71">
            <text:p>5071</text:p>
          </table:table-cell>
          <table:table-cell office:value-type="string">
            <text:p>PLANCHA P/CABELLO "LINEA IHT" SILICIUM CERAMIC LASER ION (CP6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72">
            <text:p>5072</text:p>
          </table:table-cell>
          <table:table-cell office:value-type="string">
            <text:p>PLANCHA P/CABELLO "LINEA IHT" TOURMALINE DIGITAL (CP1IHT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73">
            <text:p>5073</text:p>
          </table:table-cell>
          <table:table-cell office:value-type="string">
            <text:p>PLANCHA P/CABELLO "LINEA IHT" TOURMALINE DIGITAL WIDE (CP1IHT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75">
            <text:p>5075</text:p>
          </table:table-cell>
          <table:table-cell office:value-type="string">
            <text:p>PLANCHA P/CABELLO "LINEA NANO SILVER" MIDI TOO CHIC - COLOR ROSA + BOLSO P/GUARD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78">
            <text:p>5078</text:p>
          </table:table-cell>
          <table:table-cell office:value-type="string">
            <text:p>SECADOR DE CABELLO "SUPER COMPACT TITANIUM ION" 2200W - COMPACTO Y ERGONOM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79">
            <text:p>5079</text:p>
          </table:table-cell>
          <table:table-cell office:value-type="string">
            <text:p>SECADOR DE CABELLO "EOLIC PRO IONICO" 2000W CERAMIC TOURMALINE - DIFUSOR + CONCENTRA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80">
            <text:p>5080</text:p>
          </table:table-cell>
          <table:table-cell office:value-type="string">
            <text:p>VENTILADOR DE PIE INDUSTRIAL 26" - METALICO 21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81">
            <text:p>5081</text:p>
          </table:table-cell>
          <table:table-cell office:value-type="string">
            <text:p>SECADOR DE CABELLO "ELITE STD" 1800W CERAMIC TOURMALINE - DIFUSOR + CONCENTRA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82">
            <text:p>5082</text:p>
          </table:table-cell>
          <table:table-cell office:value-type="string">
            <text:p>SECADOR DE CABELLO "ELITE TRAVEL ION" 1600W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83">
            <text:p>5083</text:p>
          </table:table-cell>
          <table:table-cell office:value-type="string">
            <text:p>SECADOR DE CABELLO "ELITE MINI" 1400W - SUPER COMPAC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CARRITO BORDEADORA UNIVERS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5098">
            <text:p>5098</text:p>
          </table:table-cell>
          <table:table-cell office:value-type="string">
            <text:p>PARLANTES MULTIMEDIA 5.1 - POTENCIA 45W RMS - SATELITES DISEÑO EXTRA FLAT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string">
            <text:p>SECADOR DE CABELLO 1800W DE VIAJE (MANGO PLEGABLE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02">
            <text:p>5102</text:p>
          </table:table-cell>
          <table:table-cell office:value-type="string">
            <text:p>SECADOR DE CABELLO 1800W "STYLE" COMPACTO - C/CONCENTRA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03">
            <text:p>5103</text:p>
          </table:table-cell>
          <table:table-cell office:value-type="string">
            <text:p>SECADOR DE CABELLO 2000W "STYLE" MEDIANO - C/CONCENTRA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04">
            <text:p>5104</text:p>
          </table:table-cell>
          <table:table-cell office:value-type="string">
            <text:p>SECADOR DE CABELLO 2100W "STYLE" GRANDE - C/CONCENTRADOR Y 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string">
            <text:p>RIZADOR DE CABELLO 19MM 2X "PROTECTION" (CERAMIC/TEFLON) C/REG. TEMP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106">
            <text:p>5106</text:p>
          </table:table-cell>
          <table:table-cell office:value-type="string">
            <text:p>PLANCHA P/CABELLO 2X CERAMIC ION (ALISA EN MOJADO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17">
            <text:p>5017</text:p>
          </table:table-cell>
          <table:table-cell office:value-type="string">
            <text:p>AURICULAR 3.5 M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18">
            <text:p>5018</text:p>
          </table:table-cell>
          <table:table-cell office:value-type="string">
            <text:p>PILAS AAA (BLISTER X4) POWERLIF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string">
            <text:p>PILAS 2C (BLISTER X2) POWERLIF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string">
            <text:p>PILAS 2D (BLISTER X2) POWERLIF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21">
            <text:p>5021</text:p>
          </table:table-cell>
          <table:table-cell office:value-type="string">
            <text:p>MICROFONO - 3.5 MM Y ADAPTADOR - 3 NIVELES DE VOLUME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36">
            <text:p>5036</text:p>
          </table:table-cell>
          <table:table-cell office:value-type="string">
            <text:p>PLACARD 6 PUERTAS 2 CAJONES CAOBA (26CA) - 171X47X18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41">
            <text:p>5041</text:p>
          </table:table-cell>
          <table:table-cell office:value-type="string">
            <text:p>BACHA MESADA DE ACERO INOXIDABLE 160X60X84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48">
            <text:p>5048</text:p>
          </table:table-cell>
          <table:table-cell office:value-type="string">
            <text:p>KIT PRE-PAGO DIRECTV C/DECODIFICADOR Y ANTENA 60 CM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78">
            <text:p>4978</text:p>
          </table:table-cell>
          <table:table-cell office:value-type="string">
            <text:p>AIRE ACONDICIONADO SPLIT 3500 FGS. FRIO SOLO "ECO LIFE"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87">
            <text:p>4987</text:p>
          </table:table-cell>
          <table:table-cell office:value-type="string">
            <text:p>VENTILADOR DE TECHO - 4 PALAS METALICAS 1.20 MTS - CON SELECTOR DE VELOCIDADES - MARR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89">
            <text:p>4989</text:p>
          </table:table-cell>
          <table:table-cell office:value-type="string">
            <text:p>PLATAFORMA VIBRATORIA - MOTOR 400W - BENEFICIOS: TONIFICACION MUSCULAR - DRENAJE LINFATICO - OSTEOPOROSIS - CELULITIS Y REHABILI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91">
            <text:p>4991</text:p>
          </table:table-cell>
          <table:table-cell office:value-type="string">
            <text:p>RADIO RELOJ AM/FM - DISPLAY 24 HS - SALIDA P/AURICULAR - FUNCION SLEEP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995">
            <text:p>4995</text:p>
          </table:table-cell>
          <table:table-cell office:value-type="string">
            <text:p>MODULAR "HOME SION" IMBUIA C/NEGRO - 195X190 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5005">
            <text:p>5005</text:p>
          </table:table-cell>
          <table:table-cell office:value-type="string">
            <text:p>CLIMATIZADOR PORTATIL FRIO/CALOR - 3 FUNCIONES (ENFRIA-PURIFICA-HUMIDIFICA EL AIRE) 3VEL - 10 LTS. - C.R. FRIO 70W - CALOR 18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HORNO ELECTRICO 25 LTS. ACERO INOXIDABLE 1500W - INCLUYE MOLDE P/ HORNEAR Y PARRIL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84">
            <text:p>1584</text:p>
          </table:table-cell>
          <table:table-cell office:value-type="string">
            <text:p>TOSTADORA "TOSTATUTTO" - 8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87">
            <text:p>1587</text:p>
          </table:table-cell>
          <table:table-cell office:value-type="string">
            <text:p>CORTADOR DE VELLO NARIZ - CEJAS - OI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88">
            <text:p>1588</text:p>
          </table:table-cell>
          <table:table-cell office:value-type="string">
            <text:p>SECADOR DE CABELLO 2000W 2X "PROTECTION" COMPAC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604">
            <text:p>1604</text:p>
          </table:table-cell>
          <table:table-cell office:value-type="string">
            <text:p>CLIMATIZADOR DE CAMA ELECTRICO POLYESTER 1 PLAZ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string">
            <text:p>CLIMATIZADOR DE CAMA ELECTRICO POLYESTER 2 PLA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606">
            <text:p>1606</text:p>
          </table:table-cell>
          <table:table-cell office:value-type="string">
            <text:p>CLIMATIZADOR DE CAMA ELECTRICO "FLEECE" POLYESTER 1 PLAZ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607">
            <text:p>1607</text:p>
          </table:table-cell>
          <table:table-cell office:value-type="string">
            <text:p>CLIMATIZADOR DE CAMA ELECTRICO "FLEECE" POLYESTER 2 PLA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612">
            <text:p>1612</text:p>
          </table:table-cell>
          <table:table-cell office:value-type="string">
            <text:p>JGO. DE BACKGAMMON VALIJA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613">
            <text:p>1613</text:p>
          </table:table-cell>
          <table:table-cell office:value-type="string">
            <text:p>JGO. DE BINGO C/BOLILLERO GDE.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615">
            <text:p>1615</text:p>
          </table:table-cell>
          <table:table-cell office:value-type="string">
            <text:p>BEBOTE C/BAÑ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222">
            <text:p>1222</text:p>
          </table:table-cell>
          <table:table-cell office:value-type="string">
            <text:p>REPRODUCTOR DE MP3 - 128 M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226">
            <text:p>1226</text:p>
          </table:table-cell>
          <table:table-cell office:value-type="string">
            <text:p>REEL "AMAZONAS" 6000 - ROTATIV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238">
            <text:p>1238</text:p>
          </table:table-cell>
          <table:table-cell office:value-type="string">
            <text:p>VENTILADOR DE PIE 17" OSCILANTE REJILLA - PALA PLASTICA C/IONIZADOR - GRI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243">
            <text:p>1243</text:p>
          </table:table-cell>
          <table:table-cell office:value-type="string">
            <text:p>EXPRIMIDOR DE CITRICOS "JUGGY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258">
            <text:p>1258</text:p>
          </table:table-cell>
          <table:table-cell office:value-type="string">
            <text:p>GASTOS ADMINISTRATIVOS POR ANULACION DE FACTU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66">
            <text:p>1566</text:p>
          </table:table-cell>
          <table:table-cell office:value-type="string">
            <text:p>JUEGO DE COMEDOR "COBRA" - MESA 1.50 X 0.80 M + 6 S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87">
            <text:p>1087</text:p>
          </table:table-cell>
          <table:table-cell office:value-type="string">
            <text:p>TENEDOR ASADOR "FORJADO 8" MANGO MAD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BICICLETA R.26 T.T. - VARON SIN CAMBIOS - STANDAR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16">
            <text:p>1516</text:p>
          </table:table-cell>
          <table:table-cell office:value-type="string">
            <text:p>Calefactor Infrarrojo Oscilante"Soley" 1400W - Azu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19">
            <text:p>1519</text:p>
          </table:table-cell>
          <table:table-cell office:value-type="string">
            <text:p>EXPRIMIDOR DE CITRICOS "CITRIJET" C/FILTRO SEPARADOR - 4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24">
            <text:p>1524</text:p>
          </table:table-cell>
          <table:table-cell office:value-type="string">
            <text:p>SECADOR DE CABELLO "IONIZER" 1800W</text:p>
          </table:table-cell>
          <table:table-cell office:value-type="string">
            <text:p>DIFUSORPARAVOLUMEN.CONCENTRADORDEAIRE.SELECTORDECALORCONDOSNIVELESDETEMPERATURA.2VELOCIDADES.TERMOSTATODESEGURIDAD.ANILLOPARACOLGAR.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25">
            <text:p>1525</text:p>
          </table:table-cell>
          <table:table-cell office:value-type="string">
            <text:p>SECADOR DE CABELLO "IONPLAYER" 16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26">
            <text:p>1526</text:p>
          </table:table-cell>
          <table:table-cell office:value-type="string">
            <text:p>SECADOR DE CABELLO "PLEGO" 12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36">
            <text:p>1536</text:p>
          </table:table-cell>
          <table:table-cell office:value-type="string">
            <text:p>ACORDEON MUSICAL A PILA E/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38">
            <text:p>1538</text:p>
          </table:table-cell>
          <table:table-cell office:value-type="string">
            <text:p>JGO. DE DISCMAN C/3CD MUSICAL A PIL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40">
            <text:p>1540</text:p>
          </table:table-cell>
          <table:table-cell office:value-type="string">
            <text:p>CUNA DOBLE C/2 BEB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47">
            <text:p>1547</text:p>
          </table:table-cell>
          <table:table-cell office:value-type="string">
            <text:p>SAXO MUSICAL GRAND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48">
            <text:p>1548</text:p>
          </table:table-cell>
          <table:table-cell office:value-type="string">
            <text:p>JGO. DE EXPRIMIDOR C/VAS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50">
            <text:p>1550</text:p>
          </table:table-cell>
          <table:table-cell office:value-type="string">
            <text:p>JGO. DE VIOLIN P/CHIC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57">
            <text:p>1557</text:p>
          </table:table-cell>
          <table:table-cell office:value-type="string">
            <text:p>DEPILADORA "ROUND" - DEPILACION MASAJ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59">
            <text:p>1559</text:p>
          </table:table-cell>
          <table:table-cell office:value-type="string">
            <text:p>RIZADOR DE CABELLO "LINEA CERAMICA" 25MM C/REGULADOR LN-55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60">
            <text:p>1560</text:p>
          </table:table-cell>
          <table:table-cell office:value-type="string">
            <text:p>SECADOR DE CABELLO 1160 D "SHOW" C/DIFUSOR</text:p>
          </table:table-cell>
          <table:table-cell office:value-type="string">
            <text:p><text:s/>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62">
            <text:p>1562</text:p>
          </table:table-cell>
          <table:table-cell office:value-type="string">
            <text:p>SECADOR DE CABELLO "DIVA" 1700W C/DIFUSOR HC 118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266">
            <text:p>1266</text:p>
          </table:table-cell>
          <table:table-cell office:value-type="string">
            <text:p>VENTILADOR DE PIE 16" 3 VELOCIDAD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283">
            <text:p>1283</text:p>
          </table:table-cell>
          <table:table-cell office:value-type="string">
            <text:p>VENTILADOR DE PIE 20" 3 VELOCIDAD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07">
            <text:p>1307</text:p>
          </table:table-cell>
          <table:table-cell office:value-type="string">
            <text:p>REFINANCIACION COMPRA ANTERI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309">
            <text:p>1309</text:p>
          </table:table-cell>
          <table:table-cell office:value-type="string">
            <text:p>LUZ DE EMERGENCIA - 7 LUCES LED - BAT/RECARGABLE - ENCENDIDO AUT. - 3 NIV DE LU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CAFETERA 12 POCILLOS BLANCA - 9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55">
            <text:p>1355</text:p>
          </table:table-cell>
          <table:table-cell office:value-type="string">
            <text:p>RADIO PORTATIL POCKE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56">
            <text:p>1356</text:p>
          </table:table-cell>
          <table:table-cell office:value-type="string">
            <text:p>TURBO VENTILADOR 17" FIJO REJILLA - PALA PLASTICA GRI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360">
            <text:p>1360</text:p>
          </table:table-cell>
          <table:table-cell office:value-type="string">
            <text:p>VAPORIERA 3 BANDEJAS C/SOPORTE P/HUEVOS 1.125Lts. 755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70">
            <text:p>1370</text:p>
          </table:table-cell>
          <table:table-cell office:value-type="string">
            <text:p>COLCHON 0.80X1.90X0.26 "LUXOR" (RESORTES) - JACKAR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71">
            <text:p>1371</text:p>
          </table:table-cell>
          <table:table-cell office:value-type="string">
            <text:p>CONJ. "EQUIS" 1.90X1.40 (SOMMIER+COLCHON RESORTES) C/PILLOW TOP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72">
            <text:p>1372</text:p>
          </table:table-cell>
          <table:table-cell office:value-type="string">
            <text:p>SOMMIER 0.80X1.90 "LUXOR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73">
            <text:p>1373</text:p>
          </table:table-cell>
          <table:table-cell office:value-type="string">
            <text:p>TURBO VENTILADOR 20" OSCILANTE REJILLA - <text:s/>PALA PLASTICA C/IONIZADOR - BLAN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387">
            <text:p>1387</text:p>
          </table:table-cell>
          <table:table-cell office:value-type="string">
            <text:p>REEL "BLACK STAR" 30 - FR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395">
            <text:p>1395</text:p>
          </table:table-cell>
          <table:table-cell office:value-type="string">
            <text:p>REPOSERA PLEGABLE C/CINTA - 4 POSICIONES - APOYABRAZOS DE MAD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421">
            <text:p>1421</text:p>
          </table:table-cell>
          <table:table-cell office:value-type="string">
            <text:p>BICICLETA R.12 CROSS - RUEDAS MACIZAS - PIÑON LIBR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438">
            <text:p>1438</text:p>
          </table:table-cell>
          <table:table-cell office:value-type="string">
            <text:p>BOLSA DE DORMIR "CLASSIC" - NEG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440">
            <text:p>1440</text:p>
          </table:table-cell>
          <table:table-cell office:value-type="string">
            <text:p>SECADOR DE CABELLO 2000W IONES - 2 POTENCIAS - RAFAGA AIRE FR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457">
            <text:p>1457</text:p>
          </table:table-cell>
          <table:table-cell office:value-type="string">
            <text:p>BUTACA "BOOSTER" AZU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460">
            <text:p>1460</text:p>
          </table:table-cell>
          <table:table-cell office:value-type="string">
            <text:p>TENSIOMETRO DIGITAL DE MUÑE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473">
            <text:p>1473</text:p>
          </table:table-cell>
          <table:table-cell office:value-type="string">
            <text:p>PLANCHA P/CABELLO "LINEA NANO SILVER" CERAMIC ION (CP1MHP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FLETE X KILOMET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ARM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BALANZA DE COCINA DIG. BOW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501">
            <text:p>1501</text:p>
          </table:table-cell>
          <table:table-cell office:value-type="string">
            <text:p>SANDWICHERA C/TIM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TENSIOMETRO DIGITAL DE MUÑECA - 168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MASAJEADOR PARA PIES C/INFRARROJO (J0102-2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137">
            <text:p>1137</text:p>
          </table:table-cell>
          <table:table-cell office:value-type="string">
            <text:p>MAQUINA DE COSER ELECTRICA - 48 FUNCIONES / 34 DISEÑOS DE PUNTADAS - ENHEBRADOR AUTOMA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154">
            <text:p>1154</text:p>
          </table:table-cell>
          <table:table-cell office:value-type="string">
            <text:p>CORTAPLUMAS MINITOOL VENTURA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157">
            <text:p>1157</text:p>
          </table:table-cell>
          <table:table-cell office:value-type="string">
            <text:p>VAPORIZADOR DE AMBIENTE 220V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159">
            <text:p>1159</text:p>
          </table:table-cell>
          <table:table-cell office:value-type="string">
            <text:p>BALANZA DE BAÑO MECANICA - BLANCA - DISPLAY LUMINOS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166">
            <text:p>1166</text:p>
          </table:table-cell>
          <table:table-cell office:value-type="string">
            <text:p>CAFETERA 12 POCILLOS NEGRA - 900 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182">
            <text:p>1182</text:p>
          </table:table-cell>
          <table:table-cell office:value-type="string">
            <text:p>MECEDORA VARIAS POSICIONES C/VIBRA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AMOLADORA 7" 2000W (DISCO 180MM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CATRE PLEGABLE M.510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CARPA P/4 PERSONAS "HI CAMPER XR 4" M.1194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GUARDAPOLVOS RECTO UNISEX BLANCO TALLE 6</text:p>
          </table:table-cell>
          <table:table-cell office:value-type="string">
            <text:p>AUTOLAVABLE/SINPLANCHADO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GUARDAPOLVOS RECTO UNISEX BLANCO TALLE 8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GUARDAPOLVOS RECTO UNISEX BLANCO TALLE 1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062">
            <text:p>1062</text:p>
          </table:table-cell>
          <table:table-cell office:value-type="string">
            <text:p>GUARDAPOLVOS RECTO UNISEX BLANCO TALLE 1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063">
            <text:p>1063</text:p>
          </table:table-cell>
          <table:table-cell office:value-type="string">
            <text:p>GUARDAPOLVOS RECTO UNISEX BLANCO TALLE 14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064">
            <text:p>1064</text:p>
          </table:table-cell>
          <table:table-cell office:value-type="string">
            <text:p>GUARDAPOLVOS RECTO UNISEX BLANCO TALLE 16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RIZADOR DE CABELLO 16M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MASAJEADOR DE PIES - SPA AROMATERAP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CORTADOR DE BARBA Y BIGO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79">
            <text:p>1079</text:p>
          </table:table-cell>
          <table:table-cell office:value-type="string">
            <text:p>CAÑA "ATLANTIS" 2.10 MTS. - 2 TRAM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PLANCHA P/CABELLO PLEGLABLE 3X PROTECTION - VIAJ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081">
            <text:p>1081</text:p>
          </table:table-cell>
          <table:table-cell office:value-type="string">
            <text:p>PLANCHA P/CABELLO DIGITAL 3X TEFLON+CERAMICA+TOURMALINA - IONIC STEAM C/ESTUCHE GAMUZ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PLANCHA P/CABELLO DIGITAL 3X CERAMIC ION TOURMALINA (ALISA EN MOJADO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27">
            <text:p>2027</text:p>
          </table:table-cell>
          <table:table-cell office:value-type="string">
            <text:p>SECADOR DE CABELLO 2000W 3X "PROTECTION" COMPACT - CERAMICA+TOURMALINA+ION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28">
            <text:p>2028</text:p>
          </table:table-cell>
          <table:table-cell office:value-type="string">
            <text:p>SECADOR DE CABELLO 2000W 3X "PROTECTION" C/DIFUSOR - CERAMICA+TOURMALINA+ION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29">
            <text:p>2029</text:p>
          </table:table-cell>
          <table:table-cell office:value-type="string">
            <text:p>CORTADOR DE VELLO FACIAL "PRECISION" 6 EN 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30">
            <text:p>2030</text:p>
          </table:table-cell>
          <table:table-cell office:value-type="string">
            <text:p>SECADOR DE CABELLO "MYSTERE 3600" 1900W TOURMALIN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33">
            <text:p>2033</text:p>
          </table:table-cell>
          <table:table-cell office:value-type="string">
            <text:p>SECADOR DE CABELLO "OMEGA 3200" 1875W CERAMIC TOURMALINE ION PROFESION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34">
            <text:p>2034</text:p>
          </table:table-cell>
          <table:table-cell office:value-type="string">
            <text:p>SECADOR DE CABELLO "MYSTERE 4000" 2100W HALOGENO TOURMALINE LASER ION C/NAN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35">
            <text:p>2035</text:p>
          </table:table-cell>
          <table:table-cell office:value-type="string">
            <text:p>SECADOR DE CABELLO "PRO-2600" 1500W CERAMIC ION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36">
            <text:p>2036</text:p>
          </table:table-cell>
          <table:table-cell office:value-type="string">
            <text:p>CORTADOR DE BARBA Y BIGOTE GT-500 - RECARG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37">
            <text:p>2037</text:p>
          </table:table-cell>
          <table:table-cell office:value-type="string">
            <text:p>DEPILADORA "DUO" - DOBLE CABEZAL (DEPILACION - MASAJE - EXFOLIACION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60">
            <text:p>2060</text:p>
          </table:table-cell>
          <table:table-cell office:value-type="string">
            <text:p>HORNO ELECTRICO 27 LTS. ACERO INOXIDABLE DIGITAL 1500W - INCLUYE MOLDE P/ HORNEAR, PARRILLA Y PIZZ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79">
            <text:p>2079</text:p>
          </table:table-cell>
          <table:table-cell office:value-type="string">
            <text:p>PLANCHA P/CABELLO CERAMIC JADE ION VISOR LCD - EMPUÑADURA DE CU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82">
            <text:p>2082</text:p>
          </table:table-cell>
          <table:table-cell office:value-type="string">
            <text:p>CORTADOR DE VELLO FACIAL "PRECISION" 3 EN 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86">
            <text:p>2086</text:p>
          </table:table-cell>
          <table:table-cell office:value-type="string">
            <text:p>RELOJ PULSERA MUJER ANALOGICO - JEWERL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89">
            <text:p>2089</text:p>
          </table:table-cell>
          <table:table-cell office:value-type="string">
            <text:p>RELOJ PULSERA MUJER ANALOGICO - BIJOU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090">
            <text:p>2090</text:p>
          </table:table-cell>
          <table:table-cell office:value-type="string">
            <text:p>RELOJ PULSERA MUJER ANALOGICO - BIJOU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091">
            <text:p>2091</text:p>
          </table:table-cell>
          <table:table-cell office:value-type="string">
            <text:p>RELOJ PULSERA MUJER ANALOGICO - JEWERL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092">
            <text:p>2092</text:p>
          </table:table-cell>
          <table:table-cell office:value-type="string">
            <text:p>RELOJ PULSERA MUJER ANALOGICO - JEWERL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094">
            <text:p>2094</text:p>
          </table:table-cell>
          <table:table-cell office:value-type="string">
            <text:p>RELOJ PULSERA HOMBRE ANALOGICO - CHRONO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095">
            <text:p>2095</text:p>
          </table:table-cell>
          <table:table-cell office:value-type="string">
            <text:p>RELOJ PULSERA HOMBRE ANALOGICO - CHRONO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097">
            <text:p>2097</text:p>
          </table:table-cell>
          <table:table-cell office:value-type="string">
            <text:p>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099">
            <text:p>2099</text:p>
          </table:table-cell>
          <table:table-cell office:value-type="string">
            <text:p>RELOJ PULSERA HOMBRE DIGITAL - COLECCION SOLAR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01">
            <text:p>2101</text:p>
          </table:table-cell>
          <table:table-cell office:value-type="string">
            <text:p>RELOJ PULSERA HOMBRE ANALOGICO - SPOR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03">
            <text:p>2103</text:p>
          </table:table-cell>
          <table:table-cell office:value-type="string">
            <text:p>RELOJ PULSERA MUJER ANALOGICO - LUXUR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05">
            <text:p>2105</text:p>
          </table:table-cell>
          <table:table-cell office:value-type="string">
            <text:p>RELOJ PULSERA MUJER ANALOGICO - BRACELE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06">
            <text:p>2106</text:p>
          </table:table-cell>
          <table:table-cell office:value-type="string">
            <text:p>RELOJ PULSERA HOMBRE ANALOGICO - RETRO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09">
            <text:p>2109</text:p>
          </table:table-cell>
          <table:table-cell office:value-type="string">
            <text:p>RELOJ PULSERA MUJER ANALOGICO - BRACELE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10">
            <text:p>2110</text:p>
          </table:table-cell>
          <table:table-cell office:value-type="string">
            <text:p>RELOJ PULSERA MUJER ANALOGICO - BRACELE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11">
            <text:p>2111</text:p>
          </table:table-cell>
          <table:table-cell office:value-type="string">
            <text:p>RELOJ PULSERA MUJER ANALOGICO - LUXUR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12">
            <text:p>2112</text:p>
          </table:table-cell>
          <table:table-cell office:value-type="string">
            <text:p>RELOJ PULSERA MUJER ANALOGICO -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14">
            <text:p>2114</text:p>
          </table:table-cell>
          <table:table-cell office:value-type="string">
            <text:p>RELOJ PULSERA HOMBRE DIGITAL - SPOR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17">
            <text:p>2117</text:p>
          </table:table-cell>
          <table:table-cell office:value-type="string">
            <text:p>RELOJ PULSERA HOMBRE ANALOGICO - TITA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18">
            <text:p>2118</text:p>
          </table:table-cell>
          <table:table-cell office:value-type="string">
            <text:p>RELOJ PULSERA HOMBRE ANALOGICO - CHRONO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19">
            <text:p>2119</text:p>
          </table:table-cell>
          <table:table-cell office:value-type="string">
            <text:p>RELOJ PULSERA HOMBRE ANALOGICO / DIGITAL - SPOR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BARREALFOMBRAS "LIMPIX" AZU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120">
            <text:p>2120</text:p>
          </table:table-cell>
          <table:table-cell office:value-type="string">
            <text:p>RELOJ PULSERA MUJER ANALOGICO - JEWERL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2">
            <text:p>2122</text:p>
          </table:table-cell>
          <table:table-cell office:value-type="string">
            <text:p>RELOJ PULSERA MUJER ANALOGICO - BIJOU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3">
            <text:p>2123</text:p>
          </table:table-cell>
          <table:table-cell office:value-type="string">
            <text:p>RELOJ PULSERA MUJER ANALOGICO - BIJOU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4">
            <text:p>2124</text:p>
          </table:table-cell>
          <table:table-cell office:value-type="string">
            <text:p>RELOJ PULSERA MUJER ANALOGICO - BIJOU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5">
            <text:p>2125</text:p>
          </table:table-cell>
          <table:table-cell office:value-type="string">
            <text:p>RELOJ PULSERA HOMBRE ANALOGICO - RETRO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6">
            <text:p>2126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7">
            <text:p>2127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8">
            <text:p>2128</text:p>
          </table:table-cell>
          <table:table-cell office:value-type="string">
            <text:p>RELOJ PULSERA MUJER ANALOGICO -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29">
            <text:p>2129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30">
            <text:p>2130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134">
            <text:p>2134</text:p>
          </table:table-cell>
          <table:table-cell office:value-type="string">
            <text:p>PLANCHA P/CABELLO "LINEA NANO SILVER" CERAMIC TOURMALINE ION <text:s/>(CP3MHPT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135">
            <text:p>2135</text:p>
          </table:table-cell>
          <table:table-cell office:value-type="string">
            <text:p>PLANCHA P/CABELLO "LINEA NANO SILVER" CERAMIC ION STYLING - ULTRA FINA (CP1MSN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145">
            <text:p>2145</text:p>
          </table:table-cell>
          <table:table-cell office:value-type="string">
            <text:p>COCINA A VAPOR "VAPORELLA" 800W 7LTS. - 2 NIVELES C/TEMPORIZA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160">
            <text:p>2160</text:p>
          </table:table-cell>
          <table:table-cell office:value-type="string">
            <text:p>CAFETERA 12 POCILLOS - 1000 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PLANCHA P/CABELLO ANGOSTA CERAMIC - TEMPERATURA <text:s/>AL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REPOSERA PLEGABLE PLAYERA "ALTEA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04">
            <text:p>2204</text:p>
          </table:table-cell>
          <table:table-cell office:value-type="string">
            <text:p>CUBRECAMA "SAN BLAS" 1 Y ½ PLAZAS - LINEA PLA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37">
            <text:p>2237</text:p>
          </table:table-cell>
          <table:table-cell office:value-type="string">
            <text:p>COMODA 4 CAJONES "CARS" - LINEA DISNEY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242">
            <text:p>2242</text:p>
          </table:table-cell>
          <table:table-cell office:value-type="string">
            <text:p>DESCUENTO ESPECIAL 16,5%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REPOSERA APILABLE BLANCA 5 POSICIONES C/RUEDAS "MACEIO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271">
            <text:p>2271</text:p>
          </table:table-cell>
          <table:table-cell office:value-type="string">
            <text:p>CORTADORA DE CESPED 3/4 HP - CORTE 390MM C/RECOLEC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72">
            <text:p>2272</text:p>
          </table:table-cell>
          <table:table-cell office:value-type="string">
            <text:p>CORTADORA DE CESPED 1 HP - CORTE 450MM C/RECOLEC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73">
            <text:p>2273</text:p>
          </table:table-cell>
          <table:table-cell office:value-type="string">
            <text:p>CORTADORA DE CESPED 1.5 HP - CORTE 500MM C/RECOLEC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TURBO VENTILADOR 17" FIJO REJILLA - PALA PLASTICA C/IONIZADOR - GRI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289">
            <text:p>2289</text:p>
          </table:table-cell>
          <table:table-cell office:value-type="string">
            <text:p>AFEITADORA ELECTRICA 3 CABEZALES FLEXIBLES INDEPENDIENTES - CORTAPAT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90">
            <text:p>2290</text:p>
          </table:table-cell>
          <table:table-cell office:value-type="string">
            <text:p>AFEITADORA ELECTRICA 3 CABEZALES TITANIO FLEXIBLES INDEPENDIENTES - RECARGABLE - CORTAPAT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93">
            <text:p>2293</text:p>
          </table:table-cell>
          <table:table-cell office:value-type="string">
            <text:p>FLETE DENTRO DE APOSTOL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string">
            <text:p>BALANZA DE BAÑO DIGITAL - VIDRIO GRI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95">
            <text:p>2295</text:p>
          </table:table-cell>
          <table:table-cell office:value-type="string">
            <text:p>BALANZA DE COCINA 2.2KG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296">
            <text:p>2296</text:p>
          </table:table-cell>
          <table:table-cell office:value-type="string">
            <text:p>BALANZA DE COCINA DIGITAL 2KG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305">
            <text:p>2305</text:p>
          </table:table-cell>
          <table:table-cell office:value-type="string">
            <text:p>HORNO ELECTRICO 3 EN 1 (HORNO - GRILL - PARRILLA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306">
            <text:p>2306</text:p>
          </table:table-cell>
          <table:table-cell office:value-type="string">
            <text:p>PLANCHA SECA - 1000W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308">
            <text:p>2308</text:p>
          </table:table-cell>
          <table:table-cell office:value-type="string">
            <text:p>CAMPANA ASPIRANTE ACERO ESMERILADO 60C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311">
            <text:p>2311</text:p>
          </table:table-cell>
          <table:table-cell office:value-type="string">
            <text:p>PURIFICADOR DE COCINA - MARRON 2 VEL.OCIDADESC/LU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LETE DENTRO DE FORMOS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147">
            <text:p>3147</text:p>
          </table:table-cell>
          <table:table-cell office:value-type="string">
            <text:p>RELOJ PULSERA HOMBRE ANALOGICO - RETRO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49">
            <text:p>3149</text:p>
          </table:table-cell>
          <table:table-cell office:value-type="string">
            <text:p>RELOJ PULSERA MUJER ANALOGICO - BRACELE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50">
            <text:p>3150</text:p>
          </table:table-cell>
          <table:table-cell office:value-type="string">
            <text:p>RELOJ PULSERA MUJER ANALOGICO -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51">
            <text:p>3151</text:p>
          </table:table-cell>
          <table:table-cell office:value-type="string">
            <text:p>RELOJ PULSERA MUJER ANALOGICO -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52">
            <text:p>3152</text:p>
          </table:table-cell>
          <table:table-cell office:value-type="string">
            <text:p>RELOJ PULSERA MUJER ANALOGICO -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53">
            <text:p>3153</text:p>
          </table:table-cell>
          <table:table-cell office:value-type="string">
            <text:p>RELOJ PULSERA MUJER ANALOGICO -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55">
            <text:p>3155</text:p>
          </table:table-cell>
          <table:table-cell office:value-type="string">
            <text:p>RELOJ PULSERA MUJER ANALOGICO PLATA - LUXUR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56">
            <text:p>3156</text:p>
          </table:table-cell>
          <table:table-cell office:value-type="string">
            <text:p>RELOJ PULSERA MUJER ANALOGICO COBRE - LUXUR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57">
            <text:p>3157</text:p>
          </table:table-cell>
          <table:table-cell office:value-type="string">
            <text:p>RELOJ PULSERA MUJER ANALOGICO - JEWERL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58">
            <text:p>3158</text:p>
          </table:table-cell>
          <table:table-cell office:value-type="string">
            <text:p>RELOJ PULSERA HOMBRE ANALOGICO - RETRO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0">
            <text:p>3160</text:p>
          </table:table-cell>
          <table:table-cell office:value-type="string">
            <text:p>RELOJ PULSERA HOMBRE ANALOGICO BLANCO - SPOR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1">
            <text:p>3161</text:p>
          </table:table-cell>
          <table:table-cell office:value-type="string">
            <text:p>RELOJ PULSERA HOMBRE ANALOGICO - SWATCH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2">
            <text:p>3162</text:p>
          </table:table-cell>
          <table:table-cell office:value-type="string">
            <text:p>RELOJ PULSERA HOMBRE ANALOGICO AZUL - SPOR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3">
            <text:p>3163</text:p>
          </table:table-cell>
          <table:table-cell office:value-type="string">
            <text:p>RELOJ PULSERA MUJER ANALOGICO -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4">
            <text:p>3164</text:p>
          </table:table-cell>
          <table:table-cell office:value-type="string">
            <text:p>RELOJ PULSERA MUJER ANALOGICO - STRASS CO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5">
            <text:p>3165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6">
            <text:p>3166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7">
            <text:p>3167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8">
            <text:p>3168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69">
            <text:p>3169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70">
            <text:p>3170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180">
            <text:p>3180</text:p>
          </table:table-cell>
          <table:table-cell office:value-type="string">
            <text:p>CAMPANA ASPIRANTE BLANCA 60C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182">
            <text:p>3182</text:p>
          </table:table-cell>
          <table:table-cell office:value-type="string">
            <text:p>BALANZA DE BAÑO ACERO PERILLA REGULABLE SUPERFICIE ANTIDESLIZA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183">
            <text:p>3183</text:p>
          </table:table-cell>
          <table:table-cell office:value-type="string">
            <text:p>PLANCHA P/CABELLO "LINEA NANO SILVER" CERAMIC TOURMALINE DIGITAL LASER ION C/LCD (CP3MLITD)</text:p>
          </table:table-cell>
          <table:table-cell office:value-type="string">
            <text:p>23%BONIF.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185">
            <text:p>3185</text:p>
          </table:table-cell>
          <table:table-cell office:value-type="string">
            <text:p>CAMA 1 PLAZA "TEEN" JUVENIL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925">
            <text:p>1925</text:p>
          </table:table-cell>
          <table:table-cell office:value-type="string">
            <text:p>RADIADOR CONVECTOR 2000W - APTOP/PARED - TERMOSTA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26">
            <text:p>1926</text:p>
          </table:table-cell>
          <table:table-cell office:value-type="string">
            <text:p>PLANCHA P/CABELLO "WET &amp; DRY" CERAMICA JADE-ION P/CABELLO SECO Y HUMEDO - EMPUÑADURA DE CU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27">
            <text:p>1927</text:p>
          </table:table-cell>
          <table:table-cell office:value-type="string">
            <text:p>PLANCHA P/CABELLO "CREATIVITY" CERAMIC JADE-ION - EMPUÑADURA DE CUERO - ESTUCH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string">
            <text:p>SECADOR DE CABELLO 1900W CERAMIC JADE - ION "P1 2000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29">
            <text:p>1929</text:p>
          </table:table-cell>
          <table:table-cell office:value-type="string">
            <text:p>SECADOR DE CABELLO 2200W CERAMIC JADE - ION "SL1 2200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string">
            <text:p>MINI JUEGOS DE MESA SURTIDOS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956">
            <text:p>1956</text:p>
          </table:table-cell>
          <table:table-cell office:value-type="string">
            <text:p>SONAJEROS X 4 EN CAJA (FUNNY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961">
            <text:p>1961</text:p>
          </table:table-cell>
          <table:table-cell office:value-type="string">
            <text:p>SET DE CAMPO CHICO C/TRACTOR Y MUÑECO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963">
            <text:p>1963</text:p>
          </table:table-cell>
          <table:table-cell office:value-type="string">
            <text:p>SET DE PIRATAS CON ACCESORIOS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964">
            <text:p>1964</text:p>
          </table:table-cell>
          <table:table-cell office:value-type="string">
            <text:p>JGO. DE METEGOL CHICO DE MESA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969">
            <text:p>1969</text:p>
          </table:table-cell>
          <table:table-cell office:value-type="string">
            <text:p>AUTITO MUSICAL C/VOLANTE P/CHICO (10-417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SANDWICHERA C/SUPERFICIE ANTIADHER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NEBULIZADOR ULTRASONICO "FRIENDLY" - AZUL C/ESTUCH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191">
            <text:p>3191</text:p>
          </table:table-cell>
          <table:table-cell office:value-type="string">
            <text:p>SECADOR DE CABELLO "MYSTERE 3600" 1900W TOURMALINE LASER ION</text:p>
          </table:table-cell>
          <table:table-cell office:value-type="string">
            <text:p>BON.23%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94">
            <text:p>2494</text:p>
          </table:table-cell>
          <table:table-cell office:value-type="string">
            <text:p>TELEFONO INALAMBRICO DECT CALLER ID - SPEAKERPHONE - IDEN/LLAMADA - 9 MELODIAS - MEM P/50 NUMER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246">
            <text:p>3246</text:p>
          </table:table-cell>
          <table:table-cell office:value-type="string">
            <text:p>SECARROPAS CENTRIFUGO "ADVANCE" 6.1 KG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250">
            <text:p>3250</text:p>
          </table:table-cell>
          <table:table-cell office:value-type="string">
            <text:p>FLETE DENTRO DE SAENZ PEÑ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RUEBA MUEBLE CON NOMBRE LARGO "PARA PROBAR" :-) TO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03">
            <text:p>2503</text:p>
          </table:table-cell>
          <table:table-cell office:value-type="string">
            <text:p>LUSTRASPIRADORA "REFLEJO" C/PAÑOS S/LUZ GRIS CLARO METALIZ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518">
            <text:p>2518</text:p>
          </table:table-cell>
          <table:table-cell office:value-type="string">
            <text:p>MOCHILA ESCOLAR VAR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19">
            <text:p>2519</text:p>
          </table:table-cell>
          <table:table-cell office:value-type="string">
            <text:p>MOCHILA ESCOLAR CON CAR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21">
            <text:p>2521</text:p>
          </table:table-cell>
          <table:table-cell office:value-type="string">
            <text:p>MOCHILA ESCOLAR CON CAR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22">
            <text:p>2522</text:p>
          </table:table-cell>
          <table:table-cell office:value-type="string">
            <text:p>MOCHILA ESCO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24">
            <text:p>2524</text:p>
          </table:table-cell>
          <table:table-cell office:value-type="string">
            <text:p>MOCHILA ESCO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26">
            <text:p>2526</text:p>
          </table:table-cell>
          <table:table-cell office:value-type="string">
            <text:p>MOCHILA ESCO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27">
            <text:p>2527</text:p>
          </table:table-cell>
          <table:table-cell office:value-type="string">
            <text:p>MOCHILA ESCO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28">
            <text:p>2528</text:p>
          </table:table-cell>
          <table:table-cell office:value-type="string">
            <text:p>MOCHILA ESCOLAR "URBAN SPORT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29">
            <text:p>2529</text:p>
          </table:table-cell>
          <table:table-cell office:value-type="string">
            <text:p>MOCHILA ESCOLAR "URBAN SPORT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531">
            <text:p>2531</text:p>
          </table:table-cell>
          <table:table-cell office:value-type="string">
            <text:p>MOCHILA ESCOLAR "URBAN SPORT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32">
            <text:p>2532</text:p>
          </table:table-cell>
          <table:table-cell office:value-type="string">
            <text:p>MOCHILA ESCOLAR "URBAN SPORT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549">
            <text:p>2549</text:p>
          </table:table-cell>
          <table:table-cell office:value-type="string">
            <text:p>TECLADO MULTIMED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54">
            <text:p>2554</text:p>
          </table:table-cell>
          <table:table-cell office:value-type="string">
            <text:p>TECL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55">
            <text:p>2555</text:p>
          </table:table-cell>
          <table:table-cell office:value-type="string">
            <text:p>MINI TECLADO NUMERICO P/NOTEBOOK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63">
            <text:p>2563</text:p>
          </table:table-cell>
          <table:table-cell office:value-type="string">
            <text:p>PARLANTES MULTIMEDIA 2.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66">
            <text:p>2566</text:p>
          </table:table-cell>
          <table:table-cell office:value-type="string">
            <text:p>AURICU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568">
            <text:p>2568</text:p>
          </table:table-cell>
          <table:table-cell office:value-type="string">
            <text:p>AURICU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71">
            <text:p>2571</text:p>
          </table:table-cell>
          <table:table-cell office:value-type="string">
            <text:p>CAMARA WE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81">
            <text:p>2581</text:p>
          </table:table-cell>
          <table:table-cell office:value-type="string">
            <text:p>KIT DE JARDIN DE INFANTES X 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82">
            <text:p>2582</text:p>
          </table:table-cell>
          <table:table-cell office:value-type="string">
            <text:p>KIT ESCOLAR DE PRIMARIA X 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583">
            <text:p>2583</text:p>
          </table:table-cell>
          <table:table-cell office:value-type="string">
            <text:p>KIT ESCOLAR SECUNDARIO X 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32">
            <text:p>2632</text:p>
          </table:table-cell>
          <table:table-cell office:value-type="string">
            <text:p>BALANZA DE COCINA 2KG PLASTICO/ALTO IMPAC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33">
            <text:p>2633</text:p>
          </table:table-cell>
          <table:table-cell office:value-type="string">
            <text:p>BALANZA DE COCINA - ANALOGA PESA HASTA 3 KG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34">
            <text:p>2634</text:p>
          </table:table-cell>
          <table:table-cell office:value-type="string">
            <text:p>LICUADORA DE MANO - 170W C/VASO CUCHILLOS DE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37">
            <text:p>2637</text:p>
          </table:table-cell>
          <table:table-cell office:value-type="string">
            <text:p>TOSTADORA 800W CONTROL VARIABLE DE TEMPERATURA - FUNCION CALENTAR Y DESCONGE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38">
            <text:p>2638</text:p>
          </table:table-cell>
          <table:table-cell office:value-type="string">
            <text:p>BALANZA DE BAÑO PESA HASTA 120 KG VISOR CROM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39">
            <text:p>2639</text:p>
          </table:table-cell>
          <table:table-cell office:value-type="string">
            <text:p>BALANZA DE BAÑO CROMADA PERILLA REGULABLE SUPERFICIE ANTIDESLIZA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40">
            <text:p>2640</text:p>
          </table:table-cell>
          <table:table-cell office:value-type="string">
            <text:p>BUCLERA 19MM GIRA CABLE DE 360G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41">
            <text:p>2641</text:p>
          </table:table-cell>
          <table:table-cell office:value-type="string">
            <text:p>CEPILLO TERMICO PROFESIONAL LIVIANO - GIRA CABLE DE 360º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42">
            <text:p>2642</text:p>
          </table:table-cell>
          <table:table-cell office:value-type="string">
            <text:p>ONDULADORA DE CABELLO 19MM GIRA CABLE DE 360G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43">
            <text:p>2643</text:p>
          </table:table-cell>
          <table:table-cell office:value-type="string">
            <text:p>PLANCHA P/CABELLO FLEQUILLERA ULTRAFIN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44">
            <text:p>2644</text:p>
          </table:table-cell>
          <table:table-cell office:value-type="string">
            <text:p>PLANCHA P/CABELLO FLEQUILLERA C/LAS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45">
            <text:p>2645</text:p>
          </table:table-cell>
          <table:table-cell office:value-type="string">
            <text:p>PANQUEQUERA ELECTRICA 700W - C/ESPATULA Y CREP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46">
            <text:p>2646</text:p>
          </table:table-cell>
          <table:table-cell office:value-type="string">
            <text:p>SECADOR DE CABELLO 700W - MOTOR POTENCIADO - PICO Y EXPANDI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47">
            <text:p>2647</text:p>
          </table:table-cell>
          <table:table-cell office:value-type="string">
            <text:p>SECADOR DE CABELLO 1200W CROMADO - FUNCION FRIO C/PICO 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48">
            <text:p>2648</text:p>
          </table:table-cell>
          <table:table-cell office:value-type="string">
            <text:p>SECADOR DE CABELLO 1800W - PROFESIONAL CROMADO - EXPANDIDOR DE AIRE FRIO/CAL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49">
            <text:p>2649</text:p>
          </table:table-cell>
          <table:table-cell office:value-type="string">
            <text:p>SECADOR DE CABELLO 700W - ULTRA COMPACTO - MOTOR POTENCI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52">
            <text:p>2652</text:p>
          </table:table-cell>
          <table:table-cell office:value-type="string">
            <text:p>SECADOR DE CABELLO 1600W - FUNCION FRIO Y EXPANDIDOR DE VOLUME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53">
            <text:p>2653</text:p>
          </table:table-cell>
          <table:table-cell office:value-type="string">
            <text:p>BUCLERA 13 MM GIRA CABLE DE 360G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54">
            <text:p>2654</text:p>
          </table:table-cell>
          <table:table-cell office:value-type="string">
            <text:p>ONDULADORA DE CABELLO 13MM GIRA CABLE DE 360º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55">
            <text:p>2655</text:p>
          </table:table-cell>
          <table:table-cell office:value-type="string">
            <text:p>PLANCHA P/CABELLO PROFESION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656">
            <text:p>2656</text:p>
          </table:table-cell>
          <table:table-cell office:value-type="string">
            <text:p>HORNO ELECTRICO 800W (GRILL - PARRILLA - TOSTADORA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string">
            <text:p>ORGANIZADOR DE ROPA BLANCO PUERTAS C/CANASTO REBATIBLE 3 ESTANT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80">
            <text:p>1880</text:p>
          </table:table-cell>
          <table:table-cell office:value-type="string">
            <text:p>RADIADOR DE MICA CONVECTOR "VOLCANO" 1200W - C/IONIZADOR Y FORZADOR DE AIR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872">
            <text:p>1872</text:p>
          </table:table-cell>
          <table:table-cell office:value-type="string">
            <text:p>CONVECTOR TURBO - 2000W - TERMOSTATO - APTO P/PARE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836">
            <text:p>1836</text:p>
          </table:table-cell>
          <table:table-cell office:value-type="string">
            <text:p>ALMOHADA 0.70X0.40 "CISNE" - FIBRA ACRILICA Y ALGOD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55">
            <text:p>1855</text:p>
          </table:table-cell>
          <table:table-cell office:value-type="string">
            <text:p>REEL "TRITHON" 30 - FR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69">
            <text:p>1869</text:p>
          </table:table-cell>
          <table:table-cell office:value-type="string">
            <text:p>EXPRIMIDOR DE CITRICOS 1 LT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87">
            <text:p>1887</text:p>
          </table:table-cell>
          <table:table-cell office:value-type="string">
            <text:p>CAÑA "AMAZON" 15/30LB 2.10M - 1TRAM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BORDEADORA DE CESPED PROFESIONAL 600W - 25 CM. ANCHO DE COR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95">
            <text:p>1895</text:p>
          </table:table-cell>
          <table:table-cell office:value-type="string">
            <text:p>HORNO ELECTRICO 12 LTS. BLANCO (ASA, HORNEA, TUESTA Y CALIENTA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02">
            <text:p>1902</text:p>
          </table:table-cell>
          <table:table-cell office:value-type="string">
            <text:p>CALOVENTOR 20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EXTRACTOR DE JUGOS (FRUTAS Y VEGETALES) - CORTADOR/COLADOR ACERO INOX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12">
            <text:p>1912</text:p>
          </table:table-cell>
          <table:table-cell office:value-type="string">
            <text:p>CORTADOR DE VELLO FACIAL "TITANIUM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921">
            <text:p>1921</text:p>
          </table:table-cell>
          <table:table-cell office:value-type="string">
            <text:p>CORTADOR DE BARBA Y BIGOTE - RECARG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40">
            <text:p>2340</text:p>
          </table:table-cell>
          <table:table-cell office:value-type="string">
            <text:p>ARBOL NAVIDEÑO X 1.50M C/ACC. COMBO 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43">
            <text:p>2343</text:p>
          </table:table-cell>
          <table:table-cell office:value-type="string">
            <text:p>COCHECITO GRANDE P/BEB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45">
            <text:p>2345</text:p>
          </table:table-cell>
          <table:table-cell office:value-type="string">
            <text:p>COLCHON 1.40X1.90 "PALACE" C/PILLOW (RESORTES)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350">
            <text:p>2350</text:p>
          </table:table-cell>
          <table:table-cell office:value-type="string">
            <text:p>JGO. DE DOMINO EN ESTUCHE DE LA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52">
            <text:p>2352</text:p>
          </table:table-cell>
          <table:table-cell office:value-type="string">
            <text:p>AUTOS X 3 A FRICCION EN BOLS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54">
            <text:p>2354</text:p>
          </table:table-cell>
          <table:table-cell office:value-type="string">
            <text:p>PELOTAS X 12 DE GOMA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55">
            <text:p>2355</text:p>
          </table:table-cell>
          <table:table-cell office:value-type="string">
            <text:p>JGO. MINI DE ENCASTRE BARCO MODELOS SURT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56">
            <text:p>2356</text:p>
          </table:table-cell>
          <table:table-cell office:value-type="string">
            <text:p>LETRAS CON IMAN (55 PCS) EN BOLS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57">
            <text:p>2357</text:p>
          </table:table-cell>
          <table:table-cell office:value-type="string">
            <text:p>MICROCOMPONENTE 1DVD/MP3 - 20W RMS - PUERTO USB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361">
            <text:p>2361</text:p>
          </table:table-cell>
          <table:table-cell office:value-type="string">
            <text:p>MUÑECA MINI X 1 "LITTLE"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64">
            <text:p>2364</text:p>
          </table:table-cell>
          <table:table-cell office:value-type="string">
            <text:p>ANTIPARRA CHICA EN BLISTER NO.1083 ECON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65">
            <text:p>2365</text:p>
          </table:table-cell>
          <table:table-cell office:value-type="string">
            <text:p>PLANCHA P/CABELLO "LINEA NANO SILVER" MINI IRON CERAMIC TURMALINA + BOLSO TERMICO</text:p>
          </table:table-cell>
          <table:table-cell office:value-type="string">
            <text:p>EX-8023277094079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384">
            <text:p>2384</text:p>
          </table:table-cell>
          <table:table-cell office:value-type="string">
            <text:p>MASCARA C/TUBO GRANDE E/BLISTER "YAJIE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86">
            <text:p>2386</text:p>
          </table:table-cell>
          <table:table-cell office:value-type="string">
            <text:p>SET DE BUCEO COMPLETO P/CHICOS (Nº5018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INFLADOR "TORNADO" 220/12 VOL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NEBULIZADOR ULTRASON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02">
            <text:p>2402</text:p>
          </table:table-cell>
          <table:table-cell office:value-type="string">
            <text:p>SILLON PLEGABLE C/CINTA 7/8 - APOYABRAZOS DE PLAS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03">
            <text:p>2403</text:p>
          </table:table-cell>
          <table:table-cell office:value-type="string">
            <text:p>SILLON PLEGABLE C/CINTA NIÑO 5/8 - APOYABRAZOS DE MAD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04">
            <text:p>2404</text:p>
          </table:table-cell>
          <table:table-cell office:value-type="string">
            <text:p>SILLON PLEGABLE C/CINTA 7/8 ALUMINIO - APOYABRAZOS DE PLAS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05">
            <text:p>2405</text:p>
          </table:table-cell>
          <table:table-cell office:value-type="string">
            <text:p>JUEGO LIVING "CONFORT" (2+1+1) - CUERO ECOLOG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06">
            <text:p>2406</text:p>
          </table:table-cell>
          <table:table-cell office:value-type="string">
            <text:p>JUEGO LIVING "BAHIA" (2+1+1) - CUERO ECOLOG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07">
            <text:p>2407</text:p>
          </table:table-cell>
          <table:table-cell office:value-type="string">
            <text:p>JUEGO LIVING "GIUDY" (2+1+1) - CUERO ECOLOG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2408">
            <text:p>2408</text:p>
          </table:table-cell>
          <table:table-cell office:value-type="string">
            <text:p>JUEGO LIVING "ENRIQUE II" (2+1+1) - CUERO ECOLOG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621">
            <text:p>1621</text:p>
          </table:table-cell>
          <table:table-cell office:value-type="string">
            <text:p>AUTITO MUSICAL C/VOLANTE P/CHICO (210A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625">
            <text:p>1625</text:p>
          </table:table-cell>
          <table:table-cell office:value-type="string">
            <text:p>ROMPECABEZAS ENCASTRE ANIMAL (INGLES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626">
            <text:p>1626</text:p>
          </table:table-cell>
          <table:table-cell office:value-type="string">
            <text:p>JGO. TRIANGULO (DAMA CHINA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627">
            <text:p>1627</text:p>
          </table:table-cell>
          <table:table-cell office:value-type="string">
            <text:p>ROMPECABEZAS DE TRACTOR (MAQUINA P/ARMAR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628">
            <text:p>1628</text:p>
          </table:table-cell>
          <table:table-cell office:value-type="string">
            <text:p>PLANCHA P/CABELLO "LINEA NANO SILVER" CERAMIC TOURMALINE LASER ION (CP3MLIT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78">
            <text:p>1778</text:p>
          </table:table-cell>
          <table:table-cell office:value-type="string">
            <text:p>COLCHON 0.80X1.90X0.18 "BOCA JUNIORS" ESPUM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79">
            <text:p>1779</text:p>
          </table:table-cell>
          <table:table-cell office:value-type="string">
            <text:p>COLCHON 0.80X1.90X0.18 "RIVER PLATE" ESPUM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82">
            <text:p>1782</text:p>
          </table:table-cell>
          <table:table-cell office:value-type="string">
            <text:p>RIZADOR DE CABELLO 19MM - CROMADO AC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CALEFACTOR DE CUARZO INFRARROJO (VERTICAL) - NEGRO 1200W 2 TUB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825">
            <text:p>1825</text:p>
          </table:table-cell>
          <table:table-cell office:value-type="string">
            <text:p>BALANZA DE BAÑO MECANICA - BLAN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26">
            <text:p>1826</text:p>
          </table:table-cell>
          <table:table-cell office:value-type="string">
            <text:p>OZONIZADOR DE AIR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00">
            <text:p>1800</text:p>
          </table:table-cell>
          <table:table-cell office:value-type="string">
            <text:p>BANQUETA "FORTALEZA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09">
            <text:p>1809</text:p>
          </table:table-cell>
          <table:table-cell office:value-type="string">
            <text:p>FLETE FORMOSA EXTENDI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813">
            <text:p>1813</text:p>
          </table:table-cell>
          <table:table-cell office:value-type="string">
            <text:p>CALEFACTOR A KEROSENE - MECHA HIDROFUGA - MALLA DE ACERO - 5 L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683">
            <text:p>1683</text:p>
          </table:table-cell>
          <table:table-cell office:value-type="string">
            <text:p>SUPER JUEGO DE HERRAMIENTAS C/RUEDAS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PLANCHA P/CABELLO "LINEA STANDART" PRIMA NEGRA (110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01">
            <text:p>1701</text:p>
          </table:table-cell>
          <table:table-cell office:value-type="string">
            <text:p>BOLSO TERMICO - CAPACIDAD P/12 LATAS - ROJ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718">
            <text:p>1718</text:p>
          </table:table-cell>
          <table:table-cell office:value-type="string">
            <text:p>VENTILADOR DE PIE 18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719">
            <text:p>1719</text:p>
          </table:table-cell>
          <table:table-cell office:value-type="string">
            <text:p>FLETE DENTRO DE RESISTENC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23">
            <text:p>1723</text:p>
          </table:table-cell>
          <table:table-cell office:value-type="string">
            <text:p>VENTILADOR DE PIE 16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733">
            <text:p>1733</text:p>
          </table:table-cell>
          <table:table-cell office:value-type="string">
            <text:p>FLETE DENTRO DE ITUZAING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35">
            <text:p>1735</text:p>
          </table:table-cell>
          <table:table-cell office:value-type="string">
            <text:p>TURBO VENTILADOR 20" OSCILANTE REJILLA - PALA METALICA C/IONIZADOR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737">
            <text:p>1737</text:p>
          </table:table-cell>
          <table:table-cell office:value-type="string">
            <text:p>PILETA LONA 160 X 150 X 42 CM. (1010 LTS.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40">
            <text:p>1740</text:p>
          </table:table-cell>
          <table:table-cell office:value-type="string">
            <text:p>SECADOR DE CABELLO "PRO-2000" 1500W CERAMIC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1744">
            <text:p>1744</text:p>
          </table:table-cell>
          <table:table-cell office:value-type="string">
            <text:p>TURBO VENTILADOR 16" OSCILANTE REJILLA - PALA PLASTICA (5 ASPAS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745">
            <text:p>1745</text:p>
          </table:table-cell>
          <table:table-cell office:value-type="string">
            <text:p>TURBO VENTILADOR 20" OSCILANTE REJILLA - PALA PLASTICA (5 ASPAS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746">
            <text:p>1746</text:p>
          </table:table-cell>
          <table:table-cell office:value-type="string">
            <text:p>TURBO VENTILADOR 20" OSCILANTE REJILLA - PALA PLASTICA (4 ASPAS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1763">
            <text:p>1763</text:p>
          </table:table-cell>
          <table:table-cell office:value-type="string">
            <text:p>VENTILADOR DE PIE 16" - PALA PLASTI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023">
            <text:p>4023</text:p>
          </table:table-cell>
          <table:table-cell office:value-type="string">
            <text:p>TENSIOMETRO DIGITAL DE MUÑECA C/INDICADOR DE HIPERTENSION Y ARRITM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REEL "AMAZONAS" 6500 - ROTATIV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52">
            <text:p>4052</text:p>
          </table:table-cell>
          <table:table-cell office:value-type="string">
            <text:p>CORTADORA DE CESPED 3/4 HP - 800 W. CORTE 300MM - C/RECOLEC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59">
            <text:p>4059</text:p>
          </table:table-cell>
          <table:table-cell office:value-type="string">
            <text:p>LUSTRASPIRADORA C/3 CEPILLOS - COLOR GRIS OSCURO METALIZADO - C/BOLSA RECOLECTO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45">
            <text:p>3645</text:p>
          </table:table-cell>
          <table:table-cell office:value-type="string">
            <text:p>ALZADA SIMPLE P/BAHIUT "FIRENZE" TABACO 182x180x48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46">
            <text:p>3646</text:p>
          </table:table-cell>
          <table:table-cell office:value-type="string">
            <text:p>ORGANIZADOR COLUMNA DOBLE "FIRENZE" TABACO 182x260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47">
            <text:p>3647</text:p>
          </table:table-cell>
          <table:table-cell office:value-type="string">
            <text:p>ORGANIZADOR COLUMNA DOBLE "FIRENZE" TABACO C/MAPLE 182x206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48">
            <text:p>3648</text:p>
          </table:table-cell>
          <table:table-cell office:value-type="string">
            <text:p>ORGANIZADOR COLUMNA SIMPLE "FIRENZE" TABACO 182x164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49">
            <text:p>3649</text:p>
          </table:table-cell>
          <table:table-cell office:value-type="string">
            <text:p>ORGANIZADOR COLUMNA SIMPLE "FIRENZE" TABACO C/MAPLE 182x164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02">
            <text:p>4102</text:p>
          </table:table-cell>
          <table:table-cell office:value-type="string">
            <text:p>PLANCHA P/CABELLO B7 300 CERAMICA - AJUSTE DE TEMP - C/ CALENTAMIENTO INTERNO Y EXTERNO C/ESTUCHE Y ACCESORIOS - "ROBERTO GIORDAN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10">
            <text:p>4110</text:p>
          </table:table-cell>
          <table:table-cell office:value-type="string">
            <text:p>VENTILADOR DE PIE INDUSTRIAL 26" - METALICO 210W (DF-650T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11">
            <text:p>4111</text:p>
          </table:table-cell>
          <table:table-cell office:value-type="string">
            <text:p>VENTILADOR DE PIE 16" - METALICO 85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75">
            <text:p>4075</text:p>
          </table:table-cell>
          <table:table-cell office:value-type="string">
            <text:p>CAMARA WE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80">
            <text:p>4080</text:p>
          </table:table-cell>
          <table:table-cell office:value-type="string">
            <text:p>TECLADO MULTIMED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87">
            <text:p>4087</text:p>
          </table:table-cell>
          <table:table-cell office:value-type="string">
            <text:p>BANQUITO PLEGABLE 4 PATAS - ALUMIN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089">
            <text:p>4089</text:p>
          </table:table-cell>
          <table:table-cell office:value-type="string">
            <text:p>BOLSA DE DORMIR "CLASSIC" - RO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EXPRIMIDOR DE CITRICOS 1 LT. <text:s/>30 W - DOBLE CONO CITRUX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50">
            <text:p>4150</text:p>
          </table:table-cell>
          <table:table-cell office:value-type="string">
            <text:p>TELEFONO INALAMBRICO DECT CALLER ID - SPEAKERPHONE - IDEN/LLAMADA - 9 MELODIAS - MEM P/10 NUMER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151">
            <text:p>4151</text:p>
          </table:table-cell>
          <table:table-cell office:value-type="string">
            <text:p>RELOJ PULSERA <text:s/>ANALOGICO HOMBRE/MUJ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152">
            <text:p>4152</text:p>
          </table:table-cell>
          <table:table-cell office:value-type="string">
            <text:p>BALANZA NUTRICIONAL H/ 3 KG. CALCULA VALORES NUTRICIONALES DE ALIMENTOS SOLIDOS Y LIQUIDOS (CALOR/COLEST/GRAS/CARBOHIDRA) MEMOR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53">
            <text:p>4153</text:p>
          </table:table-cell>
          <table:table-cell office:value-type="string">
            <text:p>BALANZA DE BAÑO PESA HASTA 150 KG C/VIDRIO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54">
            <text:p>4154</text:p>
          </table:table-cell>
          <table:table-cell office:value-type="string">
            <text:p>BALANZA DE BAÑO PESA HASTA 150KG - DISPLAY LCD - C/SENSORES DE TENC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59">
            <text:p>4159</text:p>
          </table:table-cell>
          <table:table-cell office:value-type="string">
            <text:p>BALANZA DE BAÑO PESA HASTA 150 KG C/VIDRIO TRANSPAR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61">
            <text:p>4161</text:p>
          </table:table-cell>
          <table:table-cell office:value-type="string">
            <text:p>SECADOR DE CABELLO "COMPACT 3.6" 2100W TOURMALINE ION C/NANO SILVER - C/ACCESORI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62">
            <text:p>4162</text:p>
          </table:table-cell>
          <table:table-cell office:value-type="string">
            <text:p>REMOVEDOR DE CALLOS C/2 VEL Y 3 DISCOS PULIDOR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63">
            <text:p>4163</text:p>
          </table:table-cell>
          <table:table-cell office:value-type="string">
            <text:p>SECADOR DE CABELLO "OMEGA 3200" 1875W CERAMIC TOURMALINE ION PROFESION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64">
            <text:p>4164</text:p>
          </table:table-cell>
          <table:table-cell office:value-type="string">
            <text:p>DEPILADORA "SKIN NEXT" NANO SILVER ELECTRICA - ANTI BACTERIAL - CABEZAL ROTATORIO 2 VEL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65">
            <text:p>4165</text:p>
          </table:table-cell>
          <table:table-cell office:value-type="string">
            <text:p>PINZA DE DEPILAR C/LUZ Y ESPEJ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66">
            <text:p>4166</text:p>
          </table:table-cell>
          <table:table-cell office:value-type="string">
            <text:p>SECADOR DE CABELLO "FORZA" 2000W CERAMIC ION - 2/VEL - 3/TEMP - C/ACCESORI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71">
            <text:p>4171</text:p>
          </table:table-cell>
          <table:table-cell office:value-type="string">
            <text:p>COMODA 4 CAJONES MOGNO - APTO P/TV Y DVD - 91X92X47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172">
            <text:p>4172</text:p>
          </table:table-cell>
          <table:table-cell office:value-type="string">
            <text:p>KIT P/COMPRESOR - PISTOLA P/LAVADO - INFLADOR - PISTOLA AIRE Y MANGUERA DE 5 MTS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93">
            <text:p>4193</text:p>
          </table:table-cell>
          <table:table-cell office:value-type="string">
            <text:p>PLANCHA P/CABELLO "PROTECT Y SHINE" CERAMIC ION TOURMALINA <text:s/>(MAX 230 G) - CONTROL DE TEMP. - VISOR LED - C/FUNDA PROTEC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94">
            <text:p>4194</text:p>
          </table:table-cell>
          <table:table-cell office:value-type="string">
            <text:p>FLETE DENTRO DE BELLA VIS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96">
            <text:p>4196</text:p>
          </table:table-cell>
          <table:table-cell office:value-type="string">
            <text:p>JUEGO DE COMEDOR "DENVER" MESA DE CAÑO 3" 1.50x0.80 TAPA MELAMINA C/BORDE PVC + 6 S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99">
            <text:p>4199</text:p>
          </table:table-cell>
          <table:table-cell office:value-type="string">
            <text:p>CAMA CUCHETA SUPERPUESTA "CARIOCA" - (CAÑO 3" MULTICOLOR) DESMONTABLE + CUBO PUFF MULTICOL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MICROCOMPONENTE 1CD/MP3 - 2W X 2 RMS - AM/FM - <text:s/>C. 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string">
            <text:p>MESA DE PING PONG PROFESIONAL PLEGABLE 1.54x2.80 C/RED REGULABLE - 4 RUED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string">
            <text:p>PUFF "CUBO MAGIC" MULTICOLOR TAPIZADO SIMIL CU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44">
            <text:p>3844</text:p>
          </table:table-cell>
          <table:table-cell office:value-type="string">
            <text:p>BAJO MESADA 3 CAJONES C/GUIAS METALICAS - BLANCO 120X82X5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48">
            <text:p>3848</text:p>
          </table:table-cell>
          <table:table-cell office:value-type="string">
            <text:p>APARADOR P/MICROONDAS 2 PUERTAS 1 CAJON - BLANCO - 66X84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49">
            <text:p>3849</text:p>
          </table:table-cell>
          <table:table-cell office:value-type="string">
            <text:p>APARADOR P/MICROONDAS 2 PUERTAS - BLANCO 60X76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50">
            <text:p>3850</text:p>
          </table:table-cell>
          <table:table-cell office:value-type="string">
            <text:p>APARADOR FRUTERA 1 PUERTA <text:s/>- BLANCO 70X81X43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58">
            <text:p>3858</text:p>
          </table:table-cell>
          <table:table-cell office:value-type="string">
            <text:p>MESA P/LCD "INOV" (HASTA 32") C/RUEDAS - CASTAÑO C/NEGRO - 90X63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59">
            <text:p>3859</text:p>
          </table:table-cell>
          <table:table-cell office:value-type="string">
            <text:p>MESA P/LCD "ORION" (HASTA 42") CON RUEDAS - CASTAÑO C/NEGRO - 120X71X4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60">
            <text:p>3860</text:p>
          </table:table-cell>
          <table:table-cell office:value-type="string">
            <text:p>MESA P/LCD "QUARZO" C/PUERTAS, CAJONES Y RUEDAS - TABACO C/MAPLE - 136X63X47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72">
            <text:p>3872</text:p>
          </table:table-cell>
          <table:table-cell office:value-type="string">
            <text:p>CENTRO DE PLANCHADO 1 PUERTA -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82">
            <text:p>3882</text:p>
          </table:table-cell>
          <table:table-cell office:value-type="string">
            <text:p>DEPILADORA ELECTRICA 300W (CERA) C/FILTRO - 2 ESPATU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83">
            <text:p>3883</text:p>
          </table:table-cell>
          <table:table-cell office:value-type="string">
            <text:p>PLANCHA P/CABELLO CERAMIC TURMALINA DIGITAL LASER ION C/NAN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89">
            <text:p>3889</text:p>
          </table:table-cell>
          <table:table-cell office:value-type="string">
            <text:p>SECARROPAS CENTRIFUGO 5 KG - GABINETE PVC - TAMBOR DE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95">
            <text:p>3895</text:p>
          </table:table-cell>
          <table:table-cell office:value-type="string">
            <text:p>MESA DE LUZ 2 CAJONES MARFIL 375X390X378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96">
            <text:p>3896</text:p>
          </table:table-cell>
          <table:table-cell office:value-type="string">
            <text:p>MESA DE LUZ 2 CAJONES TABACO 375X390X378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string">
            <text:p>SOPORTE P/HORNO ELECTRICO - (18, 23 Y 34 LTS) ANCHO 40 A 56 CM - PROFUNDIDAD 35 C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08">
            <text:p>3908</text:p>
          </table:table-cell>
          <table:table-cell office:value-type="string">
            <text:p>SOPORTE P/HORNO ELECTRICO - (40 Y 50 LTS) ANCHO 44 A 64 CM - PROFUNDIDAD 42 C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09">
            <text:p>3909</text:p>
          </table:table-cell>
          <table:table-cell office:value-type="string">
            <text:p>SOPORTE P/ TV 14" - ANCHO 33 A 55 CM - PROFUNDIDAD 45 C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string">
            <text:p>SOPORTE P/ TV 14" Y DVD - ANCHO 33 A 55 CM - PROFUNDIDAD 45 CM Y DVD 33 A 50 CM PROF 34 C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920">
            <text:p>3920</text:p>
          </table:table-cell>
          <table:table-cell office:value-type="string">
            <text:p>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23">
            <text:p>3923</text:p>
          </table:table-cell>
          <table:table-cell office:value-type="string">
            <text:p>RELOJ PULSERA HOMBRE ANALOGICO - BLACK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26">
            <text:p>3926</text:p>
          </table:table-cell>
          <table:table-cell office:value-type="string">
            <text:p>RELOJ PULSERA HOMBRE ANALOGICO - SQUARE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27">
            <text:p>3927</text:p>
          </table:table-cell>
          <table:table-cell office:value-type="string">
            <text:p>RELOJ PULSERA HOMBRE ANALOGICO - SQUARE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28">
            <text:p>3928</text:p>
          </table:table-cell>
          <table:table-cell office:value-type="string">
            <text:p>RELOJ PULSERA MUJER ANALOGICO - SILVER STRAS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30">
            <text:p>3930</text:p>
          </table:table-cell>
          <table:table-cell office:value-type="string">
            <text:p>RELOJ PULSERA HOMBRE ANALOGICO - BLACK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33">
            <text:p>3933</text:p>
          </table:table-cell>
          <table:table-cell office:value-type="string">
            <text:p>RELOJ PULSERA MUJER ANALOGICO - SHINY BRACELET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37">
            <text:p>3937</text:p>
          </table:table-cell>
          <table:table-cell office:value-type="string">
            <text:p>RELOJ PULSERA HOMBRE ANALOGICO - MILLENIUM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38">
            <text:p>3938</text:p>
          </table:table-cell>
          <table:table-cell office:value-type="string">
            <text:p>RELOJ PULSERA HOMBRE ANALOGICO - CHRONOS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40">
            <text:p>3940</text:p>
          </table:table-cell>
          <table:table-cell office:value-type="string">
            <text:p>RELOJ PULSERA HOMBRE ANALOGICO - RETRO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41">
            <text:p>3941</text:p>
          </table:table-cell>
          <table:table-cell office:value-type="string">
            <text:p>RELOJ PULSERA HOMBRE ANALOGICO - RETRO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42">
            <text:p>3942</text:p>
          </table:table-cell>
          <table:table-cell office:value-type="string">
            <text:p>RELOJ PULSERA MUJER ANALOGICO - LUXUR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44">
            <text:p>3944</text:p>
          </table:table-cell>
          <table:table-cell office:value-type="string">
            <text:p>RELOJ PULSERA MUJER ANALOGICO PLATA - LUXUR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48">
            <text:p>3948</text:p>
          </table:table-cell>
          <table:table-cell office:value-type="string">
            <text:p>RELOJ PULSERA MUJER ANALOGICO - LUXURY COLLECT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53">
            <text:p>3953</text:p>
          </table:table-cell>
          <table:table-cell office:value-type="string">
            <text:p>JGO. DE PALABRAS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54">
            <text:p>3954</text:p>
          </table:table-cell>
          <table:table-cell office:value-type="string">
            <text:p>AUTITO CONSTRUCTOR MUSIC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55">
            <text:p>3955</text:p>
          </table:table-cell>
          <table:table-cell office:value-type="string">
            <text:p>JGO. DE GUERRA EN BOLS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58">
            <text:p>3958</text:p>
          </table:table-cell>
          <table:table-cell office:value-type="string">
            <text:p>SONAJERO MARIPOS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59">
            <text:p>3959</text:p>
          </table:table-cell>
          <table:table-cell office:value-type="string">
            <text:p>SONAJERO MARIPOSA X 2 UNIDADES EN BOLS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64">
            <text:p>3964</text:p>
          </table:table-cell>
          <table:table-cell office:value-type="string">
            <text:p>AUTITO MEDIANO DE COLECC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66">
            <text:p>3966</text:p>
          </table:table-cell>
          <table:table-cell office:value-type="string">
            <text:p>PISTA DE AUTIT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72">
            <text:p>3972</text:p>
          </table:table-cell>
          <table:table-cell office:value-type="string">
            <text:p>JGO. DE HERRAMIENTAS GRANDE C/MES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73">
            <text:p>3973</text:p>
          </table:table-cell>
          <table:table-cell office:value-type="string">
            <text:p>JGO. DE HERRAMIENTAS GRANDE C/CAR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77">
            <text:p>3977</text:p>
          </table:table-cell>
          <table:table-cell office:value-type="string">
            <text:p>JGO. DE BATER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79">
            <text:p>3979</text:p>
          </table:table-cell>
          <table:table-cell office:value-type="string">
            <text:p>CASTILLO GRANDE C/ACCESORIOS EN CA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86">
            <text:p>3986</text:p>
          </table:table-cell>
          <table:table-cell office:value-type="string">
            <text:p>PLANCHA P/CABELLO CERAMIC TURMALINA "STYLE PRO" PANTALLA LED Y GIRA C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987">
            <text:p>3987</text:p>
          </table:table-cell>
          <table:table-cell office:value-type="string">
            <text:p>SECADOR DE CABELLO "STYLE PRO" - CERAMICA+TOURMALINA - C/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988">
            <text:p>3988</text:p>
          </table:table-cell>
          <table:table-cell office:value-type="string">
            <text:p>PLANCHA SECA C/BASE DE ACERO INOXID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NAVAJA SUIZA BASIC 10-1070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994">
            <text:p>3994</text:p>
          </table:table-cell>
          <table:table-cell office:value-type="string">
            <text:p>TV 21" PANTALLA PLANA (ULTRA SLIM) 181 CANALES - APTO TV SATELITAL - TRINORMA - STEREO - C.R. FUL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07">
            <text:p>4007</text:p>
          </table:table-cell>
          <table:table-cell office:value-type="string">
            <text:p>SECADOR DE CABELLO 2000W C/IONES - PROFESIONAL CROMADO - C/DIFUSOR - 2 VEL/ 2 TEMP - AIRE FR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008">
            <text:p>4008</text:p>
          </table:table-cell>
          <table:table-cell office:value-type="string">
            <text:p>PLANCHA P/CABELLO CERAMICA C/ACONDICIONADOR "SHINE THERAPY" - TEMP MAX 220º C - PANTALLA DIGITAL - APAGADO AUTOM -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23">
            <text:p>3723</text:p>
          </table:table-cell>
          <table:table-cell office:value-type="string">
            <text:p>AFEITADORA ELECTRICA 3 CABEZALES FLEXIBLES INDEPENDIENTES - CORTAPAT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726">
            <text:p>3726</text:p>
          </table:table-cell>
          <table:table-cell office:value-type="string">
            <text:p>PLANCHA P/CABELLO "LINEA NANO SILVER" ION TEENS P/NIÑAS ROSADA (CP1) (8023277061385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27">
            <text:p>3727</text:p>
          </table:table-cell>
          <table:table-cell office:value-type="string">
            <text:p>SECADOR DE CABELLO "VENTO" 2000W TOURMALINE ION 3 TEMP 2 VELOCIDAD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28">
            <text:p>3728</text:p>
          </table:table-cell>
          <table:table-cell office:value-type="string">
            <text:p>RELOJ MEDIDOR DE PULSO "HEART METER X" PRO CONTADOR DE PASOS - RESISTENTE AL AGU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29">
            <text:p>3729</text:p>
          </table:table-cell>
          <table:table-cell office:value-type="string">
            <text:p>RELOJ MEDIDOR DE PULSO "EZ PULZE IV" MEN SENSOR AL TACTO - CONTADOR DE PASOS - CRONOGRAFO - CUENTA REGRESIV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30">
            <text:p>3730</text:p>
          </table:table-cell>
          <table:table-cell office:value-type="string">
            <text:p>RELOJ MEDIDOR DE PULSO "EZ PULZE III" LADY CONTADOR DE PASOS - SENSOR AL TACTO - CRONOGRAFO - MIDE CALORIAS QUEMAD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31">
            <text:p>3731</text:p>
          </table:table-cell>
          <table:table-cell office:value-type="string">
            <text:p>MASAJEADOR P/CUELLO Y ESPALDA C/4 FUNCIONES (HNS015562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94">
            <text:p>3694</text:p>
          </table:table-cell>
          <table:table-cell office:value-type="string">
            <text:p>HORNO ELECTRICO 44 LTS. EASY CLEAN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97">
            <text:p>3697</text:p>
          </table:table-cell>
          <table:table-cell office:value-type="string">
            <text:p>HORNO ELECTRICO 44 LTS. DE EMPOTRAR - ACERO INOXIDABLE - AUTOLIMPIA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98">
            <text:p>3698</text:p>
          </table:table-cell>
          <table:table-cell office:value-type="string">
            <text:p>PARRILLA ELECTRICA CHURRASQUERA C/GRILL TAMAÑO SUPER - FISCH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99">
            <text:p>3699</text:p>
          </table:table-cell>
          <table:table-cell office:value-type="string">
            <text:p>PARRILLA ELECTRICA CHURRASQUERA C/GRILL - FISCH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519">
            <text:p>3519</text:p>
          </table:table-cell>
          <table:table-cell office:value-type="string">
            <text:p>PUFF "CUBO MAGIC" 50X50X50 TAPIZADO SIMIL CUERO - INT/FORRADO - TAPA REBATI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524">
            <text:p>3524</text:p>
          </table:table-cell>
          <table:table-cell office:value-type="string">
            <text:p>HORNO ELECTRICO 23 LTS. COLOR ACERO Y CROM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FLETE DENTRO DE GOY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string">
            <text:p>FLETE DENTRO DE LA PA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string">
            <text:p>AFEITADORA ELECTRICA SMART FOIL - RECARGABLE - DOBLE ESTILIZADOR - LAVABLE - C/ACCESORIOS (Z501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308">
            <text:p>3308</text:p>
          </table:table-cell>
          <table:table-cell office:value-type="string">
            <text:p>TALADRO 450W C/PERCUTOR - 10MM 1 VELOCIDA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NEBULIZADOR ULTRASONICO "DR. ELEPHANT" - VERD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467">
            <text:p>3467</text:p>
          </table:table-cell>
          <table:table-cell office:value-type="string">
            <text:p>ORGANIZADOR MULTIUSO 1 PUERTA BLANCO 151X45X37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468">
            <text:p>3468</text:p>
          </table:table-cell>
          <table:table-cell office:value-type="string">
            <text:p>ORGANIZADOR MULTIUSO 2 PUERTAS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ESA EXTENSIBLE PARA MAQUINA DE COSER (MESA DE TRABAJO) BLAN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278">
            <text:p>3278</text:p>
          </table:table-cell>
          <table:table-cell office:value-type="string">
            <text:p>COCINA 4 HORNALLAS GRAFITO 56 CM. - HORNO AUTOLIMPIANTE - C/VISOR Y <text:s/>LU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279">
            <text:p>3279</text:p>
          </table:table-cell>
          <table:table-cell office:value-type="string">
            <text:p>CALEFON A GAS 12 LTS. BLANCO - ESMALTADO - C/VALVULA DE SEGURIDA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string">
            <text:p>COCINA 4 HORNALLAS "CAPRICE" BLANCA 53 CM. - HORNO AUTOLIMPIANTE - ENCENDIDO ELECTRON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41">
            <text:p>3741</text:p>
          </table:table-cell>
          <table:table-cell office:value-type="string">
            <text:p>CALESITA 4 NIÑOS - CAÑO Y PVC MULTICOL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55">
            <text:p>3755</text:p>
          </table:table-cell>
          <table:table-cell office:value-type="string">
            <text:p>SECARROPAS POR CALOR DE PARED 11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775">
            <text:p>3775</text:p>
          </table:table-cell>
          <table:table-cell office:value-type="string">
            <text:p>FRAZADA POLAR LISA "QUEEN" 2.20X2.4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76">
            <text:p>3776</text:p>
          </table:table-cell>
          <table:table-cell office:value-type="string">
            <text:p>FRAZADA POLAR ESTAMPADA 1 Y ½ PLAZ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84">
            <text:p>3784</text:p>
          </table:table-cell>
          <table:table-cell office:value-type="string">
            <text:p>BALANZA DE BAÑO PESA HASTA 150KG - DISPLAY DE LCD - 4 SENSORES - DISEÑO EXTRA DELG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85">
            <text:p>3785</text:p>
          </table:table-cell>
          <table:table-cell office:value-type="string">
            <text:p>BALANZA DE BAÑO PESA HASTA 200KG - DISPLAY DE LCD - MIDE GRASA AGUA Y MASA MUSCULAR - DISEÑO ULTRA DELG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87">
            <text:p>3787</text:p>
          </table:table-cell>
          <table:table-cell office:value-type="string">
            <text:p>TELEFONO INALAMBRICO - LLAMADA EN ESPERA - IDENT/LLAMADA - LCD C/LUZ DE FON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788">
            <text:p>3788</text:p>
          </table:table-cell>
          <table:table-cell office:value-type="string">
            <text:p>TELEFONO INALAMBRICO - PANTALLA LCD - CONTESTADORA DIGITAL - LLAMADA EN ESPERA - IDENT/DE LLAMADA - ALTAVO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789">
            <text:p>3789</text:p>
          </table:table-cell>
          <table:table-cell office:value-type="string">
            <text:p>PAVA ELECTRICA 1.7 LTS. 1850W - APAGADO AUT - IND/NIVEL DE AGU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793">
            <text:p>3793</text:p>
          </table:table-cell>
          <table:table-cell office:value-type="string">
            <text:p>RADIO PORTATIL APTO P/ACTIVIDAD FISICA - RES/AGUA - DISPLAY DE LC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796">
            <text:p>3796</text:p>
          </table:table-cell>
          <table:table-cell office:value-type="string">
            <text:p>AURICULAR 3.5 M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797">
            <text:p>3797</text:p>
          </table:table-cell>
          <table:table-cell office:value-type="string">
            <text:p>AURICULAR 3.5 M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00">
            <text:p>3800</text:p>
          </table:table-cell>
          <table:table-cell office:value-type="string">
            <text:p>RELOJ PULSERA HOMBRE ANALOGICO Y DIGITAL "GRAN PRIX COLLECTION" CUADRADO DEPORTIVO - WATER RESIST - C/LU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01">
            <text:p>3801</text:p>
          </table:table-cell>
          <table:table-cell office:value-type="string">
            <text:p>RELOJ PULSERA MUJER ANALOGICO "GRAND PRIX" CUADRADO DE VESTIR - WATER RESIST - C/CALENDAR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02">
            <text:p>3802</text:p>
          </table:table-cell>
          <table:table-cell office:value-type="string">
            <text:p>RELOJ PULSERA MUJER ANALOGICO "GRAND PRIX" CUADRADO - WATER RESIST - C/CALENDAR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03">
            <text:p>3803</text:p>
          </table:table-cell>
          <table:table-cell office:value-type="string">
            <text:p>RELOJ PULSERA MUJER ANALOGICO TIPO ROLEX - WATER RESIST - DETALLES EN DOR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04">
            <text:p>3804</text:p>
          </table:table-cell>
          <table:table-cell office:value-type="string">
            <text:p>RELOJ PULSERA HOMBRE ANALOGICO TIPO ROLEX - WATER RESIST <text:s/>- DETALLES EN DOR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05">
            <text:p>3805</text:p>
          </table:table-cell>
          <table:table-cell office:value-type="string">
            <text:p>RELOJ PULSERA HOMBRE ANALOGICO "GRAND PRIX" CUADRADO - WATER RESIST - AZU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06">
            <text:p>3806</text:p>
          </table:table-cell>
          <table:table-cell office:value-type="string">
            <text:p>RELOJ PULSERA MUJER ANALOGICO "GRAND PRIX" CUADRADO - WATER RESIST - AZU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07">
            <text:p>3807</text:p>
          </table:table-cell>
          <table:table-cell office:value-type="string">
            <text:p>RELOJ PULSERA HOMBRE ANALOGICO "GRAND PRIX" - WATER RESIST - CRONOMETRO Y CALENDARIO - METAL C/FONDO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09">
            <text:p>3809</text:p>
          </table:table-cell>
          <table:table-cell office:value-type="string">
            <text:p>RELOJ PULSERA HOMBRE ANALOGICO "GRAND PRIX" - WATER RESIST - ACERO CALSICO C/FONDO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0">
            <text:p>3810</text:p>
          </table:table-cell>
          <table:table-cell office:value-type="string">
            <text:p>RELOJ PULSERA MUJER ANALOGICO "GRAND PRIX" - WATER RESIST - ACERO CLASICO C/FONDO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1">
            <text:p>3811</text:p>
          </table:table-cell>
          <table:table-cell office:value-type="string">
            <text:p>RELOJ PULSERA HOMBRE ANALOGICO "QUARTZ" - DEPORTIVO - WATER RESIST - METAL C/FONDO AZU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2">
            <text:p>3812</text:p>
          </table:table-cell>
          <table:table-cell office:value-type="string">
            <text:p>RELOJ PULSERA HOMBRE ANALOGICO CORONA A ROSCA - WATER RESIST - CALENDARIO - METAL C/FONDO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3">
            <text:p>3813</text:p>
          </table:table-cell>
          <table:table-cell office:value-type="string">
            <text:p>RELOJ PULSERA MUJER ANALOGICO CORONA A ROSCA - WATER RESIST - CALENDARIO - METAL C/FONDO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4">
            <text:p>3814</text:p>
          </table:table-cell>
          <table:table-cell office:value-type="string">
            <text:p>RELOJ PULSERA HOMBRE ANALOGICO DIGITAL - WATER RESIST - METAL C/FONDO AMARILLO Y LUZ NE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5">
            <text:p>3815</text:p>
          </table:table-cell>
          <table:table-cell office:value-type="string">
            <text:p>RELOJ PULSERA MUJER ANALOGICO "BIJOU CLASIC" REDONDO DE VESTIR - WATER RESIST - METAL C/FONDO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6">
            <text:p>3816</text:p>
          </table:table-cell>
          <table:table-cell office:value-type="string">
            <text:p>RELOJ PULSERA HOMBRE DIGITAL - WATER RESIST - CALENDARIO/ALARMA - METAL C/CORREA PULSERA NEGRA C/LU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7">
            <text:p>3817</text:p>
          </table:table-cell>
          <table:table-cell office:value-type="string">
            <text:p>RELOJ PULSERA MUJER ANALOGICO "BIJOU GRANDE" DE VESTIR - WATER RESIST - METAL C/FONDO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18">
            <text:p>3818</text:p>
          </table:table-cell>
          <table:table-cell office:value-type="string">
            <text:p>RELOJ PULSERA MUJER ANALOGICO "BIJOU GRANDE" DE VESTIR - WATER RESIST - METAL C/FONDO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3823">
            <text:p>3823</text:p>
          </table:table-cell>
          <table:table-cell office:value-type="string">
            <text:p>DEPILADORA "SILK-EPIL EVERSOFT DELUXE" SOFLIFT - 2 VELOCIDAD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24">
            <text:p>3824</text:p>
          </table:table-cell>
          <table:table-cell office:value-type="string">
            <text:p>HAMACA 2 NIÑOS - CAÑO 1½" Y PVC MULTICOL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25">
            <text:p>3825</text:p>
          </table:table-cell>
          <table:table-cell office:value-type="string">
            <text:p>HAMACA 4 NIÑOS - CAÑO 1½" Y PVC MULTICOL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26">
            <text:p>3826</text:p>
          </table:table-cell>
          <table:table-cell office:value-type="string">
            <text:p>CALESITA 6 NIÑOS - CAÑO Y PVC MULTICOL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27">
            <text:p>3827</text:p>
          </table:table-cell>
          <table:table-cell office:value-type="string">
            <text:p>SUBE Y BAJA 2 NIÑOS - CAÑO Y PVC MULTICOLOR - GIRATOR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28">
            <text:p>3828</text:p>
          </table:table-cell>
          <table:table-cell office:value-type="string">
            <text:p>FAX PANASONIC - CONTESTADORA DIGITAL - COMPACTO - GRABA HASTA 15 MINUTOS - CONT/AUTOMÁ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113">
            <text:p>4113</text:p>
          </table:table-cell>
          <table:table-cell office:value-type="string">
            <text:p>VENTILADOR DE TECHO METALICO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string">
            <text:p>VENTILADOR DE TECHO METALICO MARR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22">
            <text:p>4122</text:p>
          </table:table-cell>
          <table:table-cell office:value-type="string">
            <text:p>GRILL P/2 HAMBURGUESAS - 15 X 19 CM. "GEORGE FOREMAN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23">
            <text:p>4123</text:p>
          </table:table-cell>
          <table:table-cell office:value-type="string">
            <text:p>GRILL P/6 HAMBURGUESAS - 32 X 15 CM. DESMONTABLE P/LIMPIEZA "GEORGE FOREMAN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24">
            <text:p>4124</text:p>
          </table:table-cell>
          <table:table-cell office:value-type="string">
            <text:p>GRILL P/8 HAMBURGUESAS - 41.5 X 21.5 CM. ACERO INOX "GEORGE FOREMAN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31">
            <text:p>4131</text:p>
          </table:table-cell>
          <table:table-cell office:value-type="string">
            <text:p>PARLANTES MULTIMEDIA 5.1 CANALES 150W <text:s/>RMS (15WX5+75W)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143">
            <text:p>4143</text:p>
          </table:table-cell>
          <table:table-cell office:value-type="string">
            <text:p>SABANAS 1 Y ½ PLAZAS - LINEA PLA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14">
            <text:p>4214</text:p>
          </table:table-cell>
          <table:table-cell office:value-type="string">
            <text:p>COCINA 4 HORNALLAS "EMBAJADOR" ACERO INOXIDABLE - ENLOZADA - PORTAOLLAS DE HIERRO CINCADO - C/TEJUELAS REFRACTARIAS 600X630X90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string">
            <text:p>COCHE PARA BEBE LINEA DISNEY "WINNIE POOH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218">
            <text:p>4218</text:p>
          </table:table-cell>
          <table:table-cell office:value-type="string">
            <text:p>MECEDORA LINEA DISNEY "WINNIE POOH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226">
            <text:p>4226</text:p>
          </table:table-cell>
          <table:table-cell office:value-type="string">
            <text:p>RELOJ PULSERA HOMBRE/MUJER DIGITAL "DEPORTIVO" CRONOMETRO - ALARMA - C/LUZ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227">
            <text:p>4227</text:p>
          </table:table-cell>
          <table:table-cell office:value-type="string">
            <text:p>RELOJ PULSERA <text:s/>DIGITAL HOMBRE/MUJ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228">
            <text:p>4228</text:p>
          </table:table-cell>
          <table:table-cell office:value-type="string">
            <text:p>RELOJ PULSERA <text:s/>ANALOGICO HOMBRE/MUJ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229">
            <text:p>4229</text:p>
          </table:table-cell>
          <table:table-cell office:value-type="string">
            <text:p>RELOJ PULSERA <text:s/>DIGITAL HOMBRE/MUJ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230">
            <text:p>4230</text:p>
          </table:table-cell>
          <table:table-cell office:value-type="string">
            <text:p>FLETE DENTRO DE VIRASO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33">
            <text:p>4233</text:p>
          </table:table-cell>
          <table:table-cell office:value-type="string">
            <text:p>FLETE FUERA DE VIRASO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37">
            <text:p>4237</text:p>
          </table:table-cell>
          <table:table-cell office:value-type="string">
            <text:p>COCINA 4 HORNALLAS "EMBAJADOR" ACERO INOXIDABLE - C/TEJUELAS REFRACTARIAS 800X630X90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40">
            <text:p>4240</text:p>
          </table:table-cell>
          <table:table-cell office:value-type="string">
            <text:p>EXPRIMIDOR DE CITRICOS 1 LT. <text:s/>20W - C/PICO VERTEDOR Y GUARDAC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42">
            <text:p>4242</text:p>
          </table:table-cell>
          <table:table-cell office:value-type="string">
            <text:p>EXTRACTOR DE JUGOS "VITAJUG" (FRUTAS Y VEGETALES) 250W - 1 LITRO. - FILTRO DE ACERO INOX - 2 VEL + PULSA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95">
            <text:p>4295</text:p>
          </table:table-cell>
          <table:table-cell office:value-type="string">
            <text:p>HORNO ELECTRICO 44 LTS. DE EMPOTRAR - BLANCO - AUTOLIMPIA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96">
            <text:p>4296</text:p>
          </table:table-cell>
          <table:table-cell office:value-type="string">
            <text:p>BALANZA DE BAÑO "VIDRIO TEMPLADO" PESA HASTA 150 KG - 12 MEMORIAS - C/VISOR DE CRISTAL LIQUI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string">
            <text:p>BORDEADORA DE CESPED PROFESIONAL 350W C/BASE PROTECTO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99">
            <text:p>4299</text:p>
          </table:table-cell>
          <table:table-cell office:value-type="string">
            <text:p>BORDEADORA DE CESPED PROFESIONAL 400W C/BASE PROTECTO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00">
            <text:p>4300</text:p>
          </table:table-cell>
          <table:table-cell office:value-type="string">
            <text:p>BORDEADORA DE CESPED PROFESIONAL 500W C/BASE PROTECTORA Y RUEDAS (BM500W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01">
            <text:p>4301</text:p>
          </table:table-cell>
          <table:table-cell office:value-type="string">
            <text:p>BORDEADORA DE CESPED PROFESIONAL 600W C/BASE PROTECTORA Y GIRO (BM600W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02">
            <text:p>4302</text:p>
          </table:table-cell>
          <table:table-cell office:value-type="string">
            <text:p>TABLA DE PLANCHAR 970X250X360 PIE ANTIDESLIZABLE VERD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03">
            <text:p>4303</text:p>
          </table:table-cell>
          <table:table-cell office:value-type="string">
            <text:p>TABLA DE PLANCHAR 970X250X360 PIE ANTIDESLIZABLE NARANJ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09">
            <text:p>4309</text:p>
          </table:table-cell>
          <table:table-cell office:value-type="string">
            <text:p>VENTILADOR DE PIE 18" - PALA METALICA - 3 VEL. - ALT/REG.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10">
            <text:p>4310</text:p>
          </table:table-cell>
          <table:table-cell office:value-type="string">
            <text:p>VENTILADOR DE PIE 20" - PALA METALICA - ALT/REG.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11">
            <text:p>4311</text:p>
          </table:table-cell>
          <table:table-cell office:value-type="string">
            <text:p>VENTILADOR DE PIE 16" - PALA PLASTICA - 3 VEL. - ALT/REG.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70">
            <text:p>4270</text:p>
          </table:table-cell>
          <table:table-cell office:value-type="string">
            <text:p>FLETE DENTRO DE POSAD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71">
            <text:p>4271</text:p>
          </table:table-cell>
          <table:table-cell office:value-type="string">
            <text:p>CLIMATIZADOR PORTATIL 70W - 3 FUNCIONES (ENFRIA-PURIFICA-HUMIDIFICA EL AIRE) 3VEL - 10 LTS.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string">
            <text:p>PLANCHA P/CABELLO "MINI" ULTRA COMPACTA 17X2.4 CM - 200º <text:s/>NANO CERAMICA - VISOR LED - ESTUCH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79">
            <text:p>4279</text:p>
          </table:table-cell>
          <table:table-cell office:value-type="string">
            <text:p>SECADOR MODELADOR "TURBO IONIC" 1000W IONES - 2/VEL - C/ACCESORIOS (HB809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80">
            <text:p>4280</text:p>
          </table:table-cell>
          <table:table-cell office:value-type="string">
            <text:p>SECADOR DE CABELLO "ALFA 3000 CERAMIC ION" 2000W - 2/VEL - 3/TEMP - C/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81">
            <text:p>4281</text:p>
          </table:table-cell>
          <table:table-cell office:value-type="string">
            <text:p>SECADOR DE CABELLO "ALFA 3000 CERAMIC" 2000W - 2/VEL - 3/TEMP - 3/BOQUILLAS Y 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84">
            <text:p>4284</text:p>
          </table:table-cell>
          <table:table-cell office:value-type="string">
            <text:p>FLETE DENTRO DE CONCORD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86">
            <text:p>4286</text:p>
          </table:table-cell>
          <table:table-cell office:value-type="string">
            <text:p>BARREALFOMBRAS ELECTRICO 250W C/RUEDAS Y BOLSA RECOLECTO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87">
            <text:p>4287</text:p>
          </table:table-cell>
          <table:table-cell office:value-type="string">
            <text:p>PLANCHA SECA - 1000W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89">
            <text:p>4289</text:p>
          </table:table-cell>
          <table:table-cell office:value-type="string">
            <text:p>EXPRIMIDOR DE CITRICOS MANUAL "METALICO" BLAN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291">
            <text:p>4291</text:p>
          </table:table-cell>
          <table:table-cell office:value-type="string">
            <text:p>EXPRIMIDOR DE CITRICOS MANUAL "METALICO"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42">
            <text:p>4342</text:p>
          </table:table-cell>
          <table:table-cell office:value-type="string">
            <text:p>CUNA TRADICIONAL "DODY" - BLANCO - 72X90X133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43">
            <text:p>4343</text:p>
          </table:table-cell>
          <table:table-cell office:value-type="string">
            <text:p>CAMA 1 PLAZA "FIONA" CAOBA - LINEA EXPRESS 85X196X93 (560390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45">
            <text:p>4345</text:p>
          </table:table-cell>
          <table:table-cell office:value-type="string">
            <text:p>MESA DE LUZ 2 CAJONES "LINEA EXPRESS" CAOBA - 48X36X6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47">
            <text:p>4347</text:p>
          </table:table-cell>
          <table:table-cell office:value-type="string">
            <text:p>MESA DE AUDIO/TV/VIDEO CHOCOLATE - 90X50X71 (ART. 131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49">
            <text:p>4349</text:p>
          </table:table-cell>
          <table:table-cell office:value-type="string">
            <text:p>MESA DE PC CHOCOLATE - 101X45X121 (ART. 709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66">
            <text:p>4366</text:p>
          </table:table-cell>
          <table:table-cell office:value-type="string">
            <text:p>MODULAR IMPRESO ECO 116 CAOBA - 155X46X182 (COD. 80792/3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68">
            <text:p>4368</text:p>
          </table:table-cell>
          <table:table-cell office:value-type="string">
            <text:p>PLACARD 2 PUERTAS 2 CAJONES CAOBA (22CA) - 60X47X18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70">
            <text:p>4370</text:p>
          </table:table-cell>
          <table:table-cell office:value-type="string">
            <text:p>PLACARD 3 PUERTAS 2 CAJONES CAOBA (23CA) - 87X47X18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71">
            <text:p>4371</text:p>
          </table:table-cell>
          <table:table-cell office:value-type="string">
            <text:p>PLACARD 3 PUERTAS 2 CAJONES ROBLE (23RO) - 87X47X18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72">
            <text:p>4372</text:p>
          </table:table-cell>
          <table:table-cell office:value-type="string">
            <text:p>PLACARD 4 PUERTAS 2 CAJONES CAOBA (24CA) - 115X47X18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67">
            <text:p>4467</text:p>
          </table:table-cell>
          <table:table-cell office:value-type="string">
            <text:p>MICROCOMPONENTE 1CD/MP3 - 3W RMS - RADIO AM/FM - DISPLAY LCD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71">
            <text:p>4471</text:p>
          </table:table-cell>
          <table:table-cell office:value-type="string">
            <text:p>MAQUINA DE COSER ELECTRICA - 32 FUNCIONES / 26 DISEÑOS DE PUNTADAS - ENHEBRADOR AUTOMA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73">
            <text:p>4473</text:p>
          </table:table-cell>
          <table:table-cell office:value-type="string">
            <text:p>CAMARA WE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375">
            <text:p>4375</text:p>
          </table:table-cell>
          <table:table-cell office:value-type="string">
            <text:p>CAMA 2 PLAZAS "LAZARO" NIVEL 1 - CAOB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76">
            <text:p>4376</text:p>
          </table:table-cell>
          <table:table-cell office:value-type="string">
            <text:p>MESA DE LUZ "NIVEL 1" C/BANDEJA DESAYUNADOR - CAOBA - 48X36X6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78">
            <text:p>4378</text:p>
          </table:table-cell>
          <table:table-cell office:value-type="string">
            <text:p>CAMA 1 PLAZA "LINEA EXPRESS" C/REPISA - CAOBA - 87X196X104(56045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81">
            <text:p>4381</text:p>
          </table:table-cell>
          <table:table-cell office:value-type="string">
            <text:p>COMODA "NIVEL 1" CAOBA - 105X42X8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382">
            <text:p>4382</text:p>
          </table:table-cell>
          <table:table-cell office:value-type="string">
            <text:p>COMODA "NIVEL 1" ROBLE - 105X42X85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04">
            <text:p>4404</text:p>
          </table:table-cell>
          <table:table-cell office:value-type="string">
            <text:p>NEBULIZADOR COMPRESOR A PISTON C/ACCESORI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05">
            <text:p>4405</text:p>
          </table:table-cell>
          <table:table-cell office:value-type="string">
            <text:p>BALANZA DE BAÑO PESA HASTA 150KG - DISPLAY DE LCD - MIDE GRASA Y AGUA - DISEÑO ULTRA DELGADO - VIDRIO TRANSP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06">
            <text:p>4406</text:p>
          </table:table-cell>
          <table:table-cell office:value-type="string">
            <text:p>PLANCHA P/CABELLO CERAMIC C/TURMALINA VISOR LE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07">
            <text:p>4407</text:p>
          </table:table-cell>
          <table:table-cell office:value-type="string">
            <text:p>MODULAR IMPRESO ECO 116 CHOCOLATE - 155X46X182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09">
            <text:p>4409</text:p>
          </table:table-cell>
          <table:table-cell office:value-type="string">
            <text:p>CAMA 1 PLAZA "LINEA EXPRESS" C/REPISA - ROBLE - 87X196X104(560460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10">
            <text:p>4410</text:p>
          </table:table-cell>
          <table:table-cell office:value-type="string">
            <text:p>MESA DE PC CAOBA - 101X45X121 (ART. 709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13">
            <text:p>4413</text:p>
          </table:table-cell>
          <table:table-cell office:value-type="string">
            <text:p>BACHA MESADA DE ACERO INOXIDABLE 120X60X84(10099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18">
            <text:p>4418</text:p>
          </table:table-cell>
          <table:table-cell office:value-type="string">
            <text:p>HORNO INDUSTRIAL A GAS "EMBAJADOR" ENLOZADO C/PISO TEJUELA REFRACTARIA - ACERO INOX (COCCIÓN ENVOLVENTE) C/BASE Y SOPOR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PRUEVA1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44">
            <text:p>4644</text:p>
          </table:table-cell>
          <table:table-cell office:value-type="string">
            <text:p>CALEFACTOR A GAS DE TIRO BALANCEADO COLOR TIZA - 3.000 KCAL/H. HORIZONTAL - TERMOSTATO</text:p>
          </table:table-cell>
          <table:table-cell office:value-type="string">
            <text:p>E3b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45">
            <text:p>4645</text:p>
          </table:table-cell>
          <table:table-cell office:value-type="string">
            <text:p>CALEFACTOR A GAS DE TIRO BALANCEADO COLOR TIZA - 5.000 KCAL/H. HORIZONT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57">
            <text:p>4657</text:p>
          </table:table-cell>
          <table:table-cell office:value-type="string">
            <text:p>SECADOR DE CABELLO 2000W <text:s/>- SATIN IONS - 2 VEL - PICO Y EXPANDIDOR -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660">
            <text:p>4660</text:p>
          </table:table-cell>
          <table:table-cell office:value-type="string">
            <text:p>PARLANTES MULTIMEDIA 5.1 - POTENCIA 70W RMS - X-BASS - C.R. FUL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62">
            <text:p>4662</text:p>
          </table:table-cell>
          <table:table-cell office:value-type="string">
            <text:p>TELEFONO INALAMBRICO C/DISPLAY AZUL - MEM PARA 200 NUM - TONOS POLIFONICO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663">
            <text:p>4663</text:p>
          </table:table-cell>
          <table:table-cell office:value-type="string">
            <text:p>HORNO ELECTRICO 43 LTS. C/GRILL 1800W - CONVECCI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3830">
            <text:p>3830</text:p>
          </table:table-cell>
          <table:table-cell office:value-type="string">
            <text:p>FAX PANASONIC - CONTESTADORA DIGITAL - COMPACTO - GRABA HASTA 15 MINUTOS - CONT/AUTOMÁ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619">
            <text:p>4619</text:p>
          </table:table-cell>
          <table:table-cell office:value-type="string">
            <text:p>CALZADO COLEGI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20">
            <text:p>4620</text:p>
          </table:table-cell>
          <table:table-cell office:value-type="string">
            <text:p>CALZADO DAM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21">
            <text:p>4621</text:p>
          </table:table-cell>
          <table:table-cell office:value-type="string">
            <text:p>CALZADO NIÑ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22">
            <text:p>4622</text:p>
          </table:table-cell>
          <table:table-cell office:value-type="string">
            <text:p>CALZADO UNISEX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29">
            <text:p>4629</text:p>
          </table:table-cell>
          <table:table-cell office:value-type="string">
            <text:p>RACK C/ ESTANTE Y PUERTA P/TV - TABA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630">
            <text:p>4630</text:p>
          </table:table-cell>
          <table:table-cell office:value-type="string">
            <text:p>MONITOR 19" LCD 1440x900 WIDESCREEN - TIEMPO DE RESPUESTA 2M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string">
            <text:p>MESA DE LUZ "HAVANA" IMBUIA/MAPLE - 510X448X378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string">
            <text:p>JUEGO TOALLA Y TOALLON (F.50) BORDADO 440G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584">
            <text:p>4584</text:p>
          </table:table-cell>
          <table:table-cell office:value-type="string">
            <text:p>JUEGO TOALLA Y TOALLON (F.61) BLGV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589">
            <text:p>4589</text:p>
          </table:table-cell>
          <table:table-cell office:value-type="string">
            <text:p>BAJO MESADA 3 CAJONES 2 PUERTAS BLANCA - 120X60X84(10069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599">
            <text:p>4599</text:p>
          </table:table-cell>
          <table:table-cell office:value-type="string">
            <text:p>PLANCHA P/CABELLO <text:s/>NANOCERAMICA Y JADE - PLACAS LARGAS - ULTRA SLI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00">
            <text:p>4600</text:p>
          </table:table-cell>
          <table:table-cell office:value-type="string">
            <text:p>SECADOR DE CABELLO 2000W "ROBERTO GIORDANO" JADE ION - 2 VELOCIDADES - ARO P/COLG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01">
            <text:p>4601</text:p>
          </table:table-cell>
          <table:table-cell office:value-type="string">
            <text:p>SECADOR DE CABELLO K11 - 2200W "ROBERTO GIORDANO" TECNOLOGIA IONOCA - 8 POSIBILIDADES DETEMP - C/DIFUS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15">
            <text:p>4615</text:p>
          </table:table-cell>
          <table:table-cell office:value-type="string">
            <text:p>EXTRACTOR DE JUGOS (FRUTAS Y VEGETALES) 600W - 1 LITRO. - FILTRO MICRO MALLA - 2 VEL - CUCHILLA DE ACERO EXTRAIBLE - C/JARRA D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16">
            <text:p>4616</text:p>
          </table:table-cell>
          <table:table-cell office:value-type="string">
            <text:p>CALZADO BEB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17">
            <text:p>4617</text:p>
          </table:table-cell>
          <table:table-cell office:value-type="string">
            <text:p>CALZADO CABALLE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90">
            <text:p>4690</text:p>
          </table:table-cell>
          <table:table-cell office:value-type="string">
            <text:p>CAFETERA 1.25 LTS. 800W AMARILLA - SISTEMA <text:s/>ANTI DERRAME - <text:s/>INDICADOR DE AGU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91">
            <text:p>4691</text:p>
          </table:table-cell>
          <table:table-cell office:value-type="string">
            <text:p>PAVA ELECTRICA 1.7 LTS. 2500W - 2 NIVELES DE POTENCIA - APAGADO AUT - IND/NIVEL DE AGUA - FILTRO LAV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667">
            <text:p>4667</text:p>
          </table:table-cell>
          <table:table-cell office:value-type="string">
            <text:p>REPRODUCTOR DE MP3 - 512MB - DISPLAY LCD - ALTAVOCES INTEGRADOS - MEM EX.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668">
            <text:p>4668</text:p>
          </table:table-cell>
          <table:table-cell office:value-type="string">
            <text:p>CALEFACTOR ELECTRICO C/PIEDRA DECORATIVA COLOR TRAVERTINO - 500W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669">
            <text:p>4669</text:p>
          </table:table-cell>
          <table:table-cell office:value-type="string">
            <text:p>CALEFACTOR ELECTRICO C/PIEDRA DECORATIVA COLOR TRAVERTINO - 1000W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670">
            <text:p>4670</text:p>
          </table:table-cell>
          <table:table-cell office:value-type="string">
            <text:p>CALEFACTOR ELECTRICO TOALLERO C/PIEDRA DECORATIVA COLOR TRAVERTINO - 500W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671">
            <text:p>4671</text:p>
          </table:table-cell>
          <table:table-cell office:value-type="string">
            <text:p>CALEFACTOR ELECTRICO TOALLERO C/PIEDRA DECORATIVA COLOR TRAVERTINO - 1000W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706">
            <text:p>4706</text:p>
          </table:table-cell>
          <table:table-cell office:value-type="string">
            <text:p>MESA DE AUDIO/TV/VIDEO "IBIZA" CAOBA - HASTA 21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string">
            <text:p>MESA DE AUDIO/TV/VIDEO RACK "IBIZA" CAOBA - (TV HASTA 34") ARMAD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10">
            <text:p>4710</text:p>
          </table:table-cell>
          <table:table-cell office:value-type="string">
            <text:p>CENTRO DE PLANCHADO HAYA - 1 PUERTA C/RUEDAS (ARMADO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13">
            <text:p>4713</text:p>
          </table:table-cell>
          <table:table-cell office:value-type="string">
            <text:p>MESA DE PC C/ESTANTE CORREDIZO - CED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28">
            <text:p>4728</text:p>
          </table:table-cell>
          <table:table-cell office:value-type="string">
            <text:p>CORTADOR DE BARBA Y BIGOTE C/ACCESORIOS - A PI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30">
            <text:p>4730</text:p>
          </table:table-cell>
          <table:table-cell office:value-type="string">
            <text:p>PARLANTES MULTIMEDIA 5.1- <text:s/>Modelo:HCS5640 - POTENCIA 70W RMS - ENTRADA USB Y SD - SALIDA AURICULARY ENTRADA AUX - RADIO FM - C.R. FUL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35">
            <text:p>4735</text:p>
          </table:table-cell>
          <table:table-cell office:value-type="string">
            <text:p>PILAS AA (BLISTER X4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37">
            <text:p>4737</text:p>
          </table:table-cell>
          <table:table-cell office:value-type="string">
            <text:p>PARLANTES MULTIMEDIA PORTABLES 2.0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38">
            <text:p>4738</text:p>
          </table:table-cell>
          <table:table-cell office:value-type="string">
            <text:p>CAMARA WEB 1.3 MP C/MICROFON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59">
            <text:p>4759</text:p>
          </table:table-cell>
          <table:table-cell office:value-type="string">
            <text:p>AURICULAR 3.5 M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60">
            <text:p>4760</text:p>
          </table:table-cell>
          <table:table-cell office:value-type="string">
            <text:p>AURICULAR 3.5 MM - C/TURBO BAS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string">
            <text:p>AURICULAR 3.5 MM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63">
            <text:p>4763</text:p>
          </table:table-cell>
          <table:table-cell office:value-type="string">
            <text:p>AURICULAR 3.5 MM - BUBBL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64">
            <text:p>4764</text:p>
          </table:table-cell>
          <table:table-cell office:value-type="string">
            <text:p>AURICULAR 3.5 MM - BUBBL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65">
            <text:p>4765</text:p>
          </table:table-cell>
          <table:table-cell office:value-type="string">
            <text:p>AURICULAR 3.5 MM - BUBBL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67">
            <text:p>4767</text:p>
          </table:table-cell>
          <table:table-cell office:value-type="string">
            <text:p>AURICULAR 3.5 MM - C/CONTROL DE VOLUMEN Y ADAPTADOR DE 6.3M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69">
            <text:p>4769</text:p>
          </table:table-cell>
          <table:table-cell office:value-type="string">
            <text:p>CORTADOR DE VELLO NARIZ - CEJAS - OIDO - C/CUCHILLAS DE TITANI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81">
            <text:p>4781</text:p>
          </table:table-cell>
          <table:table-cell office:value-type="string">
            <text:p>LINTERNA "EVERYDAY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782">
            <text:p>4782</text:p>
          </table:table-cell>
          <table:table-cell office:value-type="string">
            <text:p>RADIO PORTATIL AM/F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784">
            <text:p>4784</text:p>
          </table:table-cell>
          <table:table-cell office:value-type="string">
            <text:p>RADIO PORTATIL AM/F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786">
            <text:p>4786</text:p>
          </table:table-cell>
          <table:table-cell office:value-type="string">
            <text:p>MICROCOMPONENTE 1 CD/MP3 - AM/FM - CASSETTE - PUERTO USB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4788">
            <text:p>4788</text:p>
          </table:table-cell>
          <table:table-cell office:value-type="string">
            <text:p>RADIO PORTATIL DUAL AM/FM <text:s/>- SALIDA P/AURICULA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90">
            <text:p>4790</text:p>
          </table:table-cell>
          <table:table-cell office:value-type="string">
            <text:p>MICROCOMPONENTE 1CD/MP3 - AM/FM - 400W PMPO - PUERTO USB - LECTOR TARJETA SD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4791">
            <text:p>4791</text:p>
          </table:table-cell>
          <table:table-cell office:value-type="string">
            <text:p>MICROCOMPONENTE 1CD/MP3 - AM/FM - 400W PMPO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string">
            <text:p>CELULAR "TOUCH" N721 3G HSDPA C/CAMARA DIGITAL 3.2MP - P. TACTIL 2.8" - MP3 Y FM - BLUETOOTH - WI FI Y GPS - ANDROID 2.2 - LINEA PERSONAL C/TARJET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23">
            <text:p>6523</text:p>
          </table:table-cell>
          <table:table-cell office:value-type="string">
            <text:p>CAMARA WEB 2.0 MP - ALTA DEFINICION - AUTOENFOQU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27">
            <text:p>6527</text:p>
          </table:table-cell>
          <table:table-cell office:value-type="string">
            <text:p>MOUSE OPTICO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SECADOR DE CABELLO 800W - 2 VELOCIDADES - 2VOLT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SECADOR DE CABELLO 1200W - 2VELOCIDADES - <text:s/>2 VOLT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73">
            <text:p>6573</text:p>
          </table:table-cell>
          <table:table-cell office:value-type="string">
            <text:p>MICROCOMPONENTE 1CD/MP3 - 200W PMPO - PUERTO USB - LECTOR TARJETA SD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80">
            <text:p>6580</text:p>
          </table:table-cell>
          <table:table-cell office:value-type="string">
            <text:p>JUEGO DE COMEDOR "DAKAR" MESA DE CAÑO 3" 1.50x0.80 TAPA MELAMINA C/BORDE PVC + 6 SILL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81">
            <text:p>6581</text:p>
          </table:table-cell>
          <table:table-cell office:value-type="string">
            <text:p>SILLON PLEGABLE C/MONOFILAMENTO NIÑO - APOYABRAZOS DE MADER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82">
            <text:p>6582</text:p>
          </table:table-cell>
          <table:table-cell office:value-type="string">
            <text:p>MICROCOMPONENTE 1CD/MP3 - 10W RMS - RADIO AM/FM - PUERTO USB - GRABA MP3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83">
            <text:p>6583</text:p>
          </table:table-cell>
          <table:table-cell office:value-type="string">
            <text:p>TV LED 32" ALTA RESOLUCION 1920X1080 FULL HD 1080p - HDMI x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84">
            <text:p>6584</text:p>
          </table:table-cell>
          <table:table-cell office:value-type="string">
            <text:p>TV LED 19" ALTA RESOLUCION HD - HDMI - PUERTO USB 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85">
            <text:p>6585</text:p>
          </table:table-cell>
          <table:table-cell office:value-type="string">
            <text:p>MONITOR 19" LED 1360x768 WIDESCREEN - ULTRASLI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OCHILA CON RESPALDO Y CINTAS REGULABL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07">
            <text:p>6507</text:p>
          </table:table-cell>
          <table:table-cell office:value-type="string">
            <text:p>MICROCOMPONENTE 1CD/MP3 - 500W PMPO - PUERTO USB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10">
            <text:p>6510</text:p>
          </table:table-cell>
          <table:table-cell office:value-type="string">
            <text:p>TERMOMETRO DE OIDO ET100C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11">
            <text:p>6511</text:p>
          </table:table-cell>
          <table:table-cell office:value-type="string">
            <text:p>COMBO PLANCHA P/CABELLO "LINEA TITANIUM" IHT TITANIUM + BAG SE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12">
            <text:p>6512</text:p>
          </table:table-cell>
          <table:table-cell office:value-type="string">
            <text:p>TV LCD 32" ALTA RESOLUCION 1920X1080 FULL HD - HDMI x 4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13">
            <text:p>6513</text:p>
          </table:table-cell>
          <table:table-cell office:value-type="string">
            <text:p>DVD REPRODUCTOR + AUDIO 2.1 - DIVX - FM - PUERTO USB - PARLANTES SATELITALES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14">
            <text:p>6514</text:p>
          </table:table-cell>
          <table:table-cell office:value-type="string">
            <text:p>DVD REPRODUCTOR + AUDIO 2.1 - HDMI (incluye cable) - DIVX - FM - PUERTO USB - PARLANTES SATELITALES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16">
            <text:p>6516</text:p>
          </table:table-cell>
          <table:table-cell office:value-type="string">
            <text:p>ESTABILIZADOR DE TENSION "PRYMO 1000" - PROTECCION P/INTERNE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33">
            <text:p>6533</text:p>
          </table:table-cell>
          <table:table-cell office:value-type="string">
            <text:p>TECLADO + MOUSE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34">
            <text:p>6534</text:p>
          </table:table-cell>
          <table:table-cell office:value-type="string">
            <text:p>TECLADO MULTIMEDIA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35">
            <text:p>6535</text:p>
          </table:table-cell>
          <table:table-cell office:value-type="string">
            <text:p>TECLADO MULTIMEDIA - PUERTO USB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36">
            <text:p>6536</text:p>
          </table:table-cell>
          <table:table-cell office:value-type="string">
            <text:p>PARLANTES MULTIMEDIA 2.1 - POTENCIA 12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37">
            <text:p>6537</text:p>
          </table:table-cell>
          <table:table-cell office:value-type="string">
            <text:p>PARLANTES MULTIMEDIA 2.1 - POTENCIA 1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43">
            <text:p>6543</text:p>
          </table:table-cell>
          <table:table-cell office:value-type="string">
            <text:p>COMBO NAVIDEÑ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44">
            <text:p>6544</text:p>
          </table:table-cell>
          <table:table-cell office:value-type="string">
            <text:p>PILETA LONA N°2 ESTAMPADA 2.00x1.40x0.50 MTS. (1400 LTS.) - 6 PAT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45">
            <text:p>6545</text:p>
          </table:table-cell>
          <table:table-cell office:value-type="string">
            <text:p>PILETA LONA N°3 ESTAMPADA 2.50x1.60x0.60 MTS. (2400 LTS.) - 10 PAT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46">
            <text:p>6546</text:p>
          </table:table-cell>
          <table:table-cell office:value-type="string">
            <text:p>PILETA LONA N°4 ESTAMPADA 3.00x1.70x0.70 MTS. (3600 LTS.) - 12 PATA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50">
            <text:p>6550</text:p>
          </table:table-cell>
          <table:table-cell office:value-type="string">
            <text:p>LAVARROPAS C/SUPERIOR 6 KGS. 1000 RPM - 18 PROGRAMAS - FUZZY LOGIC - START DELAY - LAVADO RAPIDO - PLANCHA FACIL - ANTI ALERGI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53">
            <text:p>6553</text:p>
          </table:table-cell>
          <table:table-cell office:value-type="string">
            <text:p>SECARROPAS CENTRIFUGO 5.2 KG -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54">
            <text:p>6554</text:p>
          </table:table-cell>
          <table:table-cell office:value-type="string">
            <text:p>AUTOESTEREO CD/MP3 50W x 4 - FRENTE DESMONTABLE - PUERTO USB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55">
            <text:p>6555</text:p>
          </table:table-cell>
          <table:table-cell office:value-type="string">
            <text:p>PLANCHA P/CABELLO "CREATIVITY" GLOSS TITANIUM CERAMIC - MULTISTYLE CREA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57">
            <text:p>6557</text:p>
          </table:table-cell>
          <table:table-cell office:value-type="string">
            <text:p>PLANCHA P/CABELLO "CREATIVITY" GLOSS TITANIUM CERAMIC - MULTISTYLE CREAT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58">
            <text:p>6558</text:p>
          </table:table-cell>
          <table:table-cell office:value-type="string">
            <text:p>RIZADOR DE CABELLO GLOSS TITANIUM CERAMIC - MULTICUR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59">
            <text:p>6559</text:p>
          </table:table-cell>
          <table:table-cell office:value-type="string">
            <text:p>MICROCOMPONENTE 1CD/MP3 - 5W X 2 RMS - AM/FM - PUERTO USB - <text:s/>C. 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60">
            <text:p>6560</text:p>
          </table:table-cell>
          <table:table-cell office:value-type="string">
            <text:p>MICROCOMPONENTE 1CD/MP3 - 500W PMPO - PUERTO USB - SLOT SD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62">
            <text:p>6562</text:p>
          </table:table-cell>
          <table:table-cell office:value-type="string">
            <text:p>MICROCOMPONENTE 1CD/MP3 - 500W PMPO - PUERTO USB - APTO P/IPOD &amp; IPHONE (FUNCION CARGA)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63">
            <text:p>6563</text:p>
          </table:table-cell>
          <table:table-cell office:value-type="string">
            <text:p>MICROCOMPONENTE 1CD/MP3 - 60W RMS - PUERTO USB - SLOT P/SD - C.R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564">
            <text:p>6564</text:p>
          </table:table-cell>
          <table:table-cell office:value-type="string">
            <text:p>RADIO PORTATIL DUAL AM/FM - STEREO DIGITAL - DISPLAY LCD - ALARMA Y RELOJ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812">
            <text:p>6812</text:p>
          </table:table-cell>
          <table:table-cell office:value-type="string">
            <text:p>Viaje A Salta (Hdble)</text:p>
          </table:table-cell>
          <table:table-cell office:value-type="string">
            <text:p>3 Noches (Salida 23-11)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813">
            <text:p>6813</text:p>
          </table:table-cell>
          <table:table-cell office:value-type="string">
            <text:p>Viaje A Salta (Htrple)</text:p>
          </table:table-cell>
          <table:table-cell office:value-type="string">
            <text:p>3 Noches (Salida 23-11)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814">
            <text:p>6814</text:p>
          </table:table-cell>
          <table:table-cell office:value-type="string">
            <text:p>Viaje A Salta (H Cuadrpule)</text:p>
          </table:table-cell>
          <table:table-cell office:value-type="string">
            <text:p>3 Noches (Salida 23-11)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SECADOR DE CABELLO 1200W - 2 VELOCIDADE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TOSTADORA "TOSTATUTTO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TIJERA P. ROJO HOBBY M664-14 C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CAJA DE PESCA 1 BANDEJA - MOD.350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PLANCHA P/CABELLO CERAMIC JADE ION VISOR LCD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CAJA DE PESCA 3 BANDEJAS - MOD.430R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CAJA DE PESCA 2 BANDEJAS - MOD.460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PORTA CARNAD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TOSTADORA "PANETTE" C/SOPORTE METALICO - 8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TENSIOMETRO ANEROID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COLCHON 0.80X1.90X0.22 "PALACE" (RESORTES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SOMMIER 0.80X1.90 "PALACE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SOMMIER 1.40X1.90 "LUXOR"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COLCHON 0.80X1.90 "SILVER" (RESORTES)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SOMMIER 0.80X1.90 "SILVER"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SOMMIER 1.40X1.90 "PALACE"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COLCHON 1.40X1.90 "SILVER" (RESORTES)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SOMMIER 1.40X1.90 "SILVER"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67">
            <text:p>767</text:p>
          </table:table-cell>
          <table:table-cell office:value-type="string">
            <text:p>COLCHON INFANTIL 120X60X8 - TELA DE ALGODON POLIESTER UNA CARA DE PLAVINIL IMPERMEABL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COLCHON 1.40X1.90 "LUXOR" C/PILLOW (RESORTES) - JACKARD</text:p>
          </table:table-cell>
          <table:table-cell office:value-type="string">
            <text:p>OFERT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PRUEBA DE CELULAR</text:p>
          </table:table-cell>
          <table:table-cell office:value-type="string">
            <text:p>GARANTIA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57">
            <text:p>857</text:p>
          </table:table-cell>
          <table:table-cell office:value-type="string">
            <text:p>PRUEBA DE SISTEMAS ARTICULO XXX CON MUCHOS CARACT WWW CON BBBBB Y DEMAS COSAS DE LA VIDA QUE NO SON TOMADAS EN CUENTA AL TENER UN</text:p>
          </table:table-cell>
          <table:table-cell office:value-type="string">
            <text:p>dddddddddd</text:p>
          </table:table-cell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ALMOHADILLA UNIVERS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AEROCAMARA C/MASCARA ADUL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AEROCAMARA C/MASCARA INFANTI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CORTADOR DE VELLO FACIAL - LAVABLE - CORTE LINEA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SECADOR DE CABELLO 1400W DE VIAJE (MANGO PLEGABLE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SECADOR DE CABELLO 1600W COMPACT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98">
            <text:p>898</text:p>
          </table:table-cell>
          <table:table-cell office:value-type="string">
            <text:p>SECADOR DE CABELLO 1600W 2X "PROTECTION"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RRILLA ELECTRICA - CONTROL DE TEMPERATURA VARIABLE - SUPERFICIE ANTI-ADHERENT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RIZADOR DE CABELLO 19MM 2X "PROTECTION" (CERAMIC/TEFLON) C/REG. TEMP.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JUNTA PELUSA - FUZZ AWAY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DEPILADORA BIKINI TRIMME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CAÑA "ATLANTIS" 2.10 MTS. - BOA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CAFETERA "SPRETTO" C/FILTRO PERMANENTE - 18 POCILLOS - 1000W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CARPA P/6 PERSONAS "HI CAMPER XR 6" M.11961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COLCHON 0.80X1.90X0.20 "REAL" ESPUMA 24 KG. - MATELASSE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RADIO PORTATIL AM/FM POCKE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44">
            <text:p>944</text:p>
          </table:table-cell>
          <table:table-cell office:value-type="string">
            <text:p>COLCHON INFLABLE CAMPING MIRAGE SINGLE 79X189X21CM <text:s/>- C/INFLADOR INCORPORADO M.8553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45">
            <text:p>945</text:p>
          </table:table-cell>
          <table:table-cell office:value-type="string">
            <text:p>COLCHON INFLABLE CAMPING MIRAGE DOBLE 139X188X21CM - C/INFLADOR INCORPORADO M.8554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53">
            <text:p>953</text:p>
          </table:table-cell>
          <table:table-cell office:value-type="string">
            <text:p>SECADOR DE CABELLO 1600W "MODELLE" NEGR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RIZADOR DE CABELLO "LINEA CERAMICA" 33MM C/REGULADOR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35">
            <text:p>835</text:p>
          </table:table-cell>
          <table:table-cell office:value-type="string">
            <text:p>CAMISA MANGA CORTA VARON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BRUJULA H5-1 M.SILBATO NAU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LLAVERO AMULLET LIGTH (LINTERNA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LLAVERO CORTAPLUMAS AMULLET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CORTAPLUMAS SIGNUM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SECADOR DE CABELLO P/PARED 1200W C/DIFUSOR (HC 125 G)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58">
            <text:p>958</text:p>
          </table:table-cell>
          <table:table-cell office:value-type="string">
            <text:p>SECADOR DE CABELLO 1800W "DANDY" AZUL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959">
            <text:p>959</text:p>
          </table:table-cell>
          <table:table-cell office:value-type="string">
            <text:p>TURBO VENTILADOR 17" OSCILANTE REJILLA - PALA PLASTICA C/IONIZADOR - BLANCA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INFLADOR 12 VOLT. AUTOMATICO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/>
        </table:table-row>
        <table:table-row table:style-name="ro2">
          <table:table-cell office:value-type="float" office:value="992">
            <text:p>992</text:p>
          </table:table-cell>
          <table:table-cell office:value-type="string">
            <text:p>CUBRE PILETA Nº 3 - 2.50 X 1.60 MTS</text:p>
          </table:table-cell>
          <table:table-cell/>
          <table:table-cell table:number-columns-repeated="3" office:value-type="string">
            <text:p>S/A</text:p>
          </table:table-cell>
          <table:table-cell table:number-columns-repeated="3" office:value-type="string">
            <text:p>SIN ASIGNACION</text:p>
          </table:table-cell>
          <table:table-cell table:style-name="Default"/>
        </table:table-row>
      </table:table>
      <table:table table:name="Hoja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19:13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01T19:12:08.62</meta:creation-date>
    <dc:date>2012-10-01T19:13:34.12</dc:date>
    <meta:editing-duration>PT00H01M25S</meta:editing-duration>
    <meta:editing-cycles>1</meta:editing-cycles>
    <meta:document-statistic meta:table-count="3" meta:cell-count="13693" meta:object-count="0"/>
    <meta:generator>OpenOffice.org/3.1$Win32 OpenOffice.org_project/310m11$Build-9399</meta:generator>
  </office:meta>
</office:document-meta>
</file>